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69.14pt"/>
    </style:style>
    <style:style style:name="co6" style:family="table-column">
      <style:table-column-properties fo:break-before="auto" style:column-width="69.9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58.45pt"/>
    </style:style>
    <style:style style:name="co9" style:family="table-column">
      <style:table-column-properties fo:break-before="auto" style:column-width="53.8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69.9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49.4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53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ft_back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left_back_wheel_stats.A2:left_back_wheel_stats.A153 left_back_wheel_stats.D1:left_back_wheel_stats.D1 left_back_wheel_stats.D2:left_back_wheel_stats.D153 left_back_wheel_stats.E1:left_back_wheel_stats.E1 left_back_wheel_stats.E2:left_back_wheel_stats.E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left_back_wheel_stats.A2:left_back_wheel_stats.A153 left_back_wheel_stats.G1:left_back_wheel_stats.G1 left_back_wheel_stats.G2:left_back_wheel_stats.G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29" calcext:value-type="float">
            <text:p>0.1002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32" calcext:value-type="float">
            <text:p>0.10003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0" calcext:value-type="float">
            <text:p>0</text:p>
          </table:table-cell>
          <table:table-cell office:value-type="float" office:value="-3.858462" calcext:value-type="float">
            <text:p>-3.858462</text:p>
          </table:table-cell>
          <table:table-cell office:value-type="float" office:value="-0.610663" calcext:value-type="float">
            <text:p>-0.61066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75788" calcext:value-type="float">
            <text:p>-0.175788</text:p>
          </table:table-cell>
          <table:table-cell office:value-type="float" office:value="-0.174982" calcext:value-type="float">
            <text:p>-0.174982</text:p>
          </table:table-cell>
          <table:table-cell office:value-type="float" office:value="-2.104616" calcext:value-type="float">
            <text:p>-2.104616</text:p>
          </table:table-cell>
          <table:table-cell office:value-type="float" office:value="-0.175788" calcext:value-type="float">
            <text:p>-0.175788</text:p>
          </table:table-cell>
          <table:table-cell office:value-type="float" office:value="0.10023" calcext:value-type="float">
            <text:p>0.1002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8179" calcext:value-type="float">
            <text:p>-0.508179</text:p>
          </table:table-cell>
          <table:table-cell office:value-type="float" office:value="-3.247563" calcext:value-type="float">
            <text:p>-3.247563</text:p>
          </table:table-cell>
          <table:table-cell office:value-type="float" office:value="-0.522042" calcext:value-type="float">
            <text:p>-0.522042</text:p>
          </table:table-cell>
          <table:table-cell office:value-type="float" office:value="-1.245667" calcext:value-type="float">
            <text:p>-1.245667</text:p>
          </table:table-cell>
          <table:table-cell office:value-type="float" office:value="-0.299301" calcext:value-type="float">
            <text:p>-0.299301</text:p>
          </table:table-cell>
          <table:table-cell office:value-type="float" office:value="0.051251" calcext:value-type="float">
            <text:p>0.051251</text:p>
          </table:table-cell>
          <table:table-cell office:value-type="float" office:value="-1.493717" calcext:value-type="float">
            <text:p>-1.493717</text:p>
          </table:table-cell>
          <table:table-cell office:value-type="float" office:value="-0.123513" calcext:value-type="float">
            <text:p>-0.123513</text:p>
          </table:table-cell>
          <table:table-cell office:value-type="float" office:value="0.099154" calcext:value-type="float">
            <text:p>0.09915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585886" calcext:value-type="float">
            <text:p>-2.585886</text:p>
          </table:table-cell>
          <table:table-cell office:value-type="float" office:value="-0.932557" calcext:value-type="float">
            <text:p>-0.932557</text:p>
          </table:table-cell>
          <table:table-cell office:value-type="float" office:value="-0.186214" calcext:value-type="float">
            <text:p>-0.186214</text:p>
          </table:table-cell>
          <table:table-cell office:value-type="float" office:value="0.83204" calcext:value-type="float">
            <text:p>0.83204</text:p>
          </table:table-cell>
          <table:table-cell office:value-type="float" office:value="-0.214422" calcext:value-type="float">
            <text:p>-0.214422</text:p>
          </table:table-cell>
          <table:table-cell office:value-type="float" office:value="0.203671" calcext:value-type="float">
            <text:p>0.203671</text:p>
          </table:table-cell>
          <table:table-cell office:value-type="float" office:value="0.821289" calcext:value-type="float">
            <text:p>0.821289</text:p>
          </table:table-cell>
          <table:table-cell office:value-type="float" office:value="0.084879" calcext:value-type="float">
            <text:p>0.084879</text:p>
          </table:table-cell>
          <table:table-cell office:value-type="float" office:value="0.102013" calcext:value-type="float">
            <text:p>0.10201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32084" calcext:value-type="float">
            <text:p>-1.632084</text:p>
          </table:table-cell>
          <table:table-cell office:value-type="float" office:value="-2.198201" calcext:value-type="float">
            <text:p>-2.198201</text:p>
          </table:table-cell>
          <table:table-cell office:value-type="float" office:value="-0.369815" calcext:value-type="float">
            <text:p>-0.369815</text:p>
          </table:table-cell>
          <table:table-cell office:value-type="float" office:value="-0.121762" calcext:value-type="float">
            <text:p>-0.121762</text:p>
          </table:table-cell>
          <table:table-cell office:value-type="float" office:value="-0.226509" calcext:value-type="float">
            <text:p>-0.226509</text:p>
          </table:table-cell>
          <table:table-cell office:value-type="float" office:value="-0.096084" calcext:value-type="float">
            <text:p>-0.096084</text:p>
          </table:table-cell>
          <table:table-cell office:value-type="float" office:value="-0.444355" calcext:value-type="float">
            <text:p>-0.444355</text:p>
          </table:table-cell>
          <table:table-cell office:value-type="float" office:value="-0.012087" calcext:value-type="float">
            <text:p>-0.012087</text:p>
          </table:table-cell>
          <table:table-cell office:value-type="float" office:value="0.099267" calcext:value-type="float">
            <text:p>0.09926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629" calcext:value-type="float">
            <text:p>-0.112629</text:p>
          </table:table-cell>
          <table:table-cell office:value-type="float" office:value="-3.937559" calcext:value-type="float">
            <text:p>-3.937559</text:p>
          </table:table-cell>
          <table:table-cell office:value-type="float" office:value="-0.622137" calcext:value-type="float">
            <text:p>-0.622137</text:p>
          </table:table-cell>
          <table:table-cell office:value-type="float" office:value="-1.641218" calcext:value-type="float">
            <text:p>-1.641218</text:p>
          </table:table-cell>
          <table:table-cell office:value-type="float" office:value="-0.389437" calcext:value-type="float">
            <text:p>-0.389437</text:p>
          </table:table-cell>
          <table:table-cell office:value-type="float" office:value="-0.153058" calcext:value-type="float">
            <text:p>-0.153058</text:p>
          </table:table-cell>
          <table:table-cell office:value-type="float" office:value="-2.183713" calcext:value-type="float">
            <text:p>-2.183713</text:p>
          </table:table-cell>
          <table:table-cell office:value-type="float" office:value="-0.162929" calcext:value-type="float">
            <text:p>-0.162929</text:p>
          </table:table-cell>
          <table:table-cell office:value-type="float" office:value="0.099273" calcext:value-type="float">
            <text:p>0.09927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9335" calcext:value-type="float">
            <text:p>-0.169335</text:p>
          </table:table-cell>
          <table:table-cell office:value-type="float" office:value="-3.881218" calcext:value-type="float">
            <text:p>-3.881218</text:p>
          </table:table-cell>
          <table:table-cell office:value-type="float" office:value="-0.613964" calcext:value-type="float">
            <text:p>-0.613964</text:p>
          </table:table-cell>
          <table:table-cell office:value-type="float" office:value="-1.584511" calcext:value-type="float">
            <text:p>-1.584511</text:p>
          </table:table-cell>
          <table:table-cell office:value-type="float" office:value="-0.548509" calcext:value-type="float">
            <text:p>-0.548509</text:p>
          </table:table-cell>
          <table:table-cell office:value-type="float" office:value="0.005649" calcext:value-type="float">
            <text:p>0.005649</text:p>
          </table:table-cell>
          <table:table-cell office:value-type="float" office:value="-2.127371" calcext:value-type="float">
            <text:p>-2.127371</text:p>
          </table:table-cell>
          <table:table-cell office:value-type="float" office:value="-0.159072" calcext:value-type="float">
            <text:p>-0.159072</text:p>
          </table:table-cell>
          <table:table-cell office:value-type="float" office:value="0.100392" calcext:value-type="float">
            <text:p>0.10039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2744" calcext:value-type="float">
            <text:p>-0.732744</text:p>
          </table:table-cell>
          <table:table-cell office:value-type="float" office:value="-3.369138" calcext:value-type="float">
            <text:p>-3.369138</text:p>
          </table:table-cell>
          <table:table-cell office:value-type="float" office:value="-0.539679" calcext:value-type="float">
            <text:p>-0.539679</text:p>
          </table:table-cell>
          <table:table-cell office:value-type="float" office:value="-1.021102" calcext:value-type="float">
            <text:p>-1.021102</text:p>
          </table:table-cell>
          <table:table-cell office:value-type="float" office:value="-0.650562" calcext:value-type="float">
            <text:p>-0.650562</text:p>
          </table:table-cell>
          <table:table-cell office:value-type="float" office:value="0.056372" calcext:value-type="float">
            <text:p>0.056372</text:p>
          </table:table-cell>
          <table:table-cell office:value-type="float" office:value="-1.615292" calcext:value-type="float">
            <text:p>-1.615292</text:p>
          </table:table-cell>
          <table:table-cell office:value-type="float" office:value="-0.102053" calcext:value-type="float">
            <text:p>-0.102053</text:p>
          </table:table-cell>
          <table:table-cell office:value-type="float" office:value="0.099944" calcext:value-type="float">
            <text:p>0.09994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8464" calcext:value-type="float">
            <text:p>-0.958464</text:p>
          </table:table-cell>
          <table:table-cell office:value-type="float" office:value="-3.257098" calcext:value-type="float">
            <text:p>-3.257098</text:p>
          </table:table-cell>
          <table:table-cell office:value-type="float" office:value="-0.523425" calcext:value-type="float">
            <text:p>-0.523425</text:p>
          </table:table-cell>
          <table:table-cell office:value-type="float" office:value="-0.795382" calcext:value-type="float">
            <text:p>-0.795382</text:p>
          </table:table-cell>
          <table:table-cell office:value-type="float" office:value="-0.730367" calcext:value-type="float">
            <text:p>-0.730367</text:p>
          </table:table-cell>
          <table:table-cell office:value-type="float" office:value="0.022497" calcext:value-type="float">
            <text:p>0.022497</text:p>
          </table:table-cell>
          <table:table-cell office:value-type="float" office:value="-1.503252" calcext:value-type="float">
            <text:p>-1.503252</text:p>
          </table:table-cell>
          <table:table-cell office:value-type="float" office:value="-0.079805" calcext:value-type="float">
            <text:p>-0.079805</text:p>
          </table:table-cell>
          <table:table-cell office:value-type="float" office:value="0.100335" calcext:value-type="float">
            <text:p>0.10033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3164" calcext:value-type="float">
            <text:p>-0.563164</text:p>
          </table:table-cell>
          <table:table-cell office:value-type="float" office:value="-3.83331" calcext:value-type="float">
            <text:p>-3.83331</text:p>
          </table:table-cell>
          <table:table-cell office:value-type="float" office:value="-0.607014" calcext:value-type="float">
            <text:p>-0.607014</text:p>
          </table:table-cell>
          <table:table-cell office:value-type="float" office:value="-1.190682" calcext:value-type="float">
            <text:p>-1.190682</text:p>
          </table:table-cell>
          <table:table-cell office:value-type="float" office:value="-0.84916" calcext:value-type="float">
            <text:p>-0.84916</text:p>
          </table:table-cell>
          <table:table-cell office:value-type="float" office:value="-0.039621" calcext:value-type="float">
            <text:p>-0.039621</text:p>
          </table:table-cell>
          <table:table-cell office:value-type="float" office:value="-2.079463" calcext:value-type="float">
            <text:p>-2.079463</text:p>
          </table:table-cell>
          <table:table-cell office:value-type="float" office:value="-0.118793" calcext:value-type="float">
            <text:p>-0.118793</text:p>
          </table:table-cell>
          <table:table-cell office:value-type="float" office:value="0.099769" calcext:value-type="float">
            <text:p>0.099769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4315" calcext:value-type="float">
            <text:p>-0.394315</text:p>
          </table:table-cell>
          <table:table-cell office:value-type="float" office:value="-4.115465" calcext:value-type="float">
            <text:p>-4.115465</text:p>
          </table:table-cell>
          <table:table-cell office:value-type="float" office:value="-0.647945" calcext:value-type="float">
            <text:p>-0.647945</text:p>
          </table:table-cell>
          <table:table-cell office:value-type="float" office:value="-1.359531" calcext:value-type="float">
            <text:p>-1.359531</text:p>
          </table:table-cell>
          <table:table-cell office:value-type="float" office:value="-0.985215" calcext:value-type="float">
            <text:p>-0.985215</text:p>
          </table:table-cell>
          <table:table-cell office:value-type="float" office:value="-0.016872" calcext:value-type="float">
            <text:p>-0.016872</text:p>
          </table:table-cell>
          <table:table-cell office:value-type="float" office:value="-2.361619" calcext:value-type="float">
            <text:p>-2.361619</text:p>
          </table:table-cell>
          <table:table-cell office:value-type="float" office:value="-0.136055" calcext:value-type="float">
            <text:p>-0.136055</text:p>
          </table:table-cell>
          <table:table-cell office:value-type="float" office:value="0.100075" calcext:value-type="float">
            <text:p>0.10007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2097" calcext:value-type="float">
            <text:p>-0.562097</text:p>
          </table:table-cell>
          <table:table-cell office:value-type="float" office:value="-3.857451" calcext:value-type="float">
            <text:p>-3.857451</text:p>
          </table:table-cell>
          <table:table-cell office:value-type="float" office:value="-0.610516" calcext:value-type="float">
            <text:p>-0.610516</text:p>
          </table:table-cell>
          <table:table-cell office:value-type="float" office:value="-1.191749" calcext:value-type="float">
            <text:p>-1.191749</text:p>
          </table:table-cell>
          <table:table-cell office:value-type="float" office:value="-0.92863" calcext:value-type="float">
            <text:p>-0.92863</text:p>
          </table:table-cell>
          <table:table-cell office:value-type="float" office:value="0.016774" calcext:value-type="float">
            <text:p>0.016774</text:p>
          </table:table-cell>
          <table:table-cell office:value-type="float" office:value="-2.103605" calcext:value-type="float">
            <text:p>-2.103605</text:p>
          </table:table-cell>
          <table:table-cell office:value-type="float" office:value="-0.119202" calcext:value-type="float">
            <text:p>-0.119202</text:p>
          </table:table-cell>
          <table:table-cell office:value-type="float" office:value="0.100023" calcext:value-type="float">
            <text:p>0.100023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9396" calcext:value-type="float">
            <text:p>-0.959396</text:p>
          </table:table-cell>
          <table:table-cell office:value-type="float" office:value="-3.392908" calcext:value-type="float">
            <text:p>-3.392908</text:p>
          </table:table-cell>
          <table:table-cell office:value-type="float" office:value="-0.543127" calcext:value-type="float">
            <text:p>-0.543127</text:p>
          </table:table-cell>
          <table:table-cell office:value-type="float" office:value="-0.79445" calcext:value-type="float">
            <text:p>-0.79445</text:p>
          </table:table-cell>
          <table:table-cell office:value-type="float" office:value="-0.884415" calcext:value-type="float">
            <text:p>-0.884415</text:p>
          </table:table-cell>
          <table:table-cell office:value-type="float" office:value="0.039804" calcext:value-type="float">
            <text:p>0.039804</text:p>
          </table:table-cell>
          <table:table-cell office:value-type="float" office:value="-1.639062" calcext:value-type="float">
            <text:p>-1.639062</text:p>
          </table:table-cell>
          <table:table-cell office:value-type="float" office:value="-0.079298" calcext:value-type="float">
            <text:p>-0.079298</text:p>
          </table:table-cell>
          <table:table-cell office:value-type="float" office:value="0.099815" calcext:value-type="float">
            <text:p>0.0998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2" calcext:value-type="float">
            <text:p>-0.902</text:p>
          </table:table-cell>
          <table:table-cell office:value-type="float" office:value="-3.666102" calcext:value-type="float">
            <text:p>-3.666102</text:p>
          </table:table-cell>
          <table:table-cell office:value-type="float" office:value="-0.582758" calcext:value-type="float">
            <text:p>-0.582758</text:p>
          </table:table-cell>
          <table:table-cell office:value-type="float" office:value="-0.851846" calcext:value-type="float">
            <text:p>-0.851846</text:p>
          </table:table-cell>
          <table:table-cell office:value-type="float" office:value="-1.054684" calcext:value-type="float">
            <text:p>-1.054684</text:p>
          </table:table-cell>
          <table:table-cell office:value-type="float" office:value="-0.005726" calcext:value-type="float">
            <text:p>-0.005726</text:p>
          </table:table-cell>
          <table:table-cell office:value-type="float" office:value="-1.912255" calcext:value-type="float">
            <text:p>-1.912255</text:p>
          </table:table-cell>
          <table:table-cell office:value-type="float" office:value="-0.08539" calcext:value-type="float">
            <text:p>-0.08539</text:p>
          </table:table-cell>
          <table:table-cell office:value-type="float" office:value="0.100241" calcext:value-type="float">
            <text:p>0.10024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854" calcext:value-type="float">
            <text:p>-0.676854</text:p>
          </table:table-cell>
          <table:table-cell office:value-type="float" office:value="-4.003651" calcext:value-type="float">
            <text:p>-4.003651</text:p>
          </table:table-cell>
          <table:table-cell office:value-type="float" office:value="-0.631725" calcext:value-type="float">
            <text:p>-0.631725</text:p>
          </table:table-cell>
          <table:table-cell office:value-type="float" office:value="-1.076992" calcext:value-type="float">
            <text:p>-1.076992</text:p>
          </table:table-cell>
          <table:table-cell office:value-type="float" office:value="-1.150298" calcext:value-type="float">
            <text:p>-1.150298</text:p>
          </table:table-cell>
          <table:table-cell office:value-type="float" office:value="-0.022514" calcext:value-type="float">
            <text:p>-0.022514</text:p>
          </table:table-cell>
          <table:table-cell office:value-type="float" office:value="-2.249805" calcext:value-type="float">
            <text:p>-2.249805</text:p>
          </table:table-cell>
          <table:table-cell office:value-type="float" office:value="-0.107701" calcext:value-type="float">
            <text:p>-0.107701</text:p>
          </table:table-cell>
          <table:table-cell office:value-type="float" office:value="0.100002" calcext:value-type="float">
            <text:p>0.10000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126" calcext:value-type="float">
            <text:p>-0.73126</text:p>
          </table:table-cell>
          <table:table-cell office:value-type="float" office:value="-3.861541" calcext:value-type="float">
            <text:p>-3.861541</text:p>
          </table:table-cell>
          <table:table-cell office:value-type="float" office:value="-0.611109" calcext:value-type="float">
            <text:p>-0.611109</text:p>
          </table:table-cell>
          <table:table-cell office:value-type="float" office:value="-1.022586" calcext:value-type="float">
            <text:p>-1.022586</text:p>
          </table:table-cell>
          <table:table-cell office:value-type="float" office:value="-1.090504" calcext:value-type="float">
            <text:p>-1.090504</text:p>
          </table:table-cell>
          <table:table-cell office:value-type="float" office:value="0.005394" calcext:value-type="float">
            <text:p>0.005394</text:p>
          </table:table-cell>
          <table:table-cell office:value-type="float" office:value="-2.107695" calcext:value-type="float">
            <text:p>-2.107695</text:p>
          </table:table-cell>
          <table:table-cell office:value-type="float" office:value="-0.103134" calcext:value-type="float">
            <text:p>-0.103134</text:p>
          </table:table-cell>
          <table:table-cell office:value-type="float" office:value="0.100856" calcext:value-type="float">
            <text:p>0.100856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1524" calcext:value-type="float">
            <text:p>-1.071524</text:p>
          </table:table-cell>
          <table:table-cell office:value-type="float" office:value="-3.400736" calcext:value-type="float">
            <text:p>-3.400736</text:p>
          </table:table-cell>
          <table:table-cell office:value-type="float" office:value="-0.544262" calcext:value-type="float">
            <text:p>-0.544262</text:p>
          </table:table-cell>
          <table:table-cell office:value-type="float" office:value="-0.682322" calcext:value-type="float">
            <text:p>-0.682322</text:p>
          </table:table-cell>
          <table:table-cell office:value-type="float" office:value="-0.998952" calcext:value-type="float">
            <text:p>-0.998952</text:p>
          </table:table-cell>
          <table:table-cell office:value-type="float" office:value="0.034385" calcext:value-type="float">
            <text:p>0.034385</text:p>
          </table:table-cell>
          <table:table-cell office:value-type="float" office:value="-1.64689" calcext:value-type="float">
            <text:p>-1.64689</text:p>
          </table:table-cell>
          <table:table-cell office:value-type="float" office:value="-0.067521" calcext:value-type="float">
            <text:p>-0.067521</text:p>
          </table:table-cell>
          <table:table-cell office:value-type="float" office:value="0.098957" calcext:value-type="float">
            <text:p>0.098957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173" calcext:value-type="float">
            <text:p>-1.35173</text:p>
          </table:table-cell>
          <table:table-cell office:value-type="float" office:value="-3.064748" calcext:value-type="float">
            <text:p>-3.064748</text:p>
          </table:table-cell>
          <table:table-cell office:value-type="float" office:value="-0.495522" calcext:value-type="float">
            <text:p>-0.495522</text:p>
          </table:table-cell>
          <table:table-cell office:value-type="float" office:value="-0.402116" calcext:value-type="float">
            <text:p>-0.402116</text:p>
          </table:table-cell>
          <table:table-cell office:value-type="float" office:value="-0.936932" calcext:value-type="float">
            <text:p>-0.936932</text:p>
          </table:table-cell>
          <table:table-cell office:value-type="float" office:value="0.028146" calcext:value-type="float">
            <text:p>0.028146</text:p>
          </table:table-cell>
          <table:table-cell office:value-type="float" office:value="-1.310902" calcext:value-type="float">
            <text:p>-1.310902</text:p>
          </table:table-cell>
          <table:table-cell office:value-type="float" office:value="-0.040033" calcext:value-type="float">
            <text:p>-0.040033</text:p>
          </table:table-cell>
          <table:table-cell office:value-type="float" office:value="0.099555" calcext:value-type="float">
            <text:p>0.099555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8163" calcext:value-type="float">
            <text:p>-1.468163</text:p>
          </table:table-cell>
          <table:table-cell office:value-type="float" office:value="-2.913947" calcext:value-type="float">
            <text:p>-2.913947</text:p>
          </table:table-cell>
          <table:table-cell office:value-type="float" office:value="-0.473646" calcext:value-type="float">
            <text:p>-0.473646</text:p>
          </table:table-cell>
          <table:table-cell office:value-type="float" office:value="-0.285683" calcext:value-type="float">
            <text:p>-0.285683</text:p>
          </table:table-cell>
          <table:table-cell office:value-type="float" office:value="-0.885956" calcext:value-type="float">
            <text:p>-0.885956</text:p>
          </table:table-cell>
          <table:table-cell office:value-type="float" office:value="0.011538" calcext:value-type="float">
            <text:p>0.011538</text:p>
          </table:table-cell>
          <table:table-cell office:value-type="float" office:value="-1.160101" calcext:value-type="float">
            <text:p>-1.160101</text:p>
          </table:table-cell>
          <table:table-cell office:value-type="float" office:value="-0.028829" calcext:value-type="float">
            <text:p>-0.028829</text:p>
          </table:table-cell>
          <table:table-cell office:value-type="float" office:value="0.100911" calcext:value-type="float">
            <text:p>0.10091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68531" calcext:value-type="float">
            <text:p>-1.068531</text:p>
          </table:table-cell>
          <table:table-cell office:value-type="float" office:value="-3.314919" calcext:value-type="float">
            <text:p>-3.314919</text:p>
          </table:table-cell>
          <table:table-cell office:value-type="float" office:value="-0.531813" calcext:value-type="float">
            <text:p>-0.531813</text:p>
          </table:table-cell>
          <table:table-cell office:value-type="float" office:value="-0.685315" calcext:value-type="float">
            <text:p>-0.685315</text:p>
          </table:table-cell>
          <table:table-cell office:value-type="float" office:value="-0.835934" calcext:value-type="float">
            <text:p>-0.835934</text:p>
          </table:table-cell>
          <table:table-cell office:value-type="float" office:value="-0.039824" calcext:value-type="float">
            <text:p>-0.039824</text:p>
          </table:table-cell>
          <table:table-cell office:value-type="float" office:value="-1.561073" calcext:value-type="float">
            <text:p>-1.561073</text:p>
          </table:table-cell>
          <table:table-cell office:value-type="float" office:value="-0.068771" calcext:value-type="float">
            <text:p>-0.068771</text:p>
          </table:table-cell>
          <table:table-cell office:value-type="float" office:value="0.10035" calcext:value-type="float">
            <text:p>0.10035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529" calcext:value-type="float">
            <text:p>-1.01529</text:p>
          </table:table-cell>
          <table:table-cell office:value-type="float" office:value="-3.271147" calcext:value-type="float">
            <text:p>-3.271147</text:p>
          </table:table-cell>
          <table:table-cell office:value-type="float" office:value="-0.525463" calcext:value-type="float">
            <text:p>-0.525463</text:p>
          </table:table-cell>
          <table:table-cell office:value-type="float" office:value="-0.738556" calcext:value-type="float">
            <text:p>-0.738556</text:p>
          </table:table-cell>
          <table:table-cell office:value-type="float" office:value="-0.773397" calcext:value-type="float">
            <text:p>-0.773397</text:p>
          </table:table-cell>
          <table:table-cell office:value-type="float" office:value="-0.005348" calcext:value-type="float">
            <text:p>-0.005348</text:p>
          </table:table-cell>
          <table:table-cell office:value-type="float" office:value="-1.517301" calcext:value-type="float">
            <text:p>-1.517301</text:p>
          </table:table-cell>
          <table:table-cell office:value-type="float" office:value="-0.073518" calcext:value-type="float">
            <text:p>-0.073518</text:p>
          </table:table-cell>
          <table:table-cell office:value-type="float" office:value="0.099543" calcext:value-type="float">
            <text:p>0.099543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10236" calcext:value-type="float">
            <text:p>-1.410236</text:p>
          </table:table-cell>
          <table:table-cell office:value-type="float" office:value="-2.746413" calcext:value-type="float">
            <text:p>-2.746413</text:p>
          </table:table-cell>
          <table:table-cell office:value-type="float" office:value="-0.449342" calcext:value-type="float">
            <text:p>-0.449342</text:p>
          </table:table-cell>
          <table:table-cell office:value-type="float" office:value="-0.34361" calcext:value-type="float">
            <text:p>-0.34361</text:p>
          </table:table-cell>
          <table:table-cell office:value-type="float" office:value="-0.688507" calcext:value-type="float">
            <text:p>-0.688507</text:p>
          </table:table-cell>
          <table:table-cell office:value-type="float" office:value="0.03955" calcext:value-type="float">
            <text:p>0.03955</text:p>
          </table:table-cell>
          <table:table-cell office:value-type="float" office:value="-0.992566" calcext:value-type="float">
            <text:p>-0.992566</text:p>
          </table:table-cell>
          <table:table-cell office:value-type="float" office:value="-0.034313" calcext:value-type="float">
            <text:p>-0.034313</text:p>
          </table:table-cell>
          <table:table-cell office:value-type="float" office:value="0.099859" calcext:value-type="float">
            <text:p>0.099859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4818" calcext:value-type="float">
            <text:p>-1.464818</text:p>
          </table:table-cell>
          <table:table-cell office:value-type="float" office:value="-2.675509" calcext:value-type="float">
            <text:p>-2.675509</text:p>
          </table:table-cell>
          <table:table-cell office:value-type="float" office:value="-0.439057" calcext:value-type="float">
            <text:p>-0.439057</text:p>
          </table:table-cell>
          <table:table-cell office:value-type="float" office:value="-0.289029" calcext:value-type="float">
            <text:p>-0.289029</text:p>
          </table:table-cell>
          <table:table-cell office:value-type="float" office:value="-0.638096" calcext:value-type="float">
            <text:p>-0.638096</text:p>
          </table:table-cell>
          <table:table-cell office:value-type="float" office:value="0.005461" calcext:value-type="float">
            <text:p>0.005461</text:p>
          </table:table-cell>
          <table:table-cell office:value-type="float" office:value="-0.921663" calcext:value-type="float">
            <text:p>-0.921663</text:p>
          </table:table-cell>
          <table:table-cell office:value-type="float" office:value="-0.028887" calcext:value-type="float">
            <text:p>-0.028887</text:p>
          </table:table-cell>
          <table:table-cell office:value-type="float" office:value="0.099944" calcext:value-type="float">
            <text:p>0.099944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79372" calcext:value-type="float">
            <text:p>-1.279372</text:p>
          </table:table-cell>
          <table:table-cell office:value-type="float" office:value="-2.846919" calcext:value-type="float">
            <text:p>-2.846919</text:p>
          </table:table-cell>
          <table:table-cell office:value-type="float" office:value="-0.463922" calcext:value-type="float">
            <text:p>-0.463922</text:p>
          </table:table-cell>
          <table:table-cell office:value-type="float" office:value="-0.474474" calcext:value-type="float">
            <text:p>-0.474474</text:p>
          </table:table-cell>
          <table:table-cell office:value-type="float" office:value="-0.59999" calcext:value-type="float">
            <text:p>-0.59999</text:p>
          </table:table-cell>
          <table:table-cell office:value-type="float" office:value="-0.018609" calcext:value-type="float">
            <text:p>-0.018609</text:p>
          </table:table-cell>
          <table:table-cell office:value-type="float" office:value="-1.093073" calcext:value-type="float">
            <text:p>-1.093073</text:p>
          </table:table-cell>
          <table:table-cell office:value-type="float" office:value="-0.047284" calcext:value-type="float">
            <text:p>-0.047284</text:p>
          </table:table-cell>
          <table:table-cell office:value-type="float" office:value="0.099656" calcext:value-type="float">
            <text:p>0.099656</text:p>
          </table:table-cell>
          <table:table-cell>
            <draw:frame table:end-cell-address="left_back_wheel_stats.AB32" table:end-x="25.85pt" table:end-y="12.25pt" draw:z-index="2" draw:style-name="gr1" draw:text-style-name="P1" svg:width="918.2pt" svg:height="88.81pt" svg:x="3.66pt" svg:y="0.28pt">
              <draw:object draw:notify-on-update-of-ranges="left_back_wheel_stats.A2:left_back_wheel_stats.A153 left_back_wheel_stats.H1:left_back_wheel_stats.H1 left_back_wheel_stats.H2:left_back_wheel_stats.H153 left_back_wheel_stats.I1:left_back_wheel_stats.I1 left_back_wheel_stats.I2:left_back_wheel_stats.I15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9729" calcext:value-type="float">
            <text:p>-0.399729</text:p>
          </table:table-cell>
          <table:table-cell office:value-type="float" office:value="-3.823502" calcext:value-type="float">
            <text:p>-3.823502</text:p>
          </table:table-cell>
          <table:table-cell office:value-type="float" office:value="-0.605591" calcext:value-type="float">
            <text:p>-0.605591</text:p>
          </table:table-cell>
          <table:table-cell office:value-type="float" office:value="-1.354117" calcext:value-type="float">
            <text:p>-1.354117</text:p>
          </table:table-cell>
          <table:table-cell office:value-type="float" office:value="-0.627339" calcext:value-type="float">
            <text:p>-0.627339</text:p>
          </table:table-cell>
          <table:table-cell office:value-type="float" office:value="-0.0882" calcext:value-type="float">
            <text:p>-0.0882</text:p>
          </table:table-cell>
          <table:table-cell office:value-type="float" office:value="-2.069656" calcext:value-type="float">
            <text:p>-2.069656</text:p>
          </table:table-cell>
          <table:table-cell office:value-type="float" office:value="-0.13505" calcext:value-type="float">
            <text:p>-0.13505</text:p>
          </table:table-cell>
          <table:table-cell office:value-type="float" office:value="0.099733" calcext:value-type="float">
            <text:p>0.099733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187" calcext:value-type="float">
            <text:p>-0.225187</text:p>
          </table:table-cell>
          <table:table-cell office:value-type="float" office:value="-3.978216" calcext:value-type="float">
            <text:p>-3.978216</text:p>
          </table:table-cell>
          <table:table-cell office:value-type="float" office:value="-0.628035" calcext:value-type="float">
            <text:p>-0.628035</text:p>
          </table:table-cell>
          <table:table-cell office:value-type="float" office:value="-1.528659" calcext:value-type="float">
            <text:p>-1.528659</text:p>
          </table:table-cell>
          <table:table-cell office:value-type="float" office:value="-0.678408" calcext:value-type="float">
            <text:p>-0.678408</text:p>
          </table:table-cell>
          <table:table-cell office:value-type="float" office:value="-0.017303" calcext:value-type="float">
            <text:p>-0.017303</text:p>
          </table:table-cell>
          <table:table-cell office:value-type="float" office:value="-2.22437" calcext:value-type="float">
            <text:p>-2.22437</text:p>
          </table:table-cell>
          <table:table-cell office:value-type="float" office:value="-0.154203" calcext:value-type="float">
            <text:p>-0.154203</text:p>
          </table:table-cell>
          <table:table-cell office:value-type="float" office:value="0.100875" calcext:value-type="float">
            <text:p>0.100875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20467" calcext:value-type="float">
            <text:p>-0.620467</text:p>
          </table:table-cell>
          <table:table-cell office:value-type="float" office:value="-3.572114" calcext:value-type="float">
            <text:p>-3.572114</text:p>
          </table:table-cell>
          <table:table-cell office:value-type="float" office:value="-0.569123" calcext:value-type="float">
            <text:p>-0.569123</text:p>
          </table:table-cell>
          <table:table-cell office:value-type="float" office:value="-1.133379" calcext:value-type="float">
            <text:p>-1.133379</text:p>
          </table:table-cell>
          <table:table-cell office:value-type="float" office:value="-0.724367" calcext:value-type="float">
            <text:p>-0.724367</text:p>
          </table:table-cell>
          <table:table-cell office:value-type="float" office:value="0.039479" calcext:value-type="float">
            <text:p>0.039479</text:p>
          </table:table-cell>
          <table:table-cell office:value-type="float" office:value="-1.818268" calcext:value-type="float">
            <text:p>-1.818268</text:p>
          </table:table-cell>
          <table:table-cell office:value-type="float" office:value="-0.11348" calcext:value-type="float">
            <text:p>-0.11348</text:p>
          </table:table-cell>
          <table:table-cell office:value-type="float" office:value="0.100125" calcext:value-type="float">
            <text:p>0.100125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2057" calcext:value-type="float">
            <text:p>-1.182057</text:p>
          </table:table-cell>
          <table:table-cell office:value-type="float" office:value="-3.011331" calcext:value-type="float">
            <text:p>-3.011331</text:p>
          </table:table-cell>
          <table:table-cell office:value-type="float" office:value="-0.487773" calcext:value-type="float">
            <text:p>-0.487773</text:p>
          </table:table-cell>
          <table:table-cell office:value-type="float" office:value="-0.571789" calcext:value-type="float">
            <text:p>-0.571789</text:p>
          </table:table-cell>
          <table:table-cell office:value-type="float" office:value="-0.741686" calcext:value-type="float">
            <text:p>-0.741686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-1.257485" calcext:value-type="float">
            <text:p>-1.257485</text:p>
          </table:table-cell>
          <table:table-cell office:value-type="float" office:value="-0.057351" calcext:value-type="float">
            <text:p>-0.057351</text:p>
          </table:table-cell>
          <table:table-cell office:value-type="float" office:value="0.100301" calcext:value-type="float">
            <text:p>0.10030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0093" calcext:value-type="float">
            <text:p>-1.010093</text:p>
          </table:table-cell>
          <table:table-cell office:value-type="float" office:value="-3.301543" calcext:value-type="float">
            <text:p>-3.301543</text:p>
          </table:table-cell>
          <table:table-cell office:value-type="float" office:value="-0.529873" calcext:value-type="float">
            <text:p>-0.529873</text:p>
          </table:table-cell>
          <table:table-cell office:value-type="float" office:value="-0.743753" calcext:value-type="float">
            <text:p>-0.743753</text:p>
          </table:table-cell>
          <table:table-cell office:value-type="float" office:value="-0.7866" calcext:value-type="float">
            <text:p>-0.7866</text:p>
          </table:table-cell>
          <table:table-cell office:value-type="float" office:value="-0.017344" calcext:value-type="float">
            <text:p>-0.017344</text:p>
          </table:table-cell>
          <table:table-cell office:value-type="float" office:value="-1.547697" calcext:value-type="float">
            <text:p>-1.547697</text:p>
          </table:table-cell>
          <table:table-cell office:value-type="float" office:value="-0.073742" calcext:value-type="float">
            <text:p>-0.073742</text:p>
          </table:table-cell>
          <table:table-cell office:value-type="float" office:value="0.099149" calcext:value-type="float">
            <text:p>0.099149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47976" calcext:value-type="float">
            <text:p>-0.447976</text:p>
          </table:table-cell>
          <table:table-cell office:value-type="float" office:value="-3.96432" calcext:value-type="float">
            <text:p>-3.96432</text:p>
          </table:table-cell>
          <table:table-cell office:value-type="float" office:value="-0.626019" calcext:value-type="float">
            <text:p>-0.626019</text:p>
          </table:table-cell>
          <table:table-cell office:value-type="float" office:value="-1.30587" calcext:value-type="float">
            <text:p>-1.30587</text:p>
          </table:table-cell>
          <table:table-cell office:value-type="float" office:value="-0.848375" calcext:value-type="float">
            <text:p>-0.848375</text:p>
          </table:table-cell>
          <table:table-cell office:value-type="float" office:value="-0.056229" calcext:value-type="float">
            <text:p>-0.056229</text:p>
          </table:table-cell>
          <table:table-cell office:value-type="float" office:value="-2.210474" calcext:value-type="float">
            <text:p>-2.210474</text:p>
          </table:table-cell>
          <table:table-cell office:value-type="float" office:value="-0.130546" calcext:value-type="float">
            <text:p>-0.130546</text:p>
          </table:table-cell>
          <table:table-cell office:value-type="float" office:value="0.099969" calcext:value-type="float">
            <text:p>0.099969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85124" calcext:value-type="float">
            <text:p>-0.285124</text:p>
          </table:table-cell>
          <table:table-cell office:value-type="float" office:value="-4.160663" calcext:value-type="float">
            <text:p>-4.160663</text:p>
          </table:table-cell>
          <table:table-cell office:value-type="float" office:value="-0.654502" calcext:value-type="float">
            <text:p>-0.654502</text:p>
          </table:table-cell>
          <table:table-cell office:value-type="float" office:value="-1.468722" calcext:value-type="float">
            <text:p>-1.468722</text:p>
          </table:table-cell>
          <table:table-cell office:value-type="float" office:value="-0.92182" calcext:value-type="float">
            <text:p>-0.92182</text:p>
          </table:table-cell>
          <table:table-cell office:value-type="float" office:value="-0.016275" calcext:value-type="float">
            <text:p>-0.016275</text:p>
          </table:table-cell>
          <table:table-cell office:value-type="float" office:value="-2.406817" calcext:value-type="float">
            <text:p>-2.406817</text:p>
          </table:table-cell>
          <table:table-cell office:value-type="float" office:value="-0.146963" calcext:value-type="float">
            <text:p>-0.146963</text:p>
          </table:table-cell>
          <table:table-cell office:value-type="float" office:value="0.100062" calcext:value-type="float">
            <text:p>0.100062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1432" calcext:value-type="float">
            <text:p>-0.561432</text:p>
          </table:table-cell>
          <table:table-cell office:value-type="float" office:value="-3.925899" calcext:value-type="float">
            <text:p>-3.925899</text:p>
          </table:table-cell>
          <table:table-cell office:value-type="float" office:value="-0.620446" calcext:value-type="float">
            <text:p>-0.620446</text:p>
          </table:table-cell>
          <table:table-cell office:value-type="float" office:value="-1.192414" calcext:value-type="float">
            <text:p>-1.192414</text:p>
          </table:table-cell>
          <table:table-cell office:value-type="float" office:value="-1.007172" calcext:value-type="float">
            <text:p>-1.007172</text:p>
          </table:table-cell>
          <table:table-cell office:value-type="float" office:value="0.027533" calcext:value-type="float">
            <text:p>0.027533</text:p>
          </table:table-cell>
          <table:table-cell office:value-type="float" office:value="-2.172053" calcext:value-type="float">
            <text:p>-2.172053</text:p>
          </table:table-cell>
          <table:table-cell office:value-type="float" office:value="-0.119665" calcext:value-type="float">
            <text:p>-0.119665</text:p>
          </table:table-cell>
          <table:table-cell office:value-type="float" office:value="0.100355" calcext:value-type="float">
            <text:p>0.100355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6488" calcext:value-type="float">
            <text:p>-1.356488</text:p>
          </table:table-cell>
          <table:table-cell office:value-type="float" office:value="-3.089902" calcext:value-type="float">
            <text:p>-3.089902</text:p>
          </table:table-cell>
          <table:table-cell office:value-type="float" office:value="-0.499171" calcext:value-type="float">
            <text:p>-0.499171</text:p>
          </table:table-cell>
          <table:table-cell office:value-type="float" office:value="-0.397358" calcext:value-type="float">
            <text:p>-0.397358</text:p>
          </table:table-cell>
          <table:table-cell office:value-type="float" office:value="-1.018082" calcext:value-type="float">
            <text:p>-1.018082</text:p>
          </table:table-cell>
          <table:table-cell office:value-type="float" office:value="0.079384" calcext:value-type="float">
            <text:p>0.079384</text:p>
          </table:table-cell>
          <table:table-cell office:value-type="float" office:value="-1.336056" calcext:value-type="float">
            <text:p>-1.336056</text:p>
          </table:table-cell>
          <table:table-cell office:value-type="float" office:value="-0.039797" calcext:value-type="float">
            <text:p>-0.039797</text:p>
          </table:table-cell>
          <table:table-cell office:value-type="float" office:value="0.100153" calcext:value-type="float">
            <text:p>0.100153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56276" calcext:value-type="float">
            <text:p>-1.856276</text:p>
          </table:table-cell>
          <table:table-cell office:value-type="float" office:value="-2.561959" calcext:value-type="float">
            <text:p>-2.561959</text:p>
          </table:table-cell>
          <table:table-cell office:value-type="float" office:value="-0.422584" calcext:value-type="float">
            <text:p>-0.422584</text:p>
          </table:table-cell>
          <table:table-cell office:value-type="float" office:value="0.102429" calcext:value-type="float">
            <text:p>0.102429</text:p>
          </table:table-cell>
          <table:table-cell office:value-type="float" office:value="-0.960563" calcext:value-type="float">
            <text:p>-0.960563</text:p>
          </table:table-cell>
          <table:table-cell office:value-type="float" office:value="0.050021" calcext:value-type="float">
            <text:p>0.050021</text:p>
          </table:table-cell>
          <table:table-cell office:value-type="float" office:value="-0.808113" calcext:value-type="float">
            <text:p>-0.808113</text:p>
          </table:table-cell>
          <table:table-cell office:value-type="float" office:value="0.010234" calcext:value-type="float">
            <text:p>0.010234</text:p>
          </table:table-cell>
          <table:table-cell office:value-type="float" office:value="0.099916" calcext:value-type="float">
            <text:p>0.09991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11736" calcext:value-type="float">
            <text:p>-1.411736</text:p>
          </table:table-cell>
          <table:table-cell office:value-type="float" office:value="-3.000147" calcext:value-type="float">
            <text:p>-3.000147</text:p>
          </table:table-cell>
          <table:table-cell office:value-type="float" office:value="-0.48615" calcext:value-type="float">
            <text:p>-0.48615</text:p>
          </table:table-cell>
          <table:table-cell office:value-type="float" office:value="-0.34211" calcext:value-type="float">
            <text:p>-0.34211</text:p>
          </table:table-cell>
          <table:table-cell office:value-type="float" office:value="-0.859683" calcext:value-type="float">
            <text:p>-0.859683</text:p>
          </table:table-cell>
          <table:table-cell office:value-type="float" office:value="-0.044507" calcext:value-type="float">
            <text:p>-0.044507</text:p>
          </table:table-cell>
          <table:table-cell office:value-type="float" office:value="-1.246301" calcext:value-type="float">
            <text:p>-1.246301</text:p>
          </table:table-cell>
          <table:table-cell office:value-type="float" office:value="-0.03417" calcext:value-type="float">
            <text:p>-0.03417</text:p>
          </table:table-cell>
          <table:table-cell office:value-type="float" office:value="0.09988" calcext:value-type="float">
            <text:p>0.09988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2686" calcext:value-type="float">
            <text:p>-0.732686</text:p>
          </table:table-cell>
          <table:table-cell office:value-type="float" office:value="-3.650604" calcext:value-type="float">
            <text:p>-3.650604</text:p>
          </table:table-cell>
          <table:table-cell office:value-type="float" office:value="-0.58051" calcext:value-type="float">
            <text:p>-0.58051</text:p>
          </table:table-cell>
          <table:table-cell office:value-type="float" office:value="-1.02116" calcext:value-type="float">
            <text:p>-1.02116</text:p>
          </table:table-cell>
          <table:table-cell office:value-type="float" office:value="-0.807885" calcext:value-type="float">
            <text:p>-0.807885</text:p>
          </table:table-cell>
          <table:table-cell office:value-type="float" office:value="-0.067713" calcext:value-type="float">
            <text:p>-0.067713</text:p>
          </table:table-cell>
          <table:table-cell office:value-type="float" office:value="-1.896758" calcext:value-type="float">
            <text:p>-1.896758</text:p>
          </table:table-cell>
          <table:table-cell office:value-type="float" office:value="-0.102405" calcext:value-type="float">
            <text:p>-0.102405</text:p>
          </table:table-cell>
          <table:table-cell office:value-type="float" office:value="0.100283" calcext:value-type="float">
            <text:p>0.100283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4001" calcext:value-type="float">
            <text:p>-1.014001</text:p>
          </table:table-cell>
          <table:table-cell office:value-type="float" office:value="-3.234112" calcext:value-type="float">
            <text:p>-3.234112</text:p>
          </table:table-cell>
          <table:table-cell office:value-type="float" office:value="-0.520091" calcext:value-type="float">
            <text:p>-0.520091</text:p>
          </table:table-cell>
          <table:table-cell office:value-type="float" office:value="-0.739846" calcext:value-type="float">
            <text:p>-0.739846</text:p>
          </table:table-cell>
          <table:table-cell office:value-type="float" office:value="-0.768507" calcext:value-type="float">
            <text:p>-0.768507</text:p>
          </table:table-cell>
          <table:table-cell office:value-type="float" office:value="0.028087" calcext:value-type="float">
            <text:p>0.028087</text:p>
          </table:table-cell>
          <table:table-cell office:value-type="float" office:value="-1.480266" calcext:value-type="float">
            <text:p>-1.480266</text:p>
          </table:table-cell>
          <table:table-cell office:value-type="float" office:value="-0.074102" calcext:value-type="float">
            <text:p>-0.074102</text:p>
          </table:table-cell>
          <table:table-cell office:value-type="float" office:value="0.100159" calcext:value-type="float">
            <text:p>0.10015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8899" calcext:value-type="float">
            <text:p>-1.68899</text:p>
          </table:table-cell>
          <table:table-cell office:value-type="float" office:value="-2.468648" calcext:value-type="float">
            <text:p>-2.468648</text:p>
          </table:table-cell>
          <table:table-cell office:value-type="float" office:value="-0.409048" calcext:value-type="float">
            <text:p>-0.409048</text:p>
          </table:table-cell>
          <table:table-cell office:value-type="float" office:value="-0.064856" calcext:value-type="float">
            <text:p>-0.064856</text:p>
          </table:table-cell>
          <table:table-cell office:value-type="float" office:value="-0.717625" calcext:value-type="float">
            <text:p>-0.717625</text:p>
          </table:table-cell>
          <table:table-cell office:value-type="float" office:value="0.067678" calcext:value-type="float">
            <text:p>0.067678</text:p>
          </table:table-cell>
          <table:table-cell office:value-type="float" office:value="-0.714802" calcext:value-type="float">
            <text:p>-0.714802</text:p>
          </table:table-cell>
          <table:table-cell office:value-type="float" office:value="-0.006468" calcext:value-type="float">
            <text:p>-0.006468</text:p>
          </table:table-cell>
          <table:table-cell office:value-type="float" office:value="0.099735" calcext:value-type="float">
            <text:p>0.099735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918077" calcext:value-type="float">
            <text:p>-1.918077</text:p>
          </table:table-cell>
          <table:table-cell office:value-type="float" office:value="-2.194155" calcext:value-type="float">
            <text:p>-2.194155</text:p>
          </table:table-cell>
          <table:table-cell office:value-type="float" office:value="-0.369229" calcext:value-type="float">
            <text:p>-0.369229</text:p>
          </table:table-cell>
          <table:table-cell office:value-type="float" office:value="0.164231" calcext:value-type="float">
            <text:p>0.164231</text:p>
          </table:table-cell>
          <table:table-cell office:value-type="float" office:value="-0.627485" calcext:value-type="float">
            <text:p>-0.627485</text:p>
          </table:table-cell>
          <table:table-cell office:value-type="float" office:value="0.022945" calcext:value-type="float">
            <text:p>0.022945</text:p>
          </table:table-cell>
          <table:table-cell office:value-type="float" office:value="-0.440309" calcext:value-type="float">
            <text:p>-0.440309</text:p>
          </table:table-cell>
          <table:table-cell office:value-type="float" office:value="0.016397" calcext:value-type="float">
            <text:p>0.016397</text:p>
          </table:table-cell>
          <table:table-cell office:value-type="float" office:value="0.09984" calcext:value-type="float">
            <text:p>0.09984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9012" calcext:value-type="float">
            <text:p>-1.409012</text:p>
          </table:table-cell>
          <table:table-cell office:value-type="float" office:value="-2.681033" calcext:value-type="float">
            <text:p>-2.681033</text:p>
          </table:table-cell>
          <table:table-cell office:value-type="float" office:value="-0.439858" calcext:value-type="float">
            <text:p>-0.439858</text:p>
          </table:table-cell>
          <table:table-cell office:value-type="float" office:value="-0.344834" calcext:value-type="float">
            <text:p>-0.344834</text:p>
          </table:table-cell>
          <table:table-cell office:value-type="float" office:value="-0.531373" calcext:value-type="float">
            <text:p>-0.531373</text:p>
          </table:table-cell>
          <table:table-cell office:value-type="float" office:value="-0.050979" calcext:value-type="float">
            <text:p>-0.050979</text:p>
          </table:table-cell>
          <table:table-cell office:value-type="float" office:value="-0.927186" calcext:value-type="float">
            <text:p>-0.927186</text:p>
          </table:table-cell>
          <table:table-cell office:value-type="float" office:value="-0.034434" calcext:value-type="float">
            <text:p>-0.034434</text:p>
          </table:table-cell>
          <table:table-cell office:value-type="float" office:value="0.099857" calcext:value-type="float">
            <text:p>0.099857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7219" calcext:value-type="float">
            <text:p>-0.507219</text:p>
          </table:table-cell>
          <table:table-cell office:value-type="float" office:value="-3.599549" calcext:value-type="float">
            <text:p>-3.599549</text:p>
          </table:table-cell>
          <table:table-cell office:value-type="float" office:value="-0.573103" calcext:value-type="float">
            <text:p>-0.573103</text:p>
          </table:table-cell>
          <table:table-cell office:value-type="float" office:value="-1.246627" calcext:value-type="float">
            <text:p>-1.246627</text:p>
          </table:table-cell>
          <table:table-cell office:value-type="float" office:value="-0.508428" calcext:value-type="float">
            <text:p>-0.508428</text:p>
          </table:table-cell>
          <table:table-cell office:value-type="float" office:value="-0.090648" calcext:value-type="float">
            <text:p>-0.090648</text:p>
          </table:table-cell>
          <table:table-cell office:value-type="float" office:value="-1.845703" calcext:value-type="float">
            <text:p>-1.845703</text:p>
          </table:table-cell>
          <table:table-cell office:value-type="float" office:value="-0.124018" calcext:value-type="float">
            <text:p>-0.124018</text:p>
          </table:table-cell>
          <table:table-cell office:value-type="float" office:value="0.099483" calcext:value-type="float">
            <text:p>0.099483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6732" calcext:value-type="float">
            <text:p>-0.506732</text:p>
          </table:table-cell>
          <table:table-cell office:value-type="float" office:value="-3.514728" calcext:value-type="float">
            <text:p>-3.514728</text:p>
          </table:table-cell>
          <table:table-cell office:value-type="float" office:value="-0.560799" calcext:value-type="float">
            <text:p>-0.560799</text:p>
          </table:table-cell>
          <table:table-cell office:value-type="float" office:value="-1.247114" calcext:value-type="float">
            <text:p>-1.247114</text:p>
          </table:table-cell>
          <table:table-cell office:value-type="float" office:value="-0.513719" calcext:value-type="float">
            <text:p>-0.513719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-1.760882" calcext:value-type="float">
            <text:p>-1.760882</text:p>
          </table:table-cell>
          <table:table-cell office:value-type="float" office:value="-0.124956" calcext:value-type="float">
            <text:p>-0.124956</text:p>
          </table:table-cell>
          <table:table-cell office:value-type="float" office:value="0.100196" calcext:value-type="float">
            <text:p>0.100196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97231" calcext:value-type="float">
            <text:p>-1.397231</text:p>
          </table:table-cell>
          <table:table-cell office:value-type="float" office:value="-2.531671" calcext:value-type="float">
            <text:p>-2.531671</text:p>
          </table:table-cell>
          <table:table-cell office:value-type="float" office:value="-0.418191" calcext:value-type="float">
            <text:p>-0.418191</text:p>
          </table:table-cell>
          <table:table-cell office:value-type="float" office:value="-0.356615" calcext:value-type="float">
            <text:p>-0.356615</text:p>
          </table:table-cell>
          <table:table-cell office:value-type="float" office:value="-0.509778" calcext:value-type="float">
            <text:p>-0.509778</text:p>
          </table:table-cell>
          <table:table-cell office:value-type="float" office:value="0.088568" calcext:value-type="float">
            <text:p>0.088568</text:p>
          </table:table-cell>
          <table:table-cell office:value-type="float" office:value="-0.777825" calcext:value-type="float">
            <text:p>-0.777825</text:p>
          </table:table-cell>
          <table:table-cell office:value-type="float" office:value="-0.035855" calcext:value-type="float">
            <text:p>-0.035855</text:p>
          </table:table-cell>
          <table:table-cell office:value-type="float" office:value="0.100544" calcext:value-type="float">
            <text:p>0.100544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27283" calcext:value-type="float">
            <text:p>-2.27283</text:p>
          </table:table-cell>
          <table:table-cell office:value-type="float" office:value="-1.615243" calcext:value-type="float">
            <text:p>-1.615243</text:p>
          </table:table-cell>
          <table:table-cell office:value-type="float" office:value="-0.285248" calcext:value-type="float">
            <text:p>-0.285248</text:p>
          </table:table-cell>
          <table:table-cell office:value-type="float" office:value="0.518984" calcext:value-type="float">
            <text:p>0.518984</text:p>
          </table:table-cell>
          <table:table-cell office:value-type="float" office:value="-0.468362" calcext:value-type="float">
            <text:p>-0.468362</text:p>
          </table:table-cell>
          <table:table-cell office:value-type="float" office:value="0.08798" calcext:value-type="float">
            <text:p>0.08798</text:p>
          </table:table-cell>
          <table:table-cell office:value-type="float" office:value="0.138603" calcext:value-type="float">
            <text:p>0.138603</text:p>
          </table:table-cell>
          <table:table-cell office:value-type="float" office:value="0.05165" calcext:value-type="float">
            <text:p>0.05165</text:p>
          </table:table-cell>
          <table:table-cell office:value-type="float" office:value="0.099522" calcext:value-type="float">
            <text:p>0.099522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748939" calcext:value-type="float">
            <text:p>-1.748939</text:p>
          </table:table-cell>
          <table:table-cell office:value-type="float" office:value="-2.245818" calcext:value-type="float">
            <text:p>-2.245818</text:p>
          </table:table-cell>
          <table:table-cell office:value-type="float" office:value="-0.376723" calcext:value-type="float">
            <text:p>-0.376723</text:p>
          </table:table-cell>
          <table:table-cell office:value-type="float" office:value="-0.004907" calcext:value-type="float">
            <text:p>-0.004907</text:p>
          </table:table-cell>
          <table:table-cell office:value-type="float" office:value="-0.434683" calcext:value-type="float">
            <text:p>-0.434683</text:p>
          </table:table-cell>
          <table:table-cell office:value-type="float" office:value="-0.052382" calcext:value-type="float">
            <text:p>-0.052382</text:p>
          </table:table-cell>
          <table:table-cell office:value-type="float" office:value="-0.491972" calcext:value-type="float">
            <text:p>-0.491972</text:p>
          </table:table-cell>
          <table:table-cell office:value-type="float" office:value="-0.000491" calcext:value-type="float">
            <text:p>-0.000491</text:p>
          </table:table-cell>
          <table:table-cell office:value-type="float" office:value="0.100013" calcext:value-type="float">
            <text:p>0.100013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18" calcext:value-type="float">
            <text:p>-0.22518</text:p>
          </table:table-cell>
          <table:table-cell office:value-type="float" office:value="-3.920033" calcext:value-type="float">
            <text:p>-3.920033</text:p>
          </table:table-cell>
          <table:table-cell office:value-type="float" office:value="-0.619595" calcext:value-type="float">
            <text:p>-0.619595</text:p>
          </table:table-cell>
          <table:table-cell office:value-type="float" office:value="-1.528666" calcext:value-type="float">
            <text:p>-1.528666</text:p>
          </table:table-cell>
          <table:table-cell office:value-type="float" office:value="-0.485428" calcext:value-type="float">
            <text:p>-0.485428</text:p>
          </table:table-cell>
          <table:table-cell office:value-type="float" office:value="-0.152093" calcext:value-type="float">
            <text:p>-0.152093</text:p>
          </table:table-cell>
          <table:table-cell office:value-type="float" office:value="-2.166187" calcext:value-type="float">
            <text:p>-2.166187</text:p>
          </table:table-cell>
          <table:table-cell office:value-type="float" office:value="-0.153151" calcext:value-type="float">
            <text:p>-0.153151</text:p>
          </table:table-cell>
          <table:table-cell office:value-type="float" office:value="0.100186" calcext:value-type="float">
            <text:p>0.100186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4748" calcext:value-type="float">
            <text:p>-0.394748</text:p>
          </table:table-cell>
          <table:table-cell office:value-type="float" office:value="-3.642969" calcext:value-type="float">
            <text:p>-3.642969</text:p>
          </table:table-cell>
          <table:table-cell office:value-type="float" office:value="-0.579402" calcext:value-type="float">
            <text:p>-0.579402</text:p>
          </table:table-cell>
          <table:table-cell office:value-type="float" office:value="-1.359098" calcext:value-type="float">
            <text:p>-1.359098</text:p>
          </table:table-cell>
          <table:table-cell office:value-type="float" office:value="-0.54701" calcext:value-type="float">
            <text:p>-0.54701</text:p>
          </table:table-cell>
          <table:table-cell office:value-type="float" office:value="0.016985" calcext:value-type="float">
            <text:p>0.016985</text:p>
          </table:table-cell>
          <table:table-cell office:value-type="float" office:value="-1.889123" calcext:value-type="float">
            <text:p>-1.889123</text:p>
          </table:table-cell>
          <table:table-cell office:value-type="float" office:value="-0.135684" calcext:value-type="float">
            <text:p>-0.135684</text:p>
          </table:table-cell>
          <table:table-cell office:value-type="float" office:value="0.099834" calcext:value-type="float">
            <text:p>0.099834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4124" calcext:value-type="float">
            <text:p>-1.404124</text:p>
          </table:table-cell>
          <table:table-cell office:value-type="float" office:value="-2.579243" calcext:value-type="float">
            <text:p>-2.579243</text:p>
          </table:table-cell>
          <table:table-cell office:value-type="float" office:value="-0.425092" calcext:value-type="float">
            <text:p>-0.425092</text:p>
          </table:table-cell>
          <table:table-cell office:value-type="float" office:value="-0.349722" calcext:value-type="float">
            <text:p>-0.349722</text:p>
          </table:table-cell>
          <table:table-cell office:value-type="float" office:value="-0.575798" calcext:value-type="float">
            <text:p>-0.575798</text:p>
          </table:table-cell>
          <table:table-cell office:value-type="float" office:value="0.100123" calcext:value-type="float">
            <text:p>0.100123</text:p>
          </table:table-cell>
          <table:table-cell office:value-type="float" office:value="-0.825397" calcext:value-type="float">
            <text:p>-0.825397</text:p>
          </table:table-cell>
          <table:table-cell office:value-type="float" office:value="-0.035257" calcext:value-type="float">
            <text:p>-0.035257</text:p>
          </table:table-cell>
          <table:table-cell office:value-type="float" office:value="0.100813" calcext:value-type="float">
            <text:p>0.100813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89244" calcext:value-type="float">
            <text:p>-2.089244</text:p>
          </table:table-cell>
          <table:table-cell office:value-type="float" office:value="-1.908164" calcext:value-type="float">
            <text:p>-1.908164</text:p>
          </table:table-cell>
          <table:table-cell office:value-type="float" office:value="-0.327741" calcext:value-type="float">
            <text:p>-0.327741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-0.559056" calcext:value-type="float">
            <text:p>-0.559056</text:p>
          </table:table-cell>
          <table:table-cell office:value-type="float" office:value="0.069339" calcext:value-type="float">
            <text:p>0.069339</text:p>
          </table:table-cell>
          <table:table-cell office:value-type="float" office:value="-0.154318" calcext:value-type="float">
            <text:p>-0.154318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98807" calcext:value-type="float">
            <text:p>0.098807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79974" calcext:value-type="float">
            <text:p>-1.579974</text:p>
          </table:table-cell>
          <table:table-cell office:value-type="float" office:value="-2.520408" calcext:value-type="float">
            <text:p>-2.520408</text:p>
          </table:table-cell>
          <table:table-cell office:value-type="float" office:value="-0.416557" calcext:value-type="float">
            <text:p>-0.416557</text:p>
          </table:table-cell>
          <table:table-cell office:value-type="float" office:value="-0.173872" calcext:value-type="float">
            <text:p>-0.173872</text:p>
          </table:table-cell>
          <table:table-cell office:value-type="float" office:value="-0.542138" calcext:value-type="float">
            <text:p>-0.542138</text:p>
          </table:table-cell>
          <table:table-cell office:value-type="float" office:value="-0.050551" calcext:value-type="float">
            <text:p>-0.050551</text:p>
          </table:table-cell>
          <table:table-cell office:value-type="float" office:value="-0.766561" calcext:value-type="float">
            <text:p>-0.766561</text:p>
          </table:table-cell>
          <table:table-cell office:value-type="float" office:value="-0.017517" calcext:value-type="float">
            <text:p>-0.017517</text:p>
          </table:table-cell>
          <table:table-cell office:value-type="float" office:value="0.100744" calcext:value-type="float">
            <text:p>0.100744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6506" calcext:value-type="float">
            <text:p>-0.786506</text:p>
          </table:table-cell>
          <table:table-cell office:value-type="float" office:value="-3.315351" calcext:value-type="float">
            <text:p>-3.315351</text:p>
          </table:table-cell>
          <table:table-cell office:value-type="float" office:value="-0.531876" calcext:value-type="float">
            <text:p>-0.531876</text:p>
          </table:table-cell>
          <table:table-cell office:value-type="float" office:value="-0.967341" calcext:value-type="float">
            <text:p>-0.967341</text:p>
          </table:table-cell>
          <table:table-cell office:value-type="float" office:value="-0.51465" calcext:value-type="float">
            <text:p>-0.51465</text:p>
          </table:table-cell>
          <table:table-cell office:value-type="float" office:value="-0.079514" calcext:value-type="float">
            <text:p>-0.079514</text:p>
          </table:table-cell>
          <table:table-cell office:value-type="float" office:value="-1.561505" calcext:value-type="float">
            <text:p>-1.561505</text:p>
          </table:table-cell>
          <table:table-cell office:value-type="float" office:value="-0.09653" calcext:value-type="float">
            <text:p>-0.09653</text:p>
          </table:table-cell>
          <table:table-cell office:value-type="float" office:value="0.099789" calcext:value-type="float">
            <text:p>0.099789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9194" calcext:value-type="float">
            <text:p>-0.339194</text:p>
          </table:table-cell>
          <table:table-cell office:value-type="float" office:value="-3.74441" calcext:value-type="float">
            <text:p>-3.74441</text:p>
          </table:table-cell>
          <table:table-cell office:value-type="float" office:value="-0.594118" calcext:value-type="float">
            <text:p>-0.594118</text:p>
          </table:table-cell>
          <table:table-cell office:value-type="float" office:value="-1.414652" calcext:value-type="float">
            <text:p>-1.414652</text:p>
          </table:table-cell>
          <table:table-cell office:value-type="float" office:value="-0.53119" calcext:value-type="float">
            <text:p>-0.53119</text:p>
          </table:table-cell>
          <table:table-cell office:value-type="float" office:value="-0.044721" calcext:value-type="float">
            <text:p>-0.044721</text:p>
          </table:table-cell>
          <table:table-cell office:value-type="float" office:value="-1.990564" calcext:value-type="float">
            <text:p>-1.990564</text:p>
          </table:table-cell>
          <table:table-cell office:value-type="float" office:value="-0.141496" calcext:value-type="float">
            <text:p>-0.141496</text:p>
          </table:table-cell>
          <table:table-cell office:value-type="float" office:value="0.100022" calcext:value-type="float">
            <text:p>0.100022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9085" calcext:value-type="float">
            <text:p>-0.789085</text:p>
          </table:table-cell>
          <table:table-cell office:value-type="float" office:value="-3.266259" calcext:value-type="float">
            <text:p>-3.266259</text:p>
          </table:table-cell>
          <table:table-cell office:value-type="float" office:value="-0.524754" calcext:value-type="float">
            <text:p>-0.524754</text:p>
          </table:table-cell>
          <table:table-cell office:value-type="float" office:value="-0.964762" calcext:value-type="float">
            <text:p>-0.964762</text:p>
          </table:table-cell>
          <table:table-cell office:value-type="float" office:value="-0.592377" calcext:value-type="float">
            <text:p>-0.592377</text:p>
          </table:table-cell>
          <table:table-cell office:value-type="float" office:value="0.044726" calcext:value-type="float">
            <text:p>0.044726</text:p>
          </table:table-cell>
          <table:table-cell office:value-type="float" office:value="-1.512413" calcext:value-type="float">
            <text:p>-1.512413</text:p>
          </table:table-cell>
          <table:table-cell office:value-type="float" office:value="-0.097043" calcext:value-type="float">
            <text:p>-0.097043</text:p>
          </table:table-cell>
          <table:table-cell office:value-type="float" office:value="0.100587" calcext:value-type="float">
            <text:p>0.100587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727974" calcext:value-type="float">
            <text:p>-1.727974</text:p>
          </table:table-cell>
          <table:table-cell office:value-type="float" office:value="-2.332497" calcext:value-type="float">
            <text:p>-2.332497</text:p>
          </table:table-cell>
          <table:table-cell office:value-type="float" office:value="-0.389297" calcext:value-type="float">
            <text:p>-0.389297</text:p>
          </table:table-cell>
          <table:table-cell office:value-type="float" office:value="-0.025872" calcext:value-type="float">
            <text:p>-0.025872</text:p>
          </table:table-cell>
          <table:table-cell office:value-type="float" office:value="-0.646617" calcext:value-type="float">
            <text:p>-0.646617</text:p>
          </table:table-cell>
          <table:table-cell office:value-type="float" office:value="0.093838" calcext:value-type="float">
            <text:p>0.093838</text:p>
          </table:table-cell>
          <table:table-cell office:value-type="float" office:value="-0.57865" calcext:value-type="float">
            <text:p>-0.57865</text:p>
          </table:table-cell>
          <table:table-cell office:value-type="float" office:value="-0.002589" calcext:value-type="float">
            <text:p>-0.002589</text:p>
          </table:table-cell>
          <table:table-cell office:value-type="float" office:value="0.100054" calcext:value-type="float">
            <text:p>0.100054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92379" calcext:value-type="float">
            <text:p>-1.592379</text:p>
          </table:table-cell>
          <table:table-cell office:value-type="float" office:value="-2.591141" calcext:value-type="float">
            <text:p>-2.591141</text:p>
          </table:table-cell>
          <table:table-cell office:value-type="float" office:value="-0.426818" calcext:value-type="float">
            <text:p>-0.426818</text:p>
          </table:table-cell>
          <table:table-cell office:value-type="float" office:value="-0.161468" calcext:value-type="float">
            <text:p>-0.161468</text:p>
          </table:table-cell>
          <table:table-cell office:value-type="float" office:value="-0.662242" calcext:value-type="float">
            <text:p>-0.662242</text:p>
          </table:table-cell>
          <table:table-cell office:value-type="float" office:value="-0.013585" calcext:value-type="float">
            <text:p>-0.013585</text:p>
          </table:table-cell>
          <table:table-cell office:value-type="float" office:value="-0.837295" calcext:value-type="float">
            <text:p>-0.837295</text:p>
          </table:table-cell>
          <table:table-cell office:value-type="float" office:value="-0.016117" calcext:value-type="float">
            <text:p>-0.016117</text:p>
          </table:table-cell>
          <table:table-cell office:value-type="float" office:value="0.099814" calcext:value-type="float">
            <text:p>0.099814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5678" calcext:value-type="float">
            <text:p>-0.845678</text:p>
          </table:table-cell>
          <table:table-cell office:value-type="float" office:value="-3.336531" calcext:value-type="float">
            <text:p>-3.336531</text:p>
          </table:table-cell>
          <table:table-cell office:value-type="float" office:value="-0.534948" calcext:value-type="float">
            <text:p>-0.534948</text:p>
          </table:table-cell>
          <table:table-cell office:value-type="float" office:value="-0.908169" calcext:value-type="float">
            <text:p>-0.908169</text:p>
          </table:table-cell>
          <table:table-cell office:value-type="float" office:value="-0.59955" calcext:value-type="float">
            <text:p>-0.59955</text:p>
          </table:table-cell>
          <table:table-cell office:value-type="float" office:value="-0.074966" calcext:value-type="float">
            <text:p>-0.074966</text:p>
          </table:table-cell>
          <table:table-cell office:value-type="float" office:value="-1.582685" calcext:value-type="float">
            <text:p>-1.582685</text:p>
          </table:table-cell>
          <table:table-cell office:value-type="float" office:value="-0.090458" calcext:value-type="float">
            <text:p>-0.090458</text:p>
          </table:table-cell>
          <table:table-cell office:value-type="float" office:value="0.099605" calcext:value-type="float">
            <text:p>0.099605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6" calcext:value-type="float">
            <text:p>-0.2256</text:p>
          </table:table-cell>
          <table:table-cell office:value-type="float" office:value="-3.960674" calcext:value-type="float">
            <text:p>-3.960674</text:p>
          </table:table-cell>
          <table:table-cell office:value-type="float" office:value="-0.62549" calcext:value-type="float">
            <text:p>-0.62549</text:p>
          </table:table-cell>
          <table:table-cell office:value-type="float" office:value="-1.528247" calcext:value-type="float">
            <text:p>-1.528247</text:p>
          </table:table-cell>
          <table:table-cell office:value-type="float" office:value="-0.616493" calcext:value-type="float">
            <text:p>-0.616493</text:p>
          </table:table-cell>
          <table:table-cell office:value-type="float" office:value="-0.062088" calcext:value-type="float">
            <text:p>-0.062088</text:p>
          </table:table-cell>
          <table:table-cell office:value-type="float" office:value="-2.206828" calcext:value-type="float">
            <text:p>-2.206828</text:p>
          </table:table-cell>
          <table:table-cell office:value-type="float" office:value="-0.152627" calcext:value-type="float">
            <text:p>-0.152627</text:p>
          </table:table-cell>
          <table:table-cell office:value-type="float" office:value="0.099871" calcext:value-type="float">
            <text:p>0.099871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4558" calcext:value-type="float">
            <text:p>-0.674558</text:p>
          </table:table-cell>
          <table:table-cell office:value-type="float" office:value="-3.477416" calcext:value-type="float">
            <text:p>-3.477416</text:p>
          </table:table-cell>
          <table:table-cell office:value-type="float" office:value="-0.555386" calcext:value-type="float">
            <text:p>-0.555386</text:p>
          </table:table-cell>
          <table:table-cell office:value-type="float" office:value="-1.079288" calcext:value-type="float">
            <text:p>-1.079288</text:p>
          </table:table-cell>
          <table:table-cell office:value-type="float" office:value="-0.689174" calcext:value-type="float">
            <text:p>-0.689174</text:p>
          </table:table-cell>
          <table:table-cell office:value-type="float" office:value="0.044892" calcext:value-type="float">
            <text:p>0.044892</text:p>
          </table:table-cell>
          <table:table-cell office:value-type="float" office:value="-1.72357" calcext:value-type="float">
            <text:p>-1.72357</text:p>
          </table:table-cell>
          <table:table-cell office:value-type="float" office:value="-0.107937" calcext:value-type="float">
            <text:p>-0.107937</text:p>
          </table:table-cell>
          <table:table-cell office:value-type="float" office:value="0.100008" calcext:value-type="float">
            <text:p>0.100008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6723" calcext:value-type="float">
            <text:p>-1.466723</text:p>
          </table:table-cell>
          <table:table-cell office:value-type="float" office:value="-2.713364" calcext:value-type="float">
            <text:p>-2.713364</text:p>
          </table:table-cell>
          <table:table-cell office:value-type="float" office:value="-0.444548" calcext:value-type="float">
            <text:p>-0.444548</text:p>
          </table:table-cell>
          <table:table-cell office:value-type="float" office:value="-0.287123" calcext:value-type="float">
            <text:p>-0.287123</text:p>
          </table:table-cell>
          <table:table-cell office:value-type="float" office:value="-0.751182" calcext:value-type="float">
            <text:p>-0.751182</text:p>
          </table:table-cell>
          <table:table-cell office:value-type="float" office:value="0.078788" calcext:value-type="float">
            <text:p>0.078788</text:p>
          </table:table-cell>
          <table:table-cell office:value-type="float" office:value="-0.959518" calcext:value-type="float">
            <text:p>-0.959518</text:p>
          </table:table-cell>
          <table:table-cell office:value-type="float" office:value="-0.028869" calcext:value-type="float">
            <text:p>-0.028869</text:p>
          </table:table-cell>
          <table:table-cell office:value-type="float" office:value="0.100544" calcext:value-type="float">
            <text:p>0.100544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974689" calcext:value-type="float">
            <text:p>-1.974689</text:p>
          </table:table-cell>
          <table:table-cell office:value-type="float" office:value="-2.193601" calcext:value-type="float">
            <text:p>-2.193601</text:p>
          </table:table-cell>
          <table:table-cell office:value-type="float" office:value="-0.369148" calcext:value-type="float">
            <text:p>-0.369148</text:p>
          </table:table-cell>
          <table:table-cell office:value-type="float" office:value="0.220843" calcext:value-type="float">
            <text:p>0.220843</text:p>
          </table:table-cell>
          <table:table-cell office:value-type="float" office:value="-0.711724" calcext:value-type="float">
            <text:p>-0.711724</text:p>
          </table:table-cell>
          <table:table-cell office:value-type="float" office:value="0.051126" calcext:value-type="float">
            <text:p>0.051126</text:p>
          </table:table-cell>
          <table:table-cell office:value-type="float" office:value="-0.439754" calcext:value-type="float">
            <text:p>-0.439754</text:p>
          </table:table-cell>
          <table:table-cell office:value-type="float" office:value="0.021942" calcext:value-type="float">
            <text:p>0.021942</text:p>
          </table:table-cell>
          <table:table-cell office:value-type="float" office:value="0.099355" calcext:value-type="float">
            <text:p>0.099355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59448" calcext:value-type="float">
            <text:p>-1.859448</text:p>
          </table:table-cell>
          <table:table-cell office:value-type="float" office:value="-2.264382" calcext:value-type="float">
            <text:p>-2.264382</text:p>
          </table:table-cell>
          <table:table-cell office:value-type="float" office:value="-0.379416" calcext:value-type="float">
            <text:p>-0.379416</text:p>
          </table:table-cell>
          <table:table-cell office:value-type="float" office:value="0.105602" calcext:value-type="float">
            <text:p>0.105602</text:p>
          </table:table-cell>
          <table:table-cell office:value-type="float" office:value="-0.604624" calcext:value-type="float">
            <text:p>-0.604624</text:p>
          </table:table-cell>
          <table:table-cell office:value-type="float" office:value="-0.011514" calcext:value-type="float">
            <text:p>-0.011514</text:p>
          </table:table-cell>
          <table:table-cell office:value-type="float" office:value="-0.510536" calcext:value-type="float">
            <text:p>-0.510536</text:p>
          </table:table-cell>
          <table:table-cell office:value-type="float" office:value="0.010569" calcext:value-type="float">
            <text:p>0.010569</text:p>
          </table:table-cell>
          <table:table-cell office:value-type="float" office:value="0.100087" calcext:value-type="float">
            <text:p>0.100087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8176" calcext:value-type="float">
            <text:p>-0.958176</text:p>
          </table:table-cell>
          <table:table-cell office:value-type="float" office:value="-3.182354" calcext:value-type="float">
            <text:p>-3.182354</text:p>
          </table:table-cell>
          <table:table-cell office:value-type="float" office:value="-0.512583" calcext:value-type="float">
            <text:p>-0.512583</text:p>
          </table:table-cell>
          <table:table-cell office:value-type="float" office:value="-0.79567" calcext:value-type="float">
            <text:p>-0.79567</text:p>
          </table:table-cell>
          <table:table-cell office:value-type="float" office:value="-0.542578" calcext:value-type="float">
            <text:p>-0.542578</text:p>
          </table:table-cell>
          <table:table-cell office:value-type="float" office:value="-0.09026" calcext:value-type="float">
            <text:p>-0.09026</text:p>
          </table:table-cell>
          <table:table-cell office:value-type="float" office:value="-1.428508" calcext:value-type="float">
            <text:p>-1.428508</text:p>
          </table:table-cell>
          <table:table-cell office:value-type="float" office:value="-0.07945" calcext:value-type="float">
            <text:p>-0.07945</text:p>
          </table:table-cell>
          <table:table-cell office:value-type="float" office:value="0.099853" calcext:value-type="float">
            <text:p>0.099853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19704" calcext:value-type="float">
            <text:p>-0.619704</text:p>
          </table:table-cell>
          <table:table-cell office:value-type="float" office:value="-3.480797" calcext:value-type="float">
            <text:p>-3.480797</text:p>
          </table:table-cell>
          <table:table-cell office:value-type="float" office:value="-0.555876" calcext:value-type="float">
            <text:p>-0.555876</text:p>
          </table:table-cell>
          <table:table-cell office:value-type="float" office:value="-1.134142" calcext:value-type="float">
            <text:p>-1.134142</text:p>
          </table:table-cell>
          <table:table-cell office:value-type="float" office:value="-0.558966" calcext:value-type="float">
            <text:p>-0.558966</text:p>
          </table:table-cell>
          <table:table-cell office:value-type="float" office:value="-0.033843" calcext:value-type="float">
            <text:p>-0.033843</text:p>
          </table:table-cell>
          <table:table-cell office:value-type="float" office:value="-1.726951" calcext:value-type="float">
            <text:p>-1.726951</text:p>
          </table:table-cell>
          <table:table-cell office:value-type="float" office:value="-0.11343" calcext:value-type="float">
            <text:p>-0.11343</text:p>
          </table:table-cell>
          <table:table-cell office:value-type="float" office:value="0.100014" calcext:value-type="float">
            <text:p>0.100014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7323" calcext:value-type="float">
            <text:p>-1.127323</text:p>
          </table:table-cell>
          <table:table-cell office:value-type="float" office:value="-2.948872" calcext:value-type="float">
            <text:p>-2.948872</text:p>
          </table:table-cell>
          <table:table-cell office:value-type="float" office:value="-0.478712" calcext:value-type="float">
            <text:p>-0.478712</text:p>
          </table:table-cell>
          <table:table-cell office:value-type="float" office:value="-0.626523" calcext:value-type="float">
            <text:p>-0.626523</text:p>
          </table:table-cell>
          <table:table-cell office:value-type="float" office:value="-0.619159" calcext:value-type="float">
            <text:p>-0.619159</text:p>
          </table:table-cell>
          <table:table-cell office:value-type="float" office:value="0.050657" calcext:value-type="float">
            <text:p>0.050657</text:p>
          </table:table-cell>
          <table:table-cell office:value-type="float" office:value="-1.195026" calcext:value-type="float">
            <text:p>-1.195026</text:p>
          </table:table-cell>
          <table:table-cell office:value-type="float" office:value="-0.062782" calcext:value-type="float">
            <text:p>-0.062782</text:p>
          </table:table-cell>
          <table:table-cell office:value-type="float" office:value="0.100207" calcext:value-type="float">
            <text:p>0.100207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88146" calcext:value-type="float">
            <text:p>-1.688146</text:p>
          </table:table-cell>
          <table:table-cell office:value-type="float" office:value="-2.373225" calcext:value-type="float">
            <text:p>-2.373225</text:p>
          </table:table-cell>
          <table:table-cell office:value-type="float" office:value="-0.395206" calcext:value-type="float">
            <text:p>-0.395206</text:p>
          </table:table-cell>
          <table:table-cell office:value-type="float" office:value="-0.0657" calcext:value-type="float">
            <text:p>-0.0657</text:p>
          </table:table-cell>
          <table:table-cell office:value-type="float" office:value="-0.609628" calcext:value-type="float">
            <text:p>-0.609628</text:p>
          </table:table-cell>
          <table:table-cell office:value-type="float" office:value="0.055949" calcext:value-type="float">
            <text:p>0.055949</text:p>
          </table:table-cell>
          <table:table-cell office:value-type="float" office:value="-0.619379" calcext:value-type="float">
            <text:p>-0.619379</text:p>
          </table:table-cell>
          <table:table-cell office:value-type="float" office:value="-0.006586" calcext:value-type="float">
            <text:p>-0.006586</text:p>
          </table:table-cell>
          <table:table-cell office:value-type="float" office:value="0.100238" calcext:value-type="float">
            <text:p>0.100238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92708" calcext:value-type="float">
            <text:p>-1.692708</text:p>
          </table:table-cell>
          <table:table-cell office:value-type="float" office:value="-2.339816" calcext:value-type="float">
            <text:p>-2.339816</text:p>
          </table:table-cell>
          <table:table-cell office:value-type="float" office:value="-0.390359" calcext:value-type="float">
            <text:p>-0.390359</text:p>
          </table:table-cell>
          <table:table-cell office:value-type="float" office:value="-0.061138" calcext:value-type="float">
            <text:p>-0.061138</text:p>
          </table:table-cell>
          <table:table-cell office:value-type="float" office:value="-0.525287" calcext:value-type="float">
            <text:p>-0.525287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-0.58597" calcext:value-type="float">
            <text:p>-0.58597</text:p>
          </table:table-cell>
          <table:table-cell office:value-type="float" office:value="-0.006117" calcext:value-type="float">
            <text:p>-0.006117</text:p>
          </table:table-cell>
          <table:table-cell office:value-type="float" office:value="0.100057" calcext:value-type="float">
            <text:p>0.100057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3707" calcext:value-type="float">
            <text:p>-0.563707</text:p>
          </table:table-cell>
          <table:table-cell office:value-type="float" office:value="-3.548541" calcext:value-type="float">
            <text:p>-3.548541</text:p>
          </table:table-cell>
          <table:table-cell office:value-type="float" office:value="-0.565704" calcext:value-type="float">
            <text:p>-0.565704</text:p>
          </table:table-cell>
          <table:table-cell office:value-type="float" office:value="-1.190139" calcext:value-type="float">
            <text:p>-1.190139</text:p>
          </table:table-cell>
          <table:table-cell office:value-type="float" office:value="-0.491295" calcext:value-type="float">
            <text:p>-0.491295</text:p>
          </table:table-cell>
          <table:table-cell office:value-type="float" office:value="-0.11326" calcext:value-type="float">
            <text:p>-0.11326</text:p>
          </table:table-cell>
          <table:table-cell office:value-type="float" office:value="-1.794695" calcext:value-type="float">
            <text:p>-1.794695</text:p>
          </table:table-cell>
          <table:table-cell office:value-type="float" office:value="-0.118636" calcext:value-type="float">
            <text:p>-0.118636</text:p>
          </table:table-cell>
          <table:table-cell office:value-type="float" office:value="0.099682" calcext:value-type="float">
            <text:p>0.099682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336" calcext:value-type="float">
            <text:p>-0.225336</text:p>
          </table:table-cell>
          <table:table-cell office:value-type="float" office:value="-3.852148" calcext:value-type="float">
            <text:p>-3.852148</text:p>
          </table:table-cell>
          <table:table-cell office:value-type="float" office:value="-0.609747" calcext:value-type="float">
            <text:p>-0.609747</text:p>
          </table:table-cell>
          <table:table-cell office:value-type="float" office:value="-1.528511" calcext:value-type="float">
            <text:p>-1.528511</text:p>
          </table:table-cell>
          <table:table-cell office:value-type="float" office:value="-0.535882" calcext:value-type="float">
            <text:p>-0.535882</text:p>
          </table:table-cell>
          <table:table-cell office:value-type="float" office:value="-0.03391" calcext:value-type="float">
            <text:p>-0.03391</text:p>
          </table:table-cell>
          <table:table-cell office:value-type="float" office:value="-2.098302" calcext:value-type="float">
            <text:p>-2.098302</text:p>
          </table:table-cell>
          <table:table-cell office:value-type="float" office:value="-0.152524" calcext:value-type="float">
            <text:p>-0.152524</text:p>
          </table:table-cell>
          <table:table-cell office:value-type="float" office:value="0.099786" calcext:value-type="float">
            <text:p>0.099786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49943" calcext:value-type="float">
            <text:p>-0.449943</text:p>
          </table:table-cell>
          <table:table-cell office:value-type="float" office:value="-3.673068" calcext:value-type="float">
            <text:p>-3.673068</text:p>
          </table:table-cell>
          <table:table-cell office:value-type="float" office:value="-0.583768" calcext:value-type="float">
            <text:p>-0.583768</text:p>
          </table:table-cell>
          <table:table-cell office:value-type="float" office:value="-1.303903" calcext:value-type="float">
            <text:p>-1.303903</text:p>
          </table:table-cell>
          <table:table-cell office:value-type="float" office:value="-0.637725" calcext:value-type="float">
            <text:p>-0.637725</text:p>
          </table:table-cell>
          <table:table-cell office:value-type="float" office:value="0.022406" calcext:value-type="float">
            <text:p>0.022406</text:p>
          </table:table-cell>
          <table:table-cell office:value-type="float" office:value="-1.919222" calcext:value-type="float">
            <text:p>-1.919222</text:p>
          </table:table-cell>
          <table:table-cell office:value-type="float" office:value="-0.130711" calcext:value-type="float">
            <text:p>-0.130711</text:p>
          </table:table-cell>
          <table:table-cell office:value-type="float" office:value="0.100246" calcext:value-type="float">
            <text:p>0.100246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6348" calcext:value-type="float">
            <text:p>-0.846348</text:p>
          </table:table-cell>
          <table:table-cell office:value-type="float" office:value="-3.372728" calcext:value-type="float">
            <text:p>-3.372728</text:p>
          </table:table-cell>
          <table:table-cell office:value-type="float" office:value="-0.540199" calcext:value-type="float">
            <text:p>-0.540199</text:p>
          </table:table-cell>
          <table:table-cell office:value-type="float" office:value="-0.907498" calcext:value-type="float">
            <text:p>-0.907498</text:p>
          </table:table-cell>
          <table:table-cell office:value-type="float" office:value="-0.75084" calcext:value-type="float">
            <text:p>-0.75084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-1.618882" calcext:value-type="float">
            <text:p>-1.618882</text:p>
          </table:table-cell>
          <table:table-cell office:value-type="float" office:value="-0.091174" calcext:value-type="float">
            <text:p>-0.091174</text:p>
          </table:table-cell>
          <table:table-cell office:value-type="float" office:value="0.100467" calcext:value-type="float">
            <text:p>0.100467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128291" calcext:value-type="float">
            <text:p>-1.12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8291" calcext:value-type="float">
            <text:p>1.128291</text:p>
          </table:table-cell>
          <table:table-cell office:value-type="float" office:value="-0.648888" calcext:value-type="float">
            <text:p>-0.648888</text:p>
          </table:table-cell>
          <table:table-cell office:value-type="float" office:value="0.204136" calcext:value-type="float">
            <text:p>0.204136</text:p>
          </table:table-cell>
          <table:table-cell office:value-type="float" office:value="0.68354" calcext:value-type="float">
            <text:p>0.68354</text:p>
          </table:table-cell>
          <table:table-cell office:value-type="float" office:value="0.112521" calcext:value-type="float">
            <text:p>0.112521</text:p>
          </table:table-cell>
          <table:table-cell office:value-type="float" office:value="0.099727" calcext:value-type="float">
            <text:p>0.099727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8605" calcext:value-type="float">
            <text:p>0.788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8605" calcext:value-type="float">
            <text:p>-0.788605</text:p>
          </table:table-cell>
          <table:table-cell office:value-type="float" office:value="-0.647841" calcext:value-type="float">
            <text:p>-0.647841</text:p>
          </table:table-cell>
          <table:table-cell office:value-type="float" office:value="-0.192808" calcext:value-type="float">
            <text:p>-0.192808</text:p>
          </table:table-cell>
          <table:table-cell office:value-type="float" office:value="-1.629254" calcext:value-type="float">
            <text:p>-1.629254</text:p>
          </table:table-cell>
          <table:table-cell office:value-type="float" office:value="-0.078403" calcext:value-type="float">
            <text:p>-0.078403</text:p>
          </table:table-cell>
          <table:table-cell office:value-type="float" office:value="0.09942" calcext:value-type="float">
            <text:p>0.09942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3087" calcext:value-type="float">
            <text:p>0.843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3087" calcext:value-type="float">
            <text:p>-0.843087</text:p>
          </table:table-cell>
          <table:table-cell office:value-type="float" office:value="-0.619276" calcext:value-type="float">
            <text:p>-0.619276</text:p>
          </table:table-cell>
          <table:table-cell office:value-type="float" office:value="-0.005413" calcext:value-type="float">
            <text:p>-0.005413</text:p>
          </table:table-cell>
          <table:table-cell office:value-type="float" office:value="-1.467776" calcext:value-type="float">
            <text:p>-1.467776</text:p>
          </table:table-cell>
          <table:table-cell office:value-type="float" office:value="-0.084864" calcext:value-type="float">
            <text:p>-0.084864</text:p>
          </table:table-cell>
          <table:table-cell office:value-type="float" office:value="0.100659" calcext:value-type="float">
            <text:p>0.100659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7884" calcext:value-type="float">
            <text:p>0.677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7884" calcext:value-type="float">
            <text:p>-0.677884</text:p>
          </table:table-cell>
          <table:table-cell office:value-type="float" office:value="-0.623723" calcext:value-type="float">
            <text:p>-0.623723</text:p>
          </table:table-cell>
          <table:table-cell office:value-type="float" office:value="0.016658" calcext:value-type="float">
            <text:p>0.016658</text:p>
          </table:table-cell>
          <table:table-cell office:value-type="float" office:value="-1.284949" calcext:value-type="float">
            <text:p>-1.284949</text:p>
          </table:table-cell>
          <table:table-cell office:value-type="float" office:value="-0.067229" calcext:value-type="float">
            <text:p>-0.067229</text:p>
          </table:table-cell>
          <table:table-cell office:value-type="float" office:value="0.099175" calcext:value-type="float">
            <text:p>0.099175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617137" calcext:value-type="float">
            <text:p>-0.617137</text:p>
          </table:table-cell>
          <table:table-cell office:value-type="float" office:value="0.067556" calcext:value-type="float">
            <text:p>0.067556</text:p>
          </table:table-cell>
          <table:table-cell office:value-type="float" office:value="-0.549581" calcext:value-type="float">
            <text:p>-0.549581</text:p>
          </table:table-cell>
          <table:table-cell office:value-type="float" office:value="0" calcext:value-type="float">
            <text:p>0</text:p>
          </table:table-cell>
          <table:table-cell office:value-type="float" office:value="0.100344" calcext:value-type="float">
            <text:p>0.100344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61102" calcext:value-type="float">
            <text:p>-0.61102</text:p>
          </table:table-cell>
          <table:table-cell office:value-type="float" office:value="0" calcext:value-type="float">
            <text:p>0</text:p>
          </table:table-cell>
          <table:table-cell office:value-type="float" office:value="-0.61102" calcext:value-type="float">
            <text:p>-0.61102</text:p>
          </table:table-cell>
          <table:table-cell office:value-type="float" office:value="0" calcext:value-type="float">
            <text:p>0</text:p>
          </table:table-cell>
          <table:table-cell office:value-type="float" office:value="0.099231" calcext:value-type="float">
            <text:p>0.099231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92384" calcext:value-type="float">
            <text:p>-0.492384</text:p>
          </table:table-cell>
          <table:table-cell office:value-type="float" office:value="0" calcext:value-type="float">
            <text:p>0</text:p>
          </table:table-cell>
          <table:table-cell office:value-type="float" office:value="-0.492384" calcext:value-type="float">
            <text:p>-0.492384</text:p>
          </table:table-cell>
          <table:table-cell office:value-type="float" office:value="0" calcext:value-type="float">
            <text:p>0</text:p>
          </table:table-cell>
          <table:table-cell office:value-type="float" office:value="0.100504" calcext:value-type="float">
            <text:p>0.100504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3986" calcext:value-type="float">
            <text:p>-0.33986</text:p>
          </table:table-cell>
          <table:table-cell office:value-type="float" office:value="0" calcext:value-type="float">
            <text:p>0</text:p>
          </table:table-cell>
          <table:table-cell office:value-type="float" office:value="-0.33986" calcext:value-type="float">
            <text:p>-0.33986</text:p>
          </table:table-cell>
          <table:table-cell office:value-type="float" office:value="0" calcext:value-type="float">
            <text:p>0</text:p>
          </table:table-cell>
          <table:table-cell office:value-type="float" office:value="0.099823" calcext:value-type="float">
            <text:p>0.099823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09149" calcext:value-type="float">
            <text:p>-0.209149</text:p>
          </table:table-cell>
          <table:table-cell office:value-type="float" office:value="0" calcext:value-type="float">
            <text:p>0</text:p>
          </table:table-cell>
          <table:table-cell office:value-type="float" office:value="-0.209149" calcext:value-type="float">
            <text:p>-0.209149</text:p>
          </table:table-cell>
          <table:table-cell office:value-type="float" office:value="0" calcext:value-type="float">
            <text:p>0</text:p>
          </table:table-cell>
          <table:table-cell office:value-type="float" office:value="0.099995" calcext:value-type="float">
            <text:p>0.099995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6.651257" calcext:value-type="float">
            <text:p>6.651257</text:p>
          </table:table-cell>
          <table:table-cell office:value-type="float" office:value="1" calcext:value-type="float">
            <text:p>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190419" calcext:value-type="float">
            <text:p>0.190419</text:p>
          </table:table-cell>
          <table:table-cell office:value-type="float" office:value="0.306992" calcext:value-type="float">
            <text:p>0.306992</text:p>
          </table:table-cell>
          <table:table-cell office:value-type="float" office:value="3.574334" calcext:value-type="float">
            <text:p>3.574334</text:p>
          </table:table-cell>
          <table:table-cell office:value-type="float" office:value="0.308394" calcext:value-type="float">
            <text:p>0.308394</text:p>
          </table:table-cell>
          <table:table-cell office:value-type="float" office:value="0.100228" calcext:value-type="float">
            <text:p>0.100228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84197" calcext:value-type="float">
            <text:p>0.84197</text:p>
          </table:table-cell>
          <table:table-cell office:value-type="float" office:value="5.526219" calcext:value-type="float">
            <text:p>5.526219</text:p>
          </table:table-cell>
          <table:table-cell office:value-type="float" office:value="0.852597" calcext:value-type="float">
            <text:p>0.852597</text:p>
          </table:table-cell>
          <table:table-cell office:value-type="float" office:value="2.234953" calcext:value-type="float">
            <text:p>2.234953</text:p>
          </table:table-cell>
          <table:table-cell office:value-type="float" office:value="0.299326" calcext:value-type="float">
            <text:p>0.299326</text:p>
          </table:table-cell>
          <table:table-cell office:value-type="float" office:value="-0.084983" calcext:value-type="float">
            <text:p>-0.084983</text:p>
          </table:table-cell>
          <table:table-cell office:value-type="float" office:value="2.449295" calcext:value-type="float">
            <text:p>2.449295</text:p>
          </table:table-cell>
          <table:table-cell office:value-type="float" office:value="0.221428" calcext:value-type="float">
            <text:p>0.221428</text:p>
          </table:table-cell>
          <table:table-cell office:value-type="float" office:value="0.099075" calcext:value-type="float">
            <text:p>0.099075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307743" calcext:value-type="float">
            <text:p>4.307743</text:p>
          </table:table-cell>
          <table:table-cell office:value-type="float" office:value="1.753375" calcext:value-type="float">
            <text:p>1.753375</text:p>
          </table:table-cell>
          <table:table-cell office:value-type="float" office:value="0.305286" calcext:value-type="float">
            <text:p>0.305286</text:p>
          </table:table-cell>
          <table:table-cell office:value-type="float" office:value="-1.23082" calcext:value-type="float">
            <text:p>-1.23082</text:p>
          </table:table-cell>
          <table:table-cell office:value-type="float" office:value="0.255084" calcext:value-type="float">
            <text:p>0.255084</text:p>
          </table:table-cell>
          <table:table-cell office:value-type="float" office:value="-0.347812" calcext:value-type="float">
            <text:p>-0.347812</text:p>
          </table:table-cell>
          <table:table-cell office:value-type="float" office:value="-1.323548" calcext:value-type="float">
            <text:p>-1.323548</text:p>
          </table:table-cell>
          <table:table-cell office:value-type="float" office:value="-0.122645" calcext:value-type="float">
            <text:p>-0.122645</text:p>
          </table:table-cell>
          <table:table-cell office:value-type="float" office:value="0.099645" calcext:value-type="float">
            <text:p>0.099645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819473" calcext:value-type="float">
            <text:p>6.819473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74255" calcext:value-type="float">
            <text:p>-3.74255</text:p>
          </table:table-cell>
          <table:table-cell office:value-type="float" office:value="-0.033959" calcext:value-type="float">
            <text:p>-0.033959</text:p>
          </table:table-cell>
          <table:table-cell office:value-type="float" office:value="-0.251406" calcext:value-type="float">
            <text:p>-0.251406</text:p>
          </table:table-cell>
          <table:table-cell office:value-type="float" office:value="-4.027916" calcext:value-type="float">
            <text:p>-4.027916</text:p>
          </table:table-cell>
          <table:table-cell office:value-type="float" office:value="-0.373908" calcext:value-type="float">
            <text:p>-0.373908</text:p>
          </table:table-cell>
          <table:table-cell office:value-type="float" office:value="0.099907" calcext:value-type="float">
            <text:p>0.099907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471012" calcext:value-type="float">
            <text:p>5.471012</text:p>
          </table:table-cell>
          <table:table-cell office:value-type="float" office:value="0.610894" calcext:value-type="float">
            <text:p>0.610894</text:p>
          </table:table-cell>
          <table:table-cell office:value-type="float" office:value="0.139551" calcext:value-type="float">
            <text:p>0.139551</text:p>
          </table:table-cell>
          <table:table-cell office:value-type="float" office:value="-2.394089" calcext:value-type="float">
            <text:p>-2.394089</text:p>
          </table:table-cell>
          <table:table-cell office:value-type="float" office:value="-0.206553" calcext:value-type="float">
            <text:p>-0.206553</text:p>
          </table:table-cell>
          <table:table-cell office:value-type="float" office:value="0.134613" calcext:value-type="float">
            <text:p>0.134613</text:p>
          </table:table-cell>
          <table:table-cell office:value-type="float" office:value="-2.466029" calcext:value-type="float">
            <text:p>-2.466029</text:p>
          </table:table-cell>
          <table:table-cell office:value-type="float" office:value="-0.239823" calcext:value-type="float">
            <text:p>-0.239823</text:p>
          </table:table-cell>
          <table:table-cell office:value-type="float" office:value="0.100173" calcext:value-type="float">
            <text:p>0.100173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673664" calcext:value-type="float">
            <text:p>4.673664</text:p>
          </table:table-cell>
          <table:table-cell office:value-type="float" office:value="1.191154" calcext:value-type="float">
            <text:p>1.191154</text:p>
          </table:table-cell>
          <table:table-cell office:value-type="float" office:value="0.223727" calcext:value-type="float">
            <text:p>0.223727</text:p>
          </table:table-cell>
          <table:table-cell office:value-type="float" office:value="-1.596741" calcext:value-type="float">
            <text:p>-1.596741</text:p>
          </table:table-cell>
          <table:table-cell office:value-type="float" office:value="-0.367925" calcext:value-type="float">
            <text:p>-0.367925</text:p>
          </table:table-cell>
          <table:table-cell office:value-type="float" office:value="0.078896" calcext:value-type="float">
            <text:p>0.078896</text:p>
          </table:table-cell>
          <table:table-cell office:value-type="float" office:value="-1.885769" calcext:value-type="float">
            <text:p>-1.885769</text:p>
          </table:table-cell>
          <table:table-cell office:value-type="float" office:value="-0.161371" calcext:value-type="float">
            <text:p>-0.161371</text:p>
          </table:table-cell>
          <table:table-cell office:value-type="float" office:value="0.101063" calcext:value-type="float">
            <text:p>0.101063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40673" calcext:value-type="float">
            <text:p>3.440673</text:p>
          </table:table-cell>
          <table:table-cell office:value-type="float" office:value="2.434467" calcext:value-type="float">
            <text:p>2.434467</text:p>
          </table:table-cell>
          <table:table-cell office:value-type="float" office:value="0.40409" calcext:value-type="float">
            <text:p>0.40409</text:p>
          </table:table-cell>
          <table:table-cell office:value-type="float" office:value="-0.36375" calcext:value-type="float">
            <text:p>-0.36375</text:p>
          </table:table-cell>
          <table:table-cell office:value-type="float" office:value="-0.403783" calcext:value-type="float">
            <text:p>-0.403783</text:p>
          </table:table-cell>
          <table:table-cell office:value-type="float" office:value="0.125076" calcext:value-type="float">
            <text:p>0.125076</text:p>
          </table:table-cell>
          <table:table-cell office:value-type="float" office:value="-0.642456" calcext:value-type="float">
            <text:p>-0.642456</text:p>
          </table:table-cell>
          <table:table-cell office:value-type="float" office:value="-0.035858" calcext:value-type="float">
            <text:p>-0.035858</text:p>
          </table:table-cell>
          <table:table-cell office:value-type="float" office:value="0.098579" calcext:value-type="float">
            <text:p>0.098579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54894" calcext:value-type="float">
            <text:p>3.154894</text:p>
          </table:table-cell>
          <table:table-cell office:value-type="float" office:value="2.615896" calcext:value-type="float">
            <text:p>2.615896</text:p>
          </table:table-cell>
          <table:table-cell office:value-type="float" office:value="0.430409" calcext:value-type="float">
            <text:p>0.430409</text:p>
          </table:table-cell>
          <table:table-cell office:value-type="float" office:value="-0.077971" calcext:value-type="float">
            <text:p>-0.077971</text:p>
          </table:table-cell>
          <table:table-cell office:value-type="float" office:value="-0.411592" calcext:value-type="float">
            <text:p>-0.411592</text:p>
          </table:table-cell>
          <table:table-cell office:value-type="float" office:value="0.028535" calcext:value-type="float">
            <text:p>0.028535</text:p>
          </table:table-cell>
          <table:table-cell office:value-type="float" office:value="-0.461027" calcext:value-type="float">
            <text:p>-0.461027</text:p>
          </table:table-cell>
          <table:table-cell office:value-type="float" office:value="-0.007809" calcext:value-type="float">
            <text:p>-0.007809</text:p>
          </table:table-cell>
          <table:table-cell office:value-type="float" office:value="0.10015" calcext:value-type="float">
            <text:p>0.10015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817" calcext:value-type="float">
            <text:p>3.88817</text:p>
          </table:table-cell>
          <table:table-cell office:value-type="float" office:value="1.699645" calcext:value-type="float">
            <text:p>1.699645</text:p>
          </table:table-cell>
          <table:table-cell office:value-type="float" office:value="0.297492" calcext:value-type="float">
            <text:p>0.297492</text:p>
          </table:table-cell>
          <table:table-cell office:value-type="float" office:value="-0.811246" calcext:value-type="float">
            <text:p>-0.811246</text:p>
          </table:table-cell>
          <table:table-cell office:value-type="float" office:value="-0.492591" calcext:value-type="float">
            <text:p>-0.492591</text:p>
          </table:table-cell>
          <table:table-cell office:value-type="float" office:value="-0.073441" calcext:value-type="float">
            <text:p>-0.073441</text:p>
          </table:table-cell>
          <table:table-cell office:value-type="float" office:value="-1.377278" calcext:value-type="float">
            <text:p>-1.377278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99846" calcext:value-type="float">
            <text:p>0.099846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43637" calcext:value-type="float">
            <text:p>4.043637</text:p>
          </table:table-cell>
          <table:table-cell office:value-type="float" office:value="1.505188" calcext:value-type="float">
            <text:p>1.505188</text:p>
          </table:table-cell>
          <table:table-cell office:value-type="float" office:value="0.269283" calcext:value-type="float">
            <text:p>0.269283</text:p>
          </table:table-cell>
          <table:table-cell office:value-type="float" office:value="-0.966714" calcext:value-type="float">
            <text:p>-0.966714</text:p>
          </table:table-cell>
          <table:table-cell office:value-type="float" office:value="-0.589515" calcext:value-type="float">
            <text:p>-0.589515</text:p>
          </table:table-cell>
          <table:table-cell office:value-type="float" office:value="-0.015506" calcext:value-type="float">
            <text:p>-0.015506</text:p>
          </table:table-cell>
          <table:table-cell office:value-type="float" office:value="-1.571735" calcext:value-type="float">
            <text:p>-1.571735</text:p>
          </table:table-cell>
          <table:table-cell office:value-type="float" office:value="-0.096924" calcext:value-type="float">
            <text:p>-0.096924</text:p>
          </table:table-cell>
          <table:table-cell office:value-type="float" office:value="0.100261" calcext:value-type="float">
            <text:p>0.100261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84058" calcext:value-type="float">
            <text:p>3.784058</text:p>
          </table:table-cell>
          <table:table-cell office:value-type="float" office:value="1.427167" calcext:value-type="float">
            <text:p>1.427167</text:p>
          </table:table-cell>
          <table:table-cell office:value-type="float" office:value="0.257965" calcext:value-type="float">
            <text:p>0.257965</text:p>
          </table:table-cell>
          <table:table-cell office:value-type="float" office:value="-0.707135" calcext:value-type="float">
            <text:p>-0.707135</text:p>
          </table:table-cell>
          <table:table-cell office:value-type="float" office:value="-0.968591" calcext:value-type="float">
            <text:p>-0.968591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-1.649756" calcext:value-type="float">
            <text:p>-1.649756</text:p>
          </table:table-cell>
          <table:table-cell office:value-type="float" office:value="-0.070682" calcext:value-type="float">
            <text:p>-0.070682</text:p>
          </table:table-cell>
          <table:table-cell office:value-type="float" office:value="0.099955" calcext:value-type="float">
            <text:p>0.099955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54474" calcext:value-type="float">
            <text:p>3.554474</text:p>
          </table:table-cell>
          <table:table-cell office:value-type="float" office:value="1.384673" calcext:value-type="float">
            <text:p>1.384673</text:p>
          </table:table-cell>
          <table:table-cell office:value-type="float" office:value="0.2518" calcext:value-type="float">
            <text:p>0.2518</text:p>
          </table:table-cell>
          <table:table-cell office:value-type="float" office:value="-0.477551" calcext:value-type="float">
            <text:p>-0.477551</text:p>
          </table:table-cell>
          <table:table-cell office:value-type="float" office:value="-1.237695" calcext:value-type="float">
            <text:p>-1.237695</text:p>
          </table:table-cell>
          <table:table-cell office:value-type="float" office:value="0.022996" calcext:value-type="float">
            <text:p>0.022996</text:p>
          </table:table-cell>
          <table:table-cell office:value-type="float" office:value="-1.69225" calcext:value-type="float">
            <text:p>-1.69225</text:p>
          </table:table-cell>
          <table:table-cell office:value-type="float" office:value="-0.047676" calcext:value-type="float">
            <text:p>-0.047676</text:p>
          </table:table-cell>
          <table:table-cell office:value-type="float" office:value="0.099835" calcext:value-type="float">
            <text:p>0.099835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38097" calcext:value-type="float">
            <text:p>3.438097</text:p>
          </table:table-cell>
          <table:table-cell office:value-type="float" office:value="1.576182" calcext:value-type="float">
            <text:p>1.576182</text:p>
          </table:table-cell>
          <table:table-cell office:value-type="float" office:value="0.279582" calcext:value-type="float">
            <text:p>0.279582</text:p>
          </table:table-cell>
          <table:table-cell office:value-type="float" office:value="-0.361174" calcext:value-type="float">
            <text:p>-0.361174</text:p>
          </table:table-cell>
          <table:table-cell office:value-type="float" office:value="-1.151196" calcext:value-type="float">
            <text:p>-1.151196</text:p>
          </table:table-cell>
          <table:table-cell office:value-type="float" office:value="0.011629" calcext:value-type="float">
            <text:p>0.011629</text:p>
          </table:table-cell>
          <table:table-cell office:value-type="float" office:value="-1.500741" calcext:value-type="float">
            <text:p>-1.500741</text:p>
          </table:table-cell>
          <table:table-cell office:value-type="float" office:value="-0.036146" calcext:value-type="float">
            <text:p>-0.036146</text:p>
          </table:table-cell>
          <table:table-cell office:value-type="float" office:value="0.100078" calcext:value-type="float">
            <text:p>0.100078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50495" calcext:value-type="float">
            <text:p>3.350495</text:p>
          </table:table-cell>
          <table:table-cell office:value-type="float" office:value="2.00685" calcext:value-type="float">
            <text:p>2.00685</text:p>
          </table:table-cell>
          <table:table-cell office:value-type="float" office:value="0.342057" calcext:value-type="float">
            <text:p>0.342057</text:p>
          </table:table-cell>
          <table:table-cell office:value-type="float" office:value="-0.273572" calcext:value-type="float">
            <text:p>-0.273572</text:p>
          </table:table-cell>
          <table:table-cell office:value-type="float" office:value="-0.805114" calcext:value-type="float">
            <text:p>-0.805114</text:p>
          </table:table-cell>
          <table:table-cell office:value-type="float" office:value="0.008613" calcext:value-type="float">
            <text:p>0.008613</text:p>
          </table:table-cell>
          <table:table-cell office:value-type="float" office:value="-1.070073" calcext:value-type="float">
            <text:p>-1.070073</text:p>
          </table:table-cell>
          <table:table-cell office:value-type="float" office:value="-0.027826" calcext:value-type="float">
            <text:p>-0.027826</text:p>
          </table:table-cell>
          <table:table-cell office:value-type="float" office:value="0.101712" calcext:value-type="float">
            <text:p>0.101712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69144" calcext:value-type="float">
            <text:p>3.469144</text:p>
          </table:table-cell>
          <table:table-cell office:value-type="float" office:value="2.068739" calcext:value-type="float">
            <text:p>2.068739</text:p>
          </table:table-cell>
          <table:table-cell office:value-type="float" office:value="0.351035" calcext:value-type="float">
            <text:p>0.351035</text:p>
          </table:table-cell>
          <table:table-cell office:value-type="float" office:value="-0.392221" calcext:value-type="float">
            <text:p>-0.392221</text:p>
          </table:table-cell>
          <table:table-cell office:value-type="float" office:value="-0.603914" calcext:value-type="float">
            <text:p>-0.603914</text:p>
          </table:table-cell>
          <table:table-cell office:value-type="float" office:value="-0.012049" calcext:value-type="float">
            <text:p>-0.012049</text:p>
          </table:table-cell>
          <table:table-cell office:value-type="float" office:value="-1.008184" calcext:value-type="float">
            <text:p>-1.008184</text:p>
          </table:table-cell>
          <table:table-cell office:value-type="float" office:value="-0.038623" calcext:value-type="float">
            <text:p>-0.038623</text:p>
          </table:table-cell>
          <table:table-cell office:value-type="float" office:value="0.098472" calcext:value-type="float">
            <text:p>0.098472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0331" calcext:value-type="float">
            <text:p>3.830331</text:p>
          </table:table-cell>
          <table:table-cell office:value-type="float" office:value="1.769501" calcext:value-type="float">
            <text:p>1.769501</text:p>
          </table:table-cell>
          <table:table-cell office:value-type="float" office:value="0.307626" calcext:value-type="float">
            <text:p>0.307626</text:p>
          </table:table-cell>
          <table:table-cell office:value-type="float" office:value="-0.753408" calcext:value-type="float">
            <text:p>-0.753408</text:p>
          </table:table-cell>
          <table:table-cell office:value-type="float" office:value="-0.517908" calcext:value-type="float">
            <text:p>-0.517908</text:p>
          </table:table-cell>
          <table:table-cell office:value-type="float" office:value="-0.036106" calcext:value-type="float">
            <text:p>-0.036106</text:p>
          </table:table-cell>
          <table:table-cell office:value-type="float" office:value="-1.307422" calcext:value-type="float">
            <text:p>-1.307422</text:p>
          </table:table-cell>
          <table:table-cell office:value-type="float" office:value="-0.075366" calcext:value-type="float">
            <text:p>-0.075366</text:p>
          </table:table-cell>
          <table:table-cell office:value-type="float" office:value="0.100034" calcext:value-type="float">
            <text:p>0.100034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57346" calcext:value-type="float">
            <text:p>4.057346</text:p>
          </table:table-cell>
          <table:table-cell office:value-type="float" office:value="1.493704" calcext:value-type="float">
            <text:p>1.493704</text:p>
          </table:table-cell>
          <table:table-cell office:value-type="float" office:value="0.267617" calcext:value-type="float">
            <text:p>0.267617</text:p>
          </table:table-cell>
          <table:table-cell office:value-type="float" office:value="-0.980423" calcext:value-type="float">
            <text:p>-0.980423</text:p>
          </table:table-cell>
          <table:table-cell office:value-type="float" office:value="-0.580096" calcext:value-type="float">
            <text:p>-0.580096</text:p>
          </table:table-cell>
          <table:table-cell office:value-type="float" office:value="-0.022701" calcext:value-type="float">
            <text:p>-0.022701</text:p>
          </table:table-cell>
          <table:table-cell office:value-type="float" office:value="-1.583219" calcext:value-type="float">
            <text:p>-1.583219</text:p>
          </table:table-cell>
          <table:table-cell office:value-type="float" office:value="-0.098045" calcext:value-type="float">
            <text:p>-0.098045</text:p>
          </table:table-cell>
          <table:table-cell office:value-type="float" office:value="0.100003" calcext:value-type="float">
            <text:p>0.100003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5761" calcext:value-type="float">
            <text:p>3.885761</text:p>
          </table:table-cell>
          <table:table-cell office:value-type="float" office:value="1.632462" calcext:value-type="float">
            <text:p>1.632462</text:p>
          </table:table-cell>
          <table:table-cell office:value-type="float" office:value="0.287746" calcext:value-type="float">
            <text:p>0.287746</text:p>
          </table:table-cell>
          <table:table-cell office:value-type="float" office:value="-0.808838" calcext:value-type="float">
            <text:p>-0.808838</text:p>
          </table:table-cell>
          <table:table-cell office:value-type="float" office:value="-0.65285" calcext:value-type="float">
            <text:p>-0.65285</text:p>
          </table:table-cell>
          <table:table-cell office:value-type="float" office:value="0.017227" calcext:value-type="float">
            <text:p>0.017227</text:p>
          </table:table-cell>
          <table:table-cell office:value-type="float" office:value="-1.444461" calcext:value-type="float">
            <text:p>-1.444461</text:p>
          </table:table-cell>
          <table:table-cell office:value-type="float" office:value="-0.080564" calcext:value-type="float">
            <text:p>-0.080564</text:p>
          </table:table-cell>
          <table:table-cell office:value-type="float" office:value="0.099604" calcext:value-type="float">
            <text:p>0.099604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5266" calcext:value-type="float">
            <text:p>3.835266</text:p>
          </table:table-cell>
          <table:table-cell office:value-type="float" office:value="1.675725" calcext:value-type="float">
            <text:p>1.675725</text:p>
          </table:table-cell>
          <table:table-cell office:value-type="float" office:value="0.294022" calcext:value-type="float">
            <text:p>0.294022</text:p>
          </table:table-cell>
          <table:table-cell office:value-type="float" office:value="-0.758343" calcext:value-type="float">
            <text:p>-0.758343</text:p>
          </table:table-cell>
          <table:table-cell office:value-type="float" office:value="-0.64789" calcext:value-type="float">
            <text:p>-0.64789</text:p>
          </table:table-cell>
          <table:table-cell office:value-type="float" office:value="0.005036" calcext:value-type="float">
            <text:p>0.005036</text:p>
          </table:table-cell>
          <table:table-cell office:value-type="float" office:value="-1.401198" calcext:value-type="float">
            <text:p>-1.401198</text:p>
          </table:table-cell>
          <table:table-cell office:value-type="float" office:value="-0.07604" calcext:value-type="float">
            <text:p>-0.07604</text:p>
          </table:table-cell>
          <table:table-cell office:value-type="float" office:value="0.100271" calcext:value-type="float">
            <text:p>0.100271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50999" calcext:value-type="float">
            <text:p>3.550999</text:p>
          </table:table-cell>
          <table:table-cell office:value-type="float" office:value="2.032803" calcext:value-type="float">
            <text:p>2.032803</text:p>
          </table:table-cell>
          <table:table-cell office:value-type="float" office:value="0.345822" calcext:value-type="float">
            <text:p>0.345822</text:p>
          </table:table-cell>
          <table:table-cell office:value-type="float" office:value="-0.474076" calcext:value-type="float">
            <text:p>-0.474076</text:p>
          </table:table-cell>
          <table:table-cell office:value-type="float" office:value="-0.598435" calcext:value-type="float">
            <text:p>-0.598435</text:p>
          </table:table-cell>
          <table:table-cell office:value-type="float" office:value="0.028391" calcext:value-type="float">
            <text:p>0.028391</text:p>
          </table:table-cell>
          <table:table-cell office:value-type="float" office:value="-1.04412" calcext:value-type="float">
            <text:p>-1.04412</text:p>
          </table:table-cell>
          <table:table-cell office:value-type="float" office:value="-0.047468" calcext:value-type="float">
            <text:p>-0.047468</text:p>
          </table:table-cell>
          <table:table-cell office:value-type="float" office:value="0.100127" calcext:value-type="float">
            <text:p>0.100127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4407" calcext:value-type="float">
            <text:p>3.774407</text:p>
          </table:table-cell>
          <table:table-cell office:value-type="float" office:value="1.759736" calcext:value-type="float">
            <text:p>1.759736</text:p>
          </table:table-cell>
          <table:table-cell office:value-type="float" office:value="0.306209" calcext:value-type="float">
            <text:p>0.306209</text:p>
          </table:table-cell>
          <table:table-cell office:value-type="float" office:value="-0.697484" calcext:value-type="float">
            <text:p>-0.697484</text:p>
          </table:table-cell>
          <table:table-cell office:value-type="float" office:value="-0.597297" calcext:value-type="float">
            <text:p>-0.597297</text:p>
          </table:table-cell>
          <table:table-cell office:value-type="float" office:value="-0.022406" calcext:value-type="float">
            <text:p>-0.022406</text:p>
          </table:table-cell>
          <table:table-cell office:value-type="float" office:value="-1.317187" calcext:value-type="float">
            <text:p>-1.317187</text:p>
          </table:table-cell>
          <table:table-cell office:value-type="float" office:value="-0.069544" calcext:value-type="float">
            <text:p>-0.069544</text:p>
          </table:table-cell>
          <table:table-cell office:value-type="float" office:value="0.099707" calcext:value-type="float">
            <text:p>0.099707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99993" calcext:value-type="float">
            <text:p>3.999993</text:p>
          </table:table-cell>
          <table:table-cell office:value-type="float" office:value="1.488891" calcext:value-type="float">
            <text:p>1.488891</text:p>
          </table:table-cell>
          <table:table-cell office:value-type="float" office:value="0.266919" calcext:value-type="float">
            <text:p>0.266919</text:p>
          </table:table-cell>
          <table:table-cell office:value-type="float" office:value="-0.92307" calcext:value-type="float">
            <text:p>-0.92307</text:p>
          </table:table-cell>
          <table:table-cell office:value-type="float" office:value="-0.642557" calcext:value-type="float">
            <text:p>-0.642557</text:p>
          </table:table-cell>
          <table:table-cell office:value-type="float" office:value="-0.022406" calcext:value-type="float">
            <text:p>-0.022406</text:p>
          </table:table-cell>
          <table:table-cell office:value-type="float" office:value="-1.588032" calcext:value-type="float">
            <text:p>-1.588032</text:p>
          </table:table-cell>
          <table:table-cell office:value-type="float" office:value="-0.092937" calcext:value-type="float">
            <text:p>-0.092937</text:p>
          </table:table-cell>
          <table:table-cell office:value-type="float" office:value="0.100682" calcext:value-type="float">
            <text:p>0.10068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56824" calcext:value-type="float">
            <text:p>4.056824</text:p>
          </table:table-cell>
          <table:table-cell office:value-type="float" office:value="1.386974" calcext:value-type="float">
            <text:p>1.386974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-0.979901" calcext:value-type="float">
            <text:p>-0.979901</text:p>
          </table:table-cell>
          <table:table-cell office:value-type="float" office:value="-0.704363" calcext:value-type="float">
            <text:p>-0.704363</text:p>
          </table:table-cell>
          <table:table-cell office:value-type="float" office:value="-0.005685" calcext:value-type="float">
            <text:p>-0.005685</text:p>
          </table:table-cell>
          <table:table-cell office:value-type="float" office:value="-1.689949" calcext:value-type="float">
            <text:p>-1.689949</text:p>
          </table:table-cell>
          <table:table-cell office:value-type="float" office:value="-0.097952" calcext:value-type="float">
            <text:p>-0.097952</text:p>
          </table:table-cell>
          <table:table-cell office:value-type="float" office:value="0.099961" calcext:value-type="float">
            <text:p>0.099961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2515" calcext:value-type="float">
            <text:p>3.662515</text:p>
          </table:table-cell>
          <table:table-cell office:value-type="float" office:value="1.794422" calcext:value-type="float">
            <text:p>1.794422</text:p>
          </table:table-cell>
          <table:table-cell office:value-type="float" office:value="0.311241" calcext:value-type="float">
            <text:p>0.311241</text:p>
          </table:table-cell>
          <table:table-cell office:value-type="float" office:value="-0.585592" calcext:value-type="float">
            <text:p>-0.585592</text:p>
          </table:table-cell>
          <table:table-cell office:value-type="float" office:value="-0.735844" calcext:value-type="float">
            <text:p>-0.735844</text:p>
          </table:table-cell>
          <table:table-cell office:value-type="float" office:value="0.038934" calcext:value-type="float">
            <text:p>0.038934</text:p>
          </table:table-cell>
          <table:table-cell office:value-type="float" office:value="-1.282501" calcext:value-type="float">
            <text:p>-1.282501</text:p>
          </table:table-cell>
          <table:table-cell office:value-type="float" office:value="-0.059306" calcext:value-type="float">
            <text:p>-0.059306</text:p>
          </table:table-cell>
          <table:table-cell office:value-type="float" office:value="0.101275" calcext:value-type="float">
            <text:p>0.10127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25063" calcext:value-type="float">
            <text:p>3.325063</text:p>
          </table:table-cell>
          <table:table-cell office:value-type="float" office:value="2.140735" calcext:value-type="float">
            <text:p>2.140735</text:p>
          </table:table-cell>
          <table:table-cell office:value-type="float" office:value="0.361479" calcext:value-type="float">
            <text:p>0.361479</text:p>
          </table:table-cell>
          <table:table-cell office:value-type="float" office:value="-0.24814" calcext:value-type="float">
            <text:p>-0.24814</text:p>
          </table:table-cell>
          <table:table-cell office:value-type="float" office:value="-0.721933" calcext:value-type="float">
            <text:p>-0.721933</text:p>
          </table:table-cell>
          <table:table-cell office:value-type="float" office:value="0.033884" calcext:value-type="float">
            <text:p>0.033884</text:p>
          </table:table-cell>
          <table:table-cell office:value-type="float" office:value="-0.936188" calcext:value-type="float">
            <text:p>-0.936188</text:p>
          </table:table-cell>
          <table:table-cell office:value-type="float" office:value="-0.024712" calcext:value-type="float">
            <text:p>-0.024712</text:p>
          </table:table-cell>
          <table:table-cell office:value-type="float" office:value="0.099589" calcext:value-type="float">
            <text:p>0.099589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8689" calcext:value-type="float">
            <text:p>3.608689</text:p>
          </table:table-cell>
          <table:table-cell office:value-type="float" office:value="1.817394" calcext:value-type="float">
            <text:p>1.817394</text:p>
          </table:table-cell>
          <table:table-cell office:value-type="float" office:value="0.314573" calcext:value-type="float">
            <text:p>0.314573</text:p>
          </table:table-cell>
          <table:table-cell office:value-type="float" office:value="-0.531766" calcext:value-type="float">
            <text:p>-0.531766</text:p>
          </table:table-cell>
          <table:table-cell office:value-type="float" office:value="-0.698996" calcext:value-type="float">
            <text:p>-0.698996</text:p>
          </table:table-cell>
          <table:table-cell office:value-type="float" office:value="-0.028767" calcext:value-type="float">
            <text:p>-0.028767</text:p>
          </table:table-cell>
          <table:table-cell office:value-type="float" office:value="-1.259529" calcext:value-type="float">
            <text:p>-1.259529</text:p>
          </table:table-cell>
          <table:table-cell office:value-type="float" office:value="-0.052429" calcext:value-type="float">
            <text:p>-0.052429</text:p>
          </table:table-cell>
          <table:table-cell office:value-type="float" office:value="0.098595" calcext:value-type="float">
            <text:p>0.098595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3739" calcext:value-type="float">
            <text:p>3.943739</text:p>
          </table:table-cell>
          <table:table-cell office:value-type="float" office:value="1.488015" calcext:value-type="float">
            <text:p>1.488015</text:p>
          </table:table-cell>
          <table:table-cell office:value-type="float" office:value="0.266792" calcext:value-type="float">
            <text:p>0.266792</text:p>
          </table:table-cell>
          <table:table-cell office:value-type="float" office:value="-0.866816" calcext:value-type="float">
            <text:p>-0.866816</text:p>
          </table:table-cell>
          <table:table-cell office:value-type="float" office:value="-0.689171" calcext:value-type="float">
            <text:p>-0.689171</text:p>
          </table:table-cell>
          <table:table-cell office:value-type="float" office:value="-0.032921" calcext:value-type="float">
            <text:p>-0.032921</text:p>
          </table:table-cell>
          <table:table-cell office:value-type="float" office:value="-1.588908" calcext:value-type="float">
            <text:p>-1.588908</text:p>
          </table:table-cell>
          <table:table-cell office:value-type="float" office:value="-0.08822" calcext:value-type="float">
            <text:p>-0.08822</text:p>
          </table:table-cell>
          <table:table-cell office:value-type="float" office:value="0.101775" calcext:value-type="float">
            <text:p>0.101775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51312" calcext:value-type="float">
            <text:p>3.551312</text:p>
          </table:table-cell>
          <table:table-cell office:value-type="float" office:value="1.987207" calcext:value-type="float">
            <text:p>1.987207</text:p>
          </table:table-cell>
          <table:table-cell office:value-type="float" office:value="0.339207" calcext:value-type="float">
            <text:p>0.339207</text:p>
          </table:table-cell>
          <table:table-cell office:value-type="float" office:value="-0.474389" calcext:value-type="float">
            <text:p>-0.474389</text:p>
          </table:table-cell>
          <table:table-cell office:value-type="float" office:value="-0.655244" calcext:value-type="float">
            <text:p>-0.655244</text:p>
          </table:table-cell>
          <table:table-cell office:value-type="float" office:value="0.039918" calcext:value-type="float">
            <text:p>0.039918</text:p>
          </table:table-cell>
          <table:table-cell office:value-type="float" office:value="-1.089716" calcext:value-type="float">
            <text:p>-1.089716</text:p>
          </table:table-cell>
          <table:table-cell office:value-type="float" office:value="-0.046637" calcext:value-type="float">
            <text:p>-0.046637</text:p>
          </table:table-cell>
          <table:table-cell office:value-type="float" office:value="0.098309" calcext:value-type="float">
            <text:p>0.0983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49112" calcext:value-type="float">
            <text:p>3.549112</text:p>
          </table:table-cell>
          <table:table-cell office:value-type="float" office:value="1.978684" calcext:value-type="float">
            <text:p>1.978684</text:p>
          </table:table-cell>
          <table:table-cell office:value-type="float" office:value="0.337971" calcext:value-type="float">
            <text:p>0.337971</text:p>
          </table:table-cell>
          <table:table-cell office:value-type="float" office:value="-0.472189" calcext:value-type="float">
            <text:p>-0.472189</text:p>
          </table:table-cell>
          <table:table-cell office:value-type="float" office:value="-0.626271" calcext:value-type="float">
            <text:p>-0.626271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-1.098239" calcext:value-type="float">
            <text:p>-1.098239</text:p>
          </table:table-cell>
          <table:table-cell office:value-type="float" office:value="-0.047067" calcext:value-type="float">
            <text:p>-0.047067</text:p>
          </table:table-cell>
          <table:table-cell office:value-type="float" office:value="0.099678" calcext:value-type="float">
            <text:p>0.099678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6486" calcext:value-type="float">
            <text:p>3.776486</text:p>
          </table:table-cell>
          <table:table-cell office:value-type="float" office:value="1.705698" calcext:value-type="float">
            <text:p>1.705698</text:p>
          </table:table-cell>
          <table:table-cell office:value-type="float" office:value="0.29837" calcext:value-type="float">
            <text:p>0.29837</text:p>
          </table:table-cell>
          <table:table-cell office:value-type="float" office:value="-0.699563" calcext:value-type="float">
            <text:p>-0.699563</text:p>
          </table:table-cell>
          <table:table-cell office:value-type="float" office:value="-0.649003" calcext:value-type="float">
            <text:p>-0.649003</text:p>
          </table:table-cell>
          <table:table-cell office:value-type="float" office:value="-0.022659" calcext:value-type="float">
            <text:p>-0.022659</text:p>
          </table:table-cell>
          <table:table-cell office:value-type="float" office:value="-1.371225" calcext:value-type="float">
            <text:p>-1.371225</text:p>
          </table:table-cell>
          <table:table-cell office:value-type="float" office:value="-0.070199" calcext:value-type="float">
            <text:p>-0.070199</text:p>
          </table:table-cell>
          <table:table-cell office:value-type="float" office:value="0.100347" calcext:value-type="float">
            <text:p>0.100347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5184" calcext:value-type="float">
            <text:p>4.05184</text:p>
          </table:table-cell>
          <table:table-cell office:value-type="float" office:value="1.397591" calcext:value-type="float">
            <text:p>1.397591</text:p>
          </table:table-cell>
          <table:table-cell office:value-type="float" office:value="0.253674" calcext:value-type="float">
            <text:p>0.253674</text:p>
          </table:table-cell>
          <table:table-cell office:value-type="float" office:value="-0.974917" calcext:value-type="float">
            <text:p>-0.974917</text:p>
          </table:table-cell>
          <table:table-cell office:value-type="float" office:value="-0.676853" calcext:value-type="float">
            <text:p>-0.676853</text:p>
          </table:table-cell>
          <table:table-cell office:value-type="float" office:value="-0.027563" calcext:value-type="float">
            <text:p>-0.027563</text:p>
          </table:table-cell>
          <table:table-cell office:value-type="float" office:value="-1.679332" calcext:value-type="float">
            <text:p>-1.679332</text:p>
          </table:table-cell>
          <table:table-cell office:value-type="float" office:value="-0.097394" calcext:value-type="float">
            <text:p>-0.097394</text:p>
          </table:table-cell>
          <table:table-cell office:value-type="float" office:value="0.0999" calcext:value-type="float">
            <text:p>0.0999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5329" calcext:value-type="float">
            <text:p>3.665329</text:p>
          </table:table-cell>
          <table:table-cell office:value-type="float" office:value="1.884583" calcext:value-type="float">
            <text:p>1.884583</text:p>
          </table:table-cell>
          <table:table-cell office:value-type="float" office:value="0.32432" calcext:value-type="float">
            <text:p>0.32432</text:p>
          </table:table-cell>
          <table:table-cell office:value-type="float" office:value="-0.588406" calcext:value-type="float">
            <text:p>-0.588406</text:p>
          </table:table-cell>
          <table:table-cell office:value-type="float" office:value="-0.642654" calcext:value-type="float">
            <text:p>-0.642654</text:p>
          </table:table-cell>
          <table:table-cell office:value-type="float" office:value="0.038719" calcext:value-type="float">
            <text:p>0.038719</text:p>
          </table:table-cell>
          <table:table-cell office:value-type="float" office:value="-1.192341" calcext:value-type="float">
            <text:p>-1.192341</text:p>
          </table:table-cell>
          <table:table-cell office:value-type="float" office:value="-0.058738" calcext:value-type="float">
            <text:p>-0.058738</text:p>
          </table:table-cell>
          <table:table-cell office:value-type="float" office:value="0.099825" calcext:value-type="float">
            <text:p>0.099825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3179" calcext:value-type="float">
            <text:p>3.663179</text:p>
          </table:table-cell>
          <table:table-cell office:value-type="float" office:value="1.887115" calcext:value-type="float">
            <text:p>1.887115</text:p>
          </table:table-cell>
          <table:table-cell office:value-type="float" office:value="0.324687" calcext:value-type="float">
            <text:p>0.324687</text:p>
          </table:table-cell>
          <table:table-cell office:value-type="float" office:value="-0.586256" calcext:value-type="float">
            <text:p>-0.586256</text:p>
          </table:table-cell>
          <table:table-cell office:value-type="float" office:value="-0.603765" calcext:value-type="float">
            <text:p>-0.603765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1.189808" calcext:value-type="float">
            <text:p>-1.189808</text:p>
          </table:table-cell>
          <table:table-cell office:value-type="float" office:value="-0.059064" calcext:value-type="float">
            <text:p>-0.059064</text:p>
          </table:table-cell>
          <table:table-cell office:value-type="float" office:value="0.100747" calcext:value-type="float">
            <text:p>0.100747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8817" calcext:value-type="float">
            <text:p>3.718817</text:p>
          </table:table-cell>
          <table:table-cell office:value-type="float" office:value="1.821061" calcext:value-type="float">
            <text:p>1.821061</text:p>
          </table:table-cell>
          <table:table-cell office:value-type="float" office:value="0.315105" calcext:value-type="float">
            <text:p>0.315105</text:p>
          </table:table-cell>
          <table:table-cell office:value-type="float" office:value="-0.641894" calcext:value-type="float">
            <text:p>-0.641894</text:p>
          </table:table-cell>
          <table:table-cell office:value-type="float" office:value="-0.608381" calcext:value-type="float">
            <text:p>-0.608381</text:p>
          </table:table-cell>
          <table:table-cell office:value-type="float" office:value="-0.005587" calcext:value-type="float">
            <text:p>-0.005587</text:p>
          </table:table-cell>
          <table:table-cell office:value-type="float" office:value="-1.255862" calcext:value-type="float">
            <text:p>-1.255862</text:p>
          </table:table-cell>
          <table:table-cell office:value-type="float" office:value="-0.063921" calcext:value-type="float">
            <text:p>-0.063921</text:p>
          </table:table-cell>
          <table:table-cell office:value-type="float" office:value="0.099582" calcext:value-type="float">
            <text:p>0.099582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3504" calcext:value-type="float">
            <text:p>3.943504</text:p>
          </table:table-cell>
          <table:table-cell office:value-type="float" office:value="1.51773" calcext:value-type="float">
            <text:p>1.51773</text:p>
          </table:table-cell>
          <table:table-cell office:value-type="float" office:value="0.271102" calcext:value-type="float">
            <text:p>0.271102</text:p>
          </table:table-cell>
          <table:table-cell office:value-type="float" office:value="-0.866581" calcext:value-type="float">
            <text:p>-0.866581</text:p>
          </table:table-cell>
          <table:table-cell office:value-type="float" office:value="-0.670078" calcext:value-type="float">
            <text:p>-0.670078</text:p>
          </table:table-cell>
          <table:table-cell office:value-type="float" office:value="-0.022533" calcext:value-type="float">
            <text:p>-0.022533</text:p>
          </table:table-cell>
          <table:table-cell office:value-type="float" office:value="-1.559193" calcext:value-type="float">
            <text:p>-1.559193</text:p>
          </table:table-cell>
          <table:table-cell office:value-type="float" office:value="-0.086409" calcext:value-type="float">
            <text:p>-0.086409</text:p>
          </table:table-cell>
          <table:table-cell office:value-type="float" office:value="0.099713" calcext:value-type="float">
            <text:p>0.099713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90934" calcext:value-type="float">
            <text:p>3.890934</text:p>
          </table:table-cell>
          <table:table-cell office:value-type="float" office:value="1.56901" calcext:value-type="float">
            <text:p>1.56901</text:p>
          </table:table-cell>
          <table:table-cell office:value-type="float" office:value="0.278541" calcext:value-type="float">
            <text:p>0.278541</text:p>
          </table:table-cell>
          <table:table-cell office:value-type="float" office:value="-0.814011" calcext:value-type="float">
            <text:p>-0.814011</text:p>
          </table:table-cell>
          <table:table-cell office:value-type="float" office:value="-0.699152" calcext:value-type="float">
            <text:p>-0.69915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1.507913" calcext:value-type="float">
            <text:p>-1.507913</text:p>
          </table:table-cell>
          <table:table-cell office:value-type="float" office:value="-0.081504" calcext:value-type="float">
            <text:p>-0.081504</text:p>
          </table:table-cell>
          <table:table-cell office:value-type="float" office:value="0.100126" calcext:value-type="float">
            <text:p>0.100126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2561" calcext:value-type="float">
            <text:p>3.602561</text:p>
          </table:table-cell>
          <table:table-cell office:value-type="float" office:value="1.914952" calcext:value-type="float">
            <text:p>1.914952</text:p>
          </table:table-cell>
          <table:table-cell office:value-type="float" office:value="0.328726" calcext:value-type="float">
            <text:p>0.328726</text:p>
          </table:table-cell>
          <table:table-cell office:value-type="float" office:value="-0.525638" calcext:value-type="float">
            <text:p>-0.525638</text:p>
          </table:table-cell>
          <table:table-cell office:value-type="float" office:value="-0.664585" calcext:value-type="float">
            <text:p>-0.664585</text:p>
          </table:table-cell>
          <table:table-cell office:value-type="float" office:value="0.028252" calcext:value-type="float">
            <text:p>0.028252</text:p>
          </table:table-cell>
          <table:table-cell office:value-type="float" office:value="-1.161972" calcext:value-type="float">
            <text:p>-1.161972</text:p>
          </table:table-cell>
          <table:table-cell office:value-type="float" office:value="-0.053653" calcext:value-type="float">
            <text:p>-0.053653</text:p>
          </table:table-cell>
          <table:table-cell office:value-type="float" office:value="0.102072" calcext:value-type="float">
            <text:p>0.102072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9706" calcext:value-type="float">
            <text:p>3.609706</text:p>
          </table:table-cell>
          <table:table-cell office:value-type="float" office:value="1.873153" calcext:value-type="float">
            <text:p>1.873153</text:p>
          </table:table-cell>
          <table:table-cell office:value-type="float" office:value="0.322662" calcext:value-type="float">
            <text:p>0.322662</text:p>
          </table:table-cell>
          <table:table-cell office:value-type="float" office:value="-0.532783" calcext:value-type="float">
            <text:p>-0.532783</text:p>
          </table:table-cell>
          <table:table-cell office:value-type="float" office:value="-0.67026" calcext:value-type="float">
            <text:p>-0.67026</text:p>
          </table:table-cell>
          <table:table-cell office:value-type="float" office:value="-0.000728" calcext:value-type="float">
            <text:p>-0.000728</text:p>
          </table:table-cell>
          <table:table-cell office:value-type="float" office:value="-1.20377" calcext:value-type="float">
            <text:p>-1.20377</text:p>
          </table:table-cell>
          <table:table-cell office:value-type="float" office:value="-0.052312" calcext:value-type="float">
            <text:p>-0.052312</text:p>
          </table:table-cell>
          <table:table-cell office:value-type="float" office:value="0.098186" calcext:value-type="float">
            <text:p>0.098186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7233" calcext:value-type="float">
            <text:p>3.887233</text:p>
          </table:table-cell>
          <table:table-cell office:value-type="float" office:value="1.534493" calcext:value-type="float">
            <text:p>1.534493</text:p>
          </table:table-cell>
          <table:table-cell office:value-type="float" office:value="0.273534" calcext:value-type="float">
            <text:p>0.273534</text:p>
          </table:table-cell>
          <table:table-cell office:value-type="float" office:value="-0.81031" calcext:value-type="float">
            <text:p>-0.81031</text:p>
          </table:table-cell>
          <table:table-cell office:value-type="float" office:value="-0.704442" calcext:value-type="float">
            <text:p>-0.704442</text:p>
          </table:table-cell>
          <table:table-cell office:value-type="float" office:value="-0.027679" calcext:value-type="float">
            <text:p>-0.027679</text:p>
          </table:table-cell>
          <table:table-cell office:value-type="float" office:value="-1.542431" calcext:value-type="float">
            <text:p>-1.542431</text:p>
          </table:table-cell>
          <table:table-cell office:value-type="float" office:value="-0.081248" calcext:value-type="float">
            <text:p>-0.081248</text:p>
          </table:table-cell>
          <table:table-cell office:value-type="float" office:value="0.100268" calcext:value-type="float">
            <text:p>0.100268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1673" calcext:value-type="float">
            <text:p>3.831673</text:p>
          </table:table-cell>
          <table:table-cell office:value-type="float" office:value="1.618573" calcext:value-type="float">
            <text:p>1.618573</text:p>
          </table:table-cell>
          <table:table-cell office:value-type="float" office:value="0.285731" calcext:value-type="float">
            <text:p>0.285731</text:p>
          </table:table-cell>
          <table:table-cell office:value-type="float" office:value="-0.75475" calcext:value-type="float">
            <text:p>-0.75475</text:p>
          </table:table-cell>
          <table:table-cell office:value-type="float" office:value="-0.709195" calcext:value-type="float">
            <text:p>-0.709195</text:p>
          </table:table-cell>
          <table:table-cell office:value-type="float" office:value="0.005595" calcext:value-type="float">
            <text:p>0.005595</text:p>
          </table:table-cell>
          <table:table-cell office:value-type="float" office:value="-1.45835" calcext:value-type="float">
            <text:p>-1.45835</text:p>
          </table:table-cell>
          <table:table-cell office:value-type="float" office:value="-0.074953" calcext:value-type="float">
            <text:p>-0.074953</text:p>
          </table:table-cell>
          <table:table-cell office:value-type="float" office:value="0.099308" calcext:value-type="float">
            <text:p>0.099308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30406" calcext:value-type="float">
            <text:p>3.530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30406" calcext:value-type="float">
            <text:p>-3.530406</text:p>
          </table:table-cell>
          <table:table-cell office:value-type="float" office:value="-0.964941" calcext:value-type="float">
            <text:p>-0.964941</text:p>
          </table:table-cell>
          <table:table-cell office:value-type="float" office:value="-0.277488" calcext:value-type="float">
            <text:p>-0.277488</text:p>
          </table:table-cell>
          <table:table-cell office:value-type="float" office:value="-4.772834" calcext:value-type="float">
            <text:p>-4.772834</text:p>
          </table:table-cell>
          <table:table-cell office:value-type="float" office:value="-0.35314" calcext:value-type="float">
            <text:p>-0.35314</text:p>
          </table:table-cell>
          <table:table-cell office:value-type="float" office:value="0.100028" calcext:value-type="float">
            <text:p>0.100028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82332" calcext:value-type="float">
            <text:p>3.282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82332" calcext:value-type="float">
            <text:p>-3.282332</text:p>
          </table:table-cell>
          <table:table-cell office:value-type="float" office:value="-1.239458" calcext:value-type="float">
            <text:p>-1.239458</text:p>
          </table:table-cell>
          <table:table-cell office:value-type="float" office:value="0.024434" calcext:value-type="float">
            <text:p>0.024434</text:p>
          </table:table-cell>
          <table:table-cell office:value-type="float" office:value="-4.497356" calcext:value-type="float">
            <text:p>-4.497356</text:p>
          </table:table-cell>
          <table:table-cell office:value-type="float" office:value="-0.333255" calcext:value-type="float">
            <text:p>-0.333255</text:p>
          </table:table-cell>
          <table:table-cell office:value-type="float" office:value="0.10153" calcext:value-type="float">
            <text:p>0.1015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6832" calcext:value-type="float">
            <text:p>1.856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56832" calcext:value-type="float">
            <text:p>-1.856832</text:p>
          </table:table-cell>
          <table:table-cell office:value-type="float" office:value="-1.367073" calcext:value-type="float">
            <text:p>-1.367073</text:p>
          </table:table-cell>
          <table:table-cell office:value-type="float" office:value="0.14179" calcext:value-type="float">
            <text:p>0.14179</text:p>
          </table:table-cell>
          <table:table-cell office:value-type="float" office:value="-3.082115" calcext:value-type="float">
            <text:p>-3.082115</text:p>
          </table:table-cell>
          <table:table-cell office:value-type="float" office:value="-0.186679" calcext:value-type="float">
            <text:p>-0.186679</text:p>
          </table:table-cell>
          <table:table-cell office:value-type="float" office:value="0.100536" calcext:value-type="float">
            <text:p>0.100536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52001" calcext:value-type="float">
            <text:p>1.3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52001" calcext:value-type="float">
            <text:p>-1.352001</text:p>
          </table:table-cell>
          <table:table-cell office:value-type="float" office:value="-1.437745" calcext:value-type="float">
            <text:p>-1.437745</text:p>
          </table:table-cell>
          <table:table-cell office:value-type="float" office:value="0.050711" calcext:value-type="float">
            <text:p>0.050711</text:p>
          </table:table-cell>
          <table:table-cell office:value-type="float" office:value="-2.739034" calcext:value-type="float">
            <text:p>-2.739034</text:p>
          </table:table-cell>
          <table:table-cell office:value-type="float" office:value="-0.134593" calcext:value-type="float">
            <text:p>-0.134593</text:p>
          </table:table-cell>
          <table:table-cell office:value-type="float" office:value="0.099551" calcext:value-type="float">
            <text:p>0.099551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2053" calcext:value-type="float">
            <text:p>0.282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2053" calcext:value-type="float">
            <text:p>-0.282053</text:p>
          </table:table-cell>
          <table:table-cell office:value-type="float" office:value="-1.379484" calcext:value-type="float">
            <text:p>-1.379484</text:p>
          </table:table-cell>
          <table:table-cell office:value-type="float" office:value="0.107211" calcext:value-type="float">
            <text:p>0.107211</text:p>
          </table:table-cell>
          <table:table-cell office:value-type="float" office:value="-1.554326" calcext:value-type="float">
            <text:p>-1.554326</text:p>
          </table:table-cell>
          <table:table-cell office:value-type="float" office:value="-0.028148" calcext:value-type="float">
            <text:p>-0.028148</text:p>
          </table:table-cell>
          <table:table-cell office:value-type="float" office:value="0.099798" calcext:value-type="float">
            <text:p>0.099798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294" calcext:value-type="float">
            <text:p>0.056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294" calcext:value-type="float">
            <text:p>-0.056294</text:p>
          </table:table-cell>
          <table:table-cell office:value-type="float" office:value="-1.303629" calcext:value-type="float">
            <text:p>-1.303629</text:p>
          </table:table-cell>
          <table:table-cell office:value-type="float" office:value="0.022498" calcext:value-type="float">
            <text:p>0.022498</text:p>
          </table:table-cell>
          <table:table-cell office:value-type="float" office:value="-1.337425" calcext:value-type="float">
            <text:p>-1.337425</text:p>
          </table:table-cell>
          <table:table-cell office:value-type="float" office:value="-0.005649" calcext:value-type="float">
            <text:p>-0.005649</text:p>
          </table:table-cell>
          <table:table-cell office:value-type="float" office:value="0.100348" calcext:value-type="float">
            <text:p>0.100348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49976" calcext:value-type="float">
            <text:p>-1.249976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-1.244332" calcext:value-type="float">
            <text:p>-1.244332</text:p>
          </table:table-cell>
          <table:table-cell office:value-type="float" office:value="0" calcext:value-type="float">
            <text:p>0</text:p>
          </table:table-cell>
          <table:table-cell office:value-type="float" office:value="0.099748" calcext:value-type="float">
            <text:p>0.09974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197664" calcext:value-type="float">
            <text:p>-1.197664</text:p>
          </table:table-cell>
          <table:table-cell office:value-type="float" office:value="0" calcext:value-type="float">
            <text:p>0</text:p>
          </table:table-cell>
          <table:table-cell office:value-type="float" office:value="-1.197664" calcext:value-type="float">
            <text:p>-1.197664</text:p>
          </table:table-cell>
          <table:table-cell office:value-type="float" office:value="0" calcext:value-type="float">
            <text:p>0</text:p>
          </table:table-cell>
          <table:table-cell office:value-type="float" office:value="0.099661" calcext:value-type="float">
            <text:p>0.099661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116416" calcext:value-type="float">
            <text:p>-1.116416</text:p>
          </table:table-cell>
          <table:table-cell office:value-type="float" office:value="0" calcext:value-type="float">
            <text:p>0</text:p>
          </table:table-cell>
          <table:table-cell office:value-type="float" office:value="-1.116416" calcext:value-type="float">
            <text:p>-1.116416</text:p>
          </table:table-cell>
          <table:table-cell office:value-type="float" office:value="0" calcext:value-type="float">
            <text:p>0</text:p>
          </table:table-cell>
          <table:table-cell office:value-type="float" office:value="0.100451" calcext:value-type="float">
            <text:p>0.100451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041463" calcext:value-type="float">
            <text:p>-1.041463</text:p>
          </table:table-cell>
          <table:table-cell office:value-type="float" office:value="0" calcext:value-type="float">
            <text:p>0</text:p>
          </table:table-cell>
          <table:table-cell office:value-type="float" office:value="-1.041463" calcext:value-type="float">
            <text:p>-1.041463</text:p>
          </table:table-cell>
          <table:table-cell office:value-type="float" office:value="0" calcext:value-type="float">
            <text:p>0</text:p>
          </table:table-cell>
          <table:table-cell office:value-type="float" office:value="0.099641" calcext:value-type="float">
            <text:p>0.099641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688324" calcext:value-type="float">
            <text:p>-0.688324</text:p>
          </table:table-cell>
          <table:table-cell office:value-type="float" office:value="0" calcext:value-type="float">
            <text:p>0</text:p>
          </table:table-cell>
          <table:table-cell office:value-type="float" office:value="-0.688324" calcext:value-type="float">
            <text:p>-0.688324</text:p>
          </table:table-cell>
          <table:table-cell office:value-type="float" office:value="0" calcext:value-type="float">
            <text:p>0</text:p>
          </table:table-cell>
          <table:table-cell office:value-type="float" office:value="0.100318" calcext:value-type="float">
            <text:p>0.100318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55069" calcext:value-type="float">
            <text:p>-0.355069</text:p>
          </table:table-cell>
          <table:table-cell office:value-type="float" office:value="0" calcext:value-type="float">
            <text:p>0</text:p>
          </table:table-cell>
          <table:table-cell office:value-type="float" office:value="-0.355069" calcext:value-type="float">
            <text:p>-0.355069</text:p>
          </table:table-cell>
          <table:table-cell office:value-type="float" office:value="0" calcext:value-type="float">
            <text:p>0</text:p>
          </table:table-cell>
          <table:table-cell office:value-type="float" office:value="0.100363" calcext:value-type="float">
            <text:p>0.100363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6839" calcext:value-type="float">
            <text:p>-0.16839</text:p>
          </table:table-cell>
          <table:table-cell office:value-type="float" office:value="0" calcext:value-type="float">
            <text:p>0</text:p>
          </table:table-cell>
          <table:table-cell office:value-type="float" office:value="-0.16839" calcext:value-type="float">
            <text:p>-0.16839</text:p>
          </table:table-cell>
          <table:table-cell office:value-type="float" office:value="0" calcext:value-type="float">
            <text:p>0</text:p>
          </table:table-cell>
          <table:table-cell office:value-type="float" office:value="0.099386" calcext:value-type="float">
            <text:p>0.099386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33797" calcext:value-type="float">
            <text:p>-0.033797</text:p>
          </table:table-cell>
          <table:table-cell office:value-type="float" office:value="0" calcext:value-type="float">
            <text:p>0</text:p>
          </table:table-cell>
          <table:table-cell office:value-type="float" office:value="-0.033797" calcext:value-type="float">
            <text:p>-0.033797</text:p>
          </table:table-cell>
          <table:table-cell office:value-type="float" office:value="0" calcext:value-type="float">
            <text:p>0</text:p>
          </table:table-cell>
          <table:table-cell office:value-type="float" office:value="0.100067" calcext:value-type="float">
            <text:p>0.100067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05649" calcext:value-type="float">
            <text:p>-0.005649</text:p>
          </table:table-cell>
          <table:table-cell office:value-type="float" office:value="0" calcext:value-type="float">
            <text:p>0</text:p>
          </table:table-cell>
          <table:table-cell office:value-type="float" office:value="-0.005649" calcext:value-type="float">
            <text:p>-0.005649</text:p>
          </table:table-cell>
          <table:table-cell office:value-type="float" office:value="0" calcext:value-type="float">
            <text:p>0</text:p>
          </table:table-cell>
          <table:table-cell office:value-type="float" office:value="0.099848" calcext:value-type="float">
            <text:p>0.099848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366" calcext:value-type="float">
            <text:p>0.10036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02" calcext:value-type="float">
            <text:p>0.100002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13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13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13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13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13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13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13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13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3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3"/>
        </table:table-row>
      </table:table>
      <table:table table:name="left_front_wheel_stats" table:style-name="ta1">
        <table:shapes>
          <draw:frame draw:z-index="0" draw:style-name="gr1" draw:text-style-name="P1" svg:width="1034.73pt" svg:height="193.66pt" svg:x="773.91pt" svg:y="60.58pt">
            <draw:object draw:notify-on-update-of-ranges="left_front_wheel_stats.A2:left_front_wheel_stats.A153 left_front_wheel_stats.D1:left_front_wheel_stats.D1 left_front_wheel_stats.D2:left_front_wheel_stats.D153 left_front_wheel_stats.E1:left_front_wheel_stats.E1 left_front_wheel_stats.E2:left_front_wheel_stats.E153 left_front_wheel_stats.F1:left_front_wheel_stats.F1 left_front_wheel_stats.F2:left_front_wheel_stats.F1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left_front_wheel_stats.A2:left_front_wheel_stats.A153 left_front_wheel_stats.G1:left_front_wheel_stats.G1 left_front_wheel_stats.G2:left_front_wheel_stats.G1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342" calcext:value-type="float">
            <text:p>0.10034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26" calcext:value-type="float">
            <text:p>0.10002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0" calcext:value-type="float">
            <text:p>0</text:p>
          </table:table-cell>
          <table:table-cell office:value-type="float" office:value="-3.858462" calcext:value-type="float">
            <text:p>-3.858462</text:p>
          </table:table-cell>
          <table:table-cell office:value-type="float" office:value="-0.610663" calcext:value-type="float">
            <text:p>-0.61066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75784" calcext:value-type="float">
            <text:p>-0.175784</text:p>
          </table:table-cell>
          <table:table-cell office:value-type="float" office:value="-0.174986" calcext:value-type="float">
            <text:p>-0.174986</text:p>
          </table:table-cell>
          <table:table-cell office:value-type="float" office:value="-2.104616" calcext:value-type="float">
            <text:p>-2.104616</text:p>
          </table:table-cell>
          <table:table-cell office:value-type="float" office:value="-0.175784" calcext:value-type="float">
            <text:p>-0.175784</text:p>
          </table:table-cell>
          <table:table-cell office:value-type="float" office:value="0.100228" calcext:value-type="float">
            <text:p>0.10022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4643" calcext:value-type="float">
            <text:p>-0.564643</text:p>
          </table:table-cell>
          <table:table-cell office:value-type="float" office:value="-3.179858" calcext:value-type="float">
            <text:p>-3.179858</text:p>
          </table:table-cell>
          <table:table-cell office:value-type="float" office:value="-0.51222" calcext:value-type="float">
            <text:p>-0.51222</text:p>
          </table:table-cell>
          <table:table-cell office:value-type="float" office:value="-1.189203" calcext:value-type="float">
            <text:p>-1.189203</text:p>
          </table:table-cell>
          <table:table-cell office:value-type="float" office:value="-0.293737" calcext:value-type="float">
            <text:p>-0.293737</text:p>
          </table:table-cell>
          <table:table-cell office:value-type="float" office:value="0.056928" calcext:value-type="float">
            <text:p>0.056928</text:p>
          </table:table-cell>
          <table:table-cell office:value-type="float" office:value="-1.426012" calcext:value-type="float">
            <text:p>-1.426012</text:p>
          </table:table-cell>
          <table:table-cell office:value-type="float" office:value="-0.117953" calcext:value-type="float">
            <text:p>-0.117953</text:p>
          </table:table-cell>
          <table:table-cell office:value-type="float" office:value="0.099186" calcext:value-type="float">
            <text:p>0.09918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136167" calcext:value-type="float">
            <text:p>-2.136167</text:p>
          </table:table-cell>
          <table:table-cell office:value-type="float" office:value="-1.472129" calcext:value-type="float">
            <text:p>-1.472129</text:p>
          </table:table-cell>
          <table:table-cell office:value-type="float" office:value="-0.264487" calcext:value-type="float">
            <text:p>-0.264487</text:p>
          </table:table-cell>
          <table:table-cell office:value-type="float" office:value="0.382321" calcext:value-type="float">
            <text:p>0.382321</text:p>
          </table:table-cell>
          <table:table-cell office:value-type="float" office:value="-0.254762" calcext:value-type="float">
            <text:p>-0.254762</text:p>
          </table:table-cell>
          <table:table-cell office:value-type="float" office:value="0.154159" calcext:value-type="float">
            <text:p>0.154159</text:p>
          </table:table-cell>
          <table:table-cell office:value-type="float" office:value="0.281717" calcext:value-type="float">
            <text:p>0.281717</text:p>
          </table:table-cell>
          <table:table-cell office:value-type="float" office:value="0.038974" calcext:value-type="float">
            <text:p>0.038974</text:p>
          </table:table-cell>
          <table:table-cell office:value-type="float" office:value="0.101942" calcext:value-type="float">
            <text:p>0.10194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069" calcext:value-type="float">
            <text:p>-1.35069</text:p>
          </table:table-cell>
          <table:table-cell office:value-type="float" office:value="-2.530912" calcext:value-type="float">
            <text:p>-2.530912</text:p>
          </table:table-cell>
          <table:table-cell office:value-type="float" office:value="-0.41808" calcext:value-type="float">
            <text:p>-0.41808</text:p>
          </table:table-cell>
          <table:table-cell office:value-type="float" office:value="-0.403156" calcext:value-type="float">
            <text:p>-0.403156</text:p>
          </table:table-cell>
          <table:table-cell office:value-type="float" office:value="-0.294782" calcext:value-type="float">
            <text:p>-0.294782</text:p>
          </table:table-cell>
          <table:table-cell office:value-type="float" office:value="-0.079128" calcext:value-type="float">
            <text:p>-0.079128</text:p>
          </table:table-cell>
          <table:table-cell office:value-type="float" office:value="-0.777066" calcext:value-type="float">
            <text:p>-0.777066</text:p>
          </table:table-cell>
          <table:table-cell office:value-type="float" office:value="-0.04002" calcext:value-type="float">
            <text:p>-0.04002</text:p>
          </table:table-cell>
          <table:table-cell office:value-type="float" office:value="0.099267" calcext:value-type="float">
            <text:p>0.09926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629" calcext:value-type="float">
            <text:p>-0.112629</text:p>
          </table:table-cell>
          <table:table-cell office:value-type="float" office:value="-3.977504" calcext:value-type="float">
            <text:p>-3.977504</text:p>
          </table:table-cell>
          <table:table-cell office:value-type="float" office:value="-0.627932" calcext:value-type="float">
            <text:p>-0.627932</text:p>
          </table:table-cell>
          <table:table-cell office:value-type="float" office:value="-1.641218" calcext:value-type="float">
            <text:p>-1.641218</text:p>
          </table:table-cell>
          <table:table-cell office:value-type="float" office:value="-0.45778" calcext:value-type="float">
            <text:p>-0.45778</text:p>
          </table:table-cell>
          <table:table-cell office:value-type="float" office:value="-0.12466" calcext:value-type="float">
            <text:p>-0.12466</text:p>
          </table:table-cell>
          <table:table-cell office:value-type="float" office:value="-2.223658" calcext:value-type="float">
            <text:p>-2.223658</text:p>
          </table:table-cell>
          <table:table-cell office:value-type="float" office:value="-0.162998" calcext:value-type="float">
            <text:p>-0.162998</text:p>
          </table:table-cell>
          <table:table-cell office:value-type="float" office:value="0.099315" calcext:value-type="float">
            <text:p>0.09931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89" calcext:value-type="float">
            <text:p>-0.11289</text:p>
          </table:table-cell>
          <table:table-cell office:value-type="float" office:value="-4.017249" calcext:value-type="float">
            <text:p>-4.017249</text:p>
          </table:table-cell>
          <table:table-cell office:value-type="float" office:value="-0.633697" calcext:value-type="float">
            <text:p>-0.633697</text:p>
          </table:table-cell>
          <table:table-cell office:value-type="float" office:value="-1.640956" calcext:value-type="float">
            <text:p>-1.640956</text:p>
          </table:table-cell>
          <table:table-cell office:value-type="float" office:value="-0.622473" calcext:value-type="float">
            <text:p>-0.622473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-2.263403" calcext:value-type="float">
            <text:p>-2.263403</text:p>
          </table:table-cell>
          <table:table-cell office:value-type="float" office:value="-0.164693" calcext:value-type="float">
            <text:p>-0.164693</text:p>
          </table:table-cell>
          <table:table-cell office:value-type="float" office:value="0.100364" calcext:value-type="float">
            <text:p>0.10036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379" calcext:value-type="float">
            <text:p>-0.676379</text:p>
          </table:table-cell>
          <table:table-cell office:value-type="float" office:value="-3.505113" calcext:value-type="float">
            <text:p>-3.505113</text:p>
          </table:table-cell>
          <table:table-cell office:value-type="float" office:value="-0.559404" calcext:value-type="float">
            <text:p>-0.559404</text:p>
          </table:table-cell>
          <table:table-cell office:value-type="float" office:value="-1.077467" calcext:value-type="float">
            <text:p>-1.077467</text:p>
          </table:table-cell>
          <table:table-cell office:value-type="float" office:value="-0.730173" calcext:value-type="float">
            <text:p>-0.730173</text:p>
          </table:table-cell>
          <table:table-cell office:value-type="float" office:value="0.056373" calcext:value-type="float">
            <text:p>0.056373</text:p>
          </table:table-cell>
          <table:table-cell office:value-type="float" office:value="-1.751267" calcext:value-type="float">
            <text:p>-1.751267</text:p>
          </table:table-cell>
          <table:table-cell office:value-type="float" office:value="-0.1077" calcext:value-type="float">
            <text:p>-0.1077</text:p>
          </table:table-cell>
          <table:table-cell office:value-type="float" office:value="0.099957" calcext:value-type="float">
            <text:p>0.09995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563" calcext:value-type="float">
            <text:p>-0.676563</text:p>
          </table:table-cell>
          <table:table-cell office:value-type="float" office:value="-3.669339" calcext:value-type="float">
            <text:p>-3.669339</text:p>
          </table:table-cell>
          <table:table-cell office:value-type="float" office:value="-0.583227" calcext:value-type="float">
            <text:p>-0.583227</text:p>
          </table:table-cell>
          <table:table-cell office:value-type="float" office:value="-1.077283" calcext:value-type="float">
            <text:p>-1.077283</text:p>
          </table:table-cell>
          <table:table-cell office:value-type="float" office:value="-0.838228" calcext:value-type="float">
            <text:p>-0.83822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-1.915493" calcext:value-type="float">
            <text:p>-1.915493</text:p>
          </table:table-cell>
          <table:table-cell office:value-type="float" office:value="-0.108055" calcext:value-type="float">
            <text:p>-0.108055</text:p>
          </table:table-cell>
          <table:table-cell office:value-type="float" office:value="0.100303" calcext:value-type="float">
            <text:p>0.100303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0532" calcext:value-type="float">
            <text:p>-0.450532</text:p>
          </table:table-cell>
          <table:table-cell office:value-type="float" office:value="-4.048117" calcext:value-type="float">
            <text:p>-4.048117</text:p>
          </table:table-cell>
          <table:table-cell office:value-type="float" office:value="-0.638175" calcext:value-type="float">
            <text:p>-0.638175</text:p>
          </table:table-cell>
          <table:table-cell office:value-type="float" office:value="-1.303315" calcext:value-type="float">
            <text:p>-1.303315</text:p>
          </table:table-cell>
          <table:table-cell office:value-type="float" office:value="-0.968309" calcext:value-type="float">
            <text:p>-0.968309</text:p>
          </table:table-cell>
          <table:table-cell office:value-type="float" office:value="-0.022647" calcext:value-type="float">
            <text:p>-0.022647</text:p>
          </table:table-cell>
          <table:table-cell office:value-type="float" office:value="-2.29427" calcext:value-type="float">
            <text:p>-2.29427</text:p>
          </table:table-cell>
          <table:table-cell office:value-type="float" office:value="-0.130081" calcext:value-type="float">
            <text:p>-0.130081</text:p>
          </table:table-cell>
          <table:table-cell office:value-type="float" office:value="0.099808" calcext:value-type="float">
            <text:p>0.099808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323" calcext:value-type="float">
            <text:p>-0.225323</text:p>
          </table:table-cell>
          <table:table-cell office:value-type="float" office:value="-4.426167" calcext:value-type="float">
            <text:p>-4.426167</text:p>
          </table:table-cell>
          <table:table-cell office:value-type="float" office:value="-0.693017" calcext:value-type="float">
            <text:p>-0.693017</text:p>
          </table:table-cell>
          <table:table-cell office:value-type="float" office:value="-1.528523" calcext:value-type="float">
            <text:p>-1.528523</text:p>
          </table:table-cell>
          <table:table-cell office:value-type="float" office:value="-1.121296" calcext:value-type="float">
            <text:p>-1.121296</text:p>
          </table:table-cell>
          <table:table-cell office:value-type="float" office:value="-0.022501" calcext:value-type="float">
            <text:p>-0.022501</text:p>
          </table:table-cell>
          <table:table-cell office:value-type="float" office:value="-2.672321" calcext:value-type="float">
            <text:p>-2.672321</text:p>
          </table:table-cell>
          <table:table-cell office:value-type="float" office:value="-0.152987" calcext:value-type="float">
            <text:p>-0.152987</text:p>
          </table:table-cell>
          <table:table-cell office:value-type="float" office:value="0.100088" calcext:value-type="float">
            <text:p>0.100088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3468" calcext:value-type="float">
            <text:p>-0.393468</text:p>
          </table:table-cell>
          <table:table-cell office:value-type="float" office:value="-4.178927" calcext:value-type="float">
            <text:p>-4.178927</text:p>
          </table:table-cell>
          <table:table-cell office:value-type="float" office:value="-0.657151" calcext:value-type="float">
            <text:p>-0.657151</text:p>
          </table:table-cell>
          <table:table-cell office:value-type="float" office:value="-1.360378" calcext:value-type="float">
            <text:p>-1.360378</text:p>
          </table:table-cell>
          <table:table-cell office:value-type="float" office:value="-1.081521" calcext:value-type="float">
            <text:p>-1.081521</text:p>
          </table:table-cell>
          <table:table-cell office:value-type="float" office:value="0.016818" calcext:value-type="float">
            <text:p>0.016818</text:p>
          </table:table-cell>
          <table:table-cell office:value-type="float" office:value="-2.425081" calcext:value-type="float">
            <text:p>-2.425081</text:p>
          </table:table-cell>
          <table:table-cell office:value-type="float" office:value="-0.136009" calcext:value-type="float">
            <text:p>-0.136009</text:p>
          </table:table-cell>
          <table:table-cell office:value-type="float" office:value="0.099979" calcext:value-type="float">
            <text:p>0.099979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6526" calcext:value-type="float">
            <text:p>-0.846526</text:p>
          </table:table-cell>
          <table:table-cell office:value-type="float" office:value="-3.669938" calcext:value-type="float">
            <text:p>-3.669938</text:p>
          </table:table-cell>
          <table:table-cell office:value-type="float" office:value="-0.583314" calcext:value-type="float">
            <text:p>-0.583314</text:p>
          </table:table-cell>
          <table:table-cell office:value-type="float" office:value="-0.90732" calcext:value-type="float">
            <text:p>-0.90732</text:p>
          </table:table-cell>
          <table:table-cell office:value-type="float" office:value="-1.054152" calcext:value-type="float">
            <text:p>-1.054152</text:p>
          </table:table-cell>
          <table:table-cell office:value-type="float" office:value="0.04538" calcext:value-type="float">
            <text:p>0.04538</text:p>
          </table:table-cell>
          <table:table-cell office:value-type="float" office:value="-1.916092" calcext:value-type="float">
            <text:p>-1.916092</text:p>
          </table:table-cell>
          <table:table-cell office:value-type="float" office:value="-0.090583" calcext:value-type="float">
            <text:p>-0.090583</text:p>
          </table:table-cell>
          <table:table-cell office:value-type="float" office:value="0.099836" calcext:value-type="float">
            <text:p>0.099836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5" calcext:value-type="float">
            <text:p>-0.6765</text:p>
          </table:table-cell>
          <table:table-cell office:value-type="float" office:value="-4.049262" calcext:value-type="float">
            <text:p>-4.049262</text:p>
          </table:table-cell>
          <table:table-cell office:value-type="float" office:value="-0.638341" calcext:value-type="float">
            <text:p>-0.638341</text:p>
          </table:table-cell>
          <table:table-cell office:value-type="float" office:value="-1.077346" calcext:value-type="float">
            <text:p>-1.077346</text:p>
          </table:table-cell>
          <table:table-cell office:value-type="float" office:value="-1.201105" calcext:value-type="float">
            <text:p>-1.201105</text:p>
          </table:table-cell>
          <table:table-cell office:value-type="float" office:value="-0.016964" calcext:value-type="float">
            <text:p>-0.016964</text:p>
          </table:table-cell>
          <table:table-cell office:value-type="float" office:value="-2.295416" calcext:value-type="float">
            <text:p>-2.295416</text:p>
          </table:table-cell>
          <table:table-cell office:value-type="float" office:value="-0.107979" calcext:value-type="float">
            <text:p>-0.107979</text:p>
          </table:table-cell>
          <table:table-cell office:value-type="float" office:value="0.100227" calcext:value-type="float">
            <text:p>0.100227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1236" calcext:value-type="float">
            <text:p>-0.451236</text:p>
          </table:table-cell>
          <table:table-cell office:value-type="float" office:value="-4.370336" calcext:value-type="float">
            <text:p>-4.370336</text:p>
          </table:table-cell>
          <table:table-cell office:value-type="float" office:value="-0.684918" calcext:value-type="float">
            <text:p>-0.684918</text:p>
          </table:table-cell>
          <table:table-cell office:value-type="float" office:value="-1.30261" calcext:value-type="float">
            <text:p>-1.30261</text:p>
          </table:table-cell>
          <table:table-cell office:value-type="float" office:value="-1.291354" calcext:value-type="float">
            <text:p>-1.291354</text:p>
          </table:table-cell>
          <table:table-cell office:value-type="float" office:value="-0.022525" calcext:value-type="float">
            <text:p>-0.022525</text:p>
          </table:table-cell>
          <table:table-cell office:value-type="float" office:value="-2.61649" calcext:value-type="float">
            <text:p>-2.61649</text:p>
          </table:table-cell>
          <table:table-cell office:value-type="float" office:value="-0.130269" calcext:value-type="float">
            <text:p>-0.130269</text:p>
          </table:table-cell>
          <table:table-cell office:value-type="float" office:value="0.100006" calcext:value-type="float">
            <text:p>0.100006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6257" calcext:value-type="float">
            <text:p>-0.506257</text:p>
          </table:table-cell>
          <table:table-cell office:value-type="float" office:value="-4.250093" calcext:value-type="float">
            <text:p>-4.250093</text:p>
          </table:table-cell>
          <table:table-cell office:value-type="float" office:value="-0.667475" calcext:value-type="float">
            <text:p>-0.667475</text:p>
          </table:table-cell>
          <table:table-cell office:value-type="float" office:value="-1.247589" calcext:value-type="float">
            <text:p>-1.247589</text:p>
          </table:table-cell>
          <table:table-cell office:value-type="float" office:value="-1.254116" calcext:value-type="float">
            <text:p>-1.254116</text:p>
          </table:table-cell>
          <table:table-cell office:value-type="float" office:value="0.005458" calcext:value-type="float">
            <text:p>0.005458</text:p>
          </table:table-cell>
          <table:table-cell office:value-type="float" office:value="-2.496247" calcext:value-type="float">
            <text:p>-2.496247</text:p>
          </table:table-cell>
          <table:table-cell office:value-type="float" office:value="-0.125759" calcext:value-type="float">
            <text:p>-0.125759</text:p>
          </table:table-cell>
          <table:table-cell office:value-type="float" office:value="0.100802" calcext:value-type="float">
            <text:p>0.10080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9544" calcext:value-type="float">
            <text:p>-0.789544</text:p>
          </table:table-cell>
          <table:table-cell office:value-type="float" office:value="-3.874416" calcext:value-type="float">
            <text:p>-3.874416</text:p>
          </table:table-cell>
          <table:table-cell office:value-type="float" office:value="-0.612977" calcext:value-type="float">
            <text:p>-0.612977</text:p>
          </table:table-cell>
          <table:table-cell office:value-type="float" office:value="-0.964302" calcext:value-type="float">
            <text:p>-0.964302</text:p>
          </table:table-cell>
          <table:table-cell office:value-type="float" office:value="-1.184884" calcext:value-type="float">
            <text:p>-1.184884</text:p>
          </table:table-cell>
          <table:table-cell office:value-type="float" office:value="0.028616" calcext:value-type="float">
            <text:p>0.028616</text:p>
          </table:table-cell>
          <table:table-cell office:value-type="float" office:value="-2.12057" calcext:value-type="float">
            <text:p>-2.12057</text:p>
          </table:table-cell>
          <table:table-cell office:value-type="float" office:value="-0.095461" calcext:value-type="float">
            <text:p>-0.095461</text:p>
          </table:table-cell>
          <table:table-cell office:value-type="float" office:value="0.098995" calcext:value-type="float">
            <text:p>0.098995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7475" calcext:value-type="float">
            <text:p>-0.957475</text:p>
          </table:table-cell>
          <table:table-cell office:value-type="float" office:value="-3.689862" calcext:value-type="float">
            <text:p>-3.689862</text:p>
          </table:table-cell>
          <table:table-cell office:value-type="float" office:value="-0.586205" calcext:value-type="float">
            <text:p>-0.586205</text:p>
          </table:table-cell>
          <table:table-cell office:value-type="float" office:value="-0.796371" calcext:value-type="float">
            <text:p>-0.796371</text:p>
          </table:table-cell>
          <table:table-cell office:value-type="float" office:value="-1.156505" calcext:value-type="float">
            <text:p>-1.156505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-1.936015" calcext:value-type="float">
            <text:p>-1.936015</text:p>
          </table:table-cell>
          <table:table-cell office:value-type="float" office:value="-0.079321" calcext:value-type="float">
            <text:p>-0.079321</text:p>
          </table:table-cell>
          <table:table-cell office:value-type="float" office:value="0.099603" calcext:value-type="float">
            <text:p>0.099603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2888" calcext:value-type="float">
            <text:p>-1.072888</text:p>
          </table:table-cell>
          <table:table-cell office:value-type="float" office:value="-3.540442" calcext:value-type="float">
            <text:p>-3.540442</text:p>
          </table:table-cell>
          <table:table-cell office:value-type="float" office:value="-0.564529" calcext:value-type="float">
            <text:p>-0.564529</text:p>
          </table:table-cell>
          <table:table-cell office:value-type="float" office:value="-0.680958" calcext:value-type="float">
            <text:p>-0.680958</text:p>
          </table:table-cell>
          <table:table-cell office:value-type="float" office:value="-1.117088" calcext:value-type="float">
            <text:p>-1.117088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-1.786596" calcext:value-type="float">
            <text:p>-1.786596</text:p>
          </table:table-cell>
          <table:table-cell office:value-type="float" office:value="-0.068638" calcext:value-type="float">
            <text:p>-0.068638</text:p>
          </table:table-cell>
          <table:table-cell office:value-type="float" office:value="0.100796" calcext:value-type="float">
            <text:p>0.100796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11" calcext:value-type="float">
            <text:p>-0.7311</text:p>
          </table:table-cell>
          <table:table-cell office:value-type="float" office:value="-3.900335" calcext:value-type="float">
            <text:p>-3.900335</text:p>
          </table:table-cell>
          <table:table-cell office:value-type="float" office:value="-0.616737" calcext:value-type="float">
            <text:p>-0.616737</text:p>
          </table:table-cell>
          <table:table-cell office:value-type="float" office:value="-1.022746" calcext:value-type="float">
            <text:p>-1.022746</text:p>
          </table:table-cell>
          <table:table-cell office:value-type="float" office:value="-1.089705" calcext:value-type="float">
            <text:p>-1.089705</text:p>
          </table:table-cell>
          <table:table-cell office:value-type="float" office:value="-0.034038" calcext:value-type="float">
            <text:p>-0.034038</text:p>
          </table:table-cell>
          <table:table-cell office:value-type="float" office:value="-2.146489" calcext:value-type="float">
            <text:p>-2.146489</text:p>
          </table:table-cell>
          <table:table-cell office:value-type="float" office:value="-0.102698" calcext:value-type="float">
            <text:p>-0.102698</text:p>
          </table:table-cell>
          <table:table-cell office:value-type="float" office:value="0.100414" calcext:value-type="float">
            <text:p>0.100414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405" calcext:value-type="float">
            <text:p>-0.56405</text:p>
          </table:table-cell>
          <table:table-cell office:value-type="float" office:value="-4.015584" calcext:value-type="float">
            <text:p>-4.015584</text:p>
          </table:table-cell>
          <table:table-cell office:value-type="float" office:value="-0.633456" calcext:value-type="float">
            <text:p>-0.633456</text:p>
          </table:table-cell>
          <table:table-cell office:value-type="float" office:value="-1.189796" calcext:value-type="float">
            <text:p>-1.189796</text:p>
          </table:table-cell>
          <table:table-cell office:value-type="float" office:value="-1.055161" calcext:value-type="float">
            <text:p>-1.055161</text:p>
          </table:table-cell>
          <table:table-cell office:value-type="float" office:value="-0.016781" calcext:value-type="float">
            <text:p>-0.016781</text:p>
          </table:table-cell>
          <table:table-cell office:value-type="float" office:value="-2.261737" calcext:value-type="float">
            <text:p>-2.261737</text:p>
          </table:table-cell>
          <table:table-cell office:value-type="float" office:value="-0.118443" calcext:value-type="float">
            <text:p>-0.118443</text:p>
          </table:table-cell>
          <table:table-cell office:value-type="float" office:value="0.099549" calcext:value-type="float">
            <text:p>0.099549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6142" calcext:value-type="float">
            <text:p>-0.846142</text:p>
          </table:table-cell>
          <table:table-cell office:value-type="float" office:value="-3.643116" calcext:value-type="float">
            <text:p>-3.643116</text:p>
          </table:table-cell>
          <table:table-cell office:value-type="float" office:value="-0.579423" calcext:value-type="float">
            <text:p>-0.579423</text:p>
          </table:table-cell>
          <table:table-cell office:value-type="float" office:value="-0.907704" calcext:value-type="float">
            <text:p>-0.907704</text:p>
          </table:table-cell>
          <table:table-cell office:value-type="float" office:value="-1.009809" calcext:value-type="float">
            <text:p>-1.009809</text:p>
          </table:table-cell>
          <table:table-cell office:value-type="float" office:value="0.028244" calcext:value-type="float">
            <text:p>0.028244</text:p>
          </table:table-cell>
          <table:table-cell office:value-type="float" office:value="-1.88927" calcext:value-type="float">
            <text:p>-1.88927</text:p>
          </table:table-cell>
          <table:table-cell office:value-type="float" office:value="-0.090658" calcext:value-type="float">
            <text:p>-0.090658</text:p>
          </table:table-cell>
          <table:table-cell office:value-type="float" office:value="0.099876" calcext:value-type="float">
            <text:p>0.09987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3122" calcext:value-type="float">
            <text:p>-1.183122</text:p>
          </table:table-cell>
          <table:table-cell office:value-type="float" office:value="-3.267108" calcext:value-type="float">
            <text:p>-3.267108</text:p>
          </table:table-cell>
          <table:table-cell office:value-type="float" office:value="-0.524877" calcext:value-type="float">
            <text:p>-0.524877</text:p>
          </table:table-cell>
          <table:table-cell office:value-type="float" office:value="-0.570724" calcext:value-type="float">
            <text:p>-0.570724</text:p>
          </table:table-cell>
          <table:table-cell office:value-type="float" office:value="-0.976259" calcext:value-type="float">
            <text:p>-0.976259</text:p>
          </table:table-cell>
          <table:table-cell office:value-type="float" office:value="0.033721" calcext:value-type="float">
            <text:p>0.033721</text:p>
          </table:table-cell>
          <table:table-cell office:value-type="float" office:value="-1.513262" calcext:value-type="float">
            <text:p>-1.513262</text:p>
          </table:table-cell>
          <table:table-cell office:value-type="float" office:value="-0.057033" calcext:value-type="float">
            <text:p>-0.057033</text:p>
          </table:table-cell>
          <table:table-cell office:value-type="float" office:value="0.099931" calcext:value-type="float">
            <text:p>0.099931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89998" calcext:value-type="float">
            <text:p>-0.889998</text:p>
          </table:table-cell>
          <table:table-cell office:value-type="float" office:value="-3.60149" calcext:value-type="float">
            <text:p>-3.60149</text:p>
          </table:table-cell>
          <table:table-cell office:value-type="float" office:value="-0.573385" calcext:value-type="float">
            <text:p>-0.573385</text:p>
          </table:table-cell>
          <table:table-cell office:value-type="float" office:value="-0.863848" calcext:value-type="float">
            <text:p>-0.863848</text:p>
          </table:table-cell>
          <table:table-cell office:value-type="float" office:value="-0.954389" calcext:value-type="float">
            <text:p>-0.954389</text:p>
          </table:table-cell>
          <table:table-cell office:value-type="float" office:value="-0.029406" calcext:value-type="float">
            <text:p>-0.029406</text:p>
          </table:table-cell>
          <table:table-cell office:value-type="float" office:value="-1.847643" calcext:value-type="float">
            <text:p>-1.847643</text:p>
          </table:table-cell>
          <table:table-cell office:value-type="float" office:value="-0.086109" calcext:value-type="float">
            <text:p>-0.086109</text:p>
          </table:table-cell>
          <table:table-cell office:value-type="float" office:value="0.09968" calcext:value-type="float">
            <text:p>0.09968</text:p>
          </table:table-cell>
          <table:table-cell>
            <draw:frame table:end-cell-address="left_front_wheel_stats.AB32" table:end-x="25.85pt" table:end-y="12.25pt" draw:z-index="2" draw:style-name="gr1" draw:text-style-name="P1" svg:width="918.2pt" svg:height="88.81pt" svg:x="3.66pt" svg:y="0.28pt">
              <draw:object draw:notify-on-update-of-ranges="left_front_wheel_stats.A2:left_front_wheel_stats.A153 left_front_wheel_stats.H1:left_front_wheel_stats.H1 left_front_wheel_stats.H2:left_front_wheel_stats.H153 left_front_wheel_stats.I1:left_front_wheel_stats.I1 left_front_wheel_stats.I2:left_front_wheel_stats.I15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42625" calcext:value-type="float">
            <text:p>-0.342625</text:p>
          </table:table-cell>
          <table:table-cell office:value-type="float" office:value="-4.184845" calcext:value-type="float">
            <text:p>-4.184845</text:p>
          </table:table-cell>
          <table:table-cell office:value-type="float" office:value="-0.65801" calcext:value-type="float">
            <text:p>-0.65801</text:p>
          </table:table-cell>
          <table:table-cell office:value-type="float" office:value="-1.411221" calcext:value-type="float">
            <text:p>-1.411221</text:p>
          </table:table-cell>
          <table:table-cell office:value-type="float" office:value="-0.964911" calcext:value-type="float">
            <text:p>-0.964911</text:p>
          </table:table-cell>
          <table:table-cell office:value-type="float" office:value="-0.054866" calcext:value-type="float">
            <text:p>-0.054866</text:p>
          </table:table-cell>
          <table:table-cell office:value-type="float" office:value="-2.430999" calcext:value-type="float">
            <text:p>-2.430999</text:p>
          </table:table-cell>
          <table:table-cell office:value-type="float" office:value="-0.140792" calcext:value-type="float">
            <text:p>-0.140792</text:p>
          </table:table-cell>
          <table:table-cell office:value-type="float" office:value="0.099766" calcext:value-type="float">
            <text:p>0.099766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594" calcext:value-type="float">
            <text:p>-0.112594</text:p>
          </table:table-cell>
          <table:table-cell office:value-type="float" office:value="-4.42257" calcext:value-type="float">
            <text:p>-4.42257</text:p>
          </table:table-cell>
          <table:table-cell office:value-type="float" office:value="-0.692496" calcext:value-type="float">
            <text:p>-0.692496</text:p>
          </table:table-cell>
          <table:table-cell office:value-type="float" office:value="-1.641252" calcext:value-type="float">
            <text:p>-1.641252</text:p>
          </table:table-cell>
          <table:table-cell office:value-type="float" office:value="-1.004661" calcext:value-type="float">
            <text:p>-1.004661</text:p>
          </table:table-cell>
          <table:table-cell office:value-type="float" office:value="-0.022811" calcext:value-type="float">
            <text:p>-0.022811</text:p>
          </table:table-cell>
          <table:table-cell office:value-type="float" office:value="-2.668724" calcext:value-type="float">
            <text:p>-2.668724</text:p>
          </table:table-cell>
          <table:table-cell office:value-type="float" office:value="-0.165509" calcext:value-type="float">
            <text:p>-0.165509</text:p>
          </table:table-cell>
          <table:table-cell office:value-type="float" office:value="0.100843" calcext:value-type="float">
            <text:p>0.100843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4061" calcext:value-type="float">
            <text:p>-0.564061</text:p>
          </table:table-cell>
          <table:table-cell office:value-type="float" office:value="-3.926842" calcext:value-type="float">
            <text:p>-3.926842</text:p>
          </table:table-cell>
          <table:table-cell office:value-type="float" office:value="-0.620582" calcext:value-type="float">
            <text:p>-0.620582</text:p>
          </table:table-cell>
          <table:table-cell office:value-type="float" office:value="-1.189785" calcext:value-type="float">
            <text:p>-1.189785</text:p>
          </table:table-cell>
          <table:table-cell office:value-type="float" office:value="-1.028308" calcext:value-type="float">
            <text:p>-1.028308</text:p>
          </table:table-cell>
          <table:table-cell office:value-type="float" office:value="0.045098" calcext:value-type="float">
            <text:p>0.045098</text:p>
          </table:table-cell>
          <table:table-cell office:value-type="float" office:value="-2.172996" calcext:value-type="float">
            <text:p>-2.172996</text:p>
          </table:table-cell>
          <table:table-cell office:value-type="float" office:value="-0.119108" calcext:value-type="float">
            <text:p>-0.119108</text:p>
          </table:table-cell>
          <table:table-cell office:value-type="float" office:value="0.100109" calcext:value-type="float">
            <text:p>0.100109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6903" calcext:value-type="float">
            <text:p>-0.956903</text:p>
          </table:table-cell>
          <table:table-cell office:value-type="float" office:value="-3.540484" calcext:value-type="float">
            <text:p>-3.540484</text:p>
          </table:table-cell>
          <table:table-cell office:value-type="float" office:value="-0.564535" calcext:value-type="float">
            <text:p>-0.564535</text:p>
          </table:table-cell>
          <table:table-cell office:value-type="float" office:value="-0.796943" calcext:value-type="float">
            <text:p>-0.796943</text:p>
          </table:table-cell>
          <table:table-cell office:value-type="float" office:value="-1.028881" calcext:value-type="float">
            <text:p>-1.028881</text:p>
          </table:table-cell>
          <table:table-cell office:value-type="float" office:value="0.039186" calcext:value-type="float">
            <text:p>0.039186</text:p>
          </table:table-cell>
          <table:table-cell office:value-type="float" office:value="-1.786638" calcext:value-type="float">
            <text:p>-1.786638</text:p>
          </table:table-cell>
          <table:table-cell office:value-type="float" office:value="-0.079894" calcext:value-type="float">
            <text:p>-0.079894</text:p>
          </table:table-cell>
          <table:table-cell office:value-type="float" office:value="0.10025" calcext:value-type="float">
            <text:p>0.1002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97861" calcext:value-type="float">
            <text:p>-0.897861</text:p>
          </table:table-cell>
          <table:table-cell office:value-type="float" office:value="-3.660967" calcext:value-type="float">
            <text:p>-3.660967</text:p>
          </table:table-cell>
          <table:table-cell office:value-type="float" office:value="-0.582013" calcext:value-type="float">
            <text:p>-0.582013</text:p>
          </table:table-cell>
          <table:table-cell office:value-type="float" office:value="-0.855986" calcext:value-type="float">
            <text:p>-0.855986</text:p>
          </table:table-cell>
          <table:table-cell office:value-type="float" office:value="-1.045185" calcext:value-type="float">
            <text:p>-1.045185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-1.90712" calcext:value-type="float">
            <text:p>-1.90712</text:p>
          </table:table-cell>
          <table:table-cell office:value-type="float" office:value="-0.084942" calcext:value-type="float">
            <text:p>-0.084942</text:p>
          </table:table-cell>
          <table:table-cell office:value-type="float" office:value="0.099233" calcext:value-type="float">
            <text:p>0.099233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1979" calcext:value-type="float">
            <text:p>-0.391979</text:p>
          </table:table-cell>
          <table:table-cell office:value-type="float" office:value="-4.244931" calcext:value-type="float">
            <text:p>-4.244931</text:p>
          </table:table-cell>
          <table:table-cell office:value-type="float" office:value="-0.666726" calcext:value-type="float">
            <text:p>-0.666726</text:p>
          </table:table-cell>
          <table:table-cell office:value-type="float" office:value="-1.361867" calcext:value-type="float">
            <text:p>-1.361867</text:p>
          </table:table-cell>
          <table:table-cell office:value-type="float" office:value="-1.078604" calcext:value-type="float">
            <text:p>-1.078604</text:p>
          </table:table-cell>
          <table:table-cell office:value-type="float" office:value="-0.050614" calcext:value-type="float">
            <text:p>-0.050614</text:p>
          </table:table-cell>
          <table:table-cell office:value-type="float" office:value="-2.491085" calcext:value-type="float">
            <text:p>-2.491085</text:p>
          </table:table-cell>
          <table:table-cell office:value-type="float" office:value="-0.136117" calcext:value-type="float">
            <text:p>-0.136117</text:p>
          </table:table-cell>
          <table:table-cell office:value-type="float" office:value="0.099949" calcext:value-type="float">
            <text:p>0.099949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71075" calcext:value-type="float">
            <text:p>-0.171075</text:p>
          </table:table-cell>
          <table:table-cell office:value-type="float" office:value="-4.477248" calcext:value-type="float">
            <text:p>-4.477248</text:p>
          </table:table-cell>
          <table:table-cell office:value-type="float" office:value="-0.700428" calcext:value-type="float">
            <text:p>-0.700428</text:p>
          </table:table-cell>
          <table:table-cell office:value-type="float" office:value="-1.582771" calcext:value-type="float">
            <text:p>-1.582771</text:p>
          </table:table-cell>
          <table:table-cell office:value-type="float" office:value="-1.118557" calcext:value-type="float">
            <text:p>-1.118557</text:p>
          </table:table-cell>
          <table:table-cell office:value-type="float" office:value="-0.022074" calcext:value-type="float">
            <text:p>-0.022074</text:p>
          </table:table-cell>
          <table:table-cell office:value-type="float" office:value="-2.723402" calcext:value-type="float">
            <text:p>-2.723402</text:p>
          </table:table-cell>
          <table:table-cell office:value-type="float" office:value="-0.158396" calcext:value-type="float">
            <text:p>-0.158396</text:p>
          </table:table-cell>
          <table:table-cell office:value-type="float" office:value="0.100075" calcext:value-type="float">
            <text:p>0.100075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49146" calcext:value-type="float">
            <text:p>-0.449146</text:p>
          </table:table-cell>
          <table:table-cell office:value-type="float" office:value="-4.189616" calcext:value-type="float">
            <text:p>-4.189616</text:p>
          </table:table-cell>
          <table:table-cell office:value-type="float" office:value="-0.658702" calcext:value-type="float">
            <text:p>-0.658702</text:p>
          </table:table-cell>
          <table:table-cell office:value-type="float" office:value="-1.3047" calcext:value-type="float">
            <text:p>-1.3047</text:p>
          </table:table-cell>
          <table:table-cell office:value-type="float" office:value="-1.158788" calcext:value-type="float">
            <text:p>-1.158788</text:p>
          </table:table-cell>
          <table:table-cell office:value-type="float" office:value="0.027718" calcext:value-type="float">
            <text:p>0.027718</text:p>
          </table:table-cell>
          <table:table-cell office:value-type="float" office:value="-2.43577" calcext:value-type="float">
            <text:p>-2.43577</text:p>
          </table:table-cell>
          <table:table-cell office:value-type="float" office:value="-0.130889" calcext:value-type="float">
            <text:p>-0.130889</text:p>
          </table:table-cell>
          <table:table-cell office:value-type="float" office:value="0.100321" calcext:value-type="float">
            <text:p>0.10032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4325" calcext:value-type="float">
            <text:p>-0.904325</text:p>
          </table:table-cell>
          <table:table-cell office:value-type="float" office:value="-3.744689" calcext:value-type="float">
            <text:p>-3.744689</text:p>
          </table:table-cell>
          <table:table-cell office:value-type="float" office:value="-0.594158" calcext:value-type="float">
            <text:p>-0.594158</text:p>
          </table:table-cell>
          <table:table-cell office:value-type="float" office:value="-0.849521" calcext:value-type="float">
            <text:p>-0.849521</text:p>
          </table:table-cell>
          <table:table-cell office:value-type="float" office:value="-1.186794" calcext:value-type="float">
            <text:p>-1.186794</text:p>
          </table:table-cell>
          <table:table-cell office:value-type="float" office:value="0.045472" calcext:value-type="float">
            <text:p>0.045472</text:p>
          </table:table-cell>
          <table:table-cell office:value-type="float" office:value="-1.990843" calcext:value-type="float">
            <text:p>-1.990843</text:p>
          </table:table-cell>
          <table:table-cell office:value-type="float" office:value="-0.085039" calcext:value-type="float">
            <text:p>-0.085039</text:p>
          </table:table-cell>
          <table:table-cell office:value-type="float" office:value="0.100102" calcext:value-type="float">
            <text:p>0.100102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1266" calcext:value-type="float">
            <text:p>-1.181266</text:p>
          </table:table-cell>
          <table:table-cell office:value-type="float" office:value="-3.456648" calcext:value-type="float">
            <text:p>-3.456648</text:p>
          </table:table-cell>
          <table:table-cell office:value-type="float" office:value="-0.552373" calcext:value-type="float">
            <text:p>-0.552373</text:p>
          </table:table-cell>
          <table:table-cell office:value-type="float" office:value="-0.57258" calcext:value-type="float">
            <text:p>-0.57258</text:p>
          </table:table-cell>
          <table:table-cell office:value-type="float" office:value="-1.157925" calcext:value-type="float">
            <text:p>-1.157925</text:p>
          </table:table-cell>
          <table:table-cell office:value-type="float" office:value="0.027703" calcext:value-type="float">
            <text:p>0.027703</text:p>
          </table:table-cell>
          <table:table-cell office:value-type="float" office:value="-1.702802" calcext:value-type="float">
            <text:p>-1.702802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099968" calcext:value-type="float">
            <text:p>0.099968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4103" calcext:value-type="float">
            <text:p>-0.734103</text:p>
          </table:table-cell>
          <table:table-cell office:value-type="float" office:value="-3.937279" calcext:value-type="float">
            <text:p>-3.937279</text:p>
          </table:table-cell>
          <table:table-cell office:value-type="float" office:value="-0.622096" calcext:value-type="float">
            <text:p>-0.622096</text:p>
          </table:table-cell>
          <table:table-cell office:value-type="float" office:value="-1.019744" calcext:value-type="float">
            <text:p>-1.019744</text:p>
          </table:table-cell>
          <table:table-cell office:value-type="float" office:value="-1.118867" calcext:value-type="float">
            <text:p>-1.118867</text:p>
          </table:table-cell>
          <table:table-cell office:value-type="float" office:value="-0.044822" calcext:value-type="float">
            <text:p>-0.044822</text:p>
          </table:table-cell>
          <table:table-cell office:value-type="float" office:value="-2.183433" calcext:value-type="float">
            <text:p>-2.183433</text:p>
          </table:table-cell>
          <table:table-cell office:value-type="float" office:value="-0.101734" calcext:value-type="float">
            <text:p>-0.101734</text:p>
          </table:table-cell>
          <table:table-cell office:value-type="float" office:value="0.099764" calcext:value-type="float">
            <text:p>0.099764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4523" calcext:value-type="float">
            <text:p>-0.394523</text:p>
          </table:table-cell>
          <table:table-cell office:value-type="float" office:value="-4.236753" calcext:value-type="float">
            <text:p>-4.236753</text:p>
          </table:table-cell>
          <table:table-cell office:value-type="float" office:value="-0.66554" calcext:value-type="float">
            <text:p>-0.66554</text:p>
          </table:table-cell>
          <table:table-cell office:value-type="float" office:value="-1.359323" calcext:value-type="float">
            <text:p>-1.359323</text:p>
          </table:table-cell>
          <table:table-cell office:value-type="float" office:value="-1.089737" calcext:value-type="float">
            <text:p>-1.089737</text:p>
          </table:table-cell>
          <table:table-cell office:value-type="float" office:value="-0.033847" calcext:value-type="float">
            <text:p>-0.033847</text:p>
          </table:table-cell>
          <table:table-cell office:value-type="float" office:value="-2.482906" calcext:value-type="float">
            <text:p>-2.482906</text:p>
          </table:table-cell>
          <table:table-cell office:value-type="float" office:value="-0.136379" calcext:value-type="float">
            <text:p>-0.136379</text:p>
          </table:table-cell>
          <table:table-cell office:value-type="float" office:value="0.100329" calcext:value-type="float">
            <text:p>0.100329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0667" calcext:value-type="float">
            <text:p>-0.450667</text:p>
          </table:table-cell>
          <table:table-cell office:value-type="float" office:value="-4.152581" calcext:value-type="float">
            <text:p>-4.152581</text:p>
          </table:table-cell>
          <table:table-cell office:value-type="float" office:value="-0.653329" calcext:value-type="float">
            <text:p>-0.653329</text:p>
          </table:table-cell>
          <table:table-cell office:value-type="float" office:value="-1.303179" calcext:value-type="float">
            <text:p>-1.303179</text:p>
          </table:table-cell>
          <table:table-cell office:value-type="float" office:value="-1.101161" calcext:value-type="float">
            <text:p>-1.101161</text:p>
          </table:table-cell>
          <table:table-cell office:value-type="float" office:value="0.005605" calcext:value-type="float">
            <text:p>0.005605</text:p>
          </table:table-cell>
          <table:table-cell office:value-type="float" office:value="-2.398735" calcext:value-type="float">
            <text:p>-2.398735</text:p>
          </table:table-cell>
          <table:table-cell office:value-type="float" office:value="-0.130532" calcext:value-type="float">
            <text:p>-0.130532</text:p>
          </table:table-cell>
          <table:table-cell office:value-type="float" office:value="0.100164" calcext:value-type="float">
            <text:p>0.100164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4495" calcext:value-type="float">
            <text:p>-0.844495</text:p>
          </table:table-cell>
          <table:table-cell office:value-type="float" office:value="-3.735693" calcext:value-type="float">
            <text:p>-3.735693</text:p>
          </table:table-cell>
          <table:table-cell office:value-type="float" office:value="-0.592853" calcext:value-type="float">
            <text:p>-0.592853</text:p>
          </table:table-cell>
          <table:table-cell office:value-type="float" office:value="-0.909351" calcext:value-type="float">
            <text:p>-0.909351</text:p>
          </table:table-cell>
          <table:table-cell office:value-type="float" office:value="-1.111977" calcext:value-type="float">
            <text:p>-1.111977</text:p>
          </table:table-cell>
          <table:table-cell office:value-type="float" office:value="0.039481" calcext:value-type="float">
            <text:p>0.039481</text:p>
          </table:table-cell>
          <table:table-cell office:value-type="float" office:value="-1.981847" calcext:value-type="float">
            <text:p>-1.981847</text:p>
          </table:table-cell>
          <table:table-cell office:value-type="float" office:value="-0.09071" calcext:value-type="float">
            <text:p>-0.09071</text:p>
          </table:table-cell>
          <table:table-cell office:value-type="float" office:value="0.099752" calcext:value-type="float">
            <text:p>0.099752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8281" calcext:value-type="float">
            <text:p>-1.128281</text:p>
          </table:table-cell>
          <table:table-cell office:value-type="float" office:value="-3.440538" calcext:value-type="float">
            <text:p>-3.440538</text:p>
          </table:table-cell>
          <table:table-cell office:value-type="float" office:value="-0.550036" calcext:value-type="float">
            <text:p>-0.550036</text:p>
          </table:table-cell>
          <table:table-cell office:value-type="float" office:value="-0.625566" calcext:value-type="float">
            <text:p>-0.625566</text:p>
          </table:table-cell>
          <table:table-cell office:value-type="float" office:value="-1.089532" calcext:value-type="float">
            <text:p>-1.089532</text:p>
          </table:table-cell>
          <table:table-cell office:value-type="float" office:value="0.028406" calcext:value-type="float">
            <text:p>0.028406</text:p>
          </table:table-cell>
          <table:table-cell office:value-type="float" office:value="-1.686692" calcext:value-type="float">
            <text:p>-1.686692</text:p>
          </table:table-cell>
          <table:table-cell office:value-type="float" office:value="-0.062497" calcext:value-type="float">
            <text:p>-0.062497</text:p>
          </table:table-cell>
          <table:table-cell office:value-type="float" office:value="0.099905" calcext:value-type="float">
            <text:p>0.099905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2686" calcext:value-type="float">
            <text:p>-0.732686</text:p>
          </table:table-cell>
          <table:table-cell office:value-type="float" office:value="-3.869993" calcext:value-type="float">
            <text:p>-3.869993</text:p>
          </table:table-cell>
          <table:table-cell office:value-type="float" office:value="-0.612336" calcext:value-type="float">
            <text:p>-0.612336</text:p>
          </table:table-cell>
          <table:table-cell office:value-type="float" office:value="-1.02116" calcext:value-type="float">
            <text:p>-1.02116</text:p>
          </table:table-cell>
          <table:table-cell office:value-type="float" office:value="-1.055363" calcext:value-type="float">
            <text:p>-1.055363</text:p>
          </table:table-cell>
          <table:table-cell office:value-type="float" office:value="-0.039624" calcext:value-type="float">
            <text:p>-0.039624</text:p>
          </table:table-cell>
          <table:table-cell office:value-type="float" office:value="-2.116147" calcext:value-type="float">
            <text:p>-2.116147</text:p>
          </table:table-cell>
          <table:table-cell office:value-type="float" office:value="-0.101949" calcext:value-type="float">
            <text:p>-0.101949</text:p>
          </table:table-cell>
          <table:table-cell office:value-type="float" office:value="0.099836" calcext:value-type="float">
            <text:p>0.099836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8146" calcext:value-type="float">
            <text:p>-0.338146</text:p>
          </table:table-cell>
          <table:table-cell office:value-type="float" office:value="-4.247061" calcext:value-type="float">
            <text:p>-4.247061</text:p>
          </table:table-cell>
          <table:table-cell office:value-type="float" office:value="-0.667035" calcext:value-type="float">
            <text:p>-0.667035</text:p>
          </table:table-cell>
          <table:table-cell office:value-type="float" office:value="-1.4157" calcext:value-type="float">
            <text:p>-1.4157</text:p>
          </table:table-cell>
          <table:table-cell office:value-type="float" office:value="-1.037875" calcext:value-type="float">
            <text:p>-1.037875</text:p>
          </table:table-cell>
          <table:table-cell office:value-type="float" office:value="-0.03964" calcext:value-type="float">
            <text:p>-0.03964</text:p>
          </table:table-cell>
          <table:table-cell office:value-type="float" office:value="-2.493214" calcext:value-type="float">
            <text:p>-2.493214</text:p>
          </table:table-cell>
          <table:table-cell office:value-type="float" office:value="-0.140907" calcext:value-type="float">
            <text:p>-0.140907</text:p>
          </table:table-cell>
          <table:table-cell office:value-type="float" office:value="0.099532" calcext:value-type="float">
            <text:p>0.099532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8911" calcext:value-type="float">
            <text:p>-0.168911</text:p>
          </table:table-cell>
          <table:table-cell office:value-type="float" office:value="-4.421416" calcext:value-type="float">
            <text:p>-4.421416</text:p>
          </table:table-cell>
          <table:table-cell office:value-type="float" office:value="-0.692328" calcext:value-type="float">
            <text:p>-0.692328</text:p>
          </table:table-cell>
          <table:table-cell office:value-type="float" office:value="-1.584935" calcext:value-type="float">
            <text:p>-1.584935</text:p>
          </table:table-cell>
          <table:table-cell office:value-type="float" office:value="-1.065738" calcext:value-type="float">
            <text:p>-1.065738</text:p>
          </table:table-cell>
          <table:table-cell office:value-type="float" office:value="-0.016896" calcext:value-type="float">
            <text:p>-0.016896</text:p>
          </table:table-cell>
          <table:table-cell office:value-type="float" office:value="-2.667569" calcext:value-type="float">
            <text:p>-2.667569</text:p>
          </table:table-cell>
          <table:table-cell office:value-type="float" office:value="-0.158752" calcext:value-type="float">
            <text:p>-0.158752</text:p>
          </table:table-cell>
          <table:table-cell office:value-type="float" office:value="0.100163" calcext:value-type="float">
            <text:p>0.100163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2656" calcext:value-type="float">
            <text:p>-0.72656</text:p>
          </table:table-cell>
          <table:table-cell office:value-type="float" office:value="-3.809363" calcext:value-type="float">
            <text:p>-3.809363</text:p>
          </table:table-cell>
          <table:table-cell office:value-type="float" office:value="-0.60354" calcext:value-type="float">
            <text:p>-0.60354</text:p>
          </table:table-cell>
          <table:table-cell office:value-type="float" office:value="-1.027286" calcext:value-type="float">
            <text:p>-1.027286</text:p>
          </table:table-cell>
          <table:table-cell office:value-type="float" office:value="-1.083797" calcext:value-type="float">
            <text:p>-1.083797</text:p>
          </table:table-cell>
          <table:table-cell office:value-type="float" office:value="0.055565" calcext:value-type="float">
            <text:p>0.055565</text:p>
          </table:table-cell>
          <table:table-cell office:value-type="float" office:value="-2.055517" calcext:value-type="float">
            <text:p>-2.055517</text:p>
          </table:table-cell>
          <table:table-cell office:value-type="float" office:value="-0.103097" calcext:value-type="float">
            <text:p>-0.103097</text:p>
          </table:table-cell>
          <table:table-cell office:value-type="float" office:value="0.100359" calcext:value-type="float">
            <text:p>0.100359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90981" calcext:value-type="float">
            <text:p>-1.590981</text:p>
          </table:table-cell>
          <table:table-cell office:value-type="float" office:value="-2.872797" calcext:value-type="float">
            <text:p>-2.872797</text:p>
          </table:table-cell>
          <table:table-cell office:value-type="float" office:value="-0.467676" calcext:value-type="float">
            <text:p>-0.467676</text:p>
          </table:table-cell>
          <table:table-cell office:value-type="float" office:value="-0.162865" calcext:value-type="float">
            <text:p>-0.162865</text:p>
          </table:table-cell>
          <table:table-cell office:value-type="float" office:value="-1.042794" calcext:value-type="float">
            <text:p>-1.042794</text:p>
          </table:table-cell>
          <table:table-cell office:value-type="float" office:value="0.086707" calcext:value-type="float">
            <text:p>0.086707</text:p>
          </table:table-cell>
          <table:table-cell office:value-type="float" office:value="-1.118951" calcext:value-type="float">
            <text:p>-1.118951</text:p>
          </table:table-cell>
          <table:table-cell office:value-type="float" office:value="-0.016237" calcext:value-type="float">
            <text:p>-0.016237</text:p>
          </table:table-cell>
          <table:table-cell office:value-type="float" office:value="0.099694" calcext:value-type="float">
            <text:p>0.099694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5513" calcext:value-type="float">
            <text:p>-1.015513</text:p>
          </table:table-cell>
          <table:table-cell office:value-type="float" office:value="-3.564626" calcext:value-type="float">
            <text:p>-3.564626</text:p>
          </table:table-cell>
          <table:table-cell office:value-type="float" office:value="-0.568037" calcext:value-type="float">
            <text:p>-0.568037</text:p>
          </table:table-cell>
          <table:table-cell office:value-type="float" office:value="-0.738333" calcext:value-type="float">
            <text:p>-0.738333</text:p>
          </table:table-cell>
          <table:table-cell office:value-type="float" office:value="-1.014926" calcext:value-type="float">
            <text:p>-1.014926</text:p>
          </table:table-cell>
          <table:table-cell office:value-type="float" office:value="-0.057521" calcext:value-type="float">
            <text:p>-0.057521</text:p>
          </table:table-cell>
          <table:table-cell office:value-type="float" office:value="-1.81078" calcext:value-type="float">
            <text:p>-1.81078</text:p>
          </table:table-cell>
          <table:table-cell office:value-type="float" office:value="-0.073866" calcext:value-type="float">
            <text:p>-0.073866</text:p>
          </table:table-cell>
          <table:table-cell office:value-type="float" office:value="0.100045" calcext:value-type="float">
            <text:p>0.100045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0361" calcext:value-type="float">
            <text:p>-0.450361</text:p>
          </table:table-cell>
          <table:table-cell office:value-type="float" office:value="-4.1229" calcext:value-type="float">
            <text:p>-4.1229</text:p>
          </table:table-cell>
          <table:table-cell office:value-type="float" office:value="-0.649024" calcext:value-type="float">
            <text:p>-0.649024</text:p>
          </table:table-cell>
          <table:table-cell office:value-type="float" office:value="-1.303485" calcext:value-type="float">
            <text:p>-1.303485</text:p>
          </table:table-cell>
          <table:table-cell office:value-type="float" office:value="-1.009174" calcext:value-type="float">
            <text:p>-1.009174</text:p>
          </table:table-cell>
          <table:table-cell office:value-type="float" office:value="-0.056395" calcext:value-type="float">
            <text:p>-0.056395</text:p>
          </table:table-cell>
          <table:table-cell office:value-type="float" office:value="-2.369054" calcext:value-type="float">
            <text:p>-2.369054</text:p>
          </table:table-cell>
          <table:table-cell office:value-type="float" office:value="-0.130627" calcext:value-type="float">
            <text:p>-0.130627</text:p>
          </table:table-cell>
          <table:table-cell office:value-type="float" office:value="0.100214" calcext:value-type="float">
            <text:p>0.100214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785" calcext:value-type="float">
            <text:p>-0.112785</text:p>
          </table:table-cell>
          <table:table-cell office:value-type="float" office:value="-4.470973" calcext:value-type="float">
            <text:p>-4.470973</text:p>
          </table:table-cell>
          <table:table-cell office:value-type="float" office:value="-0.699517" calcext:value-type="float">
            <text:p>-0.699517</text:p>
          </table:table-cell>
          <table:table-cell office:value-type="float" office:value="-1.641061" calcext:value-type="float">
            <text:p>-1.641061</text:p>
          </table:table-cell>
          <table:table-cell office:value-type="float" office:value="-1.042194" calcext:value-type="float">
            <text:p>-1.042194</text:p>
          </table:table-cell>
          <table:table-cell office:value-type="float" office:value="-0.033872" calcext:value-type="float">
            <text:p>-0.033872</text:p>
          </table:table-cell>
          <table:table-cell office:value-type="float" office:value="-2.717127" calcext:value-type="float">
            <text:p>-2.717127</text:p>
          </table:table-cell>
          <table:table-cell office:value-type="float" office:value="-0.163552" calcext:value-type="float">
            <text:p>-0.163552</text:p>
          </table:table-cell>
          <table:table-cell office:value-type="float" office:value="0.099662" calcext:value-type="float">
            <text:p>0.099662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98639" calcext:value-type="float">
            <text:p>-0.898639</text:p>
          </table:table-cell>
          <table:table-cell office:value-type="float" office:value="-3.568924" calcext:value-type="float">
            <text:p>-3.568924</text:p>
          </table:table-cell>
          <table:table-cell office:value-type="float" office:value="-0.568661" calcext:value-type="float">
            <text:p>-0.568661</text:p>
          </table:table-cell>
          <table:table-cell office:value-type="float" office:value="-0.855207" calcext:value-type="float">
            <text:p>-0.855207</text:p>
          </table:table-cell>
          <table:table-cell office:value-type="float" office:value="-1.037765" calcext:value-type="float">
            <text:p>-1.037765</text:p>
          </table:table-cell>
          <table:table-cell office:value-type="float" office:value="0.077894" calcext:value-type="float">
            <text:p>0.077894</text:p>
          </table:table-cell>
          <table:table-cell office:value-type="float" office:value="-1.815077" calcext:value-type="float">
            <text:p>-1.815077</text:p>
          </table:table-cell>
          <table:table-cell office:value-type="float" office:value="-0.08628" calcext:value-type="float">
            <text:p>-0.08628</text:p>
          </table:table-cell>
          <table:table-cell office:value-type="float" office:value="0.100888" calcext:value-type="float">
            <text:p>0.100888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42253" calcext:value-type="float">
            <text:p>-1.242253</text:p>
          </table:table-cell>
          <table:table-cell office:value-type="float" office:value="-3.256371" calcext:value-type="float">
            <text:p>-3.256371</text:p>
          </table:table-cell>
          <table:table-cell office:value-type="float" office:value="-0.52332" calcext:value-type="float">
            <text:p>-0.52332</text:p>
          </table:table-cell>
          <table:table-cell office:value-type="float" office:value="-0.511593" calcext:value-type="float">
            <text:p>-0.511593</text:p>
          </table:table-cell>
          <table:table-cell office:value-type="float" office:value="-1.025752" calcext:value-type="float">
            <text:p>-1.025752</text:p>
          </table:table-cell>
          <table:table-cell office:value-type="float" office:value="0.034821" calcext:value-type="float">
            <text:p>0.034821</text:p>
          </table:table-cell>
          <table:table-cell office:value-type="float" office:value="-1.502524" calcext:value-type="float">
            <text:p>-1.502524</text:p>
          </table:table-cell>
          <table:table-cell office:value-type="float" office:value="-0.050485" calcext:value-type="float">
            <text:p>-0.050485</text:p>
          </table:table-cell>
          <table:table-cell office:value-type="float" office:value="0.098681" calcext:value-type="float">
            <text:p>0.09868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41408" calcext:value-type="float">
            <text:p>-1.241408</text:p>
          </table:table-cell>
          <table:table-cell office:value-type="float" office:value="-3.241879" calcext:value-type="float">
            <text:p>-3.241879</text:p>
          </table:table-cell>
          <table:table-cell office:value-type="float" office:value="-0.521218" calcext:value-type="float">
            <text:p>-0.521218</text:p>
          </table:table-cell>
          <table:table-cell office:value-type="float" office:value="-0.512438" calcext:value-type="float">
            <text:p>-0.512438</text:p>
          </table:table-cell>
          <table:table-cell office:value-type="float" office:value="-0.975511" calcext:value-type="float">
            <text:p>-0.975511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1.488033" calcext:value-type="float">
            <text:p>-1.488033</text:p>
          </table:table-cell>
          <table:table-cell office:value-type="float" office:value="-0.051707" calcext:value-type="float">
            <text:p>-0.051707</text:p>
          </table:table-cell>
          <table:table-cell office:value-type="float" office:value="0.100904" calcext:value-type="float">
            <text:p>0.100904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5611" calcext:value-type="float">
            <text:p>-0.505611</text:p>
          </table:table-cell>
          <table:table-cell office:value-type="float" office:value="-4.034998" calcext:value-type="float">
            <text:p>-4.034998</text:p>
          </table:table-cell>
          <table:table-cell office:value-type="float" office:value="-0.636272" calcext:value-type="float">
            <text:p>-0.636272</text:p>
          </table:table-cell>
          <table:table-cell office:value-type="float" office:value="-1.248235" calcext:value-type="float">
            <text:p>-1.248235</text:p>
          </table:table-cell>
          <table:table-cell office:value-type="float" office:value="-0.959207" calcext:value-type="float">
            <text:p>-0.959207</text:p>
          </table:table-cell>
          <table:table-cell office:value-type="float" office:value="-0.073709" calcext:value-type="float">
            <text:p>-0.073709</text:p>
          </table:table-cell>
          <table:table-cell office:value-type="float" office:value="-2.281152" calcext:value-type="float">
            <text:p>-2.281152</text:p>
          </table:table-cell>
          <table:table-cell office:value-type="float" office:value="-0.124604" calcext:value-type="float">
            <text:p>-0.124604</text:p>
          </table:table-cell>
          <table:table-cell office:value-type="float" office:value="0.099824" calcext:value-type="float">
            <text:p>0.09982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6129" calcext:value-type="float">
            <text:p>-0.226129</text:p>
          </table:table-cell>
          <table:table-cell office:value-type="float" office:value="-4.262734" calcext:value-type="float">
            <text:p>-4.262734</text:p>
          </table:table-cell>
          <table:table-cell office:value-type="float" office:value="-0.669309" calcext:value-type="float">
            <text:p>-0.669309</text:p>
          </table:table-cell>
          <table:table-cell office:value-type="float" office:value="-1.527717" calcext:value-type="float">
            <text:p>-1.527717</text:p>
          </table:table-cell>
          <table:table-cell office:value-type="float" office:value="-0.953222" calcext:value-type="float">
            <text:p>-0.953222</text:p>
          </table:table-cell>
          <table:table-cell office:value-type="float" office:value="-0.027949" calcext:value-type="float">
            <text:p>-0.027949</text:p>
          </table:table-cell>
          <table:table-cell office:value-type="float" office:value="-2.508888" calcext:value-type="float">
            <text:p>-2.508888</text:p>
          </table:table-cell>
          <table:table-cell office:value-type="float" office:value="-0.152767" calcext:value-type="float">
            <text:p>-0.152767</text:p>
          </table:table-cell>
          <table:table-cell office:value-type="float" office:value="0.099997" calcext:value-type="float">
            <text:p>0.099997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7269" calcext:value-type="float">
            <text:p>-0.507269</text:p>
          </table:table-cell>
          <table:table-cell office:value-type="float" office:value="-3.947724" calcext:value-type="float">
            <text:p>-3.947724</text:p>
          </table:table-cell>
          <table:table-cell office:value-type="float" office:value="-0.623612" calcext:value-type="float">
            <text:p>-0.623612</text:p>
          </table:table-cell>
          <table:table-cell office:value-type="float" office:value="-1.246577" calcext:value-type="float">
            <text:p>-1.246577</text:p>
          </table:table-cell>
          <table:table-cell office:value-type="float" office:value="-0.975298" calcext:value-type="float">
            <text:p>-0.975298</text:p>
          </table:table-cell>
          <table:table-cell office:value-type="float" office:value="0.027998" calcext:value-type="float">
            <text:p>0.027998</text:p>
          </table:table-cell>
          <table:table-cell office:value-type="float" office:value="-2.193878" calcext:value-type="float">
            <text:p>-2.193878</text:p>
          </table:table-cell>
          <table:table-cell office:value-type="float" office:value="-0.125174" calcext:value-type="float">
            <text:p>-0.125174</text:p>
          </table:table-cell>
          <table:table-cell office:value-type="float" office:value="0.100414" calcext:value-type="float">
            <text:p>0.100414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0334" calcext:value-type="float">
            <text:p>-1.00334</text:p>
          </table:table-cell>
          <table:table-cell office:value-type="float" office:value="-3.489126" calcext:value-type="float">
            <text:p>-3.489126</text:p>
          </table:table-cell>
          <table:table-cell office:value-type="float" office:value="-0.557085" calcext:value-type="float">
            <text:p>-0.557085</text:p>
          </table:table-cell>
          <table:table-cell office:value-type="float" office:value="-0.750507" calcext:value-type="float">
            <text:p>-0.750507</text:p>
          </table:table-cell>
          <table:table-cell office:value-type="float" office:value="-1.034274" calcext:value-type="float">
            <text:p>-1.034274</text:p>
          </table:table-cell>
          <table:table-cell office:value-type="float" office:value="0.049501" calcext:value-type="float">
            <text:p>0.049501</text:p>
          </table:table-cell>
          <table:table-cell office:value-type="float" office:value="-1.73528" calcext:value-type="float">
            <text:p>-1.73528</text:p>
          </table:table-cell>
          <table:table-cell office:value-type="float" office:value="-0.075212" calcext:value-type="float">
            <text:p>-0.075212</text:p>
          </table:table-cell>
          <table:table-cell office:value-type="float" office:value="0.100215" calcext:value-type="float">
            <text:p>0.10021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37413" calcext:value-type="float">
            <text:p>-1.137413</text:p>
          </table:table-cell>
          <table:table-cell office:value-type="float" office:value="-3.378782" calcext:value-type="float">
            <text:p>-3.378782</text:p>
          </table:table-cell>
          <table:table-cell office:value-type="float" office:value="-0.541078" calcext:value-type="float">
            <text:p>-0.541078</text:p>
          </table:table-cell>
          <table:table-cell office:value-type="float" office:value="-0.616433" calcext:value-type="float">
            <text:p>-0.616433</text:p>
          </table:table-cell>
          <table:table-cell office:value-type="float" office:value="-1.021936" calcext:value-type="float">
            <text:p>-1.021936</text:p>
          </table:table-cell>
          <table:table-cell office:value-type="float" office:value="0.013432" calcext:value-type="float">
            <text:p>0.013432</text:p>
          </table:table-cell>
          <table:table-cell office:value-type="float" office:value="-1.624936" calcext:value-type="float">
            <text:p>-1.624936</text:p>
          </table:table-cell>
          <table:table-cell office:value-type="float" office:value="-0.061529" calcext:value-type="float">
            <text:p>-0.061529</text:p>
          </table:table-cell>
          <table:table-cell office:value-type="float" office:value="0.099814" calcext:value-type="float">
            <text:p>0.099814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7407" calcext:value-type="float">
            <text:p>-0.507407</text:p>
          </table:table-cell>
          <table:table-cell office:value-type="float" office:value="-4.078996" calcext:value-type="float">
            <text:p>-4.078996</text:p>
          </table:table-cell>
          <table:table-cell office:value-type="float" office:value="-0.642655" calcext:value-type="float">
            <text:p>-0.642655</text:p>
          </table:table-cell>
          <table:table-cell office:value-type="float" office:value="-1.24644" calcext:value-type="float">
            <text:p>-1.24644</text:p>
          </table:table-cell>
          <table:table-cell office:value-type="float" office:value="-1.01546" calcext:value-type="float">
            <text:p>-1.01546</text:p>
          </table:table-cell>
          <table:table-cell office:value-type="float" office:value="-0.06325" calcext:value-type="float">
            <text:p>-0.06325</text:p>
          </table:table-cell>
          <table:table-cell office:value-type="float" office:value="-2.32515" calcext:value-type="float">
            <text:p>-2.32515</text:p>
          </table:table-cell>
          <table:table-cell office:value-type="float" office:value="-0.124152" calcext:value-type="float">
            <text:p>-0.124152</text:p>
          </table:table-cell>
          <table:table-cell office:value-type="float" office:value="0.099605" calcext:value-type="float">
            <text:p>0.099605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8" calcext:value-type="float">
            <text:p>-0.1128</text:p>
          </table:table-cell>
          <table:table-cell office:value-type="float" office:value="-4.450206" calcext:value-type="float">
            <text:p>-4.450206</text:p>
          </table:table-cell>
          <table:table-cell office:value-type="float" office:value="-0.696505" calcext:value-type="float">
            <text:p>-0.696505</text:p>
          </table:table-cell>
          <table:table-cell office:value-type="float" office:value="-1.641046" calcext:value-type="float">
            <text:p>-1.641046</text:p>
          </table:table-cell>
          <table:table-cell office:value-type="float" office:value="-1.015801" calcext:value-type="float">
            <text:p>-1.015801</text:p>
          </table:table-cell>
          <table:table-cell office:value-type="float" office:value="-0.039512" calcext:value-type="float">
            <text:p>-0.039512</text:p>
          </table:table-cell>
          <table:table-cell office:value-type="float" office:value="-2.696359" calcext:value-type="float">
            <text:p>-2.696359</text:p>
          </table:table-cell>
          <table:table-cell office:value-type="float" office:value="-0.163893" calcext:value-type="float">
            <text:p>-0.163893</text:p>
          </table:table-cell>
          <table:table-cell office:value-type="float" office:value="0.099871" calcext:value-type="float">
            <text:p>0.099871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3492" calcext:value-type="float">
            <text:p>-0.393492</text:p>
          </table:table-cell>
          <table:table-cell office:value-type="float" office:value="-4.151683" calcext:value-type="float">
            <text:p>-4.151683</text:p>
          </table:table-cell>
          <table:table-cell office:value-type="float" office:value="-0.653199" calcext:value-type="float">
            <text:p>-0.653199</text:p>
          </table:table-cell>
          <table:table-cell office:value-type="float" office:value="-1.360354" calcext:value-type="float">
            <text:p>-1.360354</text:p>
          </table:table-cell>
          <table:table-cell office:value-type="float" office:value="-1.065553" calcext:value-type="float">
            <text:p>-1.065553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-2.397837" calcext:value-type="float">
            <text:p>-2.397837</text:p>
          </table:table-cell>
          <table:table-cell office:value-type="float" office:value="-0.136031" calcext:value-type="float">
            <text:p>-0.136031</text:p>
          </table:table-cell>
          <table:table-cell office:value-type="float" office:value="0.099997" calcext:value-type="float">
            <text:p>0.099997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6186" calcext:value-type="float">
            <text:p>-0.846186</text:p>
          </table:table-cell>
          <table:table-cell office:value-type="float" office:value="-3.722819" calcext:value-type="float">
            <text:p>-3.722819</text:p>
          </table:table-cell>
          <table:table-cell office:value-type="float" office:value="-0.590986" calcext:value-type="float">
            <text:p>-0.590986</text:p>
          </table:table-cell>
          <table:table-cell office:value-type="float" office:value="-0.90766" calcext:value-type="float">
            <text:p>-0.90766</text:p>
          </table:table-cell>
          <table:table-cell office:value-type="float" office:value="-1.106334" calcext:value-type="float">
            <text:p>-1.106334</text:p>
          </table:table-cell>
          <table:table-cell office:value-type="float" office:value="0.045021" calcext:value-type="float">
            <text:p>0.045021</text:p>
          </table:table-cell>
          <table:table-cell office:value-type="float" office:value="-1.968973" calcext:value-type="float">
            <text:p>-1.968973</text:p>
          </table:table-cell>
          <table:table-cell office:value-type="float" office:value="-0.091266" calcext:value-type="float">
            <text:p>-0.091266</text:p>
          </table:table-cell>
          <table:table-cell office:value-type="float" office:value="0.100551" calcext:value-type="float">
            <text:p>0.10055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4813" calcext:value-type="float">
            <text:p>-1.184813</text:p>
          </table:table-cell>
          <table:table-cell office:value-type="float" office:value="-3.399968" calcext:value-type="float">
            <text:p>-3.399968</text:p>
          </table:table-cell>
          <table:table-cell office:value-type="float" office:value="-0.544151" calcext:value-type="float">
            <text:p>-0.544151</text:p>
          </table:table-cell>
          <table:table-cell office:value-type="float" office:value="-0.569033" calcext:value-type="float">
            <text:p>-0.569033</text:p>
          </table:table-cell>
          <table:table-cell office:value-type="float" office:value="-1.111169" calcext:value-type="float">
            <text:p>-1.111169</text:p>
          </table:table-cell>
          <table:table-cell office:value-type="float" office:value="0.034079" calcext:value-type="float">
            <text:p>0.034079</text:p>
          </table:table-cell>
          <table:table-cell office:value-type="float" office:value="-1.646122" calcext:value-type="float">
            <text:p>-1.646122</text:p>
          </table:table-cell>
          <table:table-cell office:value-type="float" office:value="-0.056541" calcext:value-type="float">
            <text:p>-0.056541</text:p>
          </table:table-cell>
          <table:table-cell office:value-type="float" office:value="0.099364" calcext:value-type="float">
            <text:p>0.099364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1551" calcext:value-type="float">
            <text:p>-0.901551</text:p>
          </table:table-cell>
          <table:table-cell office:value-type="float" office:value="-3.706311" calcext:value-type="float">
            <text:p>-3.706311</text:p>
          </table:table-cell>
          <table:table-cell office:value-type="float" office:value="-0.588591" calcext:value-type="float">
            <text:p>-0.588591</text:p>
          </table:table-cell>
          <table:table-cell office:value-type="float" office:value="-0.852295" calcext:value-type="float">
            <text:p>-0.852295</text:p>
          </table:table-cell>
          <table:table-cell office:value-type="float" office:value="-1.071868" calcext:value-type="float">
            <text:p>-1.071868</text:p>
          </table:table-cell>
          <table:table-cell office:value-type="float" office:value="-0.028302" calcext:value-type="float">
            <text:p>-0.028302</text:p>
          </table:table-cell>
          <table:table-cell office:value-type="float" office:value="-1.952465" calcext:value-type="float">
            <text:p>-1.952465</text:p>
          </table:table-cell>
          <table:table-cell office:value-type="float" office:value="-0.085303" calcext:value-type="float">
            <text:p>-0.085303</text:p>
          </table:table-cell>
          <table:table-cell office:value-type="float" office:value="0.100086" calcext:value-type="float">
            <text:p>0.100086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36" calcext:value-type="float">
            <text:p>-0.67636</text:p>
          </table:table-cell>
          <table:table-cell office:value-type="float" office:value="-3.880588" calcext:value-type="float">
            <text:p>-3.880588</text:p>
          </table:table-cell>
          <table:table-cell office:value-type="float" office:value="-0.613873" calcext:value-type="float">
            <text:p>-0.613873</text:p>
          </table:table-cell>
          <table:table-cell office:value-type="float" office:value="-1.077486" calcext:value-type="float">
            <text:p>-1.077486</text:p>
          </table:table-cell>
          <table:table-cell office:value-type="float" office:value="-1.026707" calcext:value-type="float">
            <text:p>-1.026707</text:p>
          </table:table-cell>
          <table:table-cell office:value-type="float" office:value="-0.022549" calcext:value-type="float">
            <text:p>-0.022549</text:p>
          </table:table-cell>
          <table:table-cell office:value-type="float" office:value="-2.126742" calcext:value-type="float">
            <text:p>-2.126742</text:p>
          </table:table-cell>
          <table:table-cell office:value-type="float" office:value="-0.107606" calcext:value-type="float">
            <text:p>-0.107606</text:p>
          </table:table-cell>
          <table:table-cell office:value-type="float" office:value="0.099868" calcext:value-type="float">
            <text:p>0.099868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347" calcext:value-type="float">
            <text:p>-0.225347</text:p>
          </table:table-cell>
          <table:table-cell office:value-type="float" office:value="-4.381861" calcext:value-type="float">
            <text:p>-4.381861</text:p>
          </table:table-cell>
          <table:table-cell office:value-type="float" office:value="-0.68659" calcext:value-type="float">
            <text:p>-0.68659</text:p>
          </table:table-cell>
          <table:table-cell office:value-type="float" office:value="-1.528499" calcext:value-type="float">
            <text:p>-1.528499</text:p>
          </table:table-cell>
          <table:table-cell office:value-type="float" office:value="-1.054428" calcext:value-type="float">
            <text:p>-1.054428</text:p>
          </table:table-cell>
          <table:table-cell office:value-type="float" office:value="-0.045088" calcext:value-type="float">
            <text:p>-0.045088</text:p>
          </table:table-cell>
          <table:table-cell office:value-type="float" office:value="-2.628015" calcext:value-type="float">
            <text:p>-2.628015</text:p>
          </table:table-cell>
          <table:table-cell office:value-type="float" office:value="-0.152894" calcext:value-type="float">
            <text:p>-0.152894</text:p>
          </table:table-cell>
          <table:table-cell office:value-type="float" office:value="0.100029" calcext:value-type="float">
            <text:p>0.100029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8197" calcext:value-type="float">
            <text:p>-0.338197</text:p>
          </table:table-cell>
          <table:table-cell office:value-type="float" office:value="-4.27925" calcext:value-type="float">
            <text:p>-4.27925</text:p>
          </table:table-cell>
          <table:table-cell office:value-type="float" office:value="-0.671705" calcext:value-type="float">
            <text:p>-0.671705</text:p>
          </table:table-cell>
          <table:table-cell office:value-type="float" office:value="-1.415649" calcext:value-type="float">
            <text:p>-1.415649</text:p>
          </table:table-cell>
          <table:table-cell office:value-type="float" office:value="-1.121021" calcext:value-type="float">
            <text:p>-1.121021</text:p>
          </table:table-cell>
          <table:table-cell office:value-type="float" office:value="0.011266" calcext:value-type="float">
            <text:p>0.011266</text:p>
          </table:table-cell>
          <table:table-cell office:value-type="float" office:value="-2.525404" calcext:value-type="float">
            <text:p>-2.525404</text:p>
          </table:table-cell>
          <table:table-cell office:value-type="float" office:value="-0.141805" calcext:value-type="float">
            <text:p>-0.141805</text:p>
          </table:table-cell>
          <table:table-cell office:value-type="float" office:value="0.10017" calcext:value-type="float">
            <text:p>0.10017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0344" calcext:value-type="float">
            <text:p>-0.900344</text:p>
          </table:table-cell>
          <table:table-cell office:value-type="float" office:value="-3.696329" calcext:value-type="float">
            <text:p>-3.696329</text:p>
          </table:table-cell>
          <table:table-cell office:value-type="float" office:value="-0.587143" calcext:value-type="float">
            <text:p>-0.587143</text:p>
          </table:table-cell>
          <table:table-cell office:value-type="float" office:value="-0.853502" calcext:value-type="float">
            <text:p>-0.853502</text:p>
          </table:table-cell>
          <table:table-cell office:value-type="float" office:value="-1.145056" calcext:value-type="float">
            <text:p>-1.145056</text:p>
          </table:table-cell>
          <table:table-cell office:value-type="float" office:value="0.056075" calcext:value-type="float">
            <text:p>0.056075</text:p>
          </table:table-cell>
          <table:table-cell office:value-type="float" office:value="-1.942483" calcext:value-type="float">
            <text:p>-1.942483</text:p>
          </table:table-cell>
          <table:table-cell office:value-type="float" office:value="-0.085564" calcext:value-type="float">
            <text:p>-0.085564</text:p>
          </table:table-cell>
          <table:table-cell office:value-type="float" office:value="0.10025" calcext:value-type="float">
            <text:p>0.10025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5625" calcext:value-type="float">
            <text:p>-1.015625</text:p>
          </table:table-cell>
          <table:table-cell office:value-type="float" office:value="-3.575315" calcext:value-type="float">
            <text:p>-3.575315</text:p>
          </table:table-cell>
          <table:table-cell office:value-type="float" office:value="-0.569588" calcext:value-type="float">
            <text:p>-0.569588</text:p>
          </table:table-cell>
          <table:table-cell office:value-type="float" office:value="-0.738221" calcext:value-type="float">
            <text:p>-0.738221</text:p>
          </table:table-cell>
          <table:table-cell office:value-type="float" office:value="-1.094768" calcext:value-type="float">
            <text:p>-1.094768</text:p>
          </table:table-cell>
          <table:table-cell office:value-type="float" office:value="0.011521" calcext:value-type="float">
            <text:p>0.011521</text:p>
          </table:table-cell>
          <table:table-cell office:value-type="float" office:value="-1.821468" calcext:value-type="float">
            <text:p>-1.821468</text:p>
          </table:table-cell>
          <table:table-cell office:value-type="float" office:value="-0.073864" calcext:value-type="float">
            <text:p>-0.073864</text:p>
          </table:table-cell>
          <table:table-cell office:value-type="float" office:value="0.100057" calcext:value-type="float">
            <text:p>0.100057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449" calcext:value-type="float">
            <text:p>-0.676449</text:p>
          </table:table-cell>
          <table:table-cell office:value-type="float" office:value="-3.903556" calcext:value-type="float">
            <text:p>-3.903556</text:p>
          </table:table-cell>
          <table:table-cell office:value-type="float" office:value="-0.617204" calcext:value-type="float">
            <text:p>-0.617204</text:p>
          </table:table-cell>
          <table:table-cell office:value-type="float" office:value="-1.077398" calcext:value-type="float">
            <text:p>-1.077398</text:p>
          </table:table-cell>
          <table:table-cell office:value-type="float" office:value="-1.038292" calcext:value-type="float">
            <text:p>-1.038292</text:p>
          </table:table-cell>
          <table:table-cell office:value-type="float" office:value="-0.03402" calcext:value-type="float">
            <text:p>-0.03402</text:p>
          </table:table-cell>
          <table:table-cell office:value-type="float" office:value="-2.149709" calcext:value-type="float">
            <text:p>-2.149709</text:p>
          </table:table-cell>
          <table:table-cell office:value-type="float" office:value="-0.107417" calcext:value-type="float">
            <text:p>-0.107417</text:p>
          </table:table-cell>
          <table:table-cell office:value-type="float" office:value="0.0997" calcext:value-type="float">
            <text:p>0.0997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668" calcext:value-type="float">
            <text:p>-0.112668</text:p>
          </table:table-cell>
          <table:table-cell office:value-type="float" office:value="-4.517543" calcext:value-type="float">
            <text:p>-4.517543</text:p>
          </table:table-cell>
          <table:table-cell office:value-type="float" office:value="-0.706273" calcext:value-type="float">
            <text:p>-0.706273</text:p>
          </table:table-cell>
          <table:table-cell office:value-type="float" office:value="-1.641178" calcext:value-type="float">
            <text:p>-1.641178</text:p>
          </table:table-cell>
          <table:table-cell office:value-type="float" office:value="-1.066016" calcext:value-type="float">
            <text:p>-1.066016</text:p>
          </table:table-cell>
          <table:table-cell office:value-type="float" office:value="-0.056503" calcext:value-type="float">
            <text:p>-0.056503</text:p>
          </table:table-cell>
          <table:table-cell office:value-type="float" office:value="-2.763697" calcext:value-type="float">
            <text:p>-2.763697</text:p>
          </table:table-cell>
          <table:table-cell office:value-type="float" office:value="-0.163755" calcext:value-type="float">
            <text:p>-0.163755</text:p>
          </table:table-cell>
          <table:table-cell office:value-type="float" office:value="0.099779" calcext:value-type="float">
            <text:p>0.099779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81214" calcext:value-type="float">
            <text:p>-0.281214</text:p>
          </table:table-cell>
          <table:table-cell office:value-type="float" office:value="-4.331802" calcext:value-type="float">
            <text:p>-4.331802</text:p>
          </table:table-cell>
          <table:table-cell office:value-type="float" office:value="-0.679328" calcext:value-type="float">
            <text:p>-0.679328</text:p>
          </table:table-cell>
          <table:table-cell office:value-type="float" office:value="-1.472632" calcext:value-type="float">
            <text:p>-1.472632</text:p>
          </table:table-cell>
          <table:table-cell office:value-type="float" office:value="-1.122162" calcext:value-type="float">
            <text:p>-1.122162</text:p>
          </table:table-cell>
          <table:table-cell office:value-type="float" office:value="0.016838" calcext:value-type="float">
            <text:p>0.016838</text:p>
          </table:table-cell>
          <table:table-cell office:value-type="float" office:value="-2.577956" calcext:value-type="float">
            <text:p>-2.577956</text:p>
          </table:table-cell>
          <table:table-cell office:value-type="float" office:value="-0.147412" calcext:value-type="float">
            <text:p>-0.147412</text:p>
          </table:table-cell>
          <table:table-cell office:value-type="float" office:value="0.100101" calcext:value-type="float">
            <text:p>0.10010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20655" calcext:value-type="float">
            <text:p>-0.620655</text:p>
          </table:table-cell>
          <table:table-cell office:value-type="float" office:value="-4.032844" calcext:value-type="float">
            <text:p>-4.032844</text:p>
          </table:table-cell>
          <table:table-cell office:value-type="float" office:value="-0.63596" calcext:value-type="float">
            <text:p>-0.63596</text:p>
          </table:table-cell>
          <table:table-cell office:value-type="float" office:value="-1.133191" calcext:value-type="float">
            <text:p>-1.133191</text:p>
          </table:table-cell>
          <table:table-cell office:value-type="float" office:value="-1.179565" calcext:value-type="float">
            <text:p>-1.179565</text:p>
          </table:table-cell>
          <table:table-cell office:value-type="float" office:value="0.033758" calcext:value-type="float">
            <text:p>0.033758</text:p>
          </table:table-cell>
          <table:table-cell office:value-type="float" office:value="-2.278998" calcext:value-type="float">
            <text:p>-2.278998</text:p>
          </table:table-cell>
          <table:table-cell office:value-type="float" office:value="-0.113945" calcext:value-type="float">
            <text:p>-0.113945</text:p>
          </table:table-cell>
          <table:table-cell office:value-type="float" office:value="0.100552" calcext:value-type="float">
            <text:p>0.100552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02633" calcext:value-type="float">
            <text:p>-0.90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2633" calcext:value-type="float">
            <text:p>0.902633</text:p>
          </table:table-cell>
          <table:table-cell office:value-type="float" office:value="-1.004209" calcext:value-type="float">
            <text:p>-1.004209</text:p>
          </table:table-cell>
          <table:table-cell office:value-type="float" office:value="0.204058" calcext:value-type="float">
            <text:p>0.204058</text:p>
          </table:table-cell>
          <table:table-cell office:value-type="float" office:value="0.102482" calcext:value-type="float">
            <text:p>0.102482</text:p>
          </table:table-cell>
          <table:table-cell office:value-type="float" office:value="0.090053" calcext:value-type="float">
            <text:p>0.090053</text:p>
          </table:table-cell>
          <table:table-cell office:value-type="float" office:value="0.099767" calcext:value-type="float">
            <text:p>0.099767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5947" calcext:value-type="float">
            <text:p>0.67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5947" calcext:value-type="float">
            <text:p>-0.675947</text:p>
          </table:table-cell>
          <table:table-cell office:value-type="float" office:value="-0.96366" calcext:value-type="float">
            <text:p>-0.96366</text:p>
          </table:table-cell>
          <table:table-cell office:value-type="float" office:value="-0.159123" calcext:value-type="float">
            <text:p>-0.159123</text:p>
          </table:table-cell>
          <table:table-cell office:value-type="float" office:value="-1.79873" calcext:value-type="float">
            <text:p>-1.79873</text:p>
          </table:table-cell>
          <table:table-cell office:value-type="float" office:value="-0.067057" calcext:value-type="float">
            <text:p>-0.067057</text:p>
          </table:table-cell>
          <table:table-cell office:value-type="float" office:value="0.099205" calcext:value-type="float">
            <text:p>0.099205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9293" calcext:value-type="float">
            <text:p>0.899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99293" calcext:value-type="float">
            <text:p>-0.899293</text:p>
          </table:table-cell>
          <table:table-cell office:value-type="float" office:value="-0.901319" calcext:value-type="float">
            <text:p>-0.901319</text:p>
          </table:table-cell>
          <table:table-cell office:value-type="float" office:value="-0.022181" calcext:value-type="float">
            <text:p>-0.022181</text:p>
          </table:table-cell>
          <table:table-cell office:value-type="float" office:value="-1.822793" calcext:value-type="float">
            <text:p>-1.822793</text:p>
          </table:table-cell>
          <table:table-cell office:value-type="float" office:value="-0.090553" calcext:value-type="float">
            <text:p>-0.090553</text:p>
          </table:table-cell>
          <table:table-cell office:value-type="float" office:value="0.100694" calcext:value-type="float">
            <text:p>0.100694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7355" calcext:value-type="float">
            <text:p>0.847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7355" calcext:value-type="float">
            <text:p>-0.847355</text:p>
          </table:table-cell>
          <table:table-cell office:value-type="float" office:value="-0.843689" calcext:value-type="float">
            <text:p>-0.843689</text:p>
          </table:table-cell>
          <table:table-cell office:value-type="float" office:value="0.005228" calcext:value-type="float">
            <text:p>0.005228</text:p>
          </table:table-cell>
          <table:table-cell office:value-type="float" office:value="-1.685816" calcext:value-type="float">
            <text:p>-1.685816</text:p>
          </table:table-cell>
          <table:table-cell office:value-type="float" office:value="-0.084175" calcext:value-type="float">
            <text:p>-0.084175</text:p>
          </table:table-cell>
          <table:table-cell office:value-type="float" office:value="0.099339" calcext:value-type="float">
            <text:p>0.099339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325" calcext:value-type="float">
            <text:p>0.056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325" calcext:value-type="float">
            <text:p>-0.056325</text:p>
          </table:table-cell>
          <table:table-cell office:value-type="float" office:value="-0.763781" calcext:value-type="float">
            <text:p>-0.763781</text:p>
          </table:table-cell>
          <table:table-cell office:value-type="float" office:value="0.078788" calcext:value-type="float">
            <text:p>0.078788</text:p>
          </table:table-cell>
          <table:table-cell office:value-type="float" office:value="-0.741317" calcext:value-type="float">
            <text:p>-0.741317</text:p>
          </table:table-cell>
          <table:table-cell office:value-type="float" office:value="-0.005655" calcext:value-type="float">
            <text:p>-0.005655</text:p>
          </table:table-cell>
          <table:table-cell office:value-type="float" office:value="0.1004" calcext:value-type="float">
            <text:p>0.1004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689916" calcext:value-type="float">
            <text:p>-0.689916</text:p>
          </table:table-cell>
          <table:table-cell office:value-type="float" office:value="0.005674" calcext:value-type="float">
            <text:p>0.005674</text:p>
          </table:table-cell>
          <table:table-cell office:value-type="float" office:value="-0.684242" calcext:value-type="float">
            <text:p>-0.684242</text:p>
          </table:table-cell>
          <table:table-cell office:value-type="float" office:value="0" calcext:value-type="float">
            <text:p>0</text:p>
          </table:table-cell>
          <table:table-cell office:value-type="float" office:value="0.099264" calcext:value-type="float">
            <text:p>0.099264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5825" calcext:value-type="float">
            <text:p>-0.5825</text:p>
          </table:table-cell>
          <table:table-cell office:value-type="float" office:value="0" calcext:value-type="float">
            <text:p>0</text:p>
          </table:table-cell>
          <table:table-cell office:value-type="float" office:value="-0.5825" calcext:value-type="float">
            <text:p>-0.5825</text:p>
          </table:table-cell>
          <table:table-cell office:value-type="float" office:value="0" calcext:value-type="float">
            <text:p>0</text:p>
          </table:table-cell>
          <table:table-cell office:value-type="float" office:value="0.100471" calcext:value-type="float">
            <text:p>0.100471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18745" calcext:value-type="float">
            <text:p>-0.418745</text:p>
          </table:table-cell>
          <table:table-cell office:value-type="float" office:value="0" calcext:value-type="float">
            <text:p>0</text:p>
          </table:table-cell>
          <table:table-cell office:value-type="float" office:value="-0.418745" calcext:value-type="float">
            <text:p>-0.418745</text:p>
          </table:table-cell>
          <table:table-cell office:value-type="float" office:value="0" calcext:value-type="float">
            <text:p>0</text:p>
          </table:table-cell>
          <table:table-cell office:value-type="float" office:value="0.09985" calcext:value-type="float">
            <text:p>0.09985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71333" calcext:value-type="float">
            <text:p>-0.271333</text:p>
          </table:table-cell>
          <table:table-cell office:value-type="float" office:value="0" calcext:value-type="float">
            <text:p>0</text:p>
          </table:table-cell>
          <table:table-cell office:value-type="float" office:value="-0.271333" calcext:value-type="float">
            <text:p>-0.271333</text:p>
          </table:table-cell>
          <table:table-cell office:value-type="float" office:value="0" calcext:value-type="float">
            <text:p>0</text:p>
          </table:table-cell>
          <table:table-cell office:value-type="float" office:value="0.099915" calcext:value-type="float">
            <text:p>0.099915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6.611845" calcext:value-type="float">
            <text:p>6.611845</text:p>
          </table:table-cell>
          <table:table-cell office:value-type="float" office:value="1" calcext:value-type="float">
            <text:p>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151162" calcext:value-type="float">
            <text:p>0.151162</text:p>
          </table:table-cell>
          <table:table-cell office:value-type="float" office:value="0.306837" calcext:value-type="float">
            <text:p>0.306837</text:p>
          </table:table-cell>
          <table:table-cell office:value-type="float" office:value="3.534922" calcext:value-type="float">
            <text:p>3.534922</text:p>
          </table:table-cell>
          <table:table-cell office:value-type="float" office:value="0.30855" calcext:value-type="float">
            <text:p>0.30855</text:p>
          </table:table-cell>
          <table:table-cell office:value-type="float" office:value="0.100279" calcext:value-type="float">
            <text:p>0.100279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617445" calcext:value-type="float">
            <text:p>0.617445</text:p>
          </table:table-cell>
          <table:table-cell office:value-type="float" office:value="5.779002" calcext:value-type="float">
            <text:p>5.779002</text:p>
          </table:table-cell>
          <table:table-cell office:value-type="float" office:value="0.889268" calcext:value-type="float">
            <text:p>0.889268</text:p>
          </table:table-cell>
          <table:table-cell office:value-type="float" office:value="2.459478" calcext:value-type="float">
            <text:p>2.459478</text:p>
          </table:table-cell>
          <table:table-cell office:value-type="float" office:value="0.304893" calcext:value-type="float">
            <text:p>0.304893</text:p>
          </table:table-cell>
          <table:table-cell office:value-type="float" office:value="-0.062293" calcext:value-type="float">
            <text:p>-0.062293</text:p>
          </table:table-cell>
          <table:table-cell office:value-type="float" office:value="2.702079" calcext:value-type="float">
            <text:p>2.702079</text:p>
          </table:table-cell>
          <table:table-cell office:value-type="float" office:value="0.243784" calcext:value-type="float">
            <text:p>0.243784</text:p>
          </table:table-cell>
          <table:table-cell office:value-type="float" office:value="0.09912" calcext:value-type="float">
            <text:p>0.09912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874551" calcext:value-type="float">
            <text:p>4.874551</text:p>
          </table:table-cell>
          <table:table-cell office:value-type="float" office:value="1.044362" calcext:value-type="float">
            <text:p>1.044362</text:p>
          </table:table-cell>
          <table:table-cell office:value-type="float" office:value="0.202433" calcext:value-type="float">
            <text:p>0.202433</text:p>
          </table:table-cell>
          <table:table-cell office:value-type="float" office:value="-1.797628" calcext:value-type="float">
            <text:p>-1.797628</text:p>
          </table:table-cell>
          <table:table-cell office:value-type="float" office:value="0.193209" calcext:value-type="float">
            <text:p>0.193209</text:p>
          </table:table-cell>
          <table:table-cell office:value-type="float" office:value="-0.428142" calcext:value-type="float">
            <text:p>-0.428142</text:p>
          </table:table-cell>
          <table:table-cell office:value-type="float" office:value="-2.032562" calcext:value-type="float">
            <text:p>-2.032562</text:p>
          </table:table-cell>
          <table:table-cell office:value-type="float" office:value="-0.178742" calcext:value-type="float">
            <text:p>-0.178742</text:p>
          </table:table-cell>
          <table:table-cell office:value-type="float" office:value="0.099432" calcext:value-type="float">
            <text:p>0.099432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594036" calcext:value-type="float">
            <text:p>6.59403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517113" calcext:value-type="float">
            <text:p>-3.517113</text:p>
          </table:table-cell>
          <table:table-cell office:value-type="float" office:value="-0.068476" calcext:value-type="float">
            <text:p>-0.068476</text:p>
          </table:table-cell>
          <table:table-cell office:value-type="float" office:value="-0.171691" calcext:value-type="float">
            <text:p>-0.171691</text:p>
          </table:table-cell>
          <table:table-cell office:value-type="float" office:value="-3.757281" calcext:value-type="float">
            <text:p>-3.757281</text:p>
          </table:table-cell>
          <table:table-cell office:value-type="float" office:value="-0.352238" calcext:value-type="float">
            <text:p>-0.352238</text:p>
          </table:table-cell>
          <table:table-cell office:value-type="float" office:value="0.10015" calcext:value-type="float">
            <text:p>0.1001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358208" calcext:value-type="float">
            <text:p>5.358208</text:p>
          </table:table-cell>
          <table:table-cell office:value-type="float" office:value="0.706229" calcext:value-type="float">
            <text:p>0.706229</text:p>
          </table:table-cell>
          <table:table-cell office:value-type="float" office:value="0.153381" calcext:value-type="float">
            <text:p>0.153381</text:p>
          </table:table-cell>
          <table:table-cell office:value-type="float" office:value="-2.281285" calcext:value-type="float">
            <text:p>-2.281285</text:p>
          </table:table-cell>
          <table:table-cell office:value-type="float" office:value="-0.212795" calcext:value-type="float">
            <text:p>-0.212795</text:p>
          </table:table-cell>
          <table:table-cell office:value-type="float" office:value="0.123385" calcext:value-type="float">
            <text:p>0.123385</text:p>
          </table:table-cell>
          <table:table-cell office:value-type="float" office:value="-2.370694" calcext:value-type="float">
            <text:p>-2.370694</text:p>
          </table:table-cell>
          <table:table-cell office:value-type="float" office:value="-0.228494" calcext:value-type="float">
            <text:p>-0.228494</text:p>
          </table:table-cell>
          <table:table-cell office:value-type="float" office:value="0.10016" calcext:value-type="float">
            <text:p>0.10016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898901" calcext:value-type="float">
            <text:p>4.898901</text:p>
          </table:table-cell>
          <table:table-cell office:value-type="float" office:value="0.909269" calcext:value-type="float">
            <text:p>0.909269</text:p>
          </table:table-cell>
          <table:table-cell office:value-type="float" office:value="0.182835" calcext:value-type="float">
            <text:p>0.182835</text:p>
          </table:table-cell>
          <table:table-cell office:value-type="float" office:value="-1.821977" calcext:value-type="float">
            <text:p>-1.821977</text:p>
          </table:table-cell>
          <table:table-cell office:value-type="float" office:value="-0.391154" calcext:value-type="float">
            <text:p>-0.391154</text:p>
          </table:table-cell>
          <table:table-cell office:value-type="float" office:value="0.045477" calcext:value-type="float">
            <text:p>0.045477</text:p>
          </table:table-cell>
          <table:table-cell office:value-type="float" office:value="-2.167654" calcext:value-type="float">
            <text:p>-2.167654</text:p>
          </table:table-cell>
          <table:table-cell office:value-type="float" office:value="-0.184014" calcext:value-type="float">
            <text:p>-0.184014</text:p>
          </table:table-cell>
          <table:table-cell office:value-type="float" office:value="0.100997" calcext:value-type="float">
            <text:p>0.100997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27864" calcext:value-type="float">
            <text:p>3.327864</text:p>
          </table:table-cell>
          <table:table-cell office:value-type="float" office:value="2.569241" calcext:value-type="float">
            <text:p>2.569241</text:p>
          </table:table-cell>
          <table:table-cell office:value-type="float" office:value="0.423641" calcext:value-type="float">
            <text:p>0.423641</text:p>
          </table:table-cell>
          <table:table-cell office:value-type="float" office:value="-0.250941" calcext:value-type="float">
            <text:p>-0.250941</text:p>
          </table:table-cell>
          <table:table-cell office:value-type="float" office:value="-0.415921" calcext:value-type="float">
            <text:p>-0.415921</text:p>
          </table:table-cell>
          <table:table-cell office:value-type="float" office:value="0.159179" calcext:value-type="float">
            <text:p>0.159179</text:p>
          </table:table-cell>
          <table:table-cell office:value-type="float" office:value="-0.507683" calcext:value-type="float">
            <text:p>-0.507683</text:p>
          </table:table-cell>
          <table:table-cell office:value-type="float" office:value="-0.024767" calcext:value-type="float">
            <text:p>-0.024767</text:p>
          </table:table-cell>
          <table:table-cell office:value-type="float" office:value="0.098696" calcext:value-type="float">
            <text:p>0.098696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23906" calcext:value-type="float">
            <text:p>3.323906</text:p>
          </table:table-cell>
          <table:table-cell office:value-type="float" office:value="2.389708" calcext:value-type="float">
            <text:p>2.389708</text:p>
          </table:table-cell>
          <table:table-cell office:value-type="float" office:value="0.397597" calcext:value-type="float">
            <text:p>0.397597</text:p>
          </table:table-cell>
          <table:table-cell office:value-type="float" office:value="-0.246983" calcext:value-type="float">
            <text:p>-0.246983</text:p>
          </table:table-cell>
          <table:table-cell office:value-type="float" office:value="-0.440627" calcext:value-type="float">
            <text:p>-0.440627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-0.687215" calcext:value-type="float">
            <text:p>-0.687215</text:p>
          </table:table-cell>
          <table:table-cell office:value-type="float" office:value="-0.024707" calcext:value-type="float">
            <text:p>-0.024707</text:p>
          </table:table-cell>
          <table:table-cell office:value-type="float" office:value="0.100034" calcext:value-type="float">
            <text:p>0.100034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817" calcext:value-type="float">
            <text:p>3.88817</text:p>
          </table:table-cell>
          <table:table-cell office:value-type="float" office:value="1.687516" calcext:value-type="float">
            <text:p>1.687516</text:p>
          </table:table-cell>
          <table:table-cell office:value-type="float" office:value="0.295732" calcext:value-type="float">
            <text:p>0.295732</text:p>
          </table:table-cell>
          <table:table-cell office:value-type="float" office:value="-0.811246" calcext:value-type="float">
            <text:p>-0.811246</text:p>
          </table:table-cell>
          <table:table-cell office:value-type="float" office:value="-0.521695" calcext:value-type="float">
            <text:p>-0.521695</text:p>
          </table:table-cell>
          <table:table-cell office:value-type="float" office:value="-0.056466" calcext:value-type="float">
            <text:p>-0.056466</text:p>
          </table:table-cell>
          <table:table-cell office:value-type="float" office:value="-1.389407" calcext:value-type="float">
            <text:p>-1.389407</text:p>
          </table:table-cell>
          <table:table-cell office:value-type="float" office:value="-0.081067" calcext:value-type="float">
            <text:p>-0.081067</text:p>
          </table:table-cell>
          <table:table-cell office:value-type="float" office:value="0.099929" calcext:value-type="float">
            <text:p>0.099929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5596" calcext:value-type="float">
            <text:p>4.15596</text:p>
          </table:table-cell>
          <table:table-cell office:value-type="float" office:value="1.341317" calcext:value-type="float">
            <text:p>1.341317</text:p>
          </table:table-cell>
          <table:table-cell office:value-type="float" office:value="0.245511" calcext:value-type="float">
            <text:p>0.245511</text:p>
          </table:table-cell>
          <table:table-cell office:value-type="float" office:value="-1.079037" calcext:value-type="float">
            <text:p>-1.079037</text:p>
          </table:table-cell>
          <table:table-cell office:value-type="float" office:value="-0.629853" calcext:value-type="float">
            <text:p>-0.629853</text:p>
          </table:table-cell>
          <table:table-cell office:value-type="float" office:value="-0.026716" calcext:value-type="float">
            <text:p>-0.026716</text:p>
          </table:table-cell>
          <table:table-cell office:value-type="float" office:value="-1.735606" calcext:value-type="float">
            <text:p>-1.735606</text:p>
          </table:table-cell>
          <table:table-cell office:value-type="float" office:value="-0.108158" calcext:value-type="float">
            <text:p>-0.108158</text:p>
          </table:table-cell>
          <table:table-cell office:value-type="float" office:value="0.100236" calcext:value-type="float">
            <text:p>0.100236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97015" calcext:value-type="float">
            <text:p>3.897015</text:p>
          </table:table-cell>
          <table:table-cell office:value-type="float" office:value="1.262369" calcext:value-type="float">
            <text:p>1.262369</text:p>
          </table:table-cell>
          <table:table-cell office:value-type="float" office:value="0.234058" calcext:value-type="float">
            <text:p>0.234058</text:p>
          </table:table-cell>
          <table:table-cell office:value-type="float" office:value="-0.820092" calcext:value-type="float">
            <text:p>-0.820092</text:p>
          </table:table-cell>
          <table:table-cell office:value-type="float" office:value="-1.02037" calcext:value-type="float">
            <text:p>-1.02037</text:p>
          </table:table-cell>
          <table:table-cell office:value-type="float" office:value="0.025908" calcext:value-type="float">
            <text:p>0.025908</text:p>
          </table:table-cell>
          <table:table-cell office:value-type="float" office:value="-1.814554" calcext:value-type="float">
            <text:p>-1.814554</text:p>
          </table:table-cell>
          <table:table-cell office:value-type="float" office:value="-0.081967" calcext:value-type="float">
            <text:p>-0.081967</text:p>
          </table:table-cell>
          <table:table-cell office:value-type="float" office:value="0.099949" calcext:value-type="float">
            <text:p>0.099949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7315" calcext:value-type="float">
            <text:p>3.667315</text:p>
          </table:table-cell>
          <table:table-cell office:value-type="float" office:value="1.186414" calcext:value-type="float">
            <text:p>1.186414</text:p>
          </table:table-cell>
          <table:table-cell office:value-type="float" office:value="0.22304" calcext:value-type="float">
            <text:p>0.22304</text:p>
          </table:table-cell>
          <table:table-cell office:value-type="float" office:value="-0.590392" calcext:value-type="float">
            <text:p>-0.590392</text:p>
          </table:table-cell>
          <table:table-cell office:value-type="float" office:value="-1.323117" calcext:value-type="float">
            <text:p>-1.323117</text:p>
          </table:table-cell>
          <table:table-cell office:value-type="float" office:value="0.023" calcext:value-type="float">
            <text:p>0.023</text:p>
          </table:table-cell>
          <table:table-cell office:value-type="float" office:value="-1.890509" calcext:value-type="float">
            <text:p>-1.890509</text:p>
          </table:table-cell>
          <table:table-cell office:value-type="float" office:value="-0.058963" calcext:value-type="float">
            <text:p>-0.058963</text:p>
          </table:table-cell>
          <table:table-cell office:value-type="float" office:value="0.09987" calcext:value-type="float">
            <text:p>0.09987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94459" calcext:value-type="float">
            <text:p>3.494459</text:p>
          </table:table-cell>
          <table:table-cell office:value-type="float" office:value="1.490501" calcext:value-type="float">
            <text:p>1.490501</text:p>
          </table:table-cell>
          <table:table-cell office:value-type="float" office:value="0.267152" calcext:value-type="float">
            <text:p>0.267152</text:p>
          </table:table-cell>
          <table:table-cell office:value-type="float" office:value="-0.417536" calcext:value-type="float">
            <text:p>-0.417536</text:p>
          </table:table-cell>
          <table:table-cell office:value-type="float" office:value="-1.18616" calcext:value-type="float">
            <text:p>-1.18616</text:p>
          </table:table-cell>
          <table:table-cell office:value-type="float" office:value="0.017273" calcext:value-type="float">
            <text:p>0.017273</text:p>
          </table:table-cell>
          <table:table-cell office:value-type="float" office:value="-1.586423" calcext:value-type="float">
            <text:p>-1.586423</text:p>
          </table:table-cell>
          <table:table-cell office:value-type="float" office:value="-0.041784" calcext:value-type="float">
            <text:p>-0.041784</text:p>
          </table:table-cell>
          <table:table-cell office:value-type="float" office:value="0.100074" calcext:value-type="float">
            <text:p>0.100074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94653" calcext:value-type="float">
            <text:p>3.294653</text:p>
          </table:table-cell>
          <table:table-cell office:value-type="float" office:value="2.02282" calcext:value-type="float">
            <text:p>2.02282</text:p>
          </table:table-cell>
          <table:table-cell office:value-type="float" office:value="0.344374" calcext:value-type="float">
            <text:p>0.344374</text:p>
          </table:table-cell>
          <table:table-cell office:value-type="float" office:value="-0.21773" calcext:value-type="float">
            <text:p>-0.21773</text:p>
          </table:table-cell>
          <table:table-cell office:value-type="float" office:value="-0.856041" calcext:value-type="float">
            <text:p>-0.856041</text:p>
          </table:table-cell>
          <table:table-cell office:value-type="float" office:value="0.019668" calcext:value-type="float">
            <text:p>0.019668</text:p>
          </table:table-cell>
          <table:table-cell office:value-type="float" office:value="-1.054103" calcext:value-type="float">
            <text:p>-1.054103</text:p>
          </table:table-cell>
          <table:table-cell office:value-type="float" office:value="-0.022119" calcext:value-type="float">
            <text:p>-0.022119</text:p>
          </table:table-cell>
          <table:table-cell office:value-type="float" office:value="0.101591" calcext:value-type="float">
            <text:p>0.101591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9853" calcext:value-type="float">
            <text:p>3.29853</text:p>
          </table:table-cell>
          <table:table-cell office:value-type="float" office:value="2.205528" calcext:value-type="float">
            <text:p>2.205528</text:p>
          </table:table-cell>
          <table:table-cell office:value-type="float" office:value="0.370878" calcext:value-type="float">
            <text:p>0.370878</text:p>
          </table:table-cell>
          <table:table-cell office:value-type="float" office:value="-0.221607" calcext:value-type="float">
            <text:p>-0.221607</text:p>
          </table:table-cell>
          <table:table-cell office:value-type="float" office:value="-0.649394" calcext:value-type="float">
            <text:p>-0.649394</text:p>
          </table:table-cell>
          <table:table-cell office:value-type="float" office:value="-0.000393" calcext:value-type="float">
            <text:p>-0.000393</text:p>
          </table:table-cell>
          <table:table-cell office:value-type="float" office:value="-0.871395" calcext:value-type="float">
            <text:p>-0.871395</text:p>
          </table:table-cell>
          <table:table-cell office:value-type="float" office:value="-0.021848" calcext:value-type="float">
            <text:p>-0.021848</text:p>
          </table:table-cell>
          <table:table-cell office:value-type="float" office:value="0.098587" calcext:value-type="float">
            <text:p>0.098587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2987" calcext:value-type="float">
            <text:p>3.942987</text:p>
          </table:table-cell>
          <table:table-cell office:value-type="float" office:value="1.594423" calcext:value-type="float">
            <text:p>1.594423</text:p>
          </table:table-cell>
          <table:table-cell office:value-type="float" office:value="0.282228" calcext:value-type="float">
            <text:p>0.282228</text:p>
          </table:table-cell>
          <table:table-cell office:value-type="float" office:value="-0.866064" calcext:value-type="float">
            <text:p>-0.866064</text:p>
          </table:table-cell>
          <table:table-cell office:value-type="float" office:value="-0.551999" calcext:value-type="float">
            <text:p>-0.551999</text:p>
          </table:table-cell>
          <table:table-cell office:value-type="float" office:value="-0.064437" calcext:value-type="float">
            <text:p>-0.064437</text:p>
          </table:table-cell>
          <table:table-cell office:value-type="float" office:value="-1.4825" calcext:value-type="float">
            <text:p>-1.4825</text:p>
          </table:table-cell>
          <table:table-cell office:value-type="float" office:value="-0.086619" calcext:value-type="float">
            <text:p>-0.086619</text:p>
          </table:table-cell>
          <table:table-cell office:value-type="float" office:value="0.100014" calcext:value-type="float">
            <text:p>0.100014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00994" calcext:value-type="float">
            <text:p>4.000994</text:p>
          </table:table-cell>
          <table:table-cell office:value-type="float" office:value="1.527388" calcext:value-type="float">
            <text:p>1.527388</text:p>
          </table:table-cell>
          <table:table-cell office:value-type="float" office:value="0.272503" calcext:value-type="float">
            <text:p>0.272503</text:p>
          </table:table-cell>
          <table:table-cell office:value-type="float" office:value="-0.924071" calcext:value-type="float">
            <text:p>-0.924071</text:p>
          </table:table-cell>
          <table:table-cell office:value-type="float" office:value="-0.619665" calcext:value-type="float">
            <text:p>-0.619665</text:p>
          </table:table-cell>
          <table:table-cell office:value-type="float" office:value="-0.005799" calcext:value-type="float">
            <text:p>-0.005799</text:p>
          </table:table-cell>
          <table:table-cell office:value-type="float" office:value="-1.549535" calcext:value-type="float">
            <text:p>-1.549535</text:p>
          </table:table-cell>
          <table:table-cell office:value-type="float" office:value="-0.092433" calcext:value-type="float">
            <text:p>-0.092433</text:p>
          </table:table-cell>
          <table:table-cell office:value-type="float" office:value="0.100028" calcext:value-type="float">
            <text:p>0.10002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2076" calcext:value-type="float">
            <text:p>3.942076</text:p>
          </table:table-cell>
          <table:table-cell office:value-type="float" office:value="1.536543" calcext:value-type="float">
            <text:p>1.536543</text:p>
          </table:table-cell>
          <table:table-cell office:value-type="float" office:value="0.273831" calcext:value-type="float">
            <text:p>0.273831</text:p>
          </table:table-cell>
          <table:table-cell office:value-type="float" office:value="-0.865153" calcext:value-type="float">
            <text:p>-0.865153</text:p>
          </table:table-cell>
          <table:table-cell office:value-type="float" office:value="-0.681141" calcext:value-type="float">
            <text:p>-0.681141</text:p>
          </table:table-cell>
          <table:table-cell office:value-type="float" office:value="0.005915" calcext:value-type="float">
            <text:p>0.005915</text:p>
          </table:table-cell>
          <table:table-cell office:value-type="float" office:value="-1.54038" calcext:value-type="float">
            <text:p>-1.54038</text:p>
          </table:table-cell>
          <table:table-cell office:value-type="float" office:value="-0.086183" calcext:value-type="float">
            <text:p>-0.086183</text:p>
          </table:table-cell>
          <table:table-cell office:value-type="float" office:value="0.099616" calcext:value-type="float">
            <text:p>0.099616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5266" calcext:value-type="float">
            <text:p>3.835266</text:p>
          </table:table-cell>
          <table:table-cell office:value-type="float" office:value="1.653105" calcext:value-type="float">
            <text:p>1.653105</text:p>
          </table:table-cell>
          <table:table-cell office:value-type="float" office:value="0.290741" calcext:value-type="float">
            <text:p>0.290741</text:p>
          </table:table-cell>
          <table:table-cell office:value-type="float" office:value="-0.758343" calcext:value-type="float">
            <text:p>-0.758343</text:p>
          </table:table-cell>
          <table:table-cell office:value-type="float" office:value="-0.676125" calcext:value-type="float">
            <text:p>-0.676125</text:p>
          </table:table-cell>
          <table:table-cell office:value-type="float" office:value="0.010651" calcext:value-type="float">
            <text:p>0.010651</text:p>
          </table:table-cell>
          <table:table-cell office:value-type="float" office:value="-1.423818" calcext:value-type="float">
            <text:p>-1.423818</text:p>
          </table:table-cell>
          <table:table-cell office:value-type="float" office:value="-0.076051" calcext:value-type="float">
            <text:p>-0.076051</text:p>
          </table:table-cell>
          <table:table-cell office:value-type="float" office:value="0.100286" calcext:value-type="float">
            <text:p>0.100286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50999" calcext:value-type="float">
            <text:p>3.550999</text:p>
          </table:table-cell>
          <table:table-cell office:value-type="float" office:value="2.015836" calcext:value-type="float">
            <text:p>2.015836</text:p>
          </table:table-cell>
          <table:table-cell office:value-type="float" office:value="0.343361" calcext:value-type="float">
            <text:p>0.343361</text:p>
          </table:table-cell>
          <table:table-cell office:value-type="float" office:value="-0.474076" calcext:value-type="float">
            <text:p>-0.474076</text:p>
          </table:table-cell>
          <table:table-cell office:value-type="float" office:value="-0.615414" calcext:value-type="float">
            <text:p>-0.615414</text:p>
          </table:table-cell>
          <table:table-cell office:value-type="float" office:value="0.028403" calcext:value-type="float">
            <text:p>0.028403</text:p>
          </table:table-cell>
          <table:table-cell office:value-type="float" office:value="-1.061087" calcext:value-type="float">
            <text:p>-1.061087</text:p>
          </table:table-cell>
          <table:table-cell office:value-type="float" office:value="-0.047447" calcext:value-type="float">
            <text:p>-0.047447</text:p>
          </table:table-cell>
          <table:table-cell office:value-type="float" office:value="0.100083" calcext:value-type="float">
            <text:p>0.100083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4407" calcext:value-type="float">
            <text:p>3.774407</text:p>
          </table:table-cell>
          <table:table-cell office:value-type="float" office:value="1.754051" calcext:value-type="float">
            <text:p>1.754051</text:p>
          </table:table-cell>
          <table:table-cell office:value-type="float" office:value="0.305384" calcext:value-type="float">
            <text:p>0.305384</text:p>
          </table:table-cell>
          <table:table-cell office:value-type="float" office:value="-0.697484" calcext:value-type="float">
            <text:p>-0.697484</text:p>
          </table:table-cell>
          <table:table-cell office:value-type="float" office:value="-0.602977" calcext:value-type="float">
            <text:p>-0.602977</text:p>
          </table:table-cell>
          <table:table-cell office:value-type="float" office:value="-0.022411" calcext:value-type="float">
            <text:p>-0.022411</text:p>
          </table:table-cell>
          <table:table-cell office:value-type="float" office:value="-1.322872" calcext:value-type="float">
            <text:p>-1.322872</text:p>
          </table:table-cell>
          <table:table-cell office:value-type="float" office:value="-0.06953" calcext:value-type="float">
            <text:p>-0.06953</text:p>
          </table:table-cell>
          <table:table-cell office:value-type="float" office:value="0.099687" calcext:value-type="float">
            <text:p>0.099687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99993" calcext:value-type="float">
            <text:p>3.999993</text:p>
          </table:table-cell>
          <table:table-cell office:value-type="float" office:value="1.494475" calcext:value-type="float">
            <text:p>1.494475</text:p>
          </table:table-cell>
          <table:table-cell office:value-type="float" office:value="0.267729" calcext:value-type="float">
            <text:p>0.267729</text:p>
          </table:table-cell>
          <table:table-cell office:value-type="float" office:value="-0.92307" calcext:value-type="float">
            <text:p>-0.92307</text:p>
          </table:table-cell>
          <table:table-cell office:value-type="float" office:value="-0.63698" calcext:value-type="float">
            <text:p>-0.63698</text:p>
          </table:table-cell>
          <table:table-cell office:value-type="float" office:value="-0.022399" calcext:value-type="float">
            <text:p>-0.022399</text:p>
          </table:table-cell>
          <table:table-cell office:value-type="float" office:value="-1.582448" calcext:value-type="float">
            <text:p>-1.582448</text:p>
          </table:table-cell>
          <table:table-cell office:value-type="float" office:value="-0.092966" calcext:value-type="float">
            <text:p>-0.092966</text:p>
          </table:table-cell>
          <table:table-cell office:value-type="float" office:value="0.100714" calcext:value-type="float">
            <text:p>0.100714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00479" calcext:value-type="float">
            <text:p>4.000479</text:p>
          </table:table-cell>
          <table:table-cell office:value-type="float" office:value="1.465798" calcext:value-type="float">
            <text:p>1.465798</text:p>
          </table:table-cell>
          <table:table-cell office:value-type="float" office:value="0.263569" calcext:value-type="float">
            <text:p>0.263569</text:p>
          </table:table-cell>
          <table:table-cell office:value-type="float" office:value="-0.923556" calcext:value-type="float">
            <text:p>-0.923556</text:p>
          </table:table-cell>
          <table:table-cell office:value-type="float" office:value="-0.687521" calcext:value-type="float">
            <text:p>-0.687521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-1.611125" calcext:value-type="float">
            <text:p>-1.611125</text:p>
          </table:table-cell>
          <table:table-cell office:value-type="float" office:value="-0.092325" calcext:value-type="float">
            <text:p>-0.092325</text:p>
          </table:table-cell>
          <table:table-cell office:value-type="float" office:value="0.099967" calcext:value-type="float">
            <text:p>0.099967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6169" calcext:value-type="float">
            <text:p>3.606169</text:p>
          </table:table-cell>
          <table:table-cell office:value-type="float" office:value="1.867708" calcext:value-type="float">
            <text:p>1.867708</text:p>
          </table:table-cell>
          <table:table-cell office:value-type="float" office:value="0.321872" calcext:value-type="float">
            <text:p>0.321872</text:p>
          </table:table-cell>
          <table:table-cell office:value-type="float" office:value="-0.529246" calcext:value-type="float">
            <text:p>-0.529246</text:p>
          </table:table-cell>
          <table:table-cell office:value-type="float" office:value="-0.718945" calcext:value-type="float">
            <text:p>-0.718945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-1.209215" calcext:value-type="float">
            <text:p>-1.209215</text:p>
          </table:table-cell>
          <table:table-cell office:value-type="float" office:value="-0.053543" calcext:value-type="float">
            <text:p>-0.053543</text:p>
          </table:table-cell>
          <table:table-cell office:value-type="float" office:value="0.101169" calcext:value-type="float">
            <text:p>0.101169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8142" calcext:value-type="float">
            <text:p>3.38142</text:p>
          </table:table-cell>
          <table:table-cell office:value-type="float" office:value="2.067557" calcext:value-type="float">
            <text:p>2.067557</text:p>
          </table:table-cell>
          <table:table-cell office:value-type="float" office:value="0.350863" calcext:value-type="float">
            <text:p>0.350863</text:p>
          </table:table-cell>
          <table:table-cell office:value-type="float" office:value="-0.304497" calcext:value-type="float">
            <text:p>-0.304497</text:p>
          </table:table-cell>
          <table:table-cell office:value-type="float" office:value="-0.72743" calcext:value-type="float">
            <text:p>-0.72743</text:p>
          </table:table-cell>
          <table:table-cell office:value-type="float" office:value="0.022561" calcext:value-type="float">
            <text:p>0.022561</text:p>
          </table:table-cell>
          <table:table-cell office:value-type="float" office:value="-1.009366" calcext:value-type="float">
            <text:p>-1.009366</text:p>
          </table:table-cell>
          <table:table-cell office:value-type="float" office:value="-0.030333" calcext:value-type="float">
            <text:p>-0.030333</text:p>
          </table:table-cell>
          <table:table-cell office:value-type="float" office:value="0.099617" calcext:value-type="float">
            <text:p>0.099617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5075" calcext:value-type="float">
            <text:p>3.665075</text:p>
          </table:table-cell>
          <table:table-cell office:value-type="float" office:value="1.761175" calcext:value-type="float">
            <text:p>1.761175</text:p>
          </table:table-cell>
          <table:table-cell office:value-type="float" office:value="0.306418" calcext:value-type="float">
            <text:p>0.306418</text:p>
          </table:table-cell>
          <table:table-cell office:value-type="float" office:value="-0.588152" calcext:value-type="float">
            <text:p>-0.588152</text:p>
          </table:table-cell>
          <table:table-cell office:value-type="float" office:value="-0.698852" calcext:value-type="float">
            <text:p>-0.698852</text:p>
          </table:table-cell>
          <table:table-cell office:value-type="float" office:value="-0.028744" calcext:value-type="float">
            <text:p>-0.028744</text:p>
          </table:table-cell>
          <table:table-cell office:value-type="float" office:value="-1.315748" calcext:value-type="float">
            <text:p>-1.315748</text:p>
          </table:table-cell>
          <table:table-cell office:value-type="float" office:value="-0.05804" calcext:value-type="float">
            <text:p>-0.05804</text:p>
          </table:table-cell>
          <table:table-cell office:value-type="float" office:value="0.098682" calcext:value-type="float">
            <text:p>0.098682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3739" calcext:value-type="float">
            <text:p>3.943739</text:p>
          </table:table-cell>
          <table:table-cell office:value-type="float" office:value="1.488166" calcext:value-type="float">
            <text:p>1.488166</text:p>
          </table:table-cell>
          <table:table-cell office:value-type="float" office:value="0.266813" calcext:value-type="float">
            <text:p>0.266813</text:p>
          </table:table-cell>
          <table:table-cell office:value-type="float" office:value="-0.866816" calcext:value-type="float">
            <text:p>-0.866816</text:p>
          </table:table-cell>
          <table:table-cell office:value-type="float" office:value="-0.694525" calcext:value-type="float">
            <text:p>-0.694525</text:p>
          </table:table-cell>
          <table:table-cell office:value-type="float" office:value="-0.027416" calcext:value-type="float">
            <text:p>-0.027416</text:p>
          </table:table-cell>
          <table:table-cell office:value-type="float" office:value="-1.588757" calcext:value-type="float">
            <text:p>-1.588757</text:p>
          </table:table-cell>
          <table:table-cell office:value-type="float" office:value="-0.088107" calcext:value-type="float">
            <text:p>-0.088107</text:p>
          </table:table-cell>
          <table:table-cell office:value-type="float" office:value="0.101644" calcext:value-type="float">
            <text:p>0.101644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20423" calcext:value-type="float">
            <text:p>3.720423</text:p>
          </table:table-cell>
          <table:table-cell office:value-type="float" office:value="1.78443" calcext:value-type="float">
            <text:p>1.78443</text:p>
          </table:table-cell>
          <table:table-cell office:value-type="float" office:value="0.309791" calcext:value-type="float">
            <text:p>0.309791</text:p>
          </table:table-cell>
          <table:table-cell office:value-type="float" office:value="-0.643499" calcext:value-type="float">
            <text:p>-0.643499</text:p>
          </table:table-cell>
          <table:table-cell office:value-type="float" office:value="-0.671682" calcext:value-type="float">
            <text:p>-0.671682</text:p>
          </table:table-cell>
          <table:table-cell office:value-type="float" office:value="0.022688" calcext:value-type="float">
            <text:p>0.022688</text:p>
          </table:table-cell>
          <table:table-cell office:value-type="float" office:value="-1.292493" calcext:value-type="float">
            <text:p>-1.292493</text:p>
          </table:table-cell>
          <table:table-cell office:value-type="float" office:value="-0.06334" calcext:value-type="float">
            <text:p>-0.06334</text:p>
          </table:table-cell>
          <table:table-cell office:value-type="float" office:value="0.09843" calcext:value-type="float">
            <text:p>0.09843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5447" calcext:value-type="float">
            <text:p>3.605447</text:p>
          </table:table-cell>
          <table:table-cell office:value-type="float" office:value="1.91161" calcext:value-type="float">
            <text:p>1.91161</text:p>
          </table:table-cell>
          <table:table-cell office:value-type="float" office:value="0.328241" calcext:value-type="float">
            <text:p>0.328241</text:p>
          </table:table-cell>
          <table:table-cell office:value-type="float" office:value="-0.528524" calcext:value-type="float">
            <text:p>-0.528524</text:p>
          </table:table-cell>
          <table:table-cell office:value-type="float" office:value="-0.648322" calcext:value-type="float">
            <text:p>-0.648322</text:p>
          </table:table-cell>
          <table:table-cell office:value-type="float" office:value="0.011533" calcext:value-type="float">
            <text:p>0.011533</text:p>
          </table:table-cell>
          <table:table-cell office:value-type="float" office:value="-1.165313" calcext:value-type="float">
            <text:p>-1.165313</text:p>
          </table:table-cell>
          <table:table-cell office:value-type="float" office:value="-0.052691" calcext:value-type="float">
            <text:p>-0.052691</text:p>
          </table:table-cell>
          <table:table-cell office:value-type="float" office:value="0.099695" calcext:value-type="float">
            <text:p>0.099695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5583" calcext:value-type="float">
            <text:p>3.945583</text:p>
          </table:table-cell>
          <table:table-cell office:value-type="float" office:value="1.486335" calcext:value-type="float">
            <text:p>1.486335</text:p>
          </table:table-cell>
          <table:table-cell office:value-type="float" office:value="0.266548" calcext:value-type="float">
            <text:p>0.266548</text:p>
          </table:table-cell>
          <table:table-cell office:value-type="float" office:value="-0.86866" calcext:value-type="float">
            <text:p>-0.86866</text:p>
          </table:table-cell>
          <table:table-cell office:value-type="float" office:value="-0.688026" calcext:value-type="float">
            <text:p>-0.688026</text:p>
          </table:table-cell>
          <table:table-cell office:value-type="float" office:value="-0.033902" calcext:value-type="float">
            <text:p>-0.033902</text:p>
          </table:table-cell>
          <table:table-cell office:value-type="float" office:value="-1.590588" calcext:value-type="float">
            <text:p>-1.590588</text:p>
          </table:table-cell>
          <table:table-cell office:value-type="float" office:value="-0.087151" calcext:value-type="float">
            <text:p>-0.087151</text:p>
          </table:table-cell>
          <table:table-cell office:value-type="float" office:value="0.100328" calcext:value-type="float">
            <text:p>0.100328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26737" calcext:value-type="float">
            <text:p>3.826737</text:p>
          </table:table-cell>
          <table:table-cell office:value-type="float" office:value="1.645597" calcext:value-type="float">
            <text:p>1.645597</text:p>
          </table:table-cell>
          <table:table-cell office:value-type="float" office:value="0.289651" calcext:value-type="float">
            <text:p>0.289651</text:p>
          </table:table-cell>
          <table:table-cell office:value-type="float" office:value="-0.749814" calcext:value-type="float">
            <text:p>-0.749814</text:p>
          </table:table-cell>
          <table:table-cell office:value-type="float" office:value="-0.693407" calcext:value-type="float">
            <text:p>-0.693407</text:p>
          </table:table-cell>
          <table:table-cell office:value-type="float" office:value="0.011896" calcext:value-type="float">
            <text:p>0.011896</text:p>
          </table:table-cell>
          <table:table-cell office:value-type="float" office:value="-1.431326" calcext:value-type="float">
            <text:p>-1.431326</text:p>
          </table:table-cell>
          <table:table-cell office:value-type="float" office:value="-0.074912" calcext:value-type="float">
            <text:p>-0.074912</text:p>
          </table:table-cell>
          <table:table-cell office:value-type="float" office:value="0.099907" calcext:value-type="float">
            <text:p>0.099907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5329" calcext:value-type="float">
            <text:p>3.665329</text:p>
          </table:table-cell>
          <table:table-cell office:value-type="float" office:value="1.845514" calcext:value-type="float">
            <text:p>1.845514</text:p>
          </table:table-cell>
          <table:table-cell office:value-type="float" office:value="0.318652" calcext:value-type="float">
            <text:p>0.318652</text:p>
          </table:table-cell>
          <table:table-cell office:value-type="float" office:value="-0.588406" calcext:value-type="float">
            <text:p>-0.588406</text:p>
          </table:table-cell>
          <table:table-cell office:value-type="float" office:value="-0.659174" calcext:value-type="float">
            <text:p>-0.659174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-1.23141" calcext:value-type="float">
            <text:p>-1.23141</text:p>
          </table:table-cell>
          <table:table-cell office:value-type="float" office:value="-0.058733" calcext:value-type="float">
            <text:p>-0.058733</text:p>
          </table:table-cell>
          <table:table-cell office:value-type="float" office:value="0.099817" calcext:value-type="float">
            <text:p>0.099817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9535" calcext:value-type="float">
            <text:p>3.719535</text:p>
          </table:table-cell>
          <table:table-cell office:value-type="float" office:value="1.797396" calcext:value-type="float">
            <text:p>1.797396</text:p>
          </table:table-cell>
          <table:table-cell office:value-type="float" office:value="0.311672" calcext:value-type="float">
            <text:p>0.311672</text:p>
          </table:table-cell>
          <table:table-cell office:value-type="float" office:value="-0.642612" calcext:value-type="float">
            <text:p>-0.642612</text:p>
          </table:table-cell>
          <table:table-cell office:value-type="float" office:value="-0.631529" calcext:value-type="float">
            <text:p>-0.631529</text:p>
          </table:table-cell>
          <table:table-cell office:value-type="float" office:value="-0.005386" calcext:value-type="float">
            <text:p>-0.005386</text:p>
          </table:table-cell>
          <table:table-cell office:value-type="float" office:value="-1.279527" calcext:value-type="float">
            <text:p>-1.279527</text:p>
          </table:table-cell>
          <table:table-cell office:value-type="float" office:value="-0.06468" calcext:value-type="float">
            <text:p>-0.06468</text:p>
          </table:table-cell>
          <table:table-cell office:value-type="float" office:value="0.100651" calcext:value-type="float">
            <text:p>0.100651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5163" calcext:value-type="float">
            <text:p>3.775163</text:p>
          </table:table-cell>
          <table:table-cell office:value-type="float" office:value="1.725525" calcext:value-type="float">
            <text:p>1.725525</text:p>
          </table:table-cell>
          <table:table-cell office:value-type="float" office:value="0.301246" calcext:value-type="float">
            <text:p>0.301246</text:p>
          </table:table-cell>
          <table:table-cell office:value-type="float" office:value="-0.69824" calcext:value-type="float">
            <text:p>-0.69824</text:p>
          </table:table-cell>
          <table:table-cell office:value-type="float" office:value="-0.647576" calcext:value-type="float">
            <text:p>-0.647576</text:p>
          </table:table-cell>
          <table:table-cell office:value-type="float" office:value="-0.005581" calcext:value-type="float">
            <text:p>-0.005581</text:p>
          </table:table-cell>
          <table:table-cell office:value-type="float" office:value="-1.351398" calcext:value-type="float">
            <text:p>-1.351398</text:p>
          </table:table-cell>
          <table:table-cell office:value-type="float" office:value="-0.069591" calcext:value-type="float">
            <text:p>-0.069591</text:p>
          </table:table-cell>
          <table:table-cell office:value-type="float" office:value="0.099666" calcext:value-type="float">
            <text:p>0.099666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9984" calcext:value-type="float">
            <text:p>3.99984</text:p>
          </table:table-cell>
          <table:table-cell office:value-type="float" office:value="1.422193" calcext:value-type="float">
            <text:p>1.422193</text:p>
          </table:table-cell>
          <table:table-cell office:value-type="float" office:value="0.257243" calcext:value-type="float">
            <text:p>0.257243</text:p>
          </table:table-cell>
          <table:table-cell office:value-type="float" office:value="-0.922917" calcext:value-type="float">
            <text:p>-0.922917</text:p>
          </table:table-cell>
          <table:table-cell office:value-type="float" office:value="-0.709285" calcext:value-type="float">
            <text:p>-0.709285</text:p>
          </table:table-cell>
          <table:table-cell office:value-type="float" office:value="-0.022529" calcext:value-type="float">
            <text:p>-0.022529</text:p>
          </table:table-cell>
          <table:table-cell office:value-type="float" office:value="-1.654731" calcext:value-type="float">
            <text:p>-1.654731</text:p>
          </table:table-cell>
          <table:table-cell office:value-type="float" office:value="-0.092041" calcext:value-type="float">
            <text:p>-0.092041</text:p>
          </table:table-cell>
          <table:table-cell office:value-type="float" office:value="0.099729" calcext:value-type="float">
            <text:p>0.099729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90934" calcext:value-type="float">
            <text:p>3.890934</text:p>
          </table:table-cell>
          <table:table-cell office:value-type="float" office:value="1.541045" calcext:value-type="float">
            <text:p>1.541045</text:p>
          </table:table-cell>
          <table:table-cell office:value-type="float" office:value="0.274485" calcext:value-type="float">
            <text:p>0.274485</text:p>
          </table:table-cell>
          <table:table-cell office:value-type="float" office:value="-0.814011" calcext:value-type="float">
            <text:p>-0.814011</text:p>
          </table:table-cell>
          <table:table-cell office:value-type="float" office:value="-0.732744" calcext:value-type="float">
            <text:p>-0.732744</text:p>
          </table:table-cell>
          <table:table-cell office:value-type="float" office:value="0.010877" calcext:value-type="float">
            <text:p>0.010877</text:p>
          </table:table-cell>
          <table:table-cell office:value-type="float" office:value="-1.535878" calcext:value-type="float">
            <text:p>-1.535878</text:p>
          </table:table-cell>
          <table:table-cell office:value-type="float" office:value="-0.0815" calcext:value-type="float">
            <text:p>-0.0815</text:p>
          </table:table-cell>
          <table:table-cell office:value-type="float" office:value="0.100121" calcext:value-type="float">
            <text:p>0.100121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5142" calcext:value-type="float">
            <text:p>3.715142</text:p>
          </table:table-cell>
          <table:table-cell office:value-type="float" office:value="1.746218" calcext:value-type="float">
            <text:p>1.746218</text:p>
          </table:table-cell>
          <table:table-cell office:value-type="float" office:value="0.304248" calcext:value-type="float">
            <text:p>0.304248</text:p>
          </table:table-cell>
          <table:table-cell office:value-type="float" office:value="-0.638218" calcext:value-type="float">
            <text:p>-0.638218</text:p>
          </table:table-cell>
          <table:table-cell office:value-type="float" office:value="-0.709724" calcext:value-type="float">
            <text:p>-0.709724</text:p>
          </table:table-cell>
          <table:table-cell office:value-type="float" office:value="0.017238" calcext:value-type="float">
            <text:p>0.017238</text:p>
          </table:table-cell>
          <table:table-cell office:value-type="float" office:value="-1.330705" calcext:value-type="float">
            <text:p>-1.330705</text:p>
          </table:table-cell>
          <table:table-cell office:value-type="float" office:value="-0.065086" calcext:value-type="float">
            <text:p>-0.065086</text:p>
          </table:table-cell>
          <table:table-cell office:value-type="float" office:value="0.101981" calcext:value-type="float">
            <text:p>0.101981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9706" calcext:value-type="float">
            <text:p>3.609706</text:p>
          </table:table-cell>
          <table:table-cell office:value-type="float" office:value="1.856137" calcext:value-type="float">
            <text:p>1.856137</text:p>
          </table:table-cell>
          <table:table-cell office:value-type="float" office:value="0.320194" calcext:value-type="float">
            <text:p>0.320194</text:p>
          </table:table-cell>
          <table:table-cell office:value-type="float" office:value="-0.532783" calcext:value-type="float">
            <text:p>-0.532783</text:p>
          </table:table-cell>
          <table:table-cell office:value-type="float" office:value="-0.698734" calcext:value-type="float">
            <text:p>-0.698734</text:p>
          </table:table-cell>
          <table:table-cell office:value-type="float" office:value="0.010731" calcext:value-type="float">
            <text:p>0.010731</text:p>
          </table:table-cell>
          <table:table-cell office:value-type="float" office:value="-1.220786" calcext:value-type="float">
            <text:p>-1.220786</text:p>
          </table:table-cell>
          <table:table-cell office:value-type="float" office:value="-0.05235" calcext:value-type="float">
            <text:p>-0.05235</text:p>
          </table:table-cell>
          <table:table-cell office:value-type="float" office:value="0.098257" calcext:value-type="float">
            <text:p>0.098257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7233" calcext:value-type="float">
            <text:p>3.887233</text:p>
          </table:table-cell>
          <table:table-cell office:value-type="float" office:value="1.511629" calcext:value-type="float">
            <text:p>1.511629</text:p>
          </table:table-cell>
          <table:table-cell office:value-type="float" office:value="0.270217" calcext:value-type="float">
            <text:p>0.270217</text:p>
          </table:table-cell>
          <table:table-cell office:value-type="float" office:value="-0.81031" calcext:value-type="float">
            <text:p>-0.81031</text:p>
          </table:table-cell>
          <table:table-cell office:value-type="float" office:value="-0.727313" calcext:value-type="float">
            <text:p>-0.727313</text:p>
          </table:table-cell>
          <table:table-cell office:value-type="float" office:value="-0.027671" calcext:value-type="float">
            <text:p>-0.027671</text:p>
          </table:table-cell>
          <table:table-cell office:value-type="float" office:value="-1.565294" calcext:value-type="float">
            <text:p>-1.565294</text:p>
          </table:table-cell>
          <table:table-cell office:value-type="float" office:value="-0.08127" calcext:value-type="float">
            <text:p>-0.08127</text:p>
          </table:table-cell>
          <table:table-cell office:value-type="float" office:value="0.100295" calcext:value-type="float">
            <text:p>0.100295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8021" calcext:value-type="float">
            <text:p>3.888021</text:p>
          </table:table-cell>
          <table:table-cell office:value-type="float" office:value="1.545027" calcext:value-type="float">
            <text:p>1.545027</text:p>
          </table:table-cell>
          <table:table-cell office:value-type="float" office:value="0.275062" calcext:value-type="float">
            <text:p>0.275062</text:p>
          </table:table-cell>
          <table:table-cell office:value-type="float" office:value="-0.811098" calcext:value-type="float">
            <text:p>-0.811098</text:p>
          </table:table-cell>
          <table:table-cell office:value-type="float" office:value="-0.720719" calcext:value-type="float">
            <text:p>-0.720719</text:p>
          </table:table-cell>
          <table:table-cell office:value-type="float" office:value="-0.000079" calcext:value-type="float">
            <text:p>-7.9E-05</text:p>
          </table:table-cell>
          <table:table-cell office:value-type="float" office:value="-1.531896" calcext:value-type="float">
            <text:p>-1.531896</text:p>
          </table:table-cell>
          <table:table-cell office:value-type="float" office:value="-0.080557" calcext:value-type="float">
            <text:p>-0.080557</text:p>
          </table:table-cell>
          <table:table-cell office:value-type="float" office:value="0.099318" calcext:value-type="float">
            <text:p>0.099318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6444" calcext:value-type="float">
            <text:p>3.586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86444" calcext:value-type="float">
            <text:p>-3.586444</text:p>
          </table:table-cell>
          <table:table-cell office:value-type="float" office:value="-1.004477" calcext:value-type="float">
            <text:p>-1.004477</text:p>
          </table:table-cell>
          <table:table-cell office:value-type="float" office:value="-0.277515" calcext:value-type="float">
            <text:p>-0.277515</text:p>
          </table:table-cell>
          <table:table-cell office:value-type="float" office:value="-4.868436" calcext:value-type="float">
            <text:p>-4.868436</text:p>
          </table:table-cell>
          <table:table-cell office:value-type="float" office:value="-0.35867" calcext:value-type="float">
            <text:p>-0.35867</text:p>
          </table:table-cell>
          <table:table-cell office:value-type="float" office:value="0.100007" calcext:value-type="float">
            <text:p>0.100007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69148" calcext:value-type="float">
            <text:p>3.169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69148" calcext:value-type="float">
            <text:p>-3.169148</text:p>
          </table:table-cell>
          <table:table-cell office:value-type="float" office:value="-1.267121" calcext:value-type="float">
            <text:p>-1.267121</text:p>
          </table:table-cell>
          <table:table-cell office:value-type="float" office:value="0.04115" calcext:value-type="float">
            <text:p>0.04115</text:p>
          </table:table-cell>
          <table:table-cell office:value-type="float" office:value="-4.395119" calcext:value-type="float">
            <text:p>-4.395119</text:p>
          </table:table-cell>
          <table:table-cell office:value-type="float" office:value="-0.321377" calcext:value-type="float">
            <text:p>-0.321377</text:p>
          </table:table-cell>
          <table:table-cell office:value-type="float" office:value="0.101408" calcext:value-type="float">
            <text:p>0.101408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25635" calcext:value-type="float">
            <text:p>2.02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25635" calcext:value-type="float">
            <text:p>-2.025635</text:p>
          </table:table-cell>
          <table:table-cell office:value-type="float" office:value="-1.406175" calcext:value-type="float">
            <text:p>-1.406175</text:p>
          </table:table-cell>
          <table:table-cell office:value-type="float" office:value="0.113694" calcext:value-type="float">
            <text:p>0.113694</text:p>
          </table:table-cell>
          <table:table-cell office:value-type="float" office:value="-3.318116" calcext:value-type="float">
            <text:p>-3.318116</text:p>
          </table:table-cell>
          <table:table-cell office:value-type="float" office:value="-0.203734" calcext:value-type="float">
            <text:p>-0.203734</text:p>
          </table:table-cell>
          <table:table-cell office:value-type="float" office:value="0.100578" calcext:value-type="float">
            <text:p>0.100578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95667" calcext:value-type="float">
            <text:p>1.295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5667" calcext:value-type="float">
            <text:p>-1.295667</text:p>
          </table:table-cell>
          <table:table-cell office:value-type="float" office:value="-1.465576" calcext:value-type="float">
            <text:p>-1.465576</text:p>
          </table:table-cell>
          <table:table-cell office:value-type="float" office:value="0.073322" calcext:value-type="float">
            <text:p>0.073322</text:p>
          </table:table-cell>
          <table:table-cell office:value-type="float" office:value="-2.687921" calcext:value-type="float">
            <text:p>-2.687921</text:p>
          </table:table-cell>
          <table:table-cell office:value-type="float" office:value="-0.128991" calcext:value-type="float">
            <text:p>-0.128991</text:p>
          </table:table-cell>
          <table:table-cell office:value-type="float" office:value="0.099556" calcext:value-type="float">
            <text:p>0.099556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9232" calcext:value-type="float">
            <text:p>0.169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9232" calcext:value-type="float">
            <text:p>-0.169232</text:p>
          </table:table-cell>
          <table:table-cell office:value-type="float" office:value="-1.390423" calcext:value-type="float">
            <text:p>-1.390423</text:p>
          </table:table-cell>
          <table:table-cell office:value-type="float" office:value="0.112871" calcext:value-type="float">
            <text:p>0.112871</text:p>
          </table:table-cell>
          <table:table-cell office:value-type="float" office:value="-1.446784" calcext:value-type="float">
            <text:p>-1.446784</text:p>
          </table:table-cell>
          <table:table-cell office:value-type="float" office:value="-0.016889" calcext:value-type="float">
            <text:p>-0.016889</text:p>
          </table:table-cell>
          <table:table-cell office:value-type="float" office:value="0.099798" calcext:value-type="float">
            <text:p>0.099798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308924" calcext:value-type="float">
            <text:p>-1.308924</text:p>
          </table:table-cell>
          <table:table-cell office:value-type="float" office:value="0.016862" calcext:value-type="float">
            <text:p>0.016862</text:p>
          </table:table-cell>
          <table:table-cell office:value-type="float" office:value="-1.292062" calcext:value-type="float">
            <text:p>-1.292062</text:p>
          </table:table-cell>
          <table:table-cell office:value-type="float" office:value="0" calcext:value-type="float">
            <text:p>0</text:p>
          </table:table-cell>
          <table:table-cell office:value-type="float" office:value="0.100362" calcext:value-type="float">
            <text:p>0.100362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43837" calcext:value-type="float">
            <text:p>-1.243837</text:p>
          </table:table-cell>
          <table:table-cell office:value-type="float" office:value="0" calcext:value-type="float">
            <text:p>0</text:p>
          </table:table-cell>
          <table:table-cell office:value-type="float" office:value="-1.243837" calcext:value-type="float">
            <text:p>-1.243837</text:p>
          </table:table-cell>
          <table:table-cell office:value-type="float" office:value="0" calcext:value-type="float">
            <text:p>0</text:p>
          </table:table-cell>
          <table:table-cell office:value-type="float" office:value="0.099468" calcext:value-type="float">
            <text:p>0.09946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191488" calcext:value-type="float">
            <text:p>-1.191488</text:p>
          </table:table-cell>
          <table:table-cell office:value-type="float" office:value="0" calcext:value-type="float">
            <text:p>0</text:p>
          </table:table-cell>
          <table:table-cell office:value-type="float" office:value="-1.191488" calcext:value-type="float">
            <text:p>-1.191488</text:p>
          </table:table-cell>
          <table:table-cell office:value-type="float" office:value="0" calcext:value-type="float">
            <text:p>0</text:p>
          </table:table-cell>
          <table:table-cell office:value-type="float" office:value="0.099868" calcext:value-type="float">
            <text:p>0.099868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110218" calcext:value-type="float">
            <text:p>-1.110218</text:p>
          </table:table-cell>
          <table:table-cell office:value-type="float" office:value="0" calcext:value-type="float">
            <text:p>0</text:p>
          </table:table-cell>
          <table:table-cell office:value-type="float" office:value="-1.110218" calcext:value-type="float">
            <text:p>-1.110218</text:p>
          </table:table-cell>
          <table:table-cell office:value-type="float" office:value="0" calcext:value-type="float">
            <text:p>0</text:p>
          </table:table-cell>
          <table:table-cell office:value-type="float" office:value="0.100509" calcext:value-type="float">
            <text:p>0.100509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029661" calcext:value-type="float">
            <text:p>-1.029661</text:p>
          </table:table-cell>
          <table:table-cell office:value-type="float" office:value="0" calcext:value-type="float">
            <text:p>0</text:p>
          </table:table-cell>
          <table:table-cell office:value-type="float" office:value="-1.029661" calcext:value-type="float">
            <text:p>-1.029661</text:p>
          </table:table-cell>
          <table:table-cell office:value-type="float" office:value="0" calcext:value-type="float">
            <text:p>0</text:p>
          </table:table-cell>
          <table:table-cell office:value-type="float" office:value="0.099593" calcext:value-type="float">
            <text:p>0.099593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670991" calcext:value-type="float">
            <text:p>-0.670991</text:p>
          </table:table-cell>
          <table:table-cell office:value-type="float" office:value="0" calcext:value-type="float">
            <text:p>0</text:p>
          </table:table-cell>
          <table:table-cell office:value-type="float" office:value="-0.670991" calcext:value-type="float">
            <text:p>-0.670991</text:p>
          </table:table-cell>
          <table:table-cell office:value-type="float" office:value="0" calcext:value-type="float">
            <text:p>0</text:p>
          </table:table-cell>
          <table:table-cell office:value-type="float" office:value="0.100374" calcext:value-type="float">
            <text:p>0.100374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49614" calcext:value-type="float">
            <text:p>-0.349614</text:p>
          </table:table-cell>
          <table:table-cell office:value-type="float" office:value="0" calcext:value-type="float">
            <text:p>0</text:p>
          </table:table-cell>
          <table:table-cell office:value-type="float" office:value="-0.349614" calcext:value-type="float">
            <text:p>-0.349614</text:p>
          </table:table-cell>
          <table:table-cell office:value-type="float" office:value="0" calcext:value-type="float">
            <text:p>0</text:p>
          </table:table-cell>
          <table:table-cell office:value-type="float" office:value="0.100343" calcext:value-type="float">
            <text:p>0.100343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4588" calcext:value-type="float">
            <text:p>-0.14588</text:p>
          </table:table-cell>
          <table:table-cell office:value-type="float" office:value="0" calcext:value-type="float">
            <text:p>0</text:p>
          </table:table-cell>
          <table:table-cell office:value-type="float" office:value="-0.14588" calcext:value-type="float">
            <text:p>-0.14588</text:p>
          </table:table-cell>
          <table:table-cell office:value-type="float" office:value="0" calcext:value-type="float">
            <text:p>0</text:p>
          </table:table-cell>
          <table:table-cell office:value-type="float" office:value="0.099428" calcext:value-type="float">
            <text:p>0.099428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16889" calcext:value-type="float">
            <text:p>-0.016889</text:p>
          </table:table-cell>
          <table:table-cell office:value-type="float" office:value="0" calcext:value-type="float">
            <text:p>0</text:p>
          </table:table-cell>
          <table:table-cell office:value-type="float" office:value="-0.016889" calcext:value-type="float">
            <text:p>-0.016889</text:p>
          </table:table-cell>
          <table:table-cell office:value-type="float" office:value="0" calcext:value-type="float">
            <text:p>0</text:p>
          </table:table-cell>
          <table:table-cell office:value-type="float" office:value="0.100053" calcext:value-type="float">
            <text:p>0.100053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794" calcext:value-type="float">
            <text:p>0.099794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408" calcext:value-type="float">
            <text:p>0.100408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13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13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13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13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13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13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13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13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13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3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3"/>
        </table:table-row>
      </table:table>
      <table:table table:name="right_back_wheel_stats" table:style-name="ta1">
        <table:shapes>
          <draw:frame draw:z-index="0" draw:style-name="gr1" draw:text-style-name="P1" svg:width="1034.73pt" svg:height="193.66pt" svg:x="773.91pt" svg:y="60.58pt">
            <draw:object draw:notify-on-update-of-ranges="right_back_wheel_stats.A2:right_back_wheel_stats.A155 right_back_wheel_stats.D1:right_back_wheel_stats.D1 right_back_wheel_stats.D2:right_back_wheel_stats.D155 right_back_wheel_stats.E1:right_back_wheel_stats.E1 right_back_wheel_stats.E2:right_back_wheel_stats.E155 right_back_wheel_stats.F1:right_back_wheel_stats.F1 right_back_wheel_stats.F2:right_back_wheel_stats.F15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right_back_wheel_stats.A2:right_back_wheel_stats.A155 right_back_wheel_stats.G1:right_back_wheel_stats.G1 right_back_wheel_stats.G2:right_back_wheel_stats.G15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77" calcext:value-type="float">
            <text:p>0.1001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76" calcext:value-type="float">
            <text:p>0.09987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3.858465" calcext:value-type="float">
            <text:p>3.858465</text:p>
          </table:table-cell>
          <table:table-cell office:value-type="float" office:value="0.610663" calcext:value-type="float">
            <text:p>0.61066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76127" calcext:value-type="float">
            <text:p>0.176127</text:p>
          </table:table-cell>
          <table:table-cell office:value-type="float" office:value="0.174646" calcext:value-type="float">
            <text:p>0.174646</text:p>
          </table:table-cell>
          <table:table-cell office:value-type="float" office:value="2.104619" calcext:value-type="float">
            <text:p>2.104619</text:p>
          </table:table-cell>
          <table:table-cell office:value-type="float" office:value="0.176127" calcext:value-type="float">
            <text:p>0.176127</text:p>
          </table:table-cell>
          <table:table-cell office:value-type="float" office:value="0.100423" calcext:value-type="float">
            <text:p>0.1004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8179" calcext:value-type="float">
            <text:p>0.508179</text:p>
          </table:table-cell>
          <table:table-cell office:value-type="float" office:value="3.24809" calcext:value-type="float">
            <text:p>3.24809</text:p>
          </table:table-cell>
          <table:table-cell office:value-type="float" office:value="0.522119" calcext:value-type="float">
            <text:p>0.522119</text:p>
          </table:table-cell>
          <table:table-cell office:value-type="float" office:value="1.245667" calcext:value-type="float">
            <text:p>1.245667</text:p>
          </table:table-cell>
          <table:table-cell office:value-type="float" office:value="0.299773" calcext:value-type="float">
            <text:p>0.299773</text:p>
          </table:table-cell>
          <table:table-cell office:value-type="float" office:value="-0.051196" calcext:value-type="float">
            <text:p>-0.051196</text:p>
          </table:table-cell>
          <table:table-cell office:value-type="float" office:value="1.494244" calcext:value-type="float">
            <text:p>1.494244</text:p>
          </table:table-cell>
          <table:table-cell office:value-type="float" office:value="0.123646" calcext:value-type="float">
            <text:p>0.123646</text:p>
          </table:table-cell>
          <table:table-cell office:value-type="float" office:value="0.099261" calcext:value-type="float">
            <text:p>0.0992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529671" calcext:value-type="float">
            <text:p>2.529671</text:p>
          </table:table-cell>
          <table:table-cell office:value-type="float" office:value="0.999292" calcext:value-type="float">
            <text:p>0.999292</text:p>
          </table:table-cell>
          <table:table-cell office:value-type="float" office:value="0.195895" calcext:value-type="float">
            <text:p>0.195895</text:p>
          </table:table-cell>
          <table:table-cell office:value-type="float" office:value="-0.775825" calcext:value-type="float">
            <text:p>-0.775825</text:p>
          </table:table-cell>
          <table:table-cell office:value-type="float" office:value="0.221411" calcext:value-type="float">
            <text:p>0.221411</text:p>
          </table:table-cell>
          <table:table-cell office:value-type="float" office:value="-0.20014" calcext:value-type="float">
            <text:p>-0.20014</text:p>
          </table:table-cell>
          <table:table-cell office:value-type="float" office:value="-0.754554" calcext:value-type="float">
            <text:p>-0.754554</text:p>
          </table:table-cell>
          <table:table-cell office:value-type="float" office:value="-0.078362" calcext:value-type="float">
            <text:p>-0.078362</text:p>
          </table:table-cell>
          <table:table-cell office:value-type="float" office:value="0.101004" calcext:value-type="float">
            <text:p>0.10100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0092" calcext:value-type="float">
            <text:p>1.80092</text:p>
          </table:table-cell>
          <table:table-cell office:value-type="float" office:value="1.996906" calcext:value-type="float">
            <text:p>1.996906</text:p>
          </table:table-cell>
          <table:table-cell office:value-type="float" office:value="0.340614" calcext:value-type="float">
            <text:p>0.340614</text:p>
          </table:table-cell>
          <table:table-cell office:value-type="float" office:value="-0.047074" calcext:value-type="float">
            <text:p>-0.047074</text:p>
          </table:table-cell>
          <table:table-cell office:value-type="float" office:value="0.216737" calcext:value-type="float">
            <text:p>0.216737</text:p>
          </table:table-cell>
          <table:table-cell office:value-type="float" office:value="0.073397" calcext:value-type="float">
            <text:p>0.073397</text:p>
          </table:table-cell>
          <table:table-cell office:value-type="float" office:value="0.24306" calcext:value-type="float">
            <text:p>0.24306</text:p>
          </table:table-cell>
          <table:table-cell office:value-type="float" office:value="-0.004674" calcext:value-type="float">
            <text:p>-0.004674</text:p>
          </table:table-cell>
          <table:table-cell office:value-type="float" office:value="0.099289" calcext:value-type="float">
            <text:p>0.09928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314" calcext:value-type="float">
            <text:p>0.056314</text:p>
          </table:table-cell>
          <table:table-cell office:value-type="float" office:value="4.012328" calcext:value-type="float">
            <text:p>4.012328</text:p>
          </table:table-cell>
          <table:table-cell office:value-type="float" office:value="0.632983" calcext:value-type="float">
            <text:p>0.632983</text:p>
          </table:table-cell>
          <table:table-cell office:value-type="float" office:value="1.697532" calcext:value-type="float">
            <text:p>1.697532</text:p>
          </table:table-cell>
          <table:table-cell office:value-type="float" office:value="0.386518" calcext:value-type="float">
            <text:p>0.386518</text:p>
          </table:table-cell>
          <table:table-cell office:value-type="float" office:value="0.174433" calcext:value-type="float">
            <text:p>0.174433</text:p>
          </table:table-cell>
          <table:table-cell office:value-type="float" office:value="2.258482" calcext:value-type="float">
            <text:p>2.258482</text:p>
          </table:table-cell>
          <table:table-cell office:value-type="float" office:value="0.169781" calcext:value-type="float">
            <text:p>0.169781</text:p>
          </table:table-cell>
          <table:table-cell office:value-type="float" office:value="0.100016" calcext:value-type="float">
            <text:p>0.10001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82226" calcext:value-type="float">
            <text:p>0.282226</text:p>
          </table:table-cell>
          <table:table-cell office:value-type="float" office:value="3.736738" calcext:value-type="float">
            <text:p>3.736738</text:p>
          </table:table-cell>
          <table:table-cell office:value-type="float" office:value="0.593005" calcext:value-type="float">
            <text:p>0.593005</text:p>
          </table:table-cell>
          <table:table-cell office:value-type="float" office:value="1.47162" calcext:value-type="float">
            <text:p>1.47162</text:p>
          </table:table-cell>
          <table:table-cell office:value-type="float" office:value="0.533838" calcext:value-type="float">
            <text:p>0.533838</text:p>
          </table:table-cell>
          <table:table-cell office:value-type="float" office:value="-0.022567" calcext:value-type="float">
            <text:p>-0.022567</text:p>
          </table:table-cell>
          <table:table-cell office:value-type="float" office:value="1.982892" calcext:value-type="float">
            <text:p>1.982892</text:p>
          </table:table-cell>
          <table:table-cell office:value-type="float" office:value="0.147321" calcext:value-type="float">
            <text:p>0.147321</text:p>
          </table:table-cell>
          <table:table-cell office:value-type="float" office:value="0.100108" calcext:value-type="float">
            <text:p>0.10010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40029" calcext:value-type="float">
            <text:p>1.240029</text:p>
          </table:table-cell>
          <table:table-cell office:value-type="float" office:value="2.757295" calcext:value-type="float">
            <text:p>2.757295</text:p>
          </table:table-cell>
          <table:table-cell office:value-type="float" office:value="0.450921" calcext:value-type="float">
            <text:p>0.450921</text:p>
          </table:table-cell>
          <table:table-cell office:value-type="float" office:value="0.513818" calcext:value-type="float">
            <text:p>0.513818</text:p>
          </table:table-cell>
          <table:table-cell office:value-type="float" office:value="0.585287" calcext:value-type="float">
            <text:p>0.585287</text:p>
          </table:table-cell>
          <table:table-cell office:value-type="float" office:value="-0.095656" calcext:value-type="float">
            <text:p>-0.095656</text:p>
          </table:table-cell>
          <table:table-cell office:value-type="float" office:value="1.003449" calcext:value-type="float">
            <text:p>1.003449</text:p>
          </table:table-cell>
          <table:table-cell office:value-type="float" office:value="0.051449" calcext:value-type="float">
            <text:p>0.051449</text:p>
          </table:table-cell>
          <table:table-cell office:value-type="float" office:value="0.10013" calcext:value-type="float">
            <text:p>0.100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22267" calcext:value-type="float">
            <text:p>1.522267</text:p>
          </table:table-cell>
          <table:table-cell office:value-type="float" office:value="2.565593" calcext:value-type="float">
            <text:p>2.565593</text:p>
          </table:table-cell>
          <table:table-cell office:value-type="float" office:value="0.423111" calcext:value-type="float">
            <text:p>0.423111</text:p>
          </table:table-cell>
          <table:table-cell office:value-type="float" office:value="0.231579" calcext:value-type="float">
            <text:p>0.231579</text:p>
          </table:table-cell>
          <table:table-cell office:value-type="float" office:value="0.608421" calcext:value-type="float">
            <text:p>0.608421</text:p>
          </table:table-cell>
          <table:table-cell office:value-type="float" office:value="-0.028253" calcext:value-type="float">
            <text:p>-0.028253</text:p>
          </table:table-cell>
          <table:table-cell office:value-type="float" office:value="0.811747" calcext:value-type="float">
            <text:p>0.811747</text:p>
          </table:table-cell>
          <table:table-cell office:value-type="float" office:value="0.023134" calcext:value-type="float">
            <text:p>0.023134</text:p>
          </table:table-cell>
          <table:table-cell office:value-type="float" office:value="0.099896" calcext:value-type="float">
            <text:p>0.09989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0012" calcext:value-type="float">
            <text:p>1.070012</text:p>
          </table:table-cell>
          <table:table-cell office:value-type="float" office:value="3.159712" calcext:value-type="float">
            <text:p>3.159712</text:p>
          </table:table-cell>
          <table:table-cell office:value-type="float" office:value="0.509298" calcext:value-type="float">
            <text:p>0.509298</text:p>
          </table:table-cell>
          <table:table-cell office:value-type="float" office:value="0.683834" calcext:value-type="float">
            <text:p>0.683834</text:p>
          </table:table-cell>
          <table:table-cell office:value-type="float" office:value="0.67681" calcext:value-type="float">
            <text:p>0.67681</text:p>
          </table:table-cell>
          <table:table-cell office:value-type="float" office:value="0.045221" calcext:value-type="float">
            <text:p>0.045221</text:p>
          </table:table-cell>
          <table:table-cell office:value-type="float" office:value="1.405866" calcext:value-type="float">
            <text:p>1.405866</text:p>
          </table:table-cell>
          <table:table-cell office:value-type="float" office:value="0.06839" calcext:value-type="float">
            <text:p>0.06839</text:p>
          </table:table-cell>
          <table:table-cell office:value-type="float" office:value="0.100009" calcext:value-type="float">
            <text:p>0.10000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3307" calcext:value-type="float">
            <text:p>0.563307</text:p>
          </table:table-cell>
          <table:table-cell office:value-type="float" office:value="3.791062" calcext:value-type="float">
            <text:p>3.791062</text:p>
          </table:table-cell>
          <table:table-cell office:value-type="float" office:value="0.600885" calcext:value-type="float">
            <text:p>0.600885</text:p>
          </table:table-cell>
          <table:table-cell office:value-type="float" office:value="1.190539" calcext:value-type="float">
            <text:p>1.190539</text:p>
          </table:table-cell>
          <table:table-cell office:value-type="float" office:value="0.796111" calcext:value-type="float">
            <text:p>0.796111</text:p>
          </table:table-cell>
          <table:table-cell office:value-type="float" office:value="0.050566" calcext:value-type="float">
            <text:p>0.050566</text:p>
          </table:table-cell>
          <table:table-cell office:value-type="float" office:value="2.037216" calcext:value-type="float">
            <text:p>2.03721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00207" calcext:value-type="float">
            <text:p>0.1002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0726" calcext:value-type="float">
            <text:p>0.730726</text:p>
          </table:table-cell>
          <table:table-cell office:value-type="float" office:value="3.48227" calcext:value-type="float">
            <text:p>3.48227</text:p>
          </table:table-cell>
          <table:table-cell office:value-type="float" office:value="0.55609" calcext:value-type="float">
            <text:p>0.55609</text:p>
          </table:table-cell>
          <table:table-cell office:value-type="float" office:value="1.02312" calcext:value-type="float">
            <text:p>1.02312</text:p>
          </table:table-cell>
          <table:table-cell office:value-type="float" office:value="0.722081" calcext:value-type="float">
            <text:p>0.722081</text:p>
          </table:table-cell>
          <table:table-cell office:value-type="float" office:value="-0.016777" calcext:value-type="float">
            <text:p>-0.016777</text:p>
          </table:table-cell>
          <table:table-cell office:value-type="float" office:value="1.728424" calcext:value-type="float">
            <text:p>1.728424</text:p>
          </table:table-cell>
          <table:table-cell office:value-type="float" office:value="0.102097" calcext:value-type="float">
            <text:p>0.102097</text:p>
          </table:table-cell>
          <table:table-cell office:value-type="float" office:value="0.09979" calcext:value-type="float">
            <text:p>0.099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8006" calcext:value-type="float">
            <text:p>1.298006</text:p>
          </table:table-cell>
          <table:table-cell office:value-type="float" office:value="2.797183" calcext:value-type="float">
            <text:p>2.797183</text:p>
          </table:table-cell>
          <table:table-cell office:value-type="float" office:value="0.456707" calcext:value-type="float">
            <text:p>0.456707</text:p>
          </table:table-cell>
          <table:table-cell office:value-type="float" office:value="0.45584" calcext:value-type="float">
            <text:p>0.45584</text:p>
          </table:table-cell>
          <table:table-cell office:value-type="float" office:value="0.644111" calcext:value-type="float">
            <text:p>0.644111</text:p>
          </table:table-cell>
          <table:table-cell office:value-type="float" office:value="-0.056614" calcext:value-type="float">
            <text:p>-0.056614</text:p>
          </table:table-cell>
          <table:table-cell office:value-type="float" office:value="1.043337" calcext:value-type="float">
            <text:p>1.043337</text:p>
          </table:table-cell>
          <table:table-cell office:value-type="float" office:value="0.045676" calcext:value-type="float">
            <text:p>0.045676</text:p>
          </table:table-cell>
          <table:table-cell office:value-type="float" office:value="0.100201" calcext:value-type="float">
            <text:p>0.10020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9375" calcext:value-type="float">
            <text:p>1.409375</text:p>
          </table:table-cell>
          <table:table-cell office:value-type="float" office:value="2.844013" calcext:value-type="float">
            <text:p>2.844013</text:p>
          </table:table-cell>
          <table:table-cell office:value-type="float" office:value="0.463501" calcext:value-type="float">
            <text:p>0.463501</text:p>
          </table:table-cell>
          <table:table-cell office:value-type="float" office:value="0.344471" calcext:value-type="float">
            <text:p>0.344471</text:p>
          </table:table-cell>
          <table:table-cell office:value-type="float" office:value="0.756854" calcext:value-type="float">
            <text:p>0.756854</text:p>
          </table:table-cell>
          <table:table-cell office:value-type="float" office:value="-0.011158" calcext:value-type="float">
            <text:p>-0.011158</text:p>
          </table:table-cell>
          <table:table-cell office:value-type="float" office:value="1.090166" calcext:value-type="float">
            <text:p>1.090166</text:p>
          </table:table-cell>
          <table:table-cell office:value-type="float" office:value="0.034381" calcext:value-type="float">
            <text:p>0.034381</text:p>
          </table:table-cell>
          <table:table-cell office:value-type="float" office:value="0.099809" calcext:value-type="float">
            <text:p>0.09980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5281" calcext:value-type="float">
            <text:p>1.015281</text:p>
          </table:table-cell>
          <table:table-cell office:value-type="float" office:value="3.367263" calcext:value-type="float">
            <text:p>3.367263</text:p>
          </table:table-cell>
          <table:table-cell office:value-type="float" office:value="0.539406" calcext:value-type="float">
            <text:p>0.539406</text:p>
          </table:table-cell>
          <table:table-cell office:value-type="float" office:value="0.738566" calcext:value-type="float">
            <text:p>0.738566</text:p>
          </table:table-cell>
          <table:table-cell office:value-type="float" office:value="0.835507" calcext:value-type="float">
            <text:p>0.835507</text:p>
          </table:table-cell>
          <table:table-cell office:value-type="float" office:value="0.039344" calcext:value-type="float">
            <text:p>0.039344</text:p>
          </table:table-cell>
          <table:table-cell office:value-type="float" office:value="1.613417" calcext:value-type="float">
            <text:p>1.613417</text:p>
          </table:table-cell>
          <table:table-cell office:value-type="float" office:value="0.073979" calcext:value-type="float">
            <text:p>0.073979</text:p>
          </table:table-cell>
          <table:table-cell office:value-type="float" office:value="0.100166" calcext:value-type="float">
            <text:p>0.10016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3762" calcext:value-type="float">
            <text:p>0.843762</text:p>
          </table:table-cell>
          <table:table-cell office:value-type="float" office:value="3.437796" calcext:value-type="float">
            <text:p>3.437796</text:p>
          </table:table-cell>
          <table:table-cell office:value-type="float" office:value="0.549638" calcext:value-type="float">
            <text:p>0.549638</text:p>
          </table:table-cell>
          <table:table-cell office:value-type="float" office:value="0.910085" calcext:value-type="float">
            <text:p>0.910085</text:p>
          </table:table-cell>
          <table:table-cell office:value-type="float" office:value="0.756708" calcext:value-type="float">
            <text:p>0.756708</text:p>
          </table:table-cell>
          <table:table-cell office:value-type="float" office:value="0.017157" calcext:value-type="float">
            <text:p>0.017157</text:p>
          </table:table-cell>
          <table:table-cell office:value-type="float" office:value="1.68395" calcext:value-type="float">
            <text:p>1.68395</text:p>
          </table:table-cell>
          <table:table-cell office:value-type="float" office:value="0.090982" calcext:value-type="float">
            <text:p>0.090982</text:p>
          </table:table-cell>
          <table:table-cell office:value-type="float" office:value="0.099971" calcext:value-type="float">
            <text:p>0.09997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92" calcext:value-type="float">
            <text:p>1.12792</text:p>
          </table:table-cell>
          <table:table-cell office:value-type="float" office:value="3.023174" calcext:value-type="float">
            <text:p>3.023174</text:p>
          </table:table-cell>
          <table:table-cell office:value-type="float" office:value="0.489491" calcext:value-type="float">
            <text:p>0.489491</text:p>
          </table:table-cell>
          <table:table-cell office:value-type="float" office:value="0.625926" calcext:value-type="float">
            <text:p>0.625926</text:p>
          </table:table-cell>
          <table:table-cell office:value-type="float" office:value="0.671868" calcext:value-type="float">
            <text:p>0.671868</text:p>
          </table:table-cell>
          <table:table-cell office:value-type="float" office:value="-0.028467" calcext:value-type="float">
            <text:p>-0.028467</text:p>
          </table:table-cell>
          <table:table-cell office:value-type="float" office:value="1.269328" calcext:value-type="float">
            <text:p>1.269328</text:p>
          </table:table-cell>
          <table:table-cell office:value-type="float" office:value="0.062481" calcext:value-type="float">
            <text:p>0.062481</text:p>
          </table:table-cell>
          <table:table-cell office:value-type="float" office:value="0.099821" calcext:value-type="float">
            <text:p>0.09982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8052" calcext:value-type="float">
            <text:p>1.408052</text:p>
          </table:table-cell>
          <table:table-cell office:value-type="float" office:value="2.726524" calcext:value-type="float">
            <text:p>2.726524</text:p>
          </table:table-cell>
          <table:table-cell office:value-type="float" office:value="0.446457" calcext:value-type="float">
            <text:p>0.446457</text:p>
          </table:table-cell>
          <table:table-cell office:value-type="float" office:value="0.345794" calcext:value-type="float">
            <text:p>0.345794</text:p>
          </table:table-cell>
          <table:table-cell office:value-type="float" office:value="0.654943" calcext:value-type="float">
            <text:p>0.654943</text:p>
          </table:table-cell>
          <table:table-cell office:value-type="float" office:value="-0.028059" calcext:value-type="float">
            <text:p>-0.028059</text:p>
          </table:table-cell>
          <table:table-cell office:value-type="float" office:value="0.972678" calcext:value-type="float">
            <text:p>0.972678</text:p>
          </table:table-cell>
          <table:table-cell office:value-type="float" office:value="0.034523" calcext:value-type="float">
            <text:p>0.034523</text:p>
          </table:table-cell>
          <table:table-cell office:value-type="float" office:value="0.099837" calcext:value-type="float">
            <text:p>0.09983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5227" calcext:value-type="float">
            <text:p>1.355227</text:p>
          </table:table-cell>
          <table:table-cell office:value-type="float" office:value="2.829539" calcext:value-type="float">
            <text:p>2.829539</text:p>
          </table:table-cell>
          <table:table-cell office:value-type="float" office:value="0.461401" calcext:value-type="float">
            <text:p>0.461401</text:p>
          </table:table-cell>
          <table:table-cell office:value-type="float" office:value="0.398619" calcext:value-type="float">
            <text:p>0.398619</text:p>
          </table:table-cell>
          <table:table-cell office:value-type="float" office:value="0.67181" calcext:value-type="float">
            <text:p>0.67181</text:p>
          </table:table-cell>
          <table:table-cell office:value-type="float" office:value="0.005264" calcext:value-type="float">
            <text:p>0.005264</text:p>
          </table:table-cell>
          <table:table-cell office:value-type="float" office:value="1.075693" calcext:value-type="float">
            <text:p>1.075693</text:p>
          </table:table-cell>
          <table:table-cell office:value-type="float" office:value="0.040001" calcext:value-type="float">
            <text:p>0.040001</text:p>
          </table:table-cell>
          <table:table-cell office:value-type="float" office:value="0.100349" calcext:value-type="float">
            <text:p>0.10034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1008" calcext:value-type="float">
            <text:p>1.181008</text:p>
          </table:table-cell>
          <table:table-cell office:value-type="float" office:value="3.004903" calcext:value-type="float">
            <text:p>3.004903</text:p>
          </table:table-cell>
          <table:table-cell office:value-type="float" office:value="0.48684" calcext:value-type="float">
            <text:p>0.48684</text:p>
          </table:table-cell>
          <table:table-cell office:value-type="float" office:value="0.572839" calcext:value-type="float">
            <text:p>0.572839</text:p>
          </table:table-cell>
          <table:table-cell office:value-type="float" office:value="0.660836" calcext:value-type="float">
            <text:p>0.660836</text:p>
          </table:table-cell>
          <table:table-cell office:value-type="float" office:value="0.017382" calcext:value-type="float">
            <text:p>0.017382</text:p>
          </table:table-cell>
          <table:table-cell office:value-type="float" office:value="1.251057" calcext:value-type="float">
            <text:p>1.251057</text:p>
          </table:table-cell>
          <table:table-cell office:value-type="float" office:value="0.057416" calcext:value-type="float">
            <text:p>0.057416</text:p>
          </table:table-cell>
          <table:table-cell office:value-type="float" office:value="0.100231" calcext:value-type="float">
            <text:p>0.10023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248" calcext:value-type="float">
            <text:p>0.90248</text:p>
          </table:table-cell>
          <table:table-cell office:value-type="float" office:value="3.259478" calcext:value-type="float">
            <text:p>3.259478</text:p>
          </table:table-cell>
          <table:table-cell office:value-type="float" office:value="0.523771" calcext:value-type="float">
            <text:p>0.523771</text:p>
          </table:table-cell>
          <table:table-cell office:value-type="float" office:value="0.851366" calcext:value-type="float">
            <text:p>0.851366</text:p>
          </table:table-cell>
          <table:table-cell office:value-type="float" office:value="0.626286" calcext:value-type="float">
            <text:p>0.626286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1.505632" calcext:value-type="float">
            <text:p>1.505632</text:p>
          </table:table-cell>
          <table:table-cell office:value-type="float" office:value="0.08475" calcext:value-type="float">
            <text:p>0.08475</text:p>
          </table:table-cell>
          <table:table-cell office:value-type="float" office:value="0.099546" calcext:value-type="float">
            <text:p>0.0995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41008" calcext:value-type="float">
            <text:p>1.241008</text:p>
          </table:table-cell>
          <table:table-cell office:value-type="float" office:value="2.80828" calcext:value-type="float">
            <text:p>2.80828</text:p>
          </table:table-cell>
          <table:table-cell office:value-type="float" office:value="0.458317" calcext:value-type="float">
            <text:p>0.458317</text:p>
          </table:table-cell>
          <table:table-cell office:value-type="float" office:value="0.512838" calcext:value-type="float">
            <text:p>0.512838</text:p>
          </table:table-cell>
          <table:table-cell office:value-type="float" office:value="0.575458" calcext:value-type="float">
            <text:p>0.575458</text:p>
          </table:table-cell>
          <table:table-cell office:value-type="float" office:value="-0.033862" calcext:value-type="float">
            <text:p>-0.033862</text:p>
          </table:table-cell>
          <table:table-cell office:value-type="float" office:value="1.054434" calcext:value-type="float">
            <text:p>1.054434</text:p>
          </table:table-cell>
          <table:table-cell office:value-type="float" office:value="0.051269" calcext:value-type="float">
            <text:p>0.051269</text:p>
          </table:table-cell>
          <table:table-cell office:value-type="float" office:value="0.099972" calcext:value-type="float">
            <text:p>0.09997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90174" calcext:value-type="float">
            <text:p>1.690174</text:p>
          </table:table-cell>
          <table:table-cell office:value-type="float" office:value="2.308852" calcext:value-type="float">
            <text:p>2.308852</text:p>
          </table:table-cell>
          <table:table-cell office:value-type="float" office:value="0.385867" calcext:value-type="float">
            <text:p>0.385867</text:p>
          </table:table-cell>
          <table:table-cell office:value-type="float" office:value="0.063672" calcext:value-type="float">
            <text:p>0.063672</text:p>
          </table:table-cell>
          <table:table-cell office:value-type="float" office:value="0.536162" calcext:value-type="float">
            <text:p>0.536162</text:p>
          </table:table-cell>
          <table:table-cell office:value-type="float" office:value="-0.044829" calcext:value-type="float">
            <text:p>-0.044829</text:p>
          </table:table-cell>
          <table:table-cell office:value-type="float" office:value="0.555005" calcext:value-type="float">
            <text:p>0.555005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100195" calcext:value-type="float">
            <text:p>0.10019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46247" calcext:value-type="float">
            <text:p>1.446247</text:p>
          </table:table-cell>
          <table:table-cell office:value-type="float" office:value="2.61837" calcext:value-type="float">
            <text:p>2.61837</text:p>
          </table:table-cell>
          <table:table-cell office:value-type="float" office:value="0.430768" calcext:value-type="float">
            <text:p>0.430768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532492" calcext:value-type="float">
            <text:p>0.532492</text:p>
          </table:table-cell>
          <table:table-cell office:value-type="float" office:value="0.024432" calcext:value-type="float">
            <text:p>0.024432</text:p>
          </table:table-cell>
          <table:table-cell office:value-type="float" office:value="0.864523" calcext:value-type="float">
            <text:p>0.864523</text:p>
          </table:table-cell>
          <table:table-cell office:value-type="float" office:value="0.030711" calcext:value-type="float">
            <text:p>0.030711</text:p>
          </table:table-cell>
          <table:table-cell office:value-type="float" office:value="0.099841" calcext:value-type="float">
            <text:p>0.099841</text:p>
            <draw:frame table:end-cell-address="right_back_wheel_stats.AB32" table:end-x="29.37pt" table:end-y="12.22pt" draw:z-index="2" draw:style-name="gr1" draw:text-style-name="P1" svg:width="927.55pt" svg:height="88.81pt" svg:x="47.31pt" svg:y="0.26pt">
              <draw:object draw:notify-on-update-of-ranges="right_back_wheel_stats.A2:right_back_wheel_stats.A155 right_back_wheel_stats.H1:right_back_wheel_stats.H1 right_back_wheel_stats.H2:right_back_wheel_stats.H155 right_back_wheel_stats.I1:right_back_wheel_stats.I1 right_back_wheel_stats.I2:right_back_wheel_stats.I15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27874" calcext:value-type="float">
            <text:p>1.027874</text:p>
          </table:table-cell>
          <table:table-cell office:value-type="float" office:value="3.052752" calcext:value-type="float">
            <text:p>3.052752</text:p>
          </table:table-cell>
          <table:table-cell office:value-type="float" office:value="0.493782" calcext:value-type="float">
            <text:p>0.493782</text:p>
          </table:table-cell>
          <table:table-cell office:value-type="float" office:value="0.725972" calcext:value-type="float">
            <text:p>0.725972</text:p>
          </table:table-cell>
          <table:table-cell office:value-type="float" office:value="0.531077" calcext:value-type="float">
            <text:p>0.531077</text:p>
          </table:table-cell>
          <table:table-cell office:value-type="float" office:value="0.041856" calcext:value-type="float">
            <text:p>0.041856</text:p>
          </table:table-cell>
          <table:table-cell office:value-type="float" office:value="1.298905" calcext:value-type="float">
            <text:p>1.298905</text:p>
          </table:table-cell>
          <table:table-cell office:value-type="float" office:value="0.072564" calcext:value-type="float">
            <text:p>0.072564</text:p>
          </table:table-cell>
          <table:table-cell office:value-type="float" office:value="0.099954" calcext:value-type="float">
            <text:p>0.09995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2969" calcext:value-type="float">
            <text:p>0.562969</text:p>
          </table:table-cell>
          <table:table-cell office:value-type="float" office:value="3.550718" calcext:value-type="float">
            <text:p>3.550718</text:p>
          </table:table-cell>
          <table:table-cell office:value-type="float" office:value="0.56602" calcext:value-type="float">
            <text:p>0.56602</text:p>
          </table:table-cell>
          <table:table-cell office:value-type="float" office:value="1.190878" calcext:value-type="float">
            <text:p>1.190878</text:p>
          </table:table-cell>
          <table:table-cell office:value-type="float" office:value="0.559708" calcext:value-type="float">
            <text:p>0.559708</text:p>
          </table:table-cell>
          <table:table-cell office:value-type="float" office:value="0.046286" calcext:value-type="float">
            <text:p>0.046286</text:p>
          </table:table-cell>
          <table:table-cell office:value-type="float" office:value="1.796872" calcext:value-type="float">
            <text:p>1.796872</text:p>
          </table:table-cell>
          <table:table-cell office:value-type="float" office:value="0.119613" calcext:value-type="float">
            <text:p>0.119613</text:p>
          </table:table-cell>
          <table:table-cell office:value-type="float" office:value="0.100441" calcext:value-type="float">
            <text:p>0.10044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3279" calcext:value-type="float">
            <text:p>0.733279</text:p>
          </table:table-cell>
          <table:table-cell office:value-type="float" office:value="3.356573" calcext:value-type="float">
            <text:p>3.356573</text:p>
          </table:table-cell>
          <table:table-cell office:value-type="float" office:value="0.537856" calcext:value-type="float">
            <text:p>0.537856</text:p>
          </table:table-cell>
          <table:table-cell office:value-type="float" office:value="1.020567" calcext:value-type="float">
            <text:p>1.020567</text:p>
          </table:table-cell>
          <table:table-cell office:value-type="float" office:value="0.599204" calcext:value-type="float">
            <text:p>0.599204</text:p>
          </table:table-cell>
          <table:table-cell office:value-type="float" office:value="-0.017044" calcext:value-type="float">
            <text:p>-0.017044</text:p>
          </table:table-cell>
          <table:table-cell office:value-type="float" office:value="1.602727" calcext:value-type="float">
            <text:p>1.602727</text:p>
          </table:table-cell>
          <table:table-cell office:value-type="float" office:value="0.101977" calcext:value-type="float">
            <text:p>0.101977</text:p>
          </table:table-cell>
          <table:table-cell office:value-type="float" office:value="0.099922" calcext:value-type="float">
            <text:p>0.0999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5768" calcext:value-type="float">
            <text:p>1.125768</text:p>
          </table:table-cell>
          <table:table-cell office:value-type="float" office:value="2.970227" calcext:value-type="float">
            <text:p>2.970227</text:p>
          </table:table-cell>
          <table:table-cell office:value-type="float" office:value="0.48181" calcext:value-type="float">
            <text:p>0.48181</text:p>
          </table:table-cell>
          <table:table-cell office:value-type="float" office:value="0.628078" calcext:value-type="float">
            <text:p>0.628078</text:p>
          </table:table-cell>
          <table:table-cell office:value-type="float" office:value="0.627528" calcext:value-type="float">
            <text:p>0.627528</text:p>
          </table:table-cell>
          <table:table-cell office:value-type="float" office:value="-0.039225" calcext:value-type="float">
            <text:p>-0.039225</text:p>
          </table:table-cell>
          <table:table-cell office:value-type="float" office:value="1.216381" calcext:value-type="float">
            <text:p>1.216381</text:p>
          </table:table-cell>
          <table:table-cell office:value-type="float" office:value="0.062847" calcext:value-type="float">
            <text:p>0.062847</text:p>
          </table:table-cell>
          <table:table-cell office:value-type="float" office:value="0.100062" calcext:value-type="float">
            <text:p>0.10006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46791" calcext:value-type="float">
            <text:p>1.346791</text:p>
          </table:table-cell>
          <table:table-cell office:value-type="float" office:value="2.766949" calcext:value-type="float">
            <text:p>2.766949</text:p>
          </table:table-cell>
          <table:table-cell office:value-type="float" office:value="0.452321" calcext:value-type="float">
            <text:p>0.452321</text:p>
          </table:table-cell>
          <table:table-cell office:value-type="float" office:value="0.407055" calcext:value-type="float">
            <text:p>0.407055</text:p>
          </table:table-cell>
          <table:table-cell office:value-type="float" office:value="0.628179" calcext:value-type="float">
            <text:p>0.628179</text:p>
          </table:table-cell>
          <table:table-cell office:value-type="float" office:value="-0.022132" calcext:value-type="float">
            <text:p>-0.022132</text:p>
          </table:table-cell>
          <table:table-cell office:value-type="float" office:value="1.013103" calcext:value-type="float">
            <text:p>1.013103</text:p>
          </table:table-cell>
          <table:table-cell office:value-type="float" office:value="0.040652" calcext:value-type="float">
            <text:p>0.040652</text:p>
          </table:table-cell>
          <table:table-cell office:value-type="float" office:value="0.099868" calcext:value-type="float">
            <text:p>0.09986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5967" calcext:value-type="float">
            <text:p>0.615967</text:p>
          </table:table-cell>
          <table:table-cell office:value-type="float" office:value="3.649328" calcext:value-type="float">
            <text:p>3.649328</text:p>
          </table:table-cell>
          <table:table-cell office:value-type="float" office:value="0.580325" calcext:value-type="float">
            <text:p>0.580325</text:p>
          </table:table-cell>
          <table:table-cell office:value-type="float" office:value="1.137879" calcext:value-type="float">
            <text:p>1.137879</text:p>
          </table:table-cell>
          <table:table-cell office:value-type="float" office:value="0.684467" calcext:value-type="float">
            <text:p>0.684467</text:p>
          </table:table-cell>
          <table:table-cell office:value-type="float" office:value="0.073136" calcext:value-type="float">
            <text:p>0.073136</text:p>
          </table:table-cell>
          <table:table-cell office:value-type="float" office:value="1.895482" calcext:value-type="float">
            <text:p>1.895482</text:p>
          </table:table-cell>
          <table:table-cell office:value-type="float" office:value="0.113705" calcext:value-type="float">
            <text:p>0.113705</text:p>
          </table:table-cell>
          <table:table-cell office:value-type="float" office:value="0.099927" calcext:value-type="float">
            <text:p>0.09992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13224" calcext:value-type="float">
            <text:p>0.513224</text:p>
          </table:table-cell>
          <table:table-cell office:value-type="float" office:value="3.728664" calcext:value-type="float">
            <text:p>3.728664</text:p>
          </table:table-cell>
          <table:table-cell office:value-type="float" office:value="0.591834" calcext:value-type="float">
            <text:p>0.591834</text:p>
          </table:table-cell>
          <table:table-cell office:value-type="float" office:value="1.240622" calcext:value-type="float">
            <text:p>1.240622</text:p>
          </table:table-cell>
          <table:table-cell office:value-type="float" office:value="0.723935" calcext:value-type="float">
            <text:p>0.723935</text:p>
          </table:table-cell>
          <table:table-cell office:value-type="float" office:value="0.010261" calcext:value-type="float">
            <text:p>0.010261</text:p>
          </table:table-cell>
          <table:table-cell office:value-type="float" office:value="1.974818" calcext:value-type="float">
            <text:p>1.974818</text:p>
          </table:table-cell>
          <table:table-cell office:value-type="float" office:value="0.124217" calcext:value-type="float">
            <text:p>0.124217</text:p>
          </table:table-cell>
          <table:table-cell office:value-type="float" office:value="0.100125" calcext:value-type="float">
            <text:p>0.10012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7575" calcext:value-type="float">
            <text:p>0.617575</text:p>
          </table:table-cell>
          <table:table-cell office:value-type="float" office:value="3.665723" calcext:value-type="float">
            <text:p>3.665723</text:p>
          </table:table-cell>
          <table:table-cell office:value-type="float" office:value="0.582703" calcext:value-type="float">
            <text:p>0.582703</text:p>
          </table:table-cell>
          <table:table-cell office:value-type="float" office:value="1.136271" calcext:value-type="float">
            <text:p>1.136271</text:p>
          </table:table-cell>
          <table:table-cell office:value-type="float" office:value="0.786063" calcext:value-type="float">
            <text:p>0.786063</text:p>
          </table:table-cell>
          <table:table-cell office:value-type="float" office:value="-0.010456" calcext:value-type="float">
            <text:p>-0.010456</text:p>
          </table:table-cell>
          <table:table-cell office:value-type="float" office:value="1.911877" calcext:value-type="float">
            <text:p>1.911877</text:p>
          </table:table-cell>
          <table:table-cell office:value-type="float" office:value="0.113398" calcext:value-type="float">
            <text:p>0.113398</text:p>
          </table:table-cell>
          <table:table-cell office:value-type="float" office:value="0.099798" calcext:value-type="float">
            <text:p>0.09979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6488" calcext:value-type="float">
            <text:p>1.356488</text:p>
          </table:table-cell>
          <table:table-cell office:value-type="float" office:value="2.896799" calcext:value-type="float">
            <text:p>2.896799</text:p>
          </table:table-cell>
          <table:table-cell office:value-type="float" office:value="0.471158" calcext:value-type="float">
            <text:p>0.471158</text:p>
          </table:table-cell>
          <table:table-cell office:value-type="float" office:value="0.397358" calcext:value-type="float">
            <text:p>0.397358</text:p>
          </table:table-cell>
          <table:table-cell office:value-type="float" office:value="0.819442" calcext:value-type="float">
            <text:p>0.819442</text:p>
          </table:table-cell>
          <table:table-cell office:value-type="float" office:value="-0.073848" calcext:value-type="float">
            <text:p>-0.073848</text:p>
          </table:table-cell>
          <table:table-cell office:value-type="float" office:value="1.142953" calcext:value-type="float">
            <text:p>1.142953</text:p>
          </table:table-cell>
          <table:table-cell office:value-type="float" office:value="0.039759" calcext:value-type="float">
            <text:p>0.039759</text:p>
          </table:table-cell>
          <table:table-cell office:value-type="float" office:value="0.100059" calcext:value-type="float">
            <text:p>0.10005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6269" calcext:value-type="float">
            <text:p>1.406269</text:p>
          </table:table-cell>
          <table:table-cell office:value-type="float" office:value="2.920076" calcext:value-type="float">
            <text:p>2.920076</text:p>
          </table:table-cell>
          <table:table-cell office:value-type="float" office:value="0.474535" calcext:value-type="float">
            <text:p>0.474535</text:p>
          </table:table-cell>
          <table:table-cell office:value-type="float" office:value="0.347577" calcext:value-type="float">
            <text:p>0.347577</text:p>
          </table:table-cell>
          <table:table-cell office:value-type="float" office:value="0.823614" calcext:value-type="float">
            <text:p>0.823614</text:p>
          </table:table-cell>
          <table:table-cell office:value-type="float" office:value="-0.00496" calcext:value-type="float">
            <text:p>-0.00496</text:p>
          </table:table-cell>
          <table:table-cell office:value-type="float" office:value="1.16623" calcext:value-type="float">
            <text:p>1.16623</text:p>
          </table:table-cell>
          <table:table-cell office:value-type="float" office:value="0.034882" calcext:value-type="float">
            <text:p>0.034882</text:p>
          </table:table-cell>
          <table:table-cell office:value-type="float" office:value="0.100359" calcext:value-type="float">
            <text:p>0.10035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8797" calcext:value-type="float">
            <text:p>1.298797</text:p>
          </table:table-cell>
          <table:table-cell office:value-type="float" office:value="3.016124" calcext:value-type="float">
            <text:p>3.016124</text:p>
          </table:table-cell>
          <table:table-cell office:value-type="float" office:value="0.488468" calcext:value-type="float">
            <text:p>0.488468</text:p>
          </table:table-cell>
          <table:table-cell office:value-type="float" office:value="0.455049" calcext:value-type="float">
            <text:p>0.455049</text:p>
          </table:table-cell>
          <table:table-cell office:value-type="float" office:value="0.796459" calcext:value-type="float">
            <text:p>0.796459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1.262278" calcext:value-type="float">
            <text:p>1.262278</text:p>
          </table:table-cell>
          <table:table-cell office:value-type="float" office:value="0.045409" calcext:value-type="float">
            <text:p>0.045409</text:p>
          </table:table-cell>
          <table:table-cell office:value-type="float" office:value="0.099789" calcext:value-type="float">
            <text:p>0.09978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0849" calcext:value-type="float">
            <text:p>1.070849</text:p>
          </table:table-cell>
          <table:table-cell office:value-type="float" office:value="3.204697" calcext:value-type="float">
            <text:p>3.204697</text:p>
          </table:table-cell>
          <table:table-cell office:value-type="float" office:value="0.515824" calcext:value-type="float">
            <text:p>0.515824</text:p>
          </table:table-cell>
          <table:table-cell office:value-type="float" office:value="0.682997" calcext:value-type="float">
            <text:p>0.682997</text:p>
          </table:table-cell>
          <table:table-cell office:value-type="float" office:value="0.745016" calcext:value-type="float">
            <text:p>0.745016</text:p>
          </table:table-cell>
          <table:table-cell office:value-type="float" office:value="0.022838" calcext:value-type="float">
            <text:p>0.022838</text:p>
          </table:table-cell>
          <table:table-cell office:value-type="float" office:value="1.450851" calcext:value-type="float">
            <text:p>1.450851</text:p>
          </table:table-cell>
          <table:table-cell office:value-type="float" office:value="0.06817" calcext:value-type="float">
            <text:p>0.06817</text:p>
          </table:table-cell>
          <table:table-cell office:value-type="float" office:value="0.099811" calcext:value-type="float">
            <text:p>0.09981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6667" calcext:value-type="float">
            <text:p>1.126667</text:p>
          </table:table-cell>
          <table:table-cell office:value-type="float" office:value="3.081421" calcext:value-type="float">
            <text:p>3.081421</text:p>
          </table:table-cell>
          <table:table-cell office:value-type="float" office:value="0.497941" calcext:value-type="float">
            <text:p>0.497941</text:p>
          </table:table-cell>
          <table:table-cell office:value-type="float" office:value="0.627179" calcext:value-type="float">
            <text:p>0.627179</text:p>
          </table:table-cell>
          <table:table-cell office:value-type="float" office:value="0.70596" calcext:value-type="float">
            <text:p>0.70596</text:p>
          </table:table-cell>
          <table:table-cell office:value-type="float" office:value="-0.005564" calcext:value-type="float">
            <text:p>-0.005564</text:p>
          </table:table-cell>
          <table:table-cell office:value-type="float" office:value="1.327575" calcext:value-type="float">
            <text:p>1.327575</text:p>
          </table:table-cell>
          <table:table-cell office:value-type="float" office:value="0.062921" calcext:value-type="float">
            <text:p>0.062921</text:p>
          </table:table-cell>
          <table:table-cell office:value-type="float" office:value="0.100323" calcext:value-type="float">
            <text:p>0.10032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7492" calcext:value-type="float">
            <text:p>1.407492</text:p>
          </table:table-cell>
          <table:table-cell office:value-type="float" office:value="2.749711" calcext:value-type="float">
            <text:p>2.749711</text:p>
          </table:table-cell>
          <table:table-cell office:value-type="float" office:value="0.449821" calcext:value-type="float">
            <text:p>0.449821</text:p>
          </table:table-cell>
          <table:table-cell office:value-type="float" office:value="0.346354" calcext:value-type="float">
            <text:p>0.346354</text:p>
          </table:table-cell>
          <table:table-cell office:value-type="float" office:value="0.677663" calcext:value-type="float">
            <text:p>0.677663</text:p>
          </table:table-cell>
          <table:table-cell office:value-type="float" office:value="-0.028152" calcext:value-type="float">
            <text:p>-0.028152</text:p>
          </table:table-cell>
          <table:table-cell office:value-type="float" office:value="0.995865" calcext:value-type="float">
            <text:p>0.995865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0.099753" calcext:value-type="float">
            <text:p>0.0997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10351" calcext:value-type="float">
            <text:p>1.410351</text:p>
          </table:table-cell>
          <table:table-cell office:value-type="float" office:value="2.768508" calcext:value-type="float">
            <text:p>2.768508</text:p>
          </table:table-cell>
          <table:table-cell office:value-type="float" office:value="0.452548" calcext:value-type="float">
            <text:p>0.452548</text:p>
          </table:table-cell>
          <table:table-cell office:value-type="float" office:value="0.343495" calcext:value-type="float">
            <text:p>0.343495</text:p>
          </table:table-cell>
          <table:table-cell office:value-type="float" office:value="0.671452" calcext:value-type="float">
            <text:p>0.671452</text:p>
          </table:table-cell>
          <table:table-cell office:value-type="float" office:value="-0.000285" calcext:value-type="float">
            <text:p>-0.000285</text:p>
          </table:table-cell>
          <table:table-cell office:value-type="float" office:value="1.014662" calcext:value-type="float">
            <text:p>1.014662</text:p>
          </table:table-cell>
          <table:table-cell office:value-type="float" office:value="0.034441" calcext:value-type="float">
            <text:p>0.034441</text:p>
          </table:table-cell>
          <table:table-cell office:value-type="float" office:value="0.100266" calcext:value-type="float">
            <text:p>0.10026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2652" calcext:value-type="float">
            <text:p>1.352652</text:p>
          </table:table-cell>
          <table:table-cell office:value-type="float" office:value="2.758565" calcext:value-type="float">
            <text:p>2.758565</text:p>
          </table:table-cell>
          <table:table-cell office:value-type="float" office:value="0.451105" calcext:value-type="float">
            <text:p>0.451105</text:p>
          </table:table-cell>
          <table:table-cell office:value-type="float" office:value="0.401194" calcext:value-type="float">
            <text:p>0.401194</text:p>
          </table:table-cell>
          <table:table-cell office:value-type="float" office:value="0.597735" calcext:value-type="float">
            <text:p>0.597735</text:p>
          </table:table-cell>
          <table:table-cell office:value-type="float" office:value="0.005789" calcext:value-type="float">
            <text:p>0.005789</text:p>
          </table:table-cell>
          <table:table-cell office:value-type="float" office:value="1.004718" calcext:value-type="float">
            <text:p>1.004718</text:p>
          </table:table-cell>
          <table:table-cell office:value-type="float" office:value="0.039988" calcext:value-type="float">
            <text:p>0.039988</text:p>
          </table:table-cell>
          <table:table-cell office:value-type="float" office:value="0.099672" calcext:value-type="float">
            <text:p>0.09967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153" calcext:value-type="float">
            <text:p>1.127153</text:p>
          </table:table-cell>
          <table:table-cell office:value-type="float" office:value="2.939231" calcext:value-type="float">
            <text:p>2.939231</text:p>
          </table:table-cell>
          <table:table-cell office:value-type="float" office:value="0.477314" calcext:value-type="float">
            <text:p>0.477314</text:p>
          </table:table-cell>
          <table:table-cell office:value-type="float" office:value="0.626693" calcext:value-type="float">
            <text:p>0.626693</text:p>
          </table:table-cell>
          <table:table-cell office:value-type="float" office:value="0.536118" calcext:value-type="float">
            <text:p>0.536118</text:p>
          </table:table-cell>
          <table:table-cell office:value-type="float" office:value="0.022575" calcext:value-type="float">
            <text:p>0.022575</text:p>
          </table:table-cell>
          <table:table-cell office:value-type="float" office:value="1.185385" calcext:value-type="float">
            <text:p>1.185385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99889" calcext:value-type="float">
            <text:p>0.09988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4554" calcext:value-type="float">
            <text:p>0.844554</text:p>
          </table:table-cell>
          <table:table-cell office:value-type="float" office:value="3.205101" calcext:value-type="float">
            <text:p>3.205101</text:p>
          </table:table-cell>
          <table:table-cell office:value-type="float" office:value="0.515882" calcext:value-type="float">
            <text:p>0.515882</text:p>
          </table:table-cell>
          <table:table-cell office:value-type="float" office:value="0.909293" calcext:value-type="float">
            <text:p>0.909293</text:p>
          </table:table-cell>
          <table:table-cell office:value-type="float" office:value="0.513726" calcext:value-type="float">
            <text:p>0.513726</text:p>
          </table:table-cell>
          <table:table-cell office:value-type="float" office:value="0.028236" calcext:value-type="float">
            <text:p>0.028236</text:p>
          </table:table-cell>
          <table:table-cell office:value-type="float" office:value="1.451255" calcext:value-type="float">
            <text:p>1.451255</text:p>
          </table:table-cell>
          <table:table-cell office:value-type="float" office:value="0.091006" calcext:value-type="float">
            <text:p>0.091006</text:p>
          </table:table-cell>
          <table:table-cell office:value-type="float" office:value="0.100085" calcext:value-type="float">
            <text:p>0.10008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1896" calcext:value-type="float">
            <text:p>1.061896</text:p>
          </table:table-cell>
          <table:table-cell office:value-type="float" office:value="2.967174" calcext:value-type="float">
            <text:p>2.967174</text:p>
          </table:table-cell>
          <table:table-cell office:value-type="float" office:value="0.481367" calcext:value-type="float">
            <text:p>0.481367</text:p>
          </table:table-cell>
          <table:table-cell office:value-type="float" office:value="0.691951" calcext:value-type="float">
            <text:p>0.691951</text:p>
          </table:table-cell>
          <table:table-cell office:value-type="float" office:value="0.543124" calcext:value-type="float">
            <text:p>0.543124</text:p>
          </table:table-cell>
          <table:table-cell office:value-type="float" office:value="-0.021746" calcext:value-type="float">
            <text:p>-0.021746</text:p>
          </table:table-cell>
          <table:table-cell office:value-type="float" office:value="1.213328" calcext:value-type="float">
            <text:p>1.213328</text:p>
          </table:table-cell>
          <table:table-cell office:value-type="float" office:value="0.069156" calcext:value-type="float">
            <text:p>0.069156</text:p>
          </table:table-cell>
          <table:table-cell office:value-type="float" office:value="0.099944" calcext:value-type="float">
            <text:p>0.09994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63698" calcext:value-type="float">
            <text:p>1.363698</text:p>
          </table:table-cell>
          <table:table-cell office:value-type="float" office:value="2.66099" calcext:value-type="float">
            <text:p>2.66099</text:p>
          </table:table-cell>
          <table:table-cell office:value-type="float" office:value="0.43695" calcext:value-type="float">
            <text:p>0.43695</text:p>
          </table:table-cell>
          <table:table-cell office:value-type="float" office:value="0.390148" calcext:value-type="float">
            <text:p>0.390148</text:p>
          </table:table-cell>
          <table:table-cell office:value-type="float" office:value="0.547211" calcext:value-type="float">
            <text:p>0.547211</text:p>
          </table:table-cell>
          <table:table-cell office:value-type="float" office:value="-0.030215" calcext:value-type="float">
            <text:p>-0.030215</text:p>
          </table:table-cell>
          <table:table-cell office:value-type="float" office:value="0.907144" calcext:value-type="float">
            <text:p>0.907144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99885" calcext:value-type="float">
            <text:p>0.09988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1931" calcext:value-type="float">
            <text:p>1.071931</text:p>
          </table:table-cell>
          <table:table-cell office:value-type="float" office:value="3.034952" calcext:value-type="float">
            <text:p>3.034952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681916" calcext:value-type="float">
            <text:p>0.681916</text:p>
          </table:table-cell>
          <table:table-cell office:value-type="float" office:value="0.570029" calcext:value-type="float">
            <text:p>0.570029</text:p>
          </table:table-cell>
          <table:table-cell office:value-type="float" office:value="0.029162" calcext:value-type="float">
            <text:p>0.029162</text:p>
          </table:table-cell>
          <table:table-cell office:value-type="float" office:value="1.281106" calcext:value-type="float">
            <text:p>1.281106</text:p>
          </table:table-cell>
          <table:table-cell office:value-type="float" office:value="0.068227" calcext:value-type="float">
            <text:p>0.068227</text:p>
          </table:table-cell>
          <table:table-cell office:value-type="float" office:value="0.100052" calcext:value-type="float">
            <text:p>0.10005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0361" calcext:value-type="float">
            <text:p>0.450361</text:p>
          </table:table-cell>
          <table:table-cell office:value-type="float" office:value="3.752087" calcext:value-type="float">
            <text:p>3.752087</text:p>
          </table:table-cell>
          <table:table-cell office:value-type="float" office:value="0.595231" calcext:value-type="float">
            <text:p>0.595231</text:p>
          </table:table-cell>
          <table:table-cell office:value-type="float" office:value="1.303485" calcext:value-type="float">
            <text:p>1.303485</text:p>
          </table:table-cell>
          <table:table-cell office:value-type="float" office:value="0.632951" calcext:value-type="float">
            <text:p>0.632951</text:p>
          </table:table-cell>
          <table:table-cell office:value-type="float" office:value="0.061804" calcext:value-type="float">
            <text:p>0.061804</text:p>
          </table:table-cell>
          <table:table-cell office:value-type="float" office:value="1.998241" calcext:value-type="float">
            <text:p>1.998241</text:p>
          </table:table-cell>
          <table:table-cell office:value-type="float" office:value="0.131093" calcext:value-type="float">
            <text:p>0.131093</text:p>
          </table:table-cell>
          <table:table-cell office:value-type="float" office:value="0.100571" calcext:value-type="float">
            <text:p>0.10057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81963" calcext:value-type="float">
            <text:p>0.281963</text:p>
          </table:table-cell>
          <table:table-cell office:value-type="float" office:value="3.959126" calcext:value-type="float">
            <text:p>3.959126</text:p>
          </table:table-cell>
          <table:table-cell office:value-type="float" office:value="0.625266" calcext:value-type="float">
            <text:p>0.625266</text:p>
          </table:table-cell>
          <table:table-cell office:value-type="float" office:value="1.471883" calcext:value-type="float">
            <text:p>1.471883</text:p>
          </table:table-cell>
          <table:table-cell office:value-type="float" office:value="0.716471" calcext:value-type="float">
            <text:p>0.716471</text:p>
          </table:table-cell>
          <table:table-cell office:value-type="float" office:value="0.016926" calcext:value-type="float">
            <text:p>0.016926</text:p>
          </table:table-cell>
          <table:table-cell office:value-type="float" office:value="2.20528" calcext:value-type="float">
            <text:p>2.20528</text:p>
          </table:table-cell>
          <table:table-cell office:value-type="float" office:value="0.146441" calcext:value-type="float">
            <text:p>0.146441</text:p>
          </table:table-cell>
          <table:table-cell office:value-type="float" office:value="0.099492" calcext:value-type="float">
            <text:p>0.09949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6309" calcext:value-type="float">
            <text:p>0.786309</text:p>
          </table:table-cell>
          <table:table-cell office:value-type="float" office:value="3.450192" calcext:value-type="float">
            <text:p>3.450192</text:p>
          </table:table-cell>
          <table:table-cell office:value-type="float" office:value="0.551437" calcext:value-type="float">
            <text:p>0.551437</text:p>
          </table:table-cell>
          <table:table-cell office:value-type="float" office:value="0.967537" calcext:value-type="float">
            <text:p>0.967537</text:p>
          </table:table-cell>
          <table:table-cell office:value-type="float" office:value="0.77905" calcext:value-type="float">
            <text:p>0.77905</text:p>
          </table:table-cell>
          <table:table-cell office:value-type="float" office:value="-0.05024" calcext:value-type="float">
            <text:p>-0.05024</text:p>
          </table:table-cell>
          <table:table-cell office:value-type="float" office:value="1.696346" calcext:value-type="float">
            <text:p>1.696346</text:p>
          </table:table-cell>
          <table:table-cell office:value-type="float" office:value="0.097128" calcext:value-type="float">
            <text:p>0.097128</text:p>
          </table:table-cell>
          <table:table-cell office:value-type="float" office:value="0.100387" calcext:value-type="float">
            <text:p>0.10038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8105" calcext:value-type="float">
            <text:p>1.58105</text:p>
          </table:table-cell>
          <table:table-cell office:value-type="float" office:value="2.608223" calcext:value-type="float">
            <text:p>2.608223</text:p>
          </table:table-cell>
          <table:table-cell office:value-type="float" office:value="0.429296" calcext:value-type="float">
            <text:p>0.429296</text:p>
          </table:table-cell>
          <table:table-cell office:value-type="float" office:value="0.172796" calcext:value-type="float">
            <text:p>0.172796</text:p>
          </table:table-cell>
          <table:table-cell office:value-type="float" office:value="0.76174" calcext:value-type="float">
            <text:p>0.76174</text:p>
          </table:table-cell>
          <table:table-cell office:value-type="float" office:value="-0.08016" calcext:value-type="float">
            <text:p>-0.08016</text:p>
          </table:table-cell>
          <table:table-cell office:value-type="float" office:value="0.854377" calcext:value-type="float">
            <text:p>0.854377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0.099144" calcext:value-type="float">
            <text:p>0.09914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05684" calcext:value-type="float">
            <text:p>1.805684</text:p>
          </table:table-cell>
          <table:table-cell office:value-type="float" office:value="2.396213" calcext:value-type="float">
            <text:p>2.396213</text:p>
          </table:table-cell>
          <table:table-cell office:value-type="float" office:value="0.39854" calcext:value-type="float">
            <text:p>0.39854</text:p>
          </table:table-cell>
          <table:table-cell office:value-type="float" office:value="-0.051838" calcext:value-type="float">
            <text:p>-0.051838</text:p>
          </table:table-cell>
          <table:table-cell office:value-type="float" office:value="0.716539" calcext:value-type="float">
            <text:p>0.716539</text:p>
          </table:table-cell>
          <table:table-cell office:value-type="float" office:value="-0.022333" calcext:value-type="float">
            <text:p>-0.022333</text:p>
          </table:table-cell>
          <table:table-cell office:value-type="float" office:value="0.642367" calcext:value-type="float">
            <text:p>0.642367</text:p>
          </table:table-cell>
          <table:table-cell office:value-type="float" office:value="-0.005214" calcext:value-type="float">
            <text:p>-0.005214</text:p>
          </table:table-cell>
          <table:table-cell office:value-type="float" office:value="0.100583" calcext:value-type="float">
            <text:p>0.10058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7401" calcext:value-type="float">
            <text:p>1.067401</text:p>
          </table:table-cell>
          <table:table-cell office:value-type="float" office:value="3.236699" calcext:value-type="float">
            <text:p>3.236699</text:p>
          </table:table-cell>
          <table:table-cell office:value-type="float" office:value="0.520466" calcext:value-type="float">
            <text:p>0.520466</text:p>
          </table:table-cell>
          <table:table-cell office:value-type="float" office:value="0.686446" calcext:value-type="float">
            <text:p>0.686446</text:p>
          </table:table-cell>
          <table:table-cell office:value-type="float" office:value="0.722649" calcext:value-type="float">
            <text:p>0.722649</text:p>
          </table:table-cell>
          <table:table-cell office:value-type="float" office:value="0.073758" calcext:value-type="float">
            <text:p>0.073758</text:p>
          </table:table-cell>
          <table:table-cell office:value-type="float" office:value="1.482852" calcext:value-type="float">
            <text:p>1.482852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0.100096" calcext:value-type="float">
            <text:p>0.10009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21856" calcext:value-type="float">
            <text:p>0.621856</text:p>
          </table:table-cell>
          <table:table-cell office:value-type="float" office:value="3.675194" calcext:value-type="float">
            <text:p>3.675194</text:p>
          </table:table-cell>
          <table:table-cell office:value-type="float" office:value="0.584077" calcext:value-type="float">
            <text:p>0.584077</text:p>
          </table:table-cell>
          <table:table-cell office:value-type="float" office:value="1.13199" calcext:value-type="float">
            <text:p>1.13199</text:p>
          </table:table-cell>
          <table:table-cell office:value-type="float" office:value="0.744779" calcext:value-type="float">
            <text:p>0.744779</text:p>
          </table:table-cell>
          <table:table-cell office:value-type="float" office:value="0.044579" calcext:value-type="float">
            <text:p>0.044579</text:p>
          </table:table-cell>
          <table:table-cell office:value-type="float" office:value="1.921348" calcext:value-type="float">
            <text:p>1.921348</text:p>
          </table:table-cell>
          <table:table-cell office:value-type="float" office:value="0.113136" calcext:value-type="float">
            <text:p>0.113136</text:p>
          </table:table-cell>
          <table:table-cell office:value-type="float" office:value="0.099944" calcext:value-type="float">
            <text:p>0.09994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8174" calcext:value-type="float">
            <text:p>0.958174</text:p>
          </table:table-cell>
          <table:table-cell office:value-type="float" office:value="3.271309" calcext:value-type="float">
            <text:p>3.271309</text:p>
          </table:table-cell>
          <table:table-cell office:value-type="float" office:value="0.525487" calcext:value-type="float">
            <text:p>0.525487</text:p>
          </table:table-cell>
          <table:table-cell office:value-type="float" office:value="0.795672" calcext:value-type="float">
            <text:p>0.795672</text:p>
          </table:table-cell>
          <table:table-cell office:value-type="float" office:value="0.755353" calcext:value-type="float">
            <text:p>0.755353</text:p>
          </table:table-cell>
          <table:table-cell office:value-type="float" office:value="-0.033563" calcext:value-type="float">
            <text:p>-0.033563</text:p>
          </table:table-cell>
          <table:table-cell office:value-type="float" office:value="1.517463" calcext:value-type="float">
            <text:p>1.517463</text:p>
          </table:table-cell>
          <table:table-cell office:value-type="float" office:value="0.079731" calcext:value-type="float">
            <text:p>0.079731</text:p>
          </table:table-cell>
          <table:table-cell office:value-type="float" office:value="0.100206" calcext:value-type="float">
            <text:p>0.10020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60751" calcext:value-type="float">
            <text:p>1.560751</text:p>
          </table:table-cell>
          <table:table-cell office:value-type="float" office:value="2.622317" calcext:value-type="float">
            <text:p>2.622317</text:p>
          </table:table-cell>
          <table:table-cell office:value-type="float" office:value="0.43134" calcext:value-type="float">
            <text:p>0.43134</text:p>
          </table:table-cell>
          <table:table-cell office:value-type="float" office:value="0.193096" calcext:value-type="float">
            <text:p>0.193096</text:p>
          </table:table-cell>
          <table:table-cell office:value-type="float" office:value="0.735678" calcext:value-type="float">
            <text:p>0.735678</text:p>
          </table:table-cell>
          <table:table-cell office:value-type="float" office:value="-0.060303" calcext:value-type="float">
            <text:p>-0.060303</text:p>
          </table:table-cell>
          <table:table-cell office:value-type="float" office:value="0.86847" calcext:value-type="float">
            <text:p>0.86847</text:p>
          </table:table-cell>
          <table:table-cell office:value-type="float" office:value="0.019295" calcext:value-type="float">
            <text:p>0.019295</text:p>
          </table:table-cell>
          <table:table-cell office:value-type="float" office:value="0.099924" calcext:value-type="float">
            <text:p>0.09992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62991" calcext:value-type="float">
            <text:p>1.762991</text:p>
          </table:table-cell>
          <table:table-cell office:value-type="float" office:value="2.390978" calcext:value-type="float">
            <text:p>2.390978</text:p>
          </table:table-cell>
          <table:table-cell office:value-type="float" office:value="0.397781" calcext:value-type="float">
            <text:p>0.397781</text:p>
          </table:table-cell>
          <table:table-cell office:value-type="float" office:value="-0.009145" calcext:value-type="float">
            <text:p>-0.009145</text:p>
          </table:table-cell>
          <table:table-cell office:value-type="float" office:value="0.666538" calcext:value-type="float">
            <text:p>0.666538</text:p>
          </table:table-cell>
          <table:table-cell office:value-type="float" office:value="-0.020263" calcext:value-type="float">
            <text:p>-0.020263</text:p>
          </table:table-cell>
          <table:table-cell office:value-type="float" office:value="0.637131" calcext:value-type="float">
            <text:p>0.637131</text:p>
          </table:table-cell>
          <table:table-cell office:value-type="float" office:value="-0.000913" calcext:value-type="float">
            <text:p>-0.000913</text:p>
          </table:table-cell>
          <table:table-cell office:value-type="float" office:value="0.09981" calcext:value-type="float">
            <text:p>0.0998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1192" calcext:value-type="float">
            <text:p>1.071192</text:p>
          </table:table-cell>
          <table:table-cell office:value-type="float" office:value="3.109391" calcext:value-type="float">
            <text:p>3.109391</text:p>
          </table:table-cell>
          <table:table-cell office:value-type="float" office:value="0.501998" calcext:value-type="float">
            <text:p>0.501998</text:p>
          </table:table-cell>
          <table:table-cell office:value-type="float" office:value="0.682654" calcext:value-type="float">
            <text:p>0.682654</text:p>
          </table:table-cell>
          <table:table-cell office:value-type="float" office:value="0.603769" calcext:value-type="float">
            <text:p>0.603769</text:p>
          </table:table-cell>
          <table:table-cell office:value-type="float" office:value="0.069121" calcext:value-type="float">
            <text:p>0.069121</text:p>
          </table:table-cell>
          <table:table-cell office:value-type="float" office:value="1.355545" calcext:value-type="float">
            <text:p>1.355545</text:p>
          </table:table-cell>
          <table:table-cell office:value-type="float" office:value="0.068323" calcext:value-type="float">
            <text:p>0.068323</text:p>
          </table:table-cell>
          <table:table-cell office:value-type="float" office:value="0.100085" calcext:value-type="float">
            <text:p>0.10008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5999" calcext:value-type="float">
            <text:p>0.845999</text:p>
          </table:table-cell>
          <table:table-cell office:value-type="float" office:value="3.232215" calcext:value-type="float">
            <text:p>3.232215</text:p>
          </table:table-cell>
          <table:table-cell office:value-type="float" office:value="0.519816" calcext:value-type="float">
            <text:p>0.519816</text:p>
          </table:table-cell>
          <table:table-cell office:value-type="float" office:value="0.907848" calcext:value-type="float">
            <text:p>0.907848</text:p>
          </table:table-cell>
          <table:table-cell office:value-type="float" office:value="0.547965" calcext:value-type="float">
            <text:p>0.547965</text:p>
          </table:table-cell>
          <table:table-cell office:value-type="float" office:value="0.022556" calcext:value-type="float">
            <text:p>0.022556</text:p>
          </table:table-cell>
          <table:table-cell office:value-type="float" office:value="1.478368" calcext:value-type="float">
            <text:p>1.478368</text:p>
          </table:table-cell>
          <table:table-cell office:value-type="float" office:value="0.090636" calcext:value-type="float">
            <text:p>0.090636</text:p>
          </table:table-cell>
          <table:table-cell office:value-type="float" office:value="0.099836" calcext:value-type="float">
            <text:p>0.09983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1837" calcext:value-type="float">
            <text:p>1.011837</text:p>
          </table:table-cell>
          <table:table-cell office:value-type="float" office:value="3.004307" calcext:value-type="float">
            <text:p>3.004307</text:p>
          </table:table-cell>
          <table:table-cell office:value-type="float" office:value="0.486754" calcext:value-type="float">
            <text:p>0.486754</text:p>
          </table:table-cell>
          <table:table-cell office:value-type="float" office:value="0.742009" calcext:value-type="float">
            <text:p>0.742009</text:p>
          </table:table-cell>
          <table:table-cell office:value-type="float" office:value="0.525036" calcext:value-type="float">
            <text:p>0.525036</text:p>
          </table:table-cell>
          <table:table-cell office:value-type="float" office:value="-0.016584" calcext:value-type="float">
            <text:p>-0.016584</text:p>
          </table:table-cell>
          <table:table-cell office:value-type="float" office:value="1.250461" calcext:value-type="float">
            <text:p>1.250461</text:p>
          </table:table-cell>
          <table:table-cell office:value-type="float" office:value="0.074199" calcext:value-type="float">
            <text:p>0.074199</text:p>
          </table:table-cell>
          <table:table-cell office:value-type="float" office:value="0.099998" calcext:value-type="float">
            <text:p>0.09999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7486" calcext:value-type="float">
            <text:p>1.297486</text:p>
          </table:table-cell>
          <table:table-cell office:value-type="float" office:value="2.735263" calcext:value-type="float">
            <text:p>2.735263</text:p>
          </table:table-cell>
          <table:table-cell office:value-type="float" office:value="0.447725" calcext:value-type="float">
            <text:p>0.447725</text:p>
          </table:table-cell>
          <table:table-cell office:value-type="float" office:value="0.456361" calcext:value-type="float">
            <text:p>0.456361</text:p>
          </table:table-cell>
          <table:table-cell office:value-type="float" office:value="0.55359" calcext:value-type="float">
            <text:p>0.55359</text:p>
          </table:table-cell>
          <table:table-cell office:value-type="float" office:value="-0.028534" calcext:value-type="float">
            <text:p>-0.028534</text:p>
          </table:table-cell>
          <table:table-cell office:value-type="float" office:value="0.981417" calcext:value-type="float">
            <text:p>0.981417</text:p>
          </table:table-cell>
          <table:table-cell office:value-type="float" office:value="0.045686" calcext:value-type="float">
            <text:p>0.045686</text:p>
          </table:table-cell>
          <table:table-cell office:value-type="float" office:value="0.100109" calcext:value-type="float">
            <text:p>0.10010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4073" calcext:value-type="float">
            <text:p>1.354073</text:p>
          </table:table-cell>
          <table:table-cell office:value-type="float" office:value="2.74671" calcext:value-type="float">
            <text:p>2.74671</text:p>
          </table:table-cell>
          <table:table-cell office:value-type="float" office:value="0.449385" calcext:value-type="float">
            <text:p>0.449385</text:p>
          </table:table-cell>
          <table:table-cell office:value-type="float" office:value="0.399774" calcext:value-type="float">
            <text:p>0.399774</text:p>
          </table:table-cell>
          <table:table-cell office:value-type="float" office:value="0.598753" calcext:value-type="float">
            <text:p>0.598753</text:p>
          </table:table-cell>
          <table:table-cell office:value-type="float" office:value="-0.005663" calcext:value-type="float">
            <text:p>-0.005663</text:p>
          </table:table-cell>
          <table:table-cell office:value-type="float" office:value="0.992864" calcext:value-type="float">
            <text:p>0.992864</text:p>
          </table:table-cell>
          <table:table-cell office:value-type="float" office:value="0.039949" calcext:value-type="float">
            <text:p>0.039949</text:p>
          </table:table-cell>
          <table:table-cell office:value-type="float" office:value="0.09993" calcext:value-type="float">
            <text:p>0.0999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7898" calcext:value-type="float">
            <text:p>0.957898</text:p>
          </table:table-cell>
          <table:table-cell office:value-type="float" office:value="3.199132" calcext:value-type="float">
            <text:p>3.199132</text:p>
          </table:table-cell>
          <table:table-cell office:value-type="float" office:value="0.515016" calcext:value-type="float">
            <text:p>0.515016</text:p>
          </table:table-cell>
          <table:table-cell office:value-type="float" office:value="0.795948" calcext:value-type="float">
            <text:p>0.795948</text:p>
          </table:table-cell>
          <table:table-cell office:value-type="float" office:value="0.609801" calcext:value-type="float">
            <text:p>0.609801</text:p>
          </table:table-cell>
          <table:table-cell office:value-type="float" office:value="0.039536" calcext:value-type="float">
            <text:p>0.039536</text:p>
          </table:table-cell>
          <table:table-cell office:value-type="float" office:value="1.445286" calcext:value-type="float">
            <text:p>1.445286</text:p>
          </table:table-cell>
          <table:table-cell office:value-type="float" office:value="0.079758" calcext:value-type="float">
            <text:p>0.079758</text:p>
          </table:table-cell>
          <table:table-cell office:value-type="float" office:value="0.100205" calcext:value-type="float">
            <text:p>0.1002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2723" calcext:value-type="float">
            <text:p>0.732723</text:p>
          </table:table-cell>
          <table:table-cell office:value-type="float" office:value="3.39625" calcext:value-type="float">
            <text:p>3.39625</text:p>
          </table:table-cell>
          <table:table-cell office:value-type="float" office:value="0.543611" calcext:value-type="float">
            <text:p>0.543611</text:p>
          </table:table-cell>
          <table:table-cell office:value-type="float" office:value="1.021123" calcext:value-type="float">
            <text:p>1.021123</text:p>
          </table:table-cell>
          <table:table-cell office:value-type="float" office:value="0.598759" calcext:value-type="float">
            <text:p>0.598759</text:p>
          </table:table-cell>
          <table:table-cell office:value-type="float" office:value="0.022522" calcext:value-type="float">
            <text:p>0.022522</text:p>
          </table:table-cell>
          <table:table-cell office:value-type="float" office:value="1.642404" calcext:value-type="float">
            <text:p>1.642404</text:p>
          </table:table-cell>
          <table:table-cell office:value-type="float" office:value="0.102094" calcext:value-type="float">
            <text:p>0.102094</text:p>
          </table:table-cell>
          <table:table-cell office:value-type="float" office:value="0.099982" calcext:value-type="float">
            <text:p>0.09998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387" calcext:value-type="float">
            <text:p>0.901387</text:p>
          </table:table-cell>
          <table:table-cell office:value-type="float" office:value="3.193579" calcext:value-type="float">
            <text:p>3.193579</text:p>
          </table:table-cell>
          <table:table-cell office:value-type="float" office:value="0.514211" calcext:value-type="float">
            <text:p>0.514211</text:p>
          </table:table-cell>
          <table:table-cell office:value-type="float" office:value="0.852459" calcext:value-type="float">
            <text:p>0.852459</text:p>
          </table:table-cell>
          <table:table-cell office:value-type="float" office:value="0.604162" calcext:value-type="float">
            <text:p>0.604162</text:p>
          </table:table-cell>
          <table:table-cell office:value-type="float" office:value="-0.016889" calcext:value-type="float">
            <text:p>-0.016889</text:p>
          </table:table-cell>
          <table:table-cell office:value-type="float" office:value="1.439732" calcext:value-type="float">
            <text:p>1.439732</text:p>
          </table:table-cell>
          <table:table-cell office:value-type="float" office:value="0.085134" calcext:value-type="float">
            <text:p>0.085134</text:p>
          </table:table-cell>
          <table:table-cell office:value-type="float" office:value="0.099869" calcext:value-type="float">
            <text:p>0.09986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323" calcext:value-type="float">
            <text:p>1.127323</text:p>
          </table:table-cell>
          <table:table-cell office:value-type="float" office:value="3.005277" calcext:value-type="float">
            <text:p>3.005277</text:p>
          </table:table-cell>
          <table:table-cell office:value-type="float" office:value="0.486895" calcext:value-type="float">
            <text:p>0.486895</text:p>
          </table:table-cell>
          <table:table-cell office:value-type="float" office:value="0.626523" calcext:value-type="float">
            <text:p>0.626523</text:p>
          </table:table-cell>
          <table:table-cell office:value-type="float" office:value="0.647506" calcext:value-type="float">
            <text:p>0.647506</text:p>
          </table:table-cell>
          <table:table-cell office:value-type="float" office:value="-0.022599" calcext:value-type="float">
            <text:p>-0.022599</text:p>
          </table:table-cell>
          <table:table-cell office:value-type="float" office:value="1.251431" calcext:value-type="float">
            <text:p>1.251431</text:p>
          </table:table-cell>
          <table:table-cell office:value-type="float" office:value="0.062639" calcext:value-type="float">
            <text:p>0.062639</text:p>
          </table:table-cell>
          <table:table-cell office:value-type="float" office:value="0.099978" calcext:value-type="float">
            <text:p>0.09997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4245" calcext:value-type="float">
            <text:p>1.294245</text:p>
          </table:table-cell>
          <table:table-cell office:value-type="float" office:value="2.891151" calcext:value-type="float">
            <text:p>2.891151</text:p>
          </table:table-cell>
          <table:table-cell office:value-type="float" office:value="0.470339" calcext:value-type="float">
            <text:p>0.470339</text:p>
          </table:table-cell>
          <table:table-cell office:value-type="float" office:value="0.459601" calcext:value-type="float">
            <text:p>0.459601</text:p>
          </table:table-cell>
          <table:table-cell office:value-type="float" office:value="0.694392" calcext:value-type="float">
            <text:p>0.694392</text:p>
          </table:table-cell>
          <table:table-cell office:value-type="float" office:value="-0.016688" calcext:value-type="float">
            <text:p>-0.016688</text:p>
          </table:table-cell>
          <table:table-cell office:value-type="float" office:value="1.137305" calcext:value-type="float">
            <text:p>1.137305</text:p>
          </table:table-cell>
          <table:table-cell office:value-type="float" office:value="0.045973" calcext:value-type="float">
            <text:p>0.045973</text:p>
          </table:table-cell>
          <table:table-cell office:value-type="float" office:value="0.100028" calcext:value-type="float">
            <text:p>0.10002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7743" calcext:value-type="float">
            <text:p>1.297743</text:p>
          </table:table-cell>
          <table:table-cell office:value-type="float" office:value="2.881196" calcext:value-type="float">
            <text:p>2.881196</text:p>
          </table:table-cell>
          <table:table-cell office:value-type="float" office:value="0.468895" calcext:value-type="float">
            <text:p>0.468895</text:p>
          </table:table-cell>
          <table:table-cell office:value-type="float" office:value="0.456103" calcext:value-type="float">
            <text:p>0.456103</text:p>
          </table:table-cell>
          <table:table-cell office:value-type="float" office:value="0.671596" calcext:value-type="float">
            <text:p>0.671596</text:p>
          </table:table-cell>
          <table:table-cell office:value-type="float" office:value="-0.00035" calcext:value-type="float">
            <text:p>-0.00035</text:p>
          </table:table-cell>
          <table:table-cell office:value-type="float" office:value="1.127349" calcext:value-type="float">
            <text:p>1.127349</text:p>
          </table:table-cell>
          <table:table-cell office:value-type="float" office:value="0.045528" calcext:value-type="float">
            <text:p>0.045528</text:p>
          </table:table-cell>
          <table:table-cell office:value-type="float" office:value="0.09982" calcext:value-type="float">
            <text:p>0.0998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2819" calcext:value-type="float">
            <text:p>0.732819</text:p>
          </table:table-cell>
          <table:table-cell office:value-type="float" office:value="3.514651" calcext:value-type="float">
            <text:p>3.514651</text:p>
          </table:table-cell>
          <table:table-cell office:value-type="float" office:value="0.560788" calcext:value-type="float">
            <text:p>0.560788</text:p>
          </table:table-cell>
          <table:table-cell office:value-type="float" office:value="1.021027" calcext:value-type="float">
            <text:p>1.021027</text:p>
          </table:table-cell>
          <table:table-cell office:value-type="float" office:value="0.683559" calcext:value-type="float">
            <text:p>0.683559</text:p>
          </table:table-cell>
          <table:table-cell office:value-type="float" office:value="0.056219" calcext:value-type="float">
            <text:p>0.056219</text:p>
          </table:table-cell>
          <table:table-cell office:value-type="float" office:value="1.760805" calcext:value-type="float">
            <text:p>1.760805</text:p>
          </table:table-cell>
          <table:table-cell office:value-type="float" office:value="0.102599" calcext:value-type="float">
            <text:p>0.102599</text:p>
          </table:table-cell>
          <table:table-cell office:value-type="float" office:value="0.100486" calcext:value-type="float">
            <text:p>0.10048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81669" calcext:value-type="float">
            <text:p>0.281669</text:p>
          </table:table-cell>
          <table:table-cell office:value-type="float" office:value="4.027296" calcext:value-type="float">
            <text:p>4.027296</text:p>
          </table:table-cell>
          <table:table-cell office:value-type="float" office:value="0.635155" calcext:value-type="float">
            <text:p>0.635155</text:p>
          </table:table-cell>
          <table:table-cell office:value-type="float" office:value="1.472177" calcext:value-type="float">
            <text:p>1.472177</text:p>
          </table:table-cell>
          <table:table-cell office:value-type="float" office:value="0.755971" calcext:value-type="float">
            <text:p>0.755971</text:p>
          </table:table-cell>
          <table:table-cell office:value-type="float" office:value="0.045302" calcext:value-type="float">
            <text:p>0.045302</text:p>
          </table:table-cell>
          <table:table-cell office:value-type="float" office:value="2.273449" calcext:value-type="float">
            <text:p>2.273449</text:p>
          </table:table-cell>
          <table:table-cell office:value-type="float" office:value="0.146611" calcext:value-type="float">
            <text:p>0.146611</text:p>
          </table:table-cell>
          <table:table-cell office:value-type="float" office:value="0.099588" calcext:value-type="float">
            <text:p>0.09958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2429" calcext:value-type="float">
            <text:p>0.562429</text:p>
          </table:table-cell>
          <table:table-cell office:value-type="float" office:value="3.746579" calcext:value-type="float">
            <text:p>3.746579</text:p>
          </table:table-cell>
          <table:table-cell office:value-type="float" office:value="0.594432" calcext:value-type="float">
            <text:p>0.594432</text:p>
          </table:table-cell>
          <table:table-cell office:value-type="float" office:value="1.191417" calcext:value-type="float">
            <text:p>1.191417</text:p>
          </table:table-cell>
          <table:table-cell office:value-type="float" office:value="0.829398" calcext:value-type="float">
            <text:p>0.829398</text:p>
          </table:table-cell>
          <table:table-cell office:value-type="float" office:value="-0.028083" calcext:value-type="float">
            <text:p>-0.028083</text:p>
          </table:table-cell>
          <table:table-cell office:value-type="float" office:value="1.992733" calcext:value-type="float">
            <text:p>1.992733</text:p>
          </table:table-cell>
          <table:table-cell office:value-type="float" office:value="0.119113" calcext:value-type="float">
            <text:p>0.119113</text:p>
          </table:table-cell>
          <table:table-cell office:value-type="float" office:value="0.099976" calcext:value-type="float">
            <text:p>0.09997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8464" calcext:value-type="float">
            <text:p>1.128464</text:p>
          </table:table-cell>
          <table:table-cell office:value-type="float" office:value="3.174868" calcext:value-type="float">
            <text:p>3.174868</text:p>
          </table:table-cell>
          <table:table-cell office:value-type="float" office:value="0.511497" calcext:value-type="float">
            <text:p>0.511497</text:p>
          </table:table-cell>
          <table:table-cell office:value-type="float" office:value="0.625382" calcext:value-type="float">
            <text:p>0.625382</text:p>
          </table:table-cell>
          <table:table-cell office:value-type="float" office:value="0.852122" calcext:value-type="float">
            <text:p>0.852122</text:p>
          </table:table-cell>
          <table:table-cell office:value-type="float" office:value="-0.056482" calcext:value-type="float">
            <text:p>-0.056482</text:p>
          </table:table-cell>
          <table:table-cell office:value-type="float" office:value="1.421022" calcext:value-type="float">
            <text:p>1.421022</text:p>
          </table:table-cell>
          <table:table-cell office:value-type="float" office:value="0.062673" calcext:value-type="float">
            <text:p>0.062673</text:p>
          </table:table-cell>
          <table:table-cell office:value-type="float" office:value="0.100215" calcext:value-type="float">
            <text:p>0.10021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97535" calcext:value-type="float">
            <text:p>1.297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7535" calcext:value-type="float">
            <text:p>-1.297535</text:p>
          </table:table-cell>
          <table:table-cell office:value-type="float" office:value="0.642702" calcext:value-type="float">
            <text:p>0.642702</text:p>
          </table:table-cell>
          <table:table-cell office:value-type="float" office:value="-0.192428" calcext:value-type="float">
            <text:p>-0.192428</text:p>
          </table:table-cell>
          <table:table-cell office:value-type="float" office:value="-0.847261" calcext:value-type="float">
            <text:p>-0.847261</text:p>
          </table:table-cell>
          <table:table-cell office:value-type="float" office:value="-0.129662" calcext:value-type="float">
            <text:p>-0.129662</text:p>
          </table:table-cell>
          <table:table-cell office:value-type="float" office:value="0.099929" calcext:value-type="float">
            <text:p>0.09992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8605" calcext:value-type="float">
            <text:p>0.788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8605" calcext:value-type="float">
            <text:p>-0.788605</text:p>
          </table:table-cell>
          <table:table-cell office:value-type="float" office:value="0.461808" calcext:value-type="float">
            <text:p>0.461808</text:p>
          </table:table-cell>
          <table:table-cell office:value-type="float" office:value="0.050932" calcext:value-type="float">
            <text:p>0.050932</text:p>
          </table:table-cell>
          <table:table-cell office:value-type="float" office:value="-0.275866" calcext:value-type="float">
            <text:p>-0.275866</text:p>
          </table:table-cell>
          <table:table-cell office:value-type="float" office:value="-0.078801" calcext:value-type="float">
            <text:p>-0.078801</text:p>
          </table:table-cell>
          <table:table-cell office:value-type="float" office:value="0.099924" calcext:value-type="float">
            <text:p>0.09992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6882" calcext:value-type="float">
            <text:p>0.786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6882" calcext:value-type="float">
            <text:p>-0.786882</text:p>
          </table:table-cell>
          <table:table-cell office:value-type="float" office:value="0.297873" calcext:value-type="float">
            <text:p>0.297873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-0.488837" calcext:value-type="float">
            <text:p>-0.488837</text:p>
          </table:table-cell>
          <table:table-cell office:value-type="float" office:value="-0.078801" calcext:value-type="float">
            <text:p>-0.078801</text:p>
          </table:table-cell>
          <table:table-cell office:value-type="float" office:value="0.100143" calcext:value-type="float">
            <text:p>0.10014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1394" calcext:value-type="float">
            <text:p>0.621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1394" calcext:value-type="float">
            <text:p>-0.621394</text:p>
          </table:table-cell>
          <table:table-cell office:value-type="float" office:value="0.173248" calcext:value-type="float">
            <text:p>0.173248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-0.431557" calcext:value-type="float">
            <text:p>-0.431557</text:p>
          </table:table-cell>
          <table:table-cell office:value-type="float" office:value="-0.061987" calcext:value-type="float">
            <text:p>-0.061987</text:p>
          </table:table-cell>
          <table:table-cell office:value-type="float" office:value="0.099754" calcext:value-type="float">
            <text:p>0.09975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7275" calcext:value-type="float">
            <text:p>0.127275</text:p>
          </table:table-cell>
          <table:table-cell office:value-type="float" office:value="0.062148" calcext:value-type="float">
            <text:p>0.062148</text:p>
          </table:table-cell>
          <table:table-cell office:value-type="float" office:value="0.189422" calcext:value-type="float">
            <text:p>0.189422</text:p>
          </table:table-cell>
          <table:table-cell office:value-type="float" office:value="0" calcext:value-type="float">
            <text:p>0</text:p>
          </table:table-cell>
          <table:table-cell office:value-type="float" office:value="0.099987" calcext:value-type="float">
            <text:p>0.09998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1747" calcext:value-type="float">
            <text:p>0.081747</text:p>
          </table:table-cell>
          <table:table-cell office:value-type="float" office:value="0" calcext:value-type="float">
            <text:p>0</text:p>
          </table:table-cell>
          <table:table-cell office:value-type="float" office:value="0.081747" calcext:value-type="float">
            <text:p>0.081747</text:p>
          </table:table-cell>
          <table:table-cell office:value-type="float" office:value="0" calcext:value-type="float">
            <text:p>0</text:p>
          </table:table-cell>
          <table:table-cell office:value-type="float" office:value="0.099971" calcext:value-type="float">
            <text:p>0.09997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20852" calcext:value-type="float">
            <text:p>-0.020852</text:p>
          </table:table-cell>
          <table:table-cell office:value-type="float" office:value="0" calcext:value-type="float">
            <text:p>0</text:p>
          </table:table-cell>
          <table:table-cell office:value-type="float" office:value="-0.020852" calcext:value-type="float">
            <text:p>-0.020852</text:p>
          </table:table-cell>
          <table:table-cell office:value-type="float" office:value="0" calcext:value-type="float">
            <text:p>0</text:p>
          </table:table-cell>
          <table:table-cell office:value-type="float" office:value="0.099976" calcext:value-type="float">
            <text:p>0.09997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67464" calcext:value-type="float">
            <text:p>-0.167464</text:p>
          </table:table-cell>
          <table:table-cell office:value-type="float" office:value="0" calcext:value-type="float">
            <text:p>0</text:p>
          </table:table-cell>
          <table:table-cell office:value-type="float" office:value="-0.167464" calcext:value-type="float">
            <text:p>-0.167464</text:p>
          </table:table-cell>
          <table:table-cell office:value-type="float" office:value="0" calcext:value-type="float">
            <text:p>0</text:p>
          </table:table-cell>
          <table:table-cell office:value-type="float" office:value="0.10012" calcext:value-type="float">
            <text:p>0.1001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86577" calcext:value-type="float">
            <text:p>-0.286577</text:p>
          </table:table-cell>
          <table:table-cell office:value-type="float" office:value="0" calcext:value-type="float">
            <text:p>0</text:p>
          </table:table-cell>
          <table:table-cell office:value-type="float" office:value="-0.286577" calcext:value-type="float">
            <text:p>-0.286577</text:p>
          </table:table-cell>
          <table:table-cell office:value-type="float" office:value="0" calcext:value-type="float">
            <text:p>0</text:p>
          </table:table-cell>
          <table:table-cell office:value-type="float" office:value="0.099938" calcext:value-type="float">
            <text:p>0.09993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6.419982" calcext:value-type="float">
            <text:p>6.419982</text:p>
          </table:table-cell>
          <table:table-cell office:value-type="float" office:value="0.982252" calcext:value-type="float">
            <text:p>0.98225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-0.041302" calcext:value-type="float">
            <text:p>-0.041302</text:p>
          </table:table-cell>
          <table:table-cell office:value-type="float" office:value="0.307438" calcext:value-type="float">
            <text:p>0.307438</text:p>
          </table:table-cell>
          <table:table-cell office:value-type="float" office:value="3.343059" calcext:value-type="float">
            <text:p>3.343059</text:p>
          </table:table-cell>
          <table:table-cell office:value-type="float" office:value="0.307947" calcext:value-type="float">
            <text:p>0.307947</text:p>
          </table:table-cell>
          <table:table-cell office:value-type="float" office:value="0.100083" calcext:value-type="float">
            <text:p>0.10008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1.066496" calcext:value-type="float">
            <text:p>1.066496</text:p>
          </table:table-cell>
          <table:table-cell office:value-type="float" office:value="5.268219" calcext:value-type="float">
            <text:p>5.268219</text:p>
          </table:table-cell>
          <table:table-cell office:value-type="float" office:value="0.815171" calcext:value-type="float">
            <text:p>0.815171</text:p>
          </table:table-cell>
          <table:table-cell office:value-type="float" office:value="2.010428" calcext:value-type="float">
            <text:p>2.010428</text:p>
          </table:table-cell>
          <table:table-cell office:value-type="float" office:value="0.288174" calcext:value-type="float">
            <text:p>0.288174</text:p>
          </table:table-cell>
          <table:table-cell office:value-type="float" office:value="-0.107305" calcext:value-type="float">
            <text:p>-0.107305</text:p>
          </table:table-cell>
          <table:table-cell office:value-type="float" office:value="2.191296" calcext:value-type="float">
            <text:p>2.191296</text:p>
          </table:table-cell>
          <table:table-cell office:value-type="float" office:value="0.199815" calcext:value-type="float">
            <text:p>0.199815</text:p>
          </table:table-cell>
          <table:table-cell office:value-type="float" office:value="0.099389" calcext:value-type="float">
            <text:p>0.09938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307743" calcext:value-type="float">
            <text:p>4.307743</text:p>
          </table:table-cell>
          <table:table-cell office:value-type="float" office:value="1.765409" calcext:value-type="float">
            <text:p>1.765409</text:p>
          </table:table-cell>
          <table:table-cell office:value-type="float" office:value="0.307032" calcext:value-type="float">
            <text:p>0.307032</text:p>
          </table:table-cell>
          <table:table-cell office:value-type="float" office:value="-1.23082" calcext:value-type="float">
            <text:p>-1.23082</text:p>
          </table:table-cell>
          <table:table-cell office:value-type="float" office:value="0.244174" calcext:value-type="float">
            <text:p>0.244174</text:p>
          </table:table-cell>
          <table:table-cell office:value-type="float" office:value="-0.324869" calcext:value-type="float">
            <text:p>-0.324869</text:p>
          </table:table-cell>
          <table:table-cell office:value-type="float" office:value="-1.311514" calcext:value-type="float">
            <text:p>-1.311514</text:p>
          </table:table-cell>
          <table:table-cell office:value-type="float" office:value="-0.1228" calcext:value-type="float">
            <text:p>-0.1228</text:p>
          </table:table-cell>
          <table:table-cell office:value-type="float" office:value="0.099771" calcext:value-type="float">
            <text:p>0.09977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199522" calcext:value-type="float">
            <text:p>6.19952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122598" calcext:value-type="float">
            <text:p>-3.122598</text:p>
          </table:table-cell>
          <table:table-cell office:value-type="float" office:value="0.010191" calcext:value-type="float">
            <text:p>0.010191</text:p>
          </table:table-cell>
          <table:table-cell office:value-type="float" office:value="-0.188861" calcext:value-type="float">
            <text:p>-0.188861</text:p>
          </table:table-cell>
          <table:table-cell office:value-type="float" office:value="-3.301268" calcext:value-type="float">
            <text:p>-3.301268</text:p>
          </table:table-cell>
          <table:table-cell office:value-type="float" office:value="-0.312784" calcext:value-type="float">
            <text:p>-0.312784</text:p>
          </table:table-cell>
          <table:table-cell office:value-type="float" office:value="0.100168" calcext:value-type="float">
            <text:p>0.10016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358208" calcext:value-type="float">
            <text:p>5.358208</text:p>
          </table:table-cell>
          <table:table-cell office:value-type="float" office:value="0.723772" calcext:value-type="float">
            <text:p>0.723772</text:p>
          </table:table-cell>
          <table:table-cell office:value-type="float" office:value="0.155926" calcext:value-type="float">
            <text:p>0.155926</text:p>
          </table:table-cell>
          <table:table-cell office:value-type="float" office:value="-2.281285" calcext:value-type="float">
            <text:p>-2.281285</text:p>
          </table:table-cell>
          <table:table-cell office:value-type="float" office:value="-0.155985" calcext:value-type="float">
            <text:p>-0.155985</text:p>
          </table:table-cell>
          <table:table-cell office:value-type="float" office:value="0.084119" calcext:value-type="float">
            <text:p>0.084119</text:p>
          </table:table-cell>
          <table:table-cell office:value-type="float" office:value="-2.353151" calcext:value-type="float">
            <text:p>-2.353151</text:p>
          </table:table-cell>
          <table:table-cell office:value-type="float" office:value="-0.228163" calcext:value-type="float">
            <text:p>-0.228163</text:p>
          </table:table-cell>
          <table:table-cell office:value-type="float" office:value="0.100015" calcext:value-type="float">
            <text:p>0.10001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10572" calcext:value-type="float">
            <text:p>4.110572</text:p>
          </table:table-cell>
          <table:table-cell office:value-type="float" office:value="1.907507" calcext:value-type="float">
            <text:p>1.907507</text:p>
          </table:table-cell>
          <table:table-cell office:value-type="float" office:value="0.327646" calcext:value-type="float">
            <text:p>0.327646</text:p>
          </table:table-cell>
          <table:table-cell office:value-type="float" office:value="-1.033649" calcext:value-type="float">
            <text:p>-1.033649</text:p>
          </table:table-cell>
          <table:table-cell office:value-type="float" office:value="-0.259887" calcext:value-type="float">
            <text:p>-0.259887</text:p>
          </table:table-cell>
          <table:table-cell office:value-type="float" office:value="0.124119" calcext:value-type="float">
            <text:p>0.124119</text:p>
          </table:table-cell>
          <table:table-cell office:value-type="float" office:value="-1.169416" calcext:value-type="float">
            <text:p>-1.169416</text:p>
          </table:table-cell>
          <table:table-cell office:value-type="float" office:value="-0.103902" calcext:value-type="float">
            <text:p>-0.103902</text:p>
          </table:table-cell>
          <table:table-cell office:value-type="float" office:value="0.100519" calcext:value-type="float">
            <text:p>0.10051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40673" calcext:value-type="float">
            <text:p>3.440673</text:p>
          </table:table-cell>
          <table:table-cell office:value-type="float" office:value="2.484333" calcext:value-type="float">
            <text:p>2.484333</text:p>
          </table:table-cell>
          <table:table-cell office:value-type="float" office:value="0.411323" calcext:value-type="float">
            <text:p>0.411323</text:p>
          </table:table-cell>
          <table:table-cell office:value-type="float" office:value="-0.36375" calcext:value-type="float">
            <text:p>-0.36375</text:p>
          </table:table-cell>
          <table:table-cell office:value-type="float" office:value="-0.29611" calcext:value-type="float">
            <text:p>-0.29611</text:p>
          </table:table-cell>
          <table:table-cell office:value-type="float" office:value="0.06727" calcext:value-type="float">
            <text:p>0.06727</text:p>
          </table:table-cell>
          <table:table-cell office:value-type="float" office:value="-0.59259" calcext:value-type="float">
            <text:p>-0.59259</text:p>
          </table:table-cell>
          <table:table-cell office:value-type="float" office:value="-0.036223" calcext:value-type="float">
            <text:p>-0.036223</text:p>
          </table:table-cell>
          <table:table-cell office:value-type="float" office:value="0.099583" calcext:value-type="float">
            <text:p>0.09958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0942" calcext:value-type="float">
            <text:p>3.830942</text:p>
          </table:table-cell>
          <table:table-cell office:value-type="float" office:value="1.91241" calcext:value-type="float">
            <text:p>1.91241</text:p>
          </table:table-cell>
          <table:table-cell office:value-type="float" office:value="0.328357" calcext:value-type="float">
            <text:p>0.328357</text:p>
          </table:table-cell>
          <table:table-cell office:value-type="float" office:value="-0.754019" calcext:value-type="float">
            <text:p>-0.754019</text:p>
          </table:table-cell>
          <table:table-cell office:value-type="float" office:value="-0.371419" calcext:value-type="float">
            <text:p>-0.371419</text:p>
          </table:table-cell>
          <table:table-cell office:value-type="float" office:value="-0.039075" calcext:value-type="float">
            <text:p>-0.039075</text:p>
          </table:table-cell>
          <table:table-cell office:value-type="float" office:value="-1.164514" calcext:value-type="float">
            <text:p>-1.164514</text:p>
          </table:table-cell>
          <table:table-cell office:value-type="float" office:value="-0.075309" calcext:value-type="float">
            <text:p>-0.075309</text:p>
          </table:table-cell>
          <table:table-cell office:value-type="float" office:value="0.099877" calcext:value-type="float">
            <text:p>0.09987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50068" calcext:value-type="float">
            <text:p>3.550068</text:p>
          </table:table-cell>
          <table:table-cell office:value-type="float" office:value="2.213215" calcext:value-type="float">
            <text:p>2.213215</text:p>
          </table:table-cell>
          <table:table-cell office:value-type="float" office:value="0.371993" calcext:value-type="float">
            <text:p>0.371993</text:p>
          </table:table-cell>
          <table:table-cell office:value-type="float" office:value="-0.473145" calcext:value-type="float">
            <text:p>-0.473145</text:p>
          </table:table-cell>
          <table:table-cell office:value-type="float" office:value="-0.418682" calcext:value-type="float">
            <text:p>-0.418682</text:p>
          </table:table-cell>
          <table:table-cell office:value-type="float" office:value="0.028118" calcext:value-type="float">
            <text:p>0.028118</text:p>
          </table:table-cell>
          <table:table-cell office:value-type="float" office:value="-0.863708" calcext:value-type="float">
            <text:p>-0.863708</text:p>
          </table:table-cell>
          <table:table-cell office:value-type="float" office:value="-0.047262" calcext:value-type="float">
            <text:p>-0.047262</text:p>
          </table:table-cell>
          <table:table-cell office:value-type="float" office:value="0.09989" calcext:value-type="float">
            <text:p>0.0998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31314" calcext:value-type="float">
            <text:p>3.931314</text:p>
          </table:table-cell>
          <table:table-cell office:value-type="float" office:value="1.680274" calcext:value-type="float">
            <text:p>1.680274</text:p>
          </table:table-cell>
          <table:table-cell office:value-type="float" office:value="0.294682" calcext:value-type="float">
            <text:p>0.294682</text:p>
          </table:table-cell>
          <table:table-cell office:value-type="float" office:value="-0.85439" calcext:value-type="float">
            <text:p>-0.85439</text:p>
          </table:table-cell>
          <table:table-cell office:value-type="float" office:value="-0.504146" calcext:value-type="float">
            <text:p>-0.504146</text:p>
          </table:table-cell>
          <table:table-cell office:value-type="float" office:value="-0.038114" calcext:value-type="float">
            <text:p>-0.038114</text:p>
          </table:table-cell>
          <table:table-cell office:value-type="float" office:value="-1.396649" calcext:value-type="float">
            <text:p>-1.396649</text:p>
          </table:table-cell>
          <table:table-cell office:value-type="float" office:value="-0.085464" calcext:value-type="float">
            <text:p>-0.085464</text:p>
          </table:table-cell>
          <table:table-cell office:value-type="float" office:value="0.100029" calcext:value-type="float">
            <text:p>0.10002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235885" calcext:value-type="float">
            <text:p>4.235885</text:p>
          </table:table-cell>
          <table:table-cell office:value-type="float" office:value="0.959551" calcext:value-type="float">
            <text:p>0.959551</text:p>
          </table:table-cell>
          <table:table-cell office:value-type="float" office:value="0.190129" calcext:value-type="float">
            <text:p>0.190129</text:p>
          </table:table-cell>
          <table:table-cell office:value-type="float" office:value="-1.158962" calcext:value-type="float">
            <text:p>-1.158962</text:p>
          </table:table-cell>
          <table:table-cell office:value-type="float" office:value="-0.92794" calcext:value-type="float">
            <text:p>-0.92794</text:p>
          </table:table-cell>
          <table:table-cell office:value-type="float" office:value="-0.03047" calcext:value-type="float">
            <text:p>-0.03047</text:p>
          </table:table-cell>
          <table:table-cell office:value-type="float" office:value="-2.117372" calcext:value-type="float">
            <text:p>-2.117372</text:p>
          </table:table-cell>
          <table:table-cell office:value-type="float" office:value="-0.115847" calcext:value-type="float">
            <text:p>-0.115847</text:p>
          </table:table-cell>
          <table:table-cell office:value-type="float" office:value="0.099958" calcext:value-type="float">
            <text:p>0.09995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7315" calcext:value-type="float">
            <text:p>3.667315</text:p>
          </table:table-cell>
          <table:table-cell office:value-type="float" office:value="1.356495" calcext:value-type="float">
            <text:p>1.356495</text:p>
          </table:table-cell>
          <table:table-cell office:value-type="float" office:value="0.247712" calcext:value-type="float">
            <text:p>0.247712</text:p>
          </table:table-cell>
          <table:table-cell office:value-type="float" office:value="-0.590392" calcext:value-type="float">
            <text:p>-0.590392</text:p>
          </table:table-cell>
          <table:table-cell office:value-type="float" office:value="-1.186845" calcext:value-type="float">
            <text:p>-1.186845</text:p>
          </table:table-cell>
          <table:table-cell office:value-type="float" office:value="0.056808" calcext:value-type="float">
            <text:p>0.056808</text:p>
          </table:table-cell>
          <table:table-cell office:value-type="float" office:value="-1.720429" calcext:value-type="float">
            <text:p>-1.720429</text:p>
          </table:table-cell>
          <table:table-cell office:value-type="float" office:value="-0.05909" calcext:value-type="float">
            <text:p>-0.05909</text:p>
          </table:table-cell>
          <table:table-cell office:value-type="float" office:value="0.100086" calcext:value-type="float">
            <text:p>0.10008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25372" calcext:value-type="float">
            <text:p>3.325372</text:p>
          </table:table-cell>
          <table:table-cell office:value-type="float" office:value="1.773743" calcext:value-type="float">
            <text:p>1.773743</text:p>
          </table:table-cell>
          <table:table-cell office:value-type="float" office:value="0.308241" calcext:value-type="float">
            <text:p>0.308241</text:p>
          </table:table-cell>
          <table:table-cell office:value-type="float" office:value="-0.248449" calcext:value-type="float">
            <text:p>-0.248449</text:p>
          </table:table-cell>
          <table:table-cell office:value-type="float" office:value="-1.088904" calcext:value-type="float">
            <text:p>-1.088904</text:p>
          </table:table-cell>
          <table:table-cell office:value-type="float" office:value="0.034174" calcext:value-type="float">
            <text:p>0.034174</text:p>
          </table:table-cell>
          <table:table-cell office:value-type="float" office:value="-1.30318" calcext:value-type="float">
            <text:p>-1.30318</text:p>
          </table:table-cell>
          <table:table-cell office:value-type="float" office:value="-0.02486" calcext:value-type="float">
            <text:p>-0.02486</text:p>
          </table:table-cell>
          <table:table-cell office:value-type="float" office:value="0.10006" calcext:value-type="float">
            <text:p>0.1000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06336" calcext:value-type="float">
            <text:p>3.406336</text:p>
          </table:table-cell>
          <table:table-cell office:value-type="float" office:value="1.930239" calcext:value-type="float">
            <text:p>1.930239</text:p>
          </table:table-cell>
          <table:table-cell office:value-type="float" office:value="0.330943" calcext:value-type="float">
            <text:p>0.330943</text:p>
          </table:table-cell>
          <table:table-cell office:value-type="float" office:value="-0.329413" calcext:value-type="float">
            <text:p>-0.329413</text:p>
          </table:table-cell>
          <table:table-cell office:value-type="float" office:value="-0.809211" calcext:value-type="float">
            <text:p>-0.809211</text:p>
          </table:table-cell>
          <table:table-cell office:value-type="float" office:value="-0.00806" calcext:value-type="float">
            <text:p>-0.00806</text:p>
          </table:table-cell>
          <table:table-cell office:value-type="float" office:value="-1.146684" calcext:value-type="float">
            <text:p>-1.146684</text:p>
          </table:table-cell>
          <table:table-cell office:value-type="float" office:value="-0.033091" calcext:value-type="float">
            <text:p>-0.033091</text:p>
          </table:table-cell>
          <table:table-cell office:value-type="float" office:value="0.100454" calcext:value-type="float">
            <text:p>0.10045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41659" calcext:value-type="float">
            <text:p>3.241659</text:p>
          </table:table-cell>
          <table:table-cell office:value-type="float" office:value="2.331263" calcext:value-type="float">
            <text:p>2.331263</text:p>
          </table:table-cell>
          <table:table-cell office:value-type="float" office:value="0.389118" calcext:value-type="float">
            <text:p>0.389118</text:p>
          </table:table-cell>
          <table:table-cell office:value-type="float" office:value="-0.164736" calcext:value-type="float">
            <text:p>-0.164736</text:p>
          </table:table-cell>
          <table:table-cell office:value-type="float" office:value="-0.597457" calcext:value-type="float">
            <text:p>-0.597457</text:p>
          </table:table-cell>
          <table:table-cell office:value-type="float" office:value="0.016533" calcext:value-type="float">
            <text:p>0.016533</text:p>
          </table:table-cell>
          <table:table-cell office:value-type="float" office:value="-0.74566" calcext:value-type="float">
            <text:p>-0.74566</text:p>
          </table:table-cell>
          <table:table-cell office:value-type="float" office:value="-0.016408" calcext:value-type="float">
            <text:p>-0.016408</text:p>
          </table:table-cell>
          <table:table-cell office:value-type="float" office:value="0.099604" calcext:value-type="float">
            <text:p>0.09960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7674" calcext:value-type="float">
            <text:p>3.717674</text:p>
          </table:table-cell>
          <table:table-cell office:value-type="float" office:value="1.830956" calcext:value-type="float">
            <text:p>1.830956</text:p>
          </table:table-cell>
          <table:table-cell office:value-type="float" office:value="0.316541" calcext:value-type="float">
            <text:p>0.316541</text:p>
          </table:table-cell>
          <table:table-cell office:value-type="float" office:value="-0.640751" calcext:value-type="float">
            <text:p>-0.640751</text:p>
          </table:table-cell>
          <table:table-cell office:value-type="float" office:value="-0.55757" calcext:value-type="float">
            <text:p>-0.55757</text:p>
          </table:table-cell>
          <table:table-cell office:value-type="float" office:value="-0.047647" calcext:value-type="float">
            <text:p>-0.047647</text:p>
          </table:table-cell>
          <table:table-cell office:value-type="float" office:value="-1.245967" calcext:value-type="float">
            <text:p>-1.245967</text:p>
          </table:table-cell>
          <table:table-cell office:value-type="float" office:value="-0.064014" calcext:value-type="float">
            <text:p>-0.064014</text:p>
          </table:table-cell>
          <table:table-cell office:value-type="float" office:value="0.099905" calcext:value-type="float">
            <text:p>0.09990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4642" calcext:value-type="float">
            <text:p>3.944642</text:p>
          </table:table-cell>
          <table:table-cell office:value-type="float" office:value="1.578381" calcext:value-type="float">
            <text:p>1.578381</text:p>
          </table:table-cell>
          <table:table-cell office:value-type="float" office:value="0.279901" calcext:value-type="float">
            <text:p>0.279901</text:p>
          </table:table-cell>
          <table:table-cell office:value-type="float" office:value="-0.867719" calcext:value-type="float">
            <text:p>-0.867719</text:p>
          </table:table-cell>
          <table:table-cell office:value-type="float" office:value="-0.608129" calcext:value-type="float">
            <text:p>-0.608129</text:p>
          </table:table-cell>
          <table:table-cell office:value-type="float" office:value="-0.022694" calcext:value-type="float">
            <text:p>-0.022694</text:p>
          </table:table-cell>
          <table:table-cell office:value-type="float" office:value="-1.498542" calcext:value-type="float">
            <text:p>-1.498542</text:p>
          </table:table-cell>
          <table:table-cell office:value-type="float" office:value="-0.086782" calcext:value-type="float">
            <text:p>-0.086782</text:p>
          </table:table-cell>
          <table:table-cell office:value-type="float" office:value="0.100012" calcext:value-type="float">
            <text:p>0.10001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2076" calcext:value-type="float">
            <text:p>3.942076</text:p>
          </table:table-cell>
          <table:table-cell office:value-type="float" office:value="1.592838" calcext:value-type="float">
            <text:p>1.592838</text:p>
          </table:table-cell>
          <table:table-cell office:value-type="float" office:value="0.281998" calcext:value-type="float">
            <text:p>0.281998</text:p>
          </table:table-cell>
          <table:table-cell office:value-type="float" office:value="-0.865153" calcext:value-type="float">
            <text:p>-0.865153</text:p>
          </table:table-cell>
          <table:table-cell office:value-type="float" office:value="-0.619189" calcext:value-type="float">
            <text:p>-0.619189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-1.484085" calcext:value-type="float">
            <text:p>-1.484085</text:p>
          </table:table-cell>
          <table:table-cell office:value-type="float" office:value="-0.08637" calcext:value-type="float">
            <text:p>-0.08637</text:p>
          </table:table-cell>
          <table:table-cell office:value-type="float" office:value="0.099832" calcext:value-type="float">
            <text:p>0.09983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6064" calcext:value-type="float">
            <text:p>3.666064</text:p>
          </table:table-cell>
          <table:table-cell office:value-type="float" office:value="1.884194" calcext:value-type="float">
            <text:p>1.884194</text:p>
          </table:table-cell>
          <table:table-cell office:value-type="float" office:value="0.324264" calcext:value-type="float">
            <text:p>0.324264</text:p>
          </table:table-cell>
          <table:table-cell office:value-type="float" office:value="-0.58914" calcext:value-type="float">
            <text:p>-0.58914</text:p>
          </table:table-cell>
          <table:table-cell office:value-type="float" office:value="-0.631079" calcext:value-type="float">
            <text:p>-0.631079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-1.192729" calcext:value-type="float">
            <text:p>-1.192729</text:p>
          </table:table-cell>
          <table:table-cell office:value-type="float" office:value="-0.059152" calcext:value-type="float">
            <text:p>-0.059152</text:p>
          </table:table-cell>
          <table:table-cell office:value-type="float" office:value="0.100404" calcext:value-type="float">
            <text:p>0.10040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50999" calcext:value-type="float">
            <text:p>3.550999</text:p>
          </table:table-cell>
          <table:table-cell office:value-type="float" office:value="2.021511" calcext:value-type="float">
            <text:p>2.021511</text:p>
          </table:table-cell>
          <table:table-cell office:value-type="float" office:value="0.344184" calcext:value-type="float">
            <text:p>0.344184</text:p>
          </table:table-cell>
          <table:table-cell office:value-type="float" office:value="-0.474076" calcext:value-type="float">
            <text:p>-0.474076</text:p>
          </table:table-cell>
          <table:table-cell office:value-type="float" office:value="-0.592878" calcext:value-type="float">
            <text:p>-0.592878</text:p>
          </table:table-cell>
          <table:table-cell office:value-type="float" office:value="0.011542" calcext:value-type="float">
            <text:p>0.011542</text:p>
          </table:table-cell>
          <table:table-cell office:value-type="float" office:value="-1.055412" calcext:value-type="float">
            <text:p>-1.055412</text:p>
          </table:table-cell>
          <table:table-cell office:value-type="float" office:value="-0.047263" calcext:value-type="float">
            <text:p>-0.047263</text:p>
          </table:table-cell>
          <table:table-cell office:value-type="float" office:value="0.099695" calcext:value-type="float">
            <text:p>0.099695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0742" calcext:value-type="float">
            <text:p>3.830742</text:p>
          </table:table-cell>
          <table:table-cell office:value-type="float" office:value="1.742741" calcext:value-type="float">
            <text:p>1.742741</text:p>
          </table:table-cell>
          <table:table-cell office:value-type="float" office:value="0.303744" calcext:value-type="float">
            <text:p>0.303744</text:p>
          </table:table-cell>
          <table:table-cell office:value-type="float" office:value="-0.753819" calcext:value-type="float">
            <text:p>-0.753819</text:p>
          </table:table-cell>
          <table:table-cell office:value-type="float" office:value="-0.552375" calcext:value-type="float">
            <text:p>-0.552375</text:p>
          </table:table-cell>
          <table:table-cell office:value-type="float" office:value="-0.027988" calcext:value-type="float">
            <text:p>-0.027988</text:p>
          </table:table-cell>
          <table:table-cell office:value-type="float" office:value="-1.334182" calcext:value-type="float">
            <text:p>-1.334182</text:p>
          </table:table-cell>
          <table:table-cell office:value-type="float" office:value="-0.075345" calcext:value-type="float">
            <text:p>-0.075345</text:p>
          </table:table-cell>
          <table:table-cell office:value-type="float" office:value="0.099951" calcext:value-type="float">
            <text:p>0.09995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7317" calcext:value-type="float">
            <text:p>3.887317</text:p>
          </table:table-cell>
          <table:table-cell office:value-type="float" office:value="1.686121" calcext:value-type="float">
            <text:p>1.686121</text:p>
          </table:table-cell>
          <table:table-cell office:value-type="float" office:value="0.29553" calcext:value-type="float">
            <text:p>0.29553</text:p>
          </table:table-cell>
          <table:table-cell office:value-type="float" office:value="-0.810394" calcext:value-type="float">
            <text:p>-0.810394</text:p>
          </table:table-cell>
          <table:table-cell office:value-type="float" office:value="-0.574783" calcext:value-type="float">
            <text:p>-0.574783</text:p>
          </table:table-cell>
          <table:table-cell office:value-type="float" office:value="-0.005626" calcext:value-type="float">
            <text:p>-0.005626</text:p>
          </table:table-cell>
          <table:table-cell office:value-type="float" office:value="-1.390802" calcext:value-type="float">
            <text:p>-1.390802</text:p>
          </table:table-cell>
          <table:table-cell office:value-type="float" office:value="-0.081497" calcext:value-type="float">
            <text:p>-0.081497</text:p>
          </table:table-cell>
          <table:table-cell office:value-type="float" office:value="0.100565" calcext:value-type="float">
            <text:p>0.10056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51" calcext:value-type="float">
            <text:p>3.7751</text:p>
          </table:table-cell>
          <table:table-cell office:value-type="float" office:value="1.770676" calcext:value-type="float">
            <text:p>1.770676</text:p>
          </table:table-cell>
          <table:table-cell office:value-type="float" office:value="0.307796" calcext:value-type="float">
            <text:p>0.307796</text:p>
          </table:table-cell>
          <table:table-cell office:value-type="float" office:value="-0.698177" calcext:value-type="float">
            <text:p>-0.698177</text:p>
          </table:table-cell>
          <table:table-cell office:value-type="float" office:value="-0.619355" calcext:value-type="float">
            <text:p>-0.619355</text:p>
          </table:table-cell>
          <table:table-cell office:value-type="float" office:value="0.011284" calcext:value-type="float">
            <text:p>0.011284</text:p>
          </table:table-cell>
          <table:table-cell office:value-type="float" office:value="-1.306248" calcext:value-type="float">
            <text:p>-1.306248</text:p>
          </table:table-cell>
          <table:table-cell office:value-type="float" office:value="-0.069432" calcext:value-type="float">
            <text:p>-0.069432</text:p>
          </table:table-cell>
          <table:table-cell office:value-type="float" office:value="0.099447" calcext:value-type="float">
            <text:p>0.09944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2515" calcext:value-type="float">
            <text:p>3.662515</text:p>
          </table:table-cell>
          <table:table-cell office:value-type="float" office:value="1.857272" calcext:value-type="float">
            <text:p>1.857272</text:p>
          </table:table-cell>
          <table:table-cell office:value-type="float" office:value="0.320358" calcext:value-type="float">
            <text:p>0.320358</text:p>
          </table:table-cell>
          <table:table-cell office:value-type="float" office:value="-0.585592" calcext:value-type="float">
            <text:p>-0.585592</text:p>
          </table:table-cell>
          <table:table-cell office:value-type="float" office:value="-0.645238" calcext:value-type="float">
            <text:p>-0.645238</text:p>
          </table:table-cell>
          <table:table-cell office:value-type="float" office:value="0.011179" calcext:value-type="float">
            <text:p>0.011179</text:p>
          </table:table-cell>
          <table:table-cell office:value-type="float" office:value="-1.219651" calcext:value-type="float">
            <text:p>-1.219651</text:p>
          </table:table-cell>
          <table:table-cell office:value-type="float" office:value="-0.058974" calcext:value-type="float">
            <text:p>-0.058974</text:p>
          </table:table-cell>
          <table:table-cell office:value-type="float" office:value="0.100709" calcext:value-type="float">
            <text:p>0.10070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9562" calcext:value-type="float">
            <text:p>3.719562</text:p>
          </table:table-cell>
          <table:table-cell office:value-type="float" office:value="1.735404" calcext:value-type="float">
            <text:p>1.735404</text:p>
          </table:table-cell>
          <table:table-cell office:value-type="float" office:value="0.302679" calcext:value-type="float">
            <text:p>0.302679</text:p>
          </table:table-cell>
          <table:table-cell office:value-type="float" office:value="-0.642639" calcext:value-type="float">
            <text:p>-0.642639</text:p>
          </table:table-cell>
          <table:table-cell office:value-type="float" office:value="-0.693183" calcext:value-type="float">
            <text:p>-0.693183</text:p>
          </table:table-cell>
          <table:table-cell office:value-type="float" office:value="-0.005697" calcext:value-type="float">
            <text:p>-0.005697</text:p>
          </table:table-cell>
          <table:table-cell office:value-type="float" office:value="-1.341519" calcext:value-type="float">
            <text:p>-1.341519</text:p>
          </table:table-cell>
          <table:table-cell office:value-type="float" office:value="-0.064353" calcext:value-type="float">
            <text:p>-0.064353</text:p>
          </table:table-cell>
          <table:table-cell office:value-type="float" office:value="0.100139" calcext:value-type="float">
            <text:p>0.10013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8689" calcext:value-type="float">
            <text:p>3.608689</text:p>
          </table:table-cell>
          <table:table-cell office:value-type="float" office:value="1.874296" calcext:value-type="float">
            <text:p>1.874296</text:p>
          </table:table-cell>
          <table:table-cell office:value-type="float" office:value="0.322828" calcext:value-type="float">
            <text:p>0.322828</text:p>
          </table:table-cell>
          <table:table-cell office:value-type="float" office:value="-0.531766" calcext:value-type="float">
            <text:p>-0.531766</text:p>
          </table:table-cell>
          <table:table-cell office:value-type="float" office:value="-0.682017" calcext:value-type="float">
            <text:p>-0.682017</text:p>
          </table:table-cell>
          <table:table-cell office:value-type="float" office:value="0.011156" calcext:value-type="float">
            <text:p>0.011156</text:p>
          </table:table-cell>
          <table:table-cell office:value-type="float" office:value="-1.202627" calcext:value-type="float">
            <text:p>-1.202627</text:p>
          </table:table-cell>
          <table:table-cell office:value-type="float" office:value="-0.052849" calcext:value-type="float">
            <text:p>-0.052849</text:p>
          </table:table-cell>
          <table:table-cell office:value-type="float" office:value="0.099383" calcext:value-type="float">
            <text:p>0.09938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8383" calcext:value-type="float">
            <text:p>3.718383</text:p>
          </table:table-cell>
          <table:table-cell office:value-type="float" office:value="1.764833" calcext:value-type="float">
            <text:p>1.764833</text:p>
          </table:table-cell>
          <table:table-cell office:value-type="float" office:value="0.306948" calcext:value-type="float">
            <text:p>0.306948</text:p>
          </table:table-cell>
          <table:table-cell office:value-type="float" office:value="-0.64146" calcext:value-type="float">
            <text:p>-0.64146</text:p>
          </table:table-cell>
          <table:table-cell office:value-type="float" office:value="-0.659719" calcext:value-type="float">
            <text:p>-0.659719</text:p>
          </table:table-cell>
          <table:table-cell office:value-type="float" office:value="-0.010912" calcext:value-type="float">
            <text:p>-0.010912</text:p>
          </table:table-cell>
          <table:table-cell office:value-type="float" office:value="-1.31209" calcext:value-type="float">
            <text:p>-1.31209</text:p>
          </table:table-cell>
          <table:table-cell office:value-type="float" office:value="-0.064484" calcext:value-type="float">
            <text:p>-0.064484</text:p>
          </table:table-cell>
          <table:table-cell office:value-type="float" office:value="0.100527" calcext:value-type="float">
            <text:p>0.10052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20423" calcext:value-type="float">
            <text:p>3.720423</text:p>
          </table:table-cell>
          <table:table-cell office:value-type="float" office:value="1.795877" calcext:value-type="float">
            <text:p>1.795877</text:p>
          </table:table-cell>
          <table:table-cell office:value-type="float" office:value="0.311452" calcext:value-type="float">
            <text:p>0.311452</text:p>
          </table:table-cell>
          <table:table-cell office:value-type="float" office:value="-0.643499" calcext:value-type="float">
            <text:p>-0.643499</text:p>
          </table:table-cell>
          <table:table-cell office:value-type="float" office:value="-0.637341" calcext:value-type="float">
            <text:p>-0.637341</text:p>
          </table:table-cell>
          <table:table-cell office:value-type="float" office:value="-0.000205" calcext:value-type="float">
            <text:p>-0.000205</text:p>
          </table:table-cell>
          <table:table-cell office:value-type="float" office:value="-1.281046" calcext:value-type="float">
            <text:p>-1.281046</text:p>
          </table:table-cell>
          <table:table-cell office:value-type="float" office:value="-0.063992" calcext:value-type="float">
            <text:p>-0.063992</text:p>
          </table:table-cell>
          <table:table-cell office:value-type="float" office:value="0.099444" calcext:value-type="float">
            <text:p>0.09944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7122" calcext:value-type="float">
            <text:p>3.887122</text:p>
          </table:table-cell>
          <table:table-cell office:value-type="float" office:value="1.590953" calcext:value-type="float">
            <text:p>1.590953</text:p>
          </table:table-cell>
          <table:table-cell office:value-type="float" office:value="0.281724" calcext:value-type="float">
            <text:p>0.281724</text:p>
          </table:table-cell>
          <table:table-cell office:value-type="float" office:value="-0.810199" calcext:value-type="float">
            <text:p>-0.810199</text:p>
          </table:table-cell>
          <table:table-cell office:value-type="float" office:value="-0.659073" calcext:value-type="float">
            <text:p>-0.659073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1.48597" calcext:value-type="float">
            <text:p>-1.48597</text:p>
          </table:table-cell>
          <table:table-cell office:value-type="float" office:value="-0.080884" calcext:value-type="float">
            <text:p>-0.080884</text:p>
          </table:table-cell>
          <table:table-cell office:value-type="float" office:value="0.099832" calcext:value-type="float">
            <text:p>0.09983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20121" calcext:value-type="float">
            <text:p>3.720121</text:p>
          </table:table-cell>
          <table:table-cell office:value-type="float" office:value="1.774268" calcext:value-type="float">
            <text:p>1.774268</text:p>
          </table:table-cell>
          <table:table-cell office:value-type="float" office:value="0.308317" calcext:value-type="float">
            <text:p>0.308317</text:p>
          </table:table-cell>
          <table:table-cell office:value-type="float" office:value="-0.643198" calcext:value-type="float">
            <text:p>-0.643198</text:p>
          </table:table-cell>
          <table:table-cell office:value-type="float" office:value="-0.676152" calcext:value-type="float">
            <text:p>-0.676152</text:p>
          </table:table-cell>
          <table:table-cell office:value-type="float" office:value="0.016694" calcext:value-type="float">
            <text:p>0.016694</text:p>
          </table:table-cell>
          <table:table-cell office:value-type="float" office:value="-1.302655" calcext:value-type="float">
            <text:p>-1.302655</text:p>
          </table:table-cell>
          <table:table-cell office:value-type="float" office:value="-0.064342" calcext:value-type="float">
            <text:p>-0.064342</text:p>
          </table:table-cell>
          <table:table-cell office:value-type="float" office:value="0.100034" calcext:value-type="float">
            <text:p>0.100034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1635" calcext:value-type="float">
            <text:p>3.601635</text:p>
          </table:table-cell>
          <table:table-cell office:value-type="float" office:value="1.910837" calcext:value-type="float">
            <text:p>1.910837</text:p>
          </table:table-cell>
          <table:table-cell office:value-type="float" office:value="0.328129" calcext:value-type="float">
            <text:p>0.328129</text:p>
          </table:table-cell>
          <table:table-cell office:value-type="float" office:value="-0.524712" calcext:value-type="float">
            <text:p>-0.524712</text:p>
          </table:table-cell>
          <table:table-cell office:value-type="float" office:value="-0.653233" calcext:value-type="float">
            <text:p>-0.653233</text:p>
          </table:table-cell>
          <table:table-cell office:value-type="float" office:value="0.011859" calcext:value-type="float">
            <text:p>0.011859</text:p>
          </table:table-cell>
          <table:table-cell office:value-type="float" office:value="-1.166086" calcext:value-type="float">
            <text:p>-1.166086</text:p>
          </table:table-cell>
          <table:table-cell office:value-type="float" office:value="-0.052426" calcext:value-type="float">
            <text:p>-0.052426</text:p>
          </table:table-cell>
          <table:table-cell office:value-type="float" office:value="0.099914" calcext:value-type="float">
            <text:p>0.09991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8939" calcext:value-type="float">
            <text:p>3.608939</text:p>
          </table:table-cell>
          <table:table-cell office:value-type="float" office:value="1.919165" calcext:value-type="float">
            <text:p>1.919165</text:p>
          </table:table-cell>
          <table:table-cell office:value-type="float" office:value="0.329337" calcext:value-type="float">
            <text:p>0.329337</text:p>
          </table:table-cell>
          <table:table-cell office:value-type="float" office:value="-0.532016" calcext:value-type="float">
            <text:p>-0.532016</text:p>
          </table:table-cell>
          <table:table-cell office:value-type="float" office:value="-0.625013" calcext:value-type="float">
            <text:p>-0.625013</text:p>
          </table:table-cell>
          <table:table-cell office:value-type="float" office:value="-0.000729" calcext:value-type="float">
            <text:p>-0.000729</text:p>
          </table:table-cell>
          <table:table-cell office:value-type="float" office:value="-1.157758" calcext:value-type="float">
            <text:p>-1.157758</text:p>
          </table:table-cell>
          <table:table-cell office:value-type="float" office:value="-0.053277" calcext:value-type="float">
            <text:p>-0.053277</text:p>
          </table:table-cell>
          <table:table-cell office:value-type="float" office:value="0.100142" calcext:value-type="float">
            <text:p>0.10014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9535" calcext:value-type="float">
            <text:p>3.719535</text:p>
          </table:table-cell>
          <table:table-cell office:value-type="float" office:value="1.803316" calcext:value-type="float">
            <text:p>1.803316</text:p>
          </table:table-cell>
          <table:table-cell office:value-type="float" office:value="0.312531" calcext:value-type="float">
            <text:p>0.312531</text:p>
          </table:table-cell>
          <table:table-cell office:value-type="float" office:value="-0.642612" calcext:value-type="float">
            <text:p>-0.642612</text:p>
          </table:table-cell>
          <table:table-cell office:value-type="float" office:value="-0.619954" calcext:value-type="float">
            <text:p>-0.619954</text:p>
          </table:table-cell>
          <table:table-cell office:value-type="float" office:value="-0.01104" calcext:value-type="float">
            <text:p>-0.01104</text:p>
          </table:table-cell>
          <table:table-cell office:value-type="float" office:value="-1.273607" calcext:value-type="float">
            <text:p>-1.273607</text:p>
          </table:table-cell>
          <table:table-cell office:value-type="float" office:value="-0.064373" calcext:value-type="float">
            <text:p>-0.064373</text:p>
          </table:table-cell>
          <table:table-cell office:value-type="float" office:value="0.100174" calcext:value-type="float">
            <text:p>0.10017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2472" calcext:value-type="float">
            <text:p>3.662472</text:p>
          </table:table-cell>
          <table:table-cell office:value-type="float" office:value="1.877559" calcext:value-type="float">
            <text:p>1.877559</text:p>
          </table:table-cell>
          <table:table-cell office:value-type="float" office:value="0.323301" calcext:value-type="float">
            <text:p>0.323301</text:p>
          </table:table-cell>
          <table:table-cell office:value-type="float" office:value="-0.585548" calcext:value-type="float">
            <text:p>-0.585548</text:p>
          </table:table-cell>
          <table:table-cell office:value-type="float" office:value="-0.619523" calcext:value-type="float">
            <text:p>-0.619523</text:p>
          </table:table-cell>
          <table:table-cell office:value-type="float" office:value="0.005707" calcext:value-type="float">
            <text:p>0.005707</text:p>
          </table:table-cell>
          <table:table-cell office:value-type="float" office:value="-1.199364" calcext:value-type="float">
            <text:p>-1.199364</text:p>
          </table:table-cell>
          <table:table-cell office:value-type="float" office:value="-0.058544" calcext:value-type="float">
            <text:p>-0.058544</text:p>
          </table:table-cell>
          <table:table-cell office:value-type="float" office:value="0.099981" calcext:value-type="float">
            <text:p>0.09998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0833" calcext:value-type="float">
            <text:p>3.830833</text:p>
          </table:table-cell>
          <table:table-cell office:value-type="float" office:value="1.67575" calcext:value-type="float">
            <text:p>1.67575</text:p>
          </table:table-cell>
          <table:table-cell office:value-type="float" office:value="0.294026" calcext:value-type="float">
            <text:p>0.294026</text:p>
          </table:table-cell>
          <table:table-cell office:value-type="float" office:value="-0.75391" calcext:value-type="float">
            <text:p>-0.75391</text:p>
          </table:table-cell>
          <table:table-cell office:value-type="float" office:value="-0.630389" calcext:value-type="float">
            <text:p>-0.630389</text:p>
          </table:table-cell>
          <table:table-cell office:value-type="float" office:value="-0.016875" calcext:value-type="float">
            <text:p>-0.016875</text:p>
          </table:table-cell>
          <table:table-cell office:value-type="float" office:value="-1.401173" calcext:value-type="float">
            <text:p>-1.401173</text:p>
          </table:table-cell>
          <table:table-cell office:value-type="float" office:value="-0.075218" calcext:value-type="float">
            <text:p>-0.075218</text:p>
          </table:table-cell>
          <table:table-cell office:value-type="float" office:value="0.099771" calcext:value-type="float">
            <text:p>0.09977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8153" calcext:value-type="float">
            <text:p>3.778153</text:p>
          </table:table-cell>
          <table:table-cell office:value-type="float" office:value="1.733358" calcext:value-type="float">
            <text:p>1.733358</text:p>
          </table:table-cell>
          <table:table-cell office:value-type="float" office:value="0.302382" calcext:value-type="float">
            <text:p>0.302382</text:p>
          </table:table-cell>
          <table:table-cell office:value-type="float" office:value="-0.70123" calcext:value-type="float">
            <text:p>-0.70123</text:p>
          </table:table-cell>
          <table:table-cell office:value-type="float" office:value="-0.647608" calcext:value-type="float">
            <text:p>-0.647608</text:p>
          </table:table-cell>
          <table:table-cell office:value-type="float" office:value="0.005272" calcext:value-type="float">
            <text:p>0.005272</text:p>
          </table:table-cell>
          <table:table-cell office:value-type="float" office:value="-1.343566" calcext:value-type="float">
            <text:p>-1.343566</text:p>
          </table:table-cell>
          <table:table-cell office:value-type="float" office:value="-0.070068" calcext:value-type="float">
            <text:p>-0.070068</text:p>
          </table:table-cell>
          <table:table-cell office:value-type="float" office:value="0.099921" calcext:value-type="float">
            <text:p>0.09992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4012" calcext:value-type="float">
            <text:p>3.884012</text:p>
          </table:table-cell>
          <table:table-cell office:value-type="float" office:value="1.594879" calcext:value-type="float">
            <text:p>1.594879</text:p>
          </table:table-cell>
          <table:table-cell office:value-type="float" office:value="0.282294" calcext:value-type="float">
            <text:p>0.282294</text:p>
          </table:table-cell>
          <table:table-cell office:value-type="float" office:value="-0.807089" calcext:value-type="float">
            <text:p>-0.807089</text:p>
          </table:table-cell>
          <table:table-cell office:value-type="float" office:value="-0.66445" calcext:value-type="float">
            <text:p>-0.66445</text:p>
          </table:table-cell>
          <table:table-cell office:value-type="float" office:value="-0.010505" calcext:value-type="float">
            <text:p>-0.010505</text:p>
          </table:table-cell>
          <table:table-cell office:value-type="float" office:value="-1.482044" calcext:value-type="float">
            <text:p>-1.482044</text:p>
          </table:table-cell>
          <table:table-cell office:value-type="float" office:value="-0.081326" calcext:value-type="float">
            <text:p>-0.081326</text:p>
          </table:table-cell>
          <table:table-cell office:value-type="float" office:value="0.100765" calcext:value-type="float">
            <text:p>0.10076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9706" calcext:value-type="float">
            <text:p>3.609706</text:p>
          </table:table-cell>
          <table:table-cell office:value-type="float" office:value="1.918386" calcext:value-type="float">
            <text:p>1.918386</text:p>
          </table:table-cell>
          <table:table-cell office:value-type="float" office:value="0.329224" calcext:value-type="float">
            <text:p>0.329224</text:p>
          </table:table-cell>
          <table:table-cell office:value-type="float" office:value="-0.532783" calcext:value-type="float">
            <text:p>-0.532783</text:p>
          </table:table-cell>
          <table:table-cell office:value-type="float" office:value="-0.653373" calcext:value-type="float">
            <text:p>-0.653373</text:p>
          </table:table-cell>
          <table:table-cell office:value-type="float" office:value="0.027619" calcext:value-type="float">
            <text:p>0.027619</text:p>
          </table:table-cell>
          <table:table-cell office:value-type="float" office:value="-1.158537" calcext:value-type="float">
            <text:p>-1.158537</text:p>
          </table:table-cell>
          <table:table-cell office:value-type="float" office:value="-0.052915" calcext:value-type="float">
            <text:p>-0.052915</text:p>
          </table:table-cell>
          <table:table-cell office:value-type="float" office:value="0.099319" calcext:value-type="float">
            <text:p>0.09931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8223" calcext:value-type="float">
            <text:p>3.718223</text:p>
          </table:table-cell>
          <table:table-cell office:value-type="float" office:value="1.788077" calcext:value-type="float">
            <text:p>1.788077</text:p>
          </table:table-cell>
          <table:table-cell office:value-type="float" office:value="0.31032" calcext:value-type="float">
            <text:p>0.31032</text:p>
          </table:table-cell>
          <table:table-cell office:value-type="float" office:value="-0.6413" calcext:value-type="float">
            <text:p>-0.6413</text:p>
          </table:table-cell>
          <table:table-cell office:value-type="float" office:value="-0.636709" calcext:value-type="float">
            <text:p>-0.636709</text:p>
          </table:table-cell>
          <table:table-cell office:value-type="float" office:value="-0.010837" calcext:value-type="float">
            <text:p>-0.010837</text:p>
          </table:table-cell>
          <table:table-cell office:value-type="float" office:value="-1.288846" calcext:value-type="float">
            <text:p>-1.288846</text:p>
          </table:table-cell>
          <table:table-cell office:value-type="float" office:value="-0.06422" calcext:value-type="float">
            <text:p>-0.06422</text:p>
          </table:table-cell>
          <table:table-cell office:value-type="float" office:value="0.10014" calcext:value-type="float">
            <text:p>0.1001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1673" calcext:value-type="float">
            <text:p>3.831673</text:p>
          </table:table-cell>
          <table:table-cell office:value-type="float" office:value="1.663113" calcext:value-type="float">
            <text:p>1.663113</text:p>
          </table:table-cell>
          <table:table-cell office:value-type="float" office:value="0.292192" calcext:value-type="float">
            <text:p>0.292192</text:p>
          </table:table-cell>
          <table:table-cell office:value-type="float" office:value="-0.75475" calcext:value-type="float">
            <text:p>-0.75475</text:p>
          </table:table-cell>
          <table:table-cell office:value-type="float" office:value="-0.647692" calcext:value-type="float">
            <text:p>-0.647692</text:p>
          </table:table-cell>
          <table:table-cell office:value-type="float" office:value="-0.011368" calcext:value-type="float">
            <text:p>-0.011368</text:p>
          </table:table-cell>
          <table:table-cell office:value-type="float" office:value="-1.41381" calcext:value-type="float">
            <text:p>-1.41381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099801" calcext:value-type="float">
            <text:p>0.09980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10597" calcext:value-type="float">
            <text:p>3.810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10597" calcext:value-type="float">
            <text:p>-3.810597</text:p>
          </table:table-cell>
          <table:table-cell office:value-type="float" office:value="-0.976307" calcext:value-type="float">
            <text:p>-0.976307</text:p>
          </table:table-cell>
          <table:table-cell office:value-type="float" office:value="-0.3056" calcext:value-type="float">
            <text:p>-0.3056</text:p>
          </table:table-cell>
          <table:table-cell office:value-type="float" office:value="-5.092503" calcext:value-type="float">
            <text:p>-5.092503</text:p>
          </table:table-cell>
          <table:table-cell office:value-type="float" office:value="-0.38104" calcext:value-type="float">
            <text:p>-0.38104</text:p>
          </table:table-cell>
          <table:table-cell office:value-type="float" office:value="0.099995" calcext:value-type="float">
            <text:p>0.09999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2574" calcext:value-type="float">
            <text:p>3.22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2574" calcext:value-type="float">
            <text:p>-3.22574</text:p>
          </table:table-cell>
          <table:table-cell office:value-type="float" office:value="-1.24762" calcext:value-type="float">
            <text:p>-1.24762</text:p>
          </table:table-cell>
          <table:table-cell office:value-type="float" office:value="0.058122" calcext:value-type="float">
            <text:p>0.058122</text:p>
          </table:table-cell>
          <table:table-cell office:value-type="float" office:value="-4.415237" calcext:value-type="float">
            <text:p>-4.415237</text:p>
          </table:table-cell>
          <table:table-cell office:value-type="float" office:value="-0.32459" calcext:value-type="float">
            <text:p>-0.32459</text:p>
          </table:table-cell>
          <table:table-cell office:value-type="float" office:value="0.100625" calcext:value-type="float">
            <text:p>0.10062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3817" calcext:value-type="float">
            <text:p>2.13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3817" calcext:value-type="float">
            <text:p>-2.13817</text:p>
          </table:table-cell>
          <table:table-cell office:value-type="float" office:value="-1.397562" calcext:value-type="float">
            <text:p>-1.397562</text:p>
          </table:table-cell>
          <table:table-cell office:value-type="float" office:value="0.108504" calcext:value-type="float">
            <text:p>0.108504</text:p>
          </table:table-cell>
          <table:table-cell office:value-type="float" office:value="-3.427228" calcext:value-type="float">
            <text:p>-3.427228</text:p>
          </table:table-cell>
          <table:table-cell office:value-type="float" office:value="-0.214315" calcext:value-type="float">
            <text:p>-0.214315</text:p>
          </table:table-cell>
          <table:table-cell office:value-type="float" office:value="0.100233" calcext:value-type="float">
            <text:p>0.10023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95667" calcext:value-type="float">
            <text:p>1.295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5667" calcext:value-type="float">
            <text:p>-1.295667</text:p>
          </table:table-cell>
          <table:table-cell office:value-type="float" office:value="-1.468467" calcext:value-type="float">
            <text:p>-1.468467</text:p>
          </table:table-cell>
          <table:table-cell office:value-type="float" office:value="0.084327" calcext:value-type="float">
            <text:p>0.084327</text:p>
          </table:table-cell>
          <table:table-cell office:value-type="float" office:value="-2.679807" calcext:value-type="float">
            <text:p>-2.679807</text:p>
          </table:table-cell>
          <table:table-cell office:value-type="float" office:value="-0.129449" calcext:value-type="float">
            <text:p>-0.129449</text:p>
          </table:table-cell>
          <table:table-cell office:value-type="float" office:value="0.099909" calcext:value-type="float">
            <text:p>0.099909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643" calcext:value-type="float">
            <text:p>0.225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5643" calcext:value-type="float">
            <text:p>-0.225643</text:p>
          </table:table-cell>
          <table:table-cell office:value-type="float" office:value="-1.415797" calcext:value-type="float">
            <text:p>-1.415797</text:p>
          </table:table-cell>
          <table:table-cell office:value-type="float" office:value="0.107075" calcext:value-type="float">
            <text:p>0.107075</text:p>
          </table:table-cell>
          <table:table-cell office:value-type="float" office:value="-1.534365" calcext:value-type="float">
            <text:p>-1.534365</text:p>
          </table:table-cell>
          <table:table-cell office:value-type="float" office:value="-0.022549" calcext:value-type="float">
            <text:p>-0.022549</text:p>
          </table:table-cell>
          <table:table-cell office:value-type="float" office:value="0.099932" calcext:value-type="float">
            <text:p>0.09993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34573" calcext:value-type="float">
            <text:p>-1.34573</text:p>
          </table:table-cell>
          <table:table-cell office:value-type="float" office:value="0.022576" calcext:value-type="float">
            <text:p>0.022576</text:p>
          </table:table-cell>
          <table:table-cell office:value-type="float" office:value="-1.323154" calcext:value-type="float">
            <text:p>-1.323154</text:p>
          </table:table-cell>
          <table:table-cell office:value-type="float" office:value="0" calcext:value-type="float">
            <text:p>0</text:p>
          </table:table-cell>
          <table:table-cell office:value-type="float" office:value="0.099948" calcext:value-type="float">
            <text:p>0.09994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64404" calcext:value-type="float">
            <text:p>-1.264404</text:p>
          </table:table-cell>
          <table:table-cell office:value-type="float" office:value="0" calcext:value-type="float">
            <text:p>0</text:p>
          </table:table-cell>
          <table:table-cell office:value-type="float" office:value="-1.264404" calcext:value-type="float">
            <text:p>-1.264404</text:p>
          </table:table-cell>
          <table:table-cell office:value-type="float" office:value="0" calcext:value-type="float">
            <text:p>0</text:p>
          </table:table-cell>
          <table:table-cell office:value-type="float" office:value="0.100082" calcext:value-type="float">
            <text:p>0.10008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11488" calcext:value-type="float">
            <text:p>-1.211488</text:p>
          </table:table-cell>
          <table:table-cell office:value-type="float" office:value="0" calcext:value-type="float">
            <text:p>0</text:p>
          </table:table-cell>
          <table:table-cell office:value-type="float" office:value="-1.211488" calcext:value-type="float">
            <text:p>-1.211488</text:p>
          </table:table-cell>
          <table:table-cell office:value-type="float" office:value="0" calcext:value-type="float">
            <text:p>0</text:p>
          </table:table-cell>
          <table:table-cell office:value-type="float" office:value="0.099794" calcext:value-type="float">
            <text:p>0.09979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147268" calcext:value-type="float">
            <text:p>-1.147268</text:p>
          </table:table-cell>
          <table:table-cell office:value-type="float" office:value="0" calcext:value-type="float">
            <text:p>0</text:p>
          </table:table-cell>
          <table:table-cell office:value-type="float" office:value="-1.147268" calcext:value-type="float">
            <text:p>-1.147268</text:p>
          </table:table-cell>
          <table:table-cell office:value-type="float" office:value="0" calcext:value-type="float">
            <text:p>0</text:p>
          </table:table-cell>
          <table:table-cell office:value-type="float" office:value="0.100365" calcext:value-type="float">
            <text:p>0.10036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071943" calcext:value-type="float">
            <text:p>-1.071943</text:p>
          </table:table-cell>
          <table:table-cell office:value-type="float" office:value="0" calcext:value-type="float">
            <text:p>0</text:p>
          </table:table-cell>
          <table:table-cell office:value-type="float" office:value="-1.071943" calcext:value-type="float">
            <text:p>-1.071943</text:p>
          </table:table-cell>
          <table:table-cell office:value-type="float" office:value="0" calcext:value-type="float">
            <text:p>0</text:p>
          </table:table-cell>
          <table:table-cell office:value-type="float" office:value="0.099748" calcext:value-type="float">
            <text:p>0.09974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690903" calcext:value-type="float">
            <text:p>-0.690903</text:p>
          </table:table-cell>
          <table:table-cell office:value-type="float" office:value="0" calcext:value-type="float">
            <text:p>0</text:p>
          </table:table-cell>
          <table:table-cell office:value-type="float" office:value="-0.690903" calcext:value-type="float">
            <text:p>-0.690903</text:p>
          </table:table-cell>
          <table:table-cell office:value-type="float" office:value="0" calcext:value-type="float">
            <text:p>0</text:p>
          </table:table-cell>
          <table:table-cell office:value-type="float" office:value="0.100367" calcext:value-type="float">
            <text:p>0.10036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66313" calcext:value-type="float">
            <text:p>-0.366313</text:p>
          </table:table-cell>
          <table:table-cell office:value-type="float" office:value="0" calcext:value-type="float">
            <text:p>0</text:p>
          </table:table-cell>
          <table:table-cell office:value-type="float" office:value="-0.366313" calcext:value-type="float">
            <text:p>-0.366313</text:p>
          </table:table-cell>
          <table:table-cell office:value-type="float" office:value="0" calcext:value-type="float">
            <text:p>0</text:p>
          </table:table-cell>
          <table:table-cell office:value-type="float" office:value="0.099764" calcext:value-type="float">
            <text:p>0.09976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51998" calcext:value-type="float">
            <text:p>-0.151998</text:p>
          </table:table-cell>
          <table:table-cell office:value-type="float" office:value="0" calcext:value-type="float">
            <text:p>0</text:p>
          </table:table-cell>
          <table:table-cell office:value-type="float" office:value="-0.151998" calcext:value-type="float">
            <text:p>-0.151998</text:p>
          </table:table-cell>
          <table:table-cell office:value-type="float" office:value="0" calcext:value-type="float">
            <text:p>0</text:p>
          </table:table-cell>
          <table:table-cell office:value-type="float" office:value="0.100123" calcext:value-type="float">
            <text:p>0.10012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22549" calcext:value-type="float">
            <text:p>-0.022549</text:p>
          </table:table-cell>
          <table:table-cell office:value-type="float" office:value="0" calcext:value-type="float">
            <text:p>0</text:p>
          </table:table-cell>
          <table:table-cell office:value-type="float" office:value="-0.022549" calcext:value-type="float">
            <text:p>-0.022549</text:p>
          </table:table-cell>
          <table:table-cell office:value-type="float" office:value="0" calcext:value-type="float">
            <text:p>0</text:p>
          </table:table-cell>
          <table:table-cell office:value-type="float" office:value="0.099846" calcext:value-type="float">
            <text:p>0.09984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25" calcext:value-type="float">
            <text:p>0.10002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84" calcext:value-type="float">
            <text:p>0.10008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12"/>
        </table:table-row>
      </table:table>
      <table:table table:name="right_front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right_front_wheel_stats.A2:right_front_wheel_stats.A153 right_front_wheel_stats.D1:right_front_wheel_stats.D1 right_front_wheel_stats.D2:right_front_wheel_stats.D153 right_front_wheel_stats.E1:right_front_wheel_stats.E1 right_front_wheel_stats.E2:right_front_wheel_stats.E153 right_front_wheel_stats.F1:right_front_wheel_stats.F1 right_front_wheel_stats.F2:right_front_wheel_stats.F15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right_front_wheel_stats.A2:right_front_wheel_stats.A153 right_front_wheel_stats.G1:right_front_wheel_stats.G1 right_front_wheel_stats.G2:right_front_wheel_stats.G15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59" calcext:value-type="float">
            <text:p>0.10015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03" calcext:value-type="float">
            <text:p>0.0999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3.858465" calcext:value-type="float">
            <text:p>3.858465</text:p>
          </table:table-cell>
          <table:table-cell office:value-type="float" office:value="0.610663" calcext:value-type="float">
            <text:p>0.61066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7612" calcext:value-type="float">
            <text:p>0.17612</text:p>
          </table:table-cell>
          <table:table-cell office:value-type="float" office:value="0.174653" calcext:value-type="float">
            <text:p>0.174653</text:p>
          </table:table-cell>
          <table:table-cell office:value-type="float" office:value="2.104618" calcext:value-type="float">
            <text:p>2.104618</text:p>
          </table:table-cell>
          <table:table-cell office:value-type="float" office:value="0.17612" calcext:value-type="float">
            <text:p>0.17612</text:p>
          </table:table-cell>
          <table:table-cell office:value-type="float" office:value="0.100419" calcext:value-type="float">
            <text:p>0.10041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21107" calcext:value-type="float">
            <text:p>0.621107</text:p>
          </table:table-cell>
          <table:table-cell office:value-type="float" office:value="3.112675" calcext:value-type="float">
            <text:p>3.112675</text:p>
          </table:table-cell>
          <table:table-cell office:value-type="float" office:value="0.502475" calcext:value-type="float">
            <text:p>0.502475</text:p>
          </table:table-cell>
          <table:table-cell office:value-type="float" office:value="1.132739" calcext:value-type="float">
            <text:p>1.132739</text:p>
          </table:table-cell>
          <table:table-cell office:value-type="float" office:value="0.288625" calcext:value-type="float">
            <text:p>0.288625</text:p>
          </table:table-cell>
          <table:table-cell office:value-type="float" office:value="-0.062535" calcext:value-type="float">
            <text:p>-0.062535</text:p>
          </table:table-cell>
          <table:table-cell office:value-type="float" office:value="1.358829" calcext:value-type="float">
            <text:p>1.358829</text:p>
          </table:table-cell>
          <table:table-cell office:value-type="float" office:value="0.112506" calcext:value-type="float">
            <text:p>0.112506</text:p>
          </table:table-cell>
          <table:table-cell office:value-type="float" office:value="0.099322" calcext:value-type="float">
            <text:p>0.0993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61027" calcext:value-type="float">
            <text:p>2.361027</text:p>
          </table:table-cell>
          <table:table-cell office:value-type="float" office:value="1.201593" calcext:value-type="float">
            <text:p>1.201593</text:p>
          </table:table-cell>
          <table:table-cell office:value-type="float" office:value="0.225242" calcext:value-type="float">
            <text:p>0.225242</text:p>
          </table:table-cell>
          <table:table-cell office:value-type="float" office:value="-0.60718" calcext:value-type="float">
            <text:p>-0.60718</text:p>
          </table:table-cell>
          <table:table-cell office:value-type="float" office:value="0.227357" calcext:value-type="float">
            <text:p>0.227357</text:p>
          </table:table-cell>
          <table:table-cell office:value-type="float" office:value="-0.172429" calcext:value-type="float">
            <text:p>-0.172429</text:p>
          </table:table-cell>
          <table:table-cell office:value-type="float" office:value="-0.552253" calcext:value-type="float">
            <text:p>-0.552253</text:p>
          </table:table-cell>
          <table:table-cell office:value-type="float" office:value="-0.061268" calcext:value-type="float">
            <text:p>-0.061268</text:p>
          </table:table-cell>
          <table:table-cell office:value-type="float" office:value="0.100906" calcext:value-type="float">
            <text:p>0.1009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63248" calcext:value-type="float">
            <text:p>1.463248</text:p>
          </table:table-cell>
          <table:table-cell office:value-type="float" office:value="2.391038" calcext:value-type="float">
            <text:p>2.391038</text:p>
          </table:table-cell>
          <table:table-cell office:value-type="float" office:value="0.397789" calcext:value-type="float">
            <text:p>0.397789</text:p>
          </table:table-cell>
          <table:table-cell office:value-type="float" office:value="0.290598" calcext:value-type="float">
            <text:p>0.290598</text:p>
          </table:table-cell>
          <table:table-cell office:value-type="float" office:value="0.256228" calcext:value-type="float">
            <text:p>0.256228</text:p>
          </table:table-cell>
          <table:table-cell office:value-type="float" office:value="0.090365" calcext:value-type="float">
            <text:p>0.090365</text:p>
          </table:table-cell>
          <table:table-cell office:value-type="float" office:value="0.637191" calcext:value-type="float">
            <text:p>0.637191</text:p>
          </table:table-cell>
          <table:table-cell office:value-type="float" office:value="0.028871" calcext:value-type="float">
            <text:p>0.028871</text:p>
          </table:table-cell>
          <table:table-cell office:value-type="float" office:value="0.09935" calcext:value-type="float">
            <text:p>0.0993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629" calcext:value-type="float">
            <text:p>0.112629</text:p>
          </table:table-cell>
          <table:table-cell office:value-type="float" office:value="3.950474" calcext:value-type="float">
            <text:p>3.950474</text:p>
          </table:table-cell>
          <table:table-cell office:value-type="float" office:value="0.624011" calcext:value-type="float">
            <text:p>0.624011</text:p>
          </table:table-cell>
          <table:table-cell office:value-type="float" office:value="1.641218" calcext:value-type="float">
            <text:p>1.641218</text:p>
          </table:table-cell>
          <table:table-cell office:value-type="float" office:value="0.420341" calcext:value-type="float">
            <text:p>0.420341</text:p>
          </table:table-cell>
          <table:table-cell office:value-type="float" office:value="0.135069" calcext:value-type="float">
            <text:p>0.135069</text:p>
          </table:table-cell>
          <table:table-cell office:value-type="float" office:value="2.196628" calcext:value-type="float">
            <text:p>2.196628</text:p>
          </table:table-cell>
          <table:table-cell office:value-type="float" office:value="0.164113" calcext:value-type="float">
            <text:p>0.164113</text:p>
          </table:table-cell>
          <table:table-cell office:value-type="float" office:value="0.099995" calcext:value-type="float">
            <text:p>0.09999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82226" calcext:value-type="float">
            <text:p>0.282226</text:p>
          </table:table-cell>
          <table:table-cell office:value-type="float" office:value="3.77617" calcext:value-type="float">
            <text:p>3.77617</text:p>
          </table:table-cell>
          <table:table-cell office:value-type="float" office:value="0.598725" calcext:value-type="float">
            <text:p>0.598725</text:p>
          </table:table-cell>
          <table:table-cell office:value-type="float" office:value="1.47162" calcext:value-type="float">
            <text:p>1.47162</text:p>
          </table:table-cell>
          <table:table-cell office:value-type="float" office:value="0.567646" calcext:value-type="float">
            <text:p>0.567646</text:p>
          </table:table-cell>
          <table:table-cell office:value-type="float" office:value="-0.016943" calcext:value-type="float">
            <text:p>-0.016943</text:p>
          </table:table-cell>
          <table:table-cell office:value-type="float" office:value="2.022324" calcext:value-type="float">
            <text:p>2.022324</text:p>
          </table:table-cell>
          <table:table-cell office:value-type="float" office:value="0.147305" calcext:value-type="float">
            <text:p>0.147305</text:p>
          </table:table-cell>
          <table:table-cell office:value-type="float" office:value="0.100097" calcext:value-type="float">
            <text:p>0.10009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299" calcext:value-type="float">
            <text:p>1.127299</text:p>
          </table:table-cell>
          <table:table-cell office:value-type="float" office:value="2.926298" calcext:value-type="float">
            <text:p>2.926298</text:p>
          </table:table-cell>
          <table:table-cell office:value-type="float" office:value="0.475437" calcext:value-type="float">
            <text:p>0.475437</text:p>
          </table:table-cell>
          <table:table-cell office:value-type="float" office:value="0.626548" calcext:value-type="float">
            <text:p>0.626548</text:p>
          </table:table-cell>
          <table:table-cell office:value-type="float" office:value="0.630348" calcext:value-type="float">
            <text:p>0.630348</text:p>
          </table:table-cell>
          <table:table-cell office:value-type="float" office:value="-0.084444" calcext:value-type="float">
            <text:p>-0.084444</text:p>
          </table:table-cell>
          <table:table-cell office:value-type="float" office:value="1.172452" calcext:value-type="float">
            <text:p>1.172452</text:p>
          </table:table-cell>
          <table:table-cell office:value-type="float" office:value="0.062702" calcext:value-type="float">
            <text:p>0.062702</text:p>
          </table:table-cell>
          <table:table-cell office:value-type="float" office:value="0.100075" calcext:value-type="float">
            <text:p>0.1000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3126" calcext:value-type="float">
            <text:p>1.353126</text:p>
          </table:table-cell>
          <table:table-cell office:value-type="float" office:value="2.802363" calcext:value-type="float">
            <text:p>2.802363</text:p>
          </table:table-cell>
          <table:table-cell office:value-type="float" office:value="0.457459" calcext:value-type="float">
            <text:p>0.457459</text:p>
          </table:table-cell>
          <table:table-cell office:value-type="float" office:value="0.40072" calcext:value-type="float">
            <text:p>0.40072</text:p>
          </table:table-cell>
          <table:table-cell office:value-type="float" office:value="0.670394" calcext:value-type="float">
            <text:p>0.670394</text:p>
          </table:table-cell>
          <table:table-cell office:value-type="float" office:value="-0.022597" calcext:value-type="float">
            <text:p>-0.022597</text:p>
          </table:table-cell>
          <table:table-cell office:value-type="float" office:value="1.048517" calcext:value-type="float">
            <text:p>1.048517</text:p>
          </table:table-cell>
          <table:table-cell office:value-type="float" office:value="0.040046" calcext:value-type="float">
            <text:p>0.040046</text:p>
          </table:table-cell>
          <table:table-cell office:value-type="float" office:value="0.099935" calcext:value-type="float">
            <text:p>0.09993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843" calcext:value-type="float">
            <text:p>0.78843</text:p>
          </table:table-cell>
          <table:table-cell office:value-type="float" office:value="3.542669" calcext:value-type="float">
            <text:p>3.542669</text:p>
          </table:table-cell>
          <table:table-cell office:value-type="float" office:value="0.564852" calcext:value-type="float">
            <text:p>0.564852</text:p>
          </table:table-cell>
          <table:table-cell office:value-type="float" office:value="0.965416" calcext:value-type="float">
            <text:p>0.965416</text:p>
          </table:table-cell>
          <table:table-cell office:value-type="float" office:value="0.76694" calcext:value-type="float">
            <text:p>0.76694</text:p>
          </table:table-cell>
          <table:table-cell office:value-type="float" office:value="0.056467" calcext:value-type="float">
            <text:p>0.056467</text:p>
          </table:table-cell>
          <table:table-cell office:value-type="float" office:value="1.788823" calcext:value-type="float">
            <text:p>1.788823</text:p>
          </table:table-cell>
          <table:table-cell office:value-type="float" office:value="0.096546" calcext:value-type="float">
            <text:p>0.096546</text:p>
          </table:table-cell>
          <table:table-cell office:value-type="float" office:value="0.100004" calcext:value-type="float">
            <text:p>0.10000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3307" calcext:value-type="float">
            <text:p>0.563307</text:p>
          </table:table-cell>
          <table:table-cell office:value-type="float" office:value="3.853066" calcext:value-type="float">
            <text:p>3.853066</text:p>
          </table:table-cell>
          <table:table-cell office:value-type="float" office:value="0.60988" calcext:value-type="float">
            <text:p>0.60988</text:p>
          </table:table-cell>
          <table:table-cell office:value-type="float" office:value="1.190539" calcext:value-type="float">
            <text:p>1.190539</text:p>
          </table:table-cell>
          <table:table-cell office:value-type="float" office:value="0.886209" calcext:value-type="float">
            <text:p>0.886209</text:p>
          </table:table-cell>
          <table:table-cell office:value-type="float" office:value="0.022472" calcext:value-type="float">
            <text:p>0.022472</text:p>
          </table:table-cell>
          <table:table-cell office:value-type="float" office:value="2.09922" calcext:value-type="float">
            <text:p>2.09922</text:p>
          </table:table-cell>
          <table:table-cell office:value-type="float" office:value="0.119269" calcext:value-type="float">
            <text:p>0.119269</text:p>
          </table:table-cell>
          <table:table-cell office:value-type="float" office:value="0.100181" calcext:value-type="float">
            <text:p>0.10018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8307" calcext:value-type="float">
            <text:p>0.618307</text:p>
          </table:table-cell>
          <table:table-cell office:value-type="float" office:value="3.707317" calcext:value-type="float">
            <text:p>3.707317</text:p>
          </table:table-cell>
          <table:table-cell office:value-type="float" office:value="0.588737" calcext:value-type="float">
            <text:p>0.588737</text:p>
          </table:table-cell>
          <table:table-cell office:value-type="float" office:value="1.135539" calcext:value-type="float">
            <text:p>1.135539</text:p>
          </table:table-cell>
          <table:table-cell office:value-type="float" office:value="0.823441" calcext:value-type="float">
            <text:p>0.823441</text:p>
          </table:table-cell>
          <table:table-cell office:value-type="float" office:value="-0.00551" calcext:value-type="float">
            <text:p>-0.00551</text:p>
          </table:table-cell>
          <table:table-cell office:value-type="float" office:value="1.953471" calcext:value-type="float">
            <text:p>1.953471</text:p>
          </table:table-cell>
          <table:table-cell office:value-type="float" office:value="0.113352" calcext:value-type="float">
            <text:p>0.113352</text:p>
          </table:table-cell>
          <table:table-cell office:value-type="float" office:value="0.099822" calcext:value-type="float">
            <text:p>0.09982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5831" calcext:value-type="float">
            <text:p>1.015831</text:p>
          </table:table-cell>
          <table:table-cell office:value-type="float" office:value="3.237059" calcext:value-type="float">
            <text:p>3.237059</text:p>
          </table:table-cell>
          <table:table-cell office:value-type="float" office:value="0.520518" calcext:value-type="float">
            <text:p>0.520518</text:p>
          </table:table-cell>
          <table:table-cell office:value-type="float" office:value="0.738015" calcext:value-type="float">
            <text:p>0.738015</text:p>
          </table:table-cell>
          <table:table-cell office:value-type="float" office:value="0.784876" calcext:value-type="float">
            <text:p>0.784876</text:p>
          </table:table-cell>
          <table:table-cell office:value-type="float" office:value="-0.039678" calcext:value-type="float">
            <text:p>-0.039678</text:p>
          </table:table-cell>
          <table:table-cell office:value-type="float" office:value="1.483213" calcext:value-type="float">
            <text:p>1.483213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100188" calcext:value-type="float">
            <text:p>0.10018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5" calcext:value-type="float">
            <text:p>1.1275</text:p>
          </table:table-cell>
          <table:table-cell office:value-type="float" office:value="3.277674" calcext:value-type="float">
            <text:p>3.277674</text:p>
          </table:table-cell>
          <table:table-cell office:value-type="float" office:value="0.52641" calcext:value-type="float">
            <text:p>0.52641</text:p>
          </table:table-cell>
          <table:table-cell office:value-type="float" office:value="0.626346" calcext:value-type="float">
            <text:p>0.626346</text:p>
          </table:table-cell>
          <table:table-cell office:value-type="float" office:value="0.908668" calcext:value-type="float">
            <text:p>0.908668</text:p>
          </table:table-cell>
          <table:table-cell office:value-type="float" office:value="-0.011187" calcext:value-type="float">
            <text:p>-0.011187</text:p>
          </table:table-cell>
          <table:table-cell office:value-type="float" office:value="1.523828" calcext:value-type="float">
            <text:p>1.523828</text:p>
          </table:table-cell>
          <table:table-cell office:value-type="float" office:value="0.062524" calcext:value-type="float">
            <text:p>0.062524</text:p>
          </table:table-cell>
          <table:table-cell office:value-type="float" office:value="0.099824" calcext:value-type="float">
            <text:p>0.0998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2472" calcext:value-type="float">
            <text:p>0.902472</text:p>
          </table:table-cell>
          <table:table-cell office:value-type="float" office:value="3.592749" calcext:value-type="float">
            <text:p>3.592749</text:p>
          </table:table-cell>
          <table:table-cell office:value-type="float" office:value="0.572117" calcext:value-type="float">
            <text:p>0.572117</text:p>
          </table:table-cell>
          <table:table-cell office:value-type="float" office:value="0.851375" calcext:value-type="float">
            <text:p>0.851375</text:p>
          </table:table-cell>
          <table:table-cell office:value-type="float" office:value="0.965057" calcext:value-type="float">
            <text:p>0.965057</text:p>
          </table:table-cell>
          <table:table-cell office:value-type="float" office:value="0.022471" calcext:value-type="float">
            <text:p>0.022471</text:p>
          </table:table-cell>
          <table:table-cell office:value-type="float" office:value="1.838902" calcext:value-type="float">
            <text:p>1.838902</text:p>
          </table:table-cell>
          <table:table-cell office:value-type="float" office:value="0.08526" calcext:value-type="float">
            <text:p>0.08526</text:p>
          </table:table-cell>
          <table:table-cell office:value-type="float" office:value="0.100144" calcext:value-type="float">
            <text:p>0.10014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7511" calcext:value-type="float">
            <text:p>0.787511</text:p>
          </table:table-cell>
          <table:table-cell office:value-type="float" office:value="3.629185" calcext:value-type="float">
            <text:p>3.629185</text:p>
          </table:table-cell>
          <table:table-cell office:value-type="float" office:value="0.577403" calcext:value-type="float">
            <text:p>0.577403</text:p>
          </table:table-cell>
          <table:table-cell office:value-type="float" office:value="0.966335" calcext:value-type="float">
            <text:p>0.966335</text:p>
          </table:table-cell>
          <table:table-cell office:value-type="float" office:value="0.897498" calcext:value-type="float">
            <text:p>0.897498</text:p>
          </table:table-cell>
          <table:table-cell office:value-type="float" office:value="0.011505" calcext:value-type="float">
            <text:p>0.011505</text:p>
          </table:table-cell>
          <table:table-cell office:value-type="float" office:value="1.875339" calcext:value-type="float">
            <text:p>1.875339</text:p>
          </table:table-cell>
          <table:table-cell office:value-type="float" office:value="0.096554" calcext:value-type="float">
            <text:p>0.096554</text:p>
          </table:table-cell>
          <table:table-cell office:value-type="float" office:value="0.099918" calcext:value-type="float">
            <text:p>0.09991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594" calcext:value-type="float">
            <text:p>0.84594</text:p>
          </table:table-cell>
          <table:table-cell office:value-type="float" office:value="3.496786" calcext:value-type="float">
            <text:p>3.496786</text:p>
          </table:table-cell>
          <table:table-cell office:value-type="float" office:value="0.558196" calcext:value-type="float">
            <text:p>0.558196</text:p>
          </table:table-cell>
          <table:table-cell office:value-type="float" office:value="0.907906" calcext:value-type="float">
            <text:p>0.907906</text:p>
          </table:table-cell>
          <table:table-cell office:value-type="float" office:value="0.840883" calcext:value-type="float">
            <text:p>0.840883</text:p>
          </table:table-cell>
          <table:table-cell office:value-type="float" office:value="-0.005849" calcext:value-type="float">
            <text:p>-0.005849</text:p>
          </table:table-cell>
          <table:table-cell office:value-type="float" office:value="1.74294" calcext:value-type="float">
            <text:p>1.74294</text:p>
          </table:table-cell>
          <table:table-cell office:value-type="float" office:value="0.09069" calcext:value-type="float">
            <text:p>0.09069</text:p>
          </table:table-cell>
          <table:table-cell office:value-type="float" office:value="0.099889" calcext:value-type="float">
            <text:p>0.09988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9086" calcext:value-type="float">
            <text:p>1.239086</text:p>
          </table:table-cell>
          <table:table-cell office:value-type="float" office:value="3.058823" calcext:value-type="float">
            <text:p>3.058823</text:p>
          </table:table-cell>
          <table:table-cell office:value-type="float" office:value="0.494662" calcext:value-type="float">
            <text:p>0.494662</text:p>
          </table:table-cell>
          <table:table-cell office:value-type="float" office:value="0.51476" calcext:value-type="float">
            <text:p>0.51476</text:p>
          </table:table-cell>
          <table:table-cell office:value-type="float" office:value="0.829586" calcext:value-type="float">
            <text:p>0.829586</text:p>
          </table:table-cell>
          <table:table-cell office:value-type="float" office:value="-0.039369" calcext:value-type="float">
            <text:p>-0.039369</text:p>
          </table:table-cell>
          <table:table-cell office:value-type="float" office:value="1.304977" calcext:value-type="float">
            <text:p>1.304977</text:p>
          </table:table-cell>
          <table:table-cell office:value-type="float" office:value="0.051404" calcext:value-type="float">
            <text:p>0.051404</text:p>
          </table:table-cell>
          <table:table-cell office:value-type="float" office:value="0.099861" calcext:value-type="float">
            <text:p>0.09986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5227" calcext:value-type="float">
            <text:p>1.355227</text:p>
          </table:table-cell>
          <table:table-cell office:value-type="float" office:value="2.970413" calcext:value-type="float">
            <text:p>2.970413</text:p>
          </table:table-cell>
          <table:table-cell office:value-type="float" office:value="0.481837" calcext:value-type="float">
            <text:p>0.481837</text:p>
          </table:table-cell>
          <table:table-cell office:value-type="float" office:value="0.398619" calcext:value-type="float">
            <text:p>0.398619</text:p>
          </table:table-cell>
          <table:table-cell office:value-type="float" office:value="0.829526" calcext:value-type="float">
            <text:p>0.829526</text:p>
          </table:table-cell>
          <table:table-cell office:value-type="float" office:value="-0.011578" calcext:value-type="float">
            <text:p>-0.011578</text:p>
          </table:table-cell>
          <table:table-cell office:value-type="float" office:value="1.216567" calcext:value-type="float">
            <text:p>1.216567</text:p>
          </table:table-cell>
          <table:table-cell office:value-type="float" office:value="0.039986" calcext:value-type="float">
            <text:p>0.039986</text:p>
          </table:table-cell>
          <table:table-cell office:value-type="float" office:value="0.100312" calcext:value-type="float">
            <text:p>0.10031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2292" calcext:value-type="float">
            <text:p>1.012292</text:p>
          </table:table-cell>
          <table:table-cell office:value-type="float" office:value="3.336923" calcext:value-type="float">
            <text:p>3.336923</text:p>
          </table:table-cell>
          <table:table-cell office:value-type="float" office:value="0.535005" calcext:value-type="float">
            <text:p>0.535005</text:p>
          </table:table-cell>
          <table:table-cell office:value-type="float" office:value="0.741554" calcext:value-type="float">
            <text:p>0.741554</text:p>
          </table:table-cell>
          <table:table-cell office:value-type="float" office:value="0.80731" calcext:value-type="float">
            <text:p>0.80731</text:p>
          </table:table-cell>
          <table:table-cell office:value-type="float" office:value="0.034213" calcext:value-type="float">
            <text:p>0.034213</text:p>
          </table:table-cell>
          <table:table-cell office:value-type="float" office:value="1.583077" calcext:value-type="float">
            <text:p>1.583077</text:p>
          </table:table-cell>
          <table:table-cell office:value-type="float" office:value="0.074329" calcext:value-type="float">
            <text:p>0.074329</text:p>
          </table:table-cell>
          <table:table-cell office:value-type="float" office:value="0.100234" calcext:value-type="float">
            <text:p>0.10023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6075" calcext:value-type="float">
            <text:p>0.846075</text:p>
          </table:table-cell>
          <table:table-cell office:value-type="float" office:value="3.45674" calcext:value-type="float">
            <text:p>3.45674</text:p>
          </table:table-cell>
          <table:table-cell office:value-type="float" office:value="0.552387" calcext:value-type="float">
            <text:p>0.552387</text:p>
          </table:table-cell>
          <table:table-cell office:value-type="float" office:value="0.907771" calcext:value-type="float">
            <text:p>0.907771</text:p>
          </table:table-cell>
          <table:table-cell office:value-type="float" office:value="0.77843" calcext:value-type="float">
            <text:p>0.77843</text:p>
          </table:table-cell>
          <table:table-cell office:value-type="float" office:value="0.016693" calcext:value-type="float">
            <text:p>0.016693</text:p>
          </table:table-cell>
          <table:table-cell office:value-type="float" office:value="1.702894" calcext:value-type="float">
            <text:p>1.702894</text:p>
          </table:table-cell>
          <table:table-cell office:value-type="float" office:value="0.090389" calcext:value-type="float">
            <text:p>0.090389</text:p>
          </table:table-cell>
          <table:table-cell office:value-type="float" office:value="0.099573" calcext:value-type="float">
            <text:p>0.09957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8189" calcext:value-type="float">
            <text:p>1.128189</text:p>
          </table:table-cell>
          <table:table-cell office:value-type="float" office:value="3.07892" calcext:value-type="float">
            <text:p>3.07892</text:p>
          </table:table-cell>
          <table:table-cell office:value-type="float" office:value="0.497578" calcext:value-type="float">
            <text:p>0.497578</text:p>
          </table:table-cell>
          <table:table-cell office:value-type="float" office:value="0.625657" calcext:value-type="float">
            <text:p>0.625657</text:p>
          </table:table-cell>
          <table:table-cell office:value-type="float" office:value="0.727633" calcext:value-type="float">
            <text:p>0.727633</text:p>
          </table:table-cell>
          <table:table-cell office:value-type="float" office:value="-0.028216" calcext:value-type="float">
            <text:p>-0.028216</text:p>
          </table:table-cell>
          <table:table-cell office:value-type="float" office:value="1.325074" calcext:value-type="float">
            <text:p>1.325074</text:p>
          </table:table-cell>
          <table:table-cell office:value-type="float" office:value="0.062555" calcext:value-type="float">
            <text:p>0.062555</text:p>
          </table:table-cell>
          <table:table-cell office:value-type="float" office:value="0.099983" calcext:value-type="float">
            <text:p>0.09998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2139" calcext:value-type="float">
            <text:p>1.352139</text:p>
          </table:table-cell>
          <table:table-cell office:value-type="float" office:value="2.827113" calcext:value-type="float">
            <text:p>2.827113</text:p>
          </table:table-cell>
          <table:table-cell office:value-type="float" office:value="0.461049" calcext:value-type="float">
            <text:p>0.461049</text:p>
          </table:table-cell>
          <table:table-cell office:value-type="float" office:value="0.401707" calcext:value-type="float">
            <text:p>0.401707</text:p>
          </table:table-cell>
          <table:table-cell office:value-type="float" office:value="0.693923" calcext:value-type="float">
            <text:p>0.693923</text:p>
          </table:table-cell>
          <table:table-cell office:value-type="float" office:value="-0.022362" calcext:value-type="float">
            <text:p>-0.022362</text:p>
          </table:table-cell>
          <table:table-cell office:value-type="float" office:value="1.073267" calcext:value-type="float">
            <text:p>1.073267</text:p>
          </table:table-cell>
          <table:table-cell office:value-type="float" office:value="0.04023" calcext:value-type="float">
            <text:p>0.04023</text:p>
          </table:table-cell>
          <table:table-cell office:value-type="float" office:value="0.100147" calcext:value-type="float">
            <text:p>0.10014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46247" calcext:value-type="float">
            <text:p>1.446247</text:p>
          </table:table-cell>
          <table:table-cell office:value-type="float" office:value="2.714144" calcext:value-type="float">
            <text:p>2.714144</text:p>
          </table:table-cell>
          <table:table-cell office:value-type="float" office:value="0.444661" calcext:value-type="float">
            <text:p>0.444661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662121" calcext:value-type="float">
            <text:p>0.662121</text:p>
          </table:table-cell>
          <table:table-cell office:value-type="float" office:value="-0.009422" calcext:value-type="float">
            <text:p>-0.009422</text:p>
          </table:table-cell>
          <table:table-cell office:value-type="float" office:value="0.960298" calcext:value-type="float">
            <text:p>0.960298</text:p>
          </table:table-cell>
          <table:table-cell office:value-type="float" office:value="0.030722" calcext:value-type="float">
            <text:p>0.030722</text:p>
          </table:table-cell>
          <table:table-cell office:value-type="float" office:value="0.099878" calcext:value-type="float">
            <text:p>0.099878</text:p>
            <draw:frame table:end-cell-address="right_front_wheel_stats.AB32" table:end-x="29.37pt" table:end-y="12.22pt" draw:z-index="2" draw:style-name="gr1" draw:text-style-name="P1" svg:width="927.55pt" svg:height="88.81pt" svg:x="47.31pt" svg:y="0.26pt">
              <draw:object draw:notify-on-update-of-ranges="right_front_wheel_stats.A2:right_front_wheel_stats.A153 right_front_wheel_stats.H1:right_front_wheel_stats.H1 right_front_wheel_stats.H2:right_front_wheel_stats.H153 right_front_wheel_stats.I1:right_front_wheel_stats.I1 right_front_wheel_stats.I2:right_front_wheel_stats.I15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7077" calcext:value-type="float">
            <text:p>0.97077</text:p>
          </table:table-cell>
          <table:table-cell office:value-type="float" office:value="3.239628" calcext:value-type="float">
            <text:p>3.239628</text:p>
          </table:table-cell>
          <table:table-cell office:value-type="float" office:value="0.520891" calcext:value-type="float">
            <text:p>0.520891</text:p>
          </table:table-cell>
          <table:table-cell office:value-type="float" office:value="0.783076" calcext:value-type="float">
            <text:p>0.783076</text:p>
          </table:table-cell>
          <table:table-cell office:value-type="float" office:value="0.655141" calcext:value-type="float">
            <text:p>0.655141</text:p>
          </table:table-cell>
          <table:table-cell office:value-type="float" office:value="0.047564" calcext:value-type="float">
            <text:p>0.047564</text:p>
          </table:table-cell>
          <table:table-cell office:value-type="float" office:value="1.485781" calcext:value-type="float">
            <text:p>1.485781</text:p>
          </table:table-cell>
          <table:table-cell office:value-type="float" office:value="0.07828" calcext:value-type="float">
            <text:p>0.07828</text:p>
          </table:table-cell>
          <table:table-cell office:value-type="float" office:value="0.099965" calcext:value-type="float">
            <text:p>0.09996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0375" calcext:value-type="float">
            <text:p>0.450375</text:p>
          </table:table-cell>
          <table:table-cell office:value-type="float" office:value="3.798598" calcext:value-type="float">
            <text:p>3.798598</text:p>
          </table:table-cell>
          <table:table-cell office:value-type="float" office:value="0.601979" calcext:value-type="float">
            <text:p>0.601979</text:p>
          </table:table-cell>
          <table:table-cell office:value-type="float" office:value="1.303471" calcext:value-type="float">
            <text:p>1.303471</text:p>
          </table:table-cell>
          <table:table-cell office:value-type="float" office:value="0.689444" calcext:value-type="float">
            <text:p>0.689444</text:p>
          </table:table-cell>
          <table:table-cell office:value-type="float" office:value="0.051836" calcext:value-type="float">
            <text:p>0.051836</text:p>
          </table:table-cell>
          <table:table-cell office:value-type="float" office:value="2.044752" calcext:value-type="float">
            <text:p>2.044752</text:p>
          </table:table-cell>
          <table:table-cell office:value-type="float" office:value="0.130858" calcext:value-type="float">
            <text:p>0.130858</text:p>
          </table:table-cell>
          <table:table-cell office:value-type="float" office:value="0.100392" calcext:value-type="float">
            <text:p>0.10039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6873" calcext:value-type="float">
            <text:p>0.676873</text:p>
          </table:table-cell>
          <table:table-cell office:value-type="float" office:value="3.514535" calcext:value-type="float">
            <text:p>3.514535</text:p>
          </table:table-cell>
          <table:table-cell office:value-type="float" office:value="0.560771" calcext:value-type="float">
            <text:p>0.560771</text:p>
          </table:table-cell>
          <table:table-cell office:value-type="float" office:value="1.076973" calcext:value-type="float">
            <text:p>1.076973</text:p>
          </table:table-cell>
          <table:table-cell office:value-type="float" office:value="0.706381" calcext:value-type="float">
            <text:p>0.706381</text:p>
          </table:table-cell>
          <table:table-cell office:value-type="float" office:value="-0.022665" calcext:value-type="float">
            <text:p>-0.022665</text:p>
          </table:table-cell>
          <table:table-cell office:value-type="float" office:value="1.760689" calcext:value-type="float">
            <text:p>1.760689</text:p>
          </table:table-cell>
          <table:table-cell office:value-type="float" office:value="0.107626" calcext:value-type="float">
            <text:p>0.107626</text:p>
          </table:table-cell>
          <table:table-cell office:value-type="float" office:value="0.099934" calcext:value-type="float">
            <text:p>0.09993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5768" calcext:value-type="float">
            <text:p>1.125768</text:p>
          </table:table-cell>
          <table:table-cell office:value-type="float" office:value="3.054916" calcext:value-type="float">
            <text:p>3.054916</text:p>
          </table:table-cell>
          <table:table-cell office:value-type="float" office:value="0.494096" calcext:value-type="float">
            <text:p>0.494096</text:p>
          </table:table-cell>
          <table:table-cell office:value-type="float" office:value="0.628078" calcext:value-type="float">
            <text:p>0.628078</text:p>
          </table:table-cell>
          <table:table-cell office:value-type="float" office:value="0.717841" calcext:value-type="float">
            <text:p>0.717841</text:p>
          </table:table-cell>
          <table:table-cell office:value-type="float" office:value="-0.044849" calcext:value-type="float">
            <text:p>-0.044849</text:p>
          </table:table-cell>
          <table:table-cell office:value-type="float" office:value="1.301069" calcext:value-type="float">
            <text:p>1.301069</text:p>
          </table:table-cell>
          <table:table-cell office:value-type="float" office:value="0.062864" calcext:value-type="float">
            <text:p>0.062864</text:p>
          </table:table-cell>
          <table:table-cell office:value-type="float" office:value="0.10009" calcext:value-type="float">
            <text:p>0.1000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6209" calcext:value-type="float">
            <text:p>1.066209</text:p>
          </table:table-cell>
          <table:table-cell office:value-type="float" office:value="3.193959" calcext:value-type="float">
            <text:p>3.193959</text:p>
          </table:table-cell>
          <table:table-cell office:value-type="float" office:value="0.514266" calcext:value-type="float">
            <text:p>0.514266</text:p>
          </table:table-cell>
          <table:table-cell office:value-type="float" office:value="0.687637" calcext:value-type="float">
            <text:p>0.687637</text:p>
          </table:table-cell>
          <table:table-cell office:value-type="float" office:value="0.746511" calcext:value-type="float">
            <text:p>0.746511</text:p>
          </table:table-cell>
          <table:table-cell office:value-type="float" office:value="0.005965" calcext:value-type="float">
            <text:p>0.005965</text:p>
          </table:table-cell>
          <table:table-cell office:value-type="float" office:value="1.440113" calcext:value-type="float">
            <text:p>1.440113</text:p>
          </table:table-cell>
          <table:table-cell office:value-type="float" office:value="0.068656" calcext:value-type="float">
            <text:p>0.068656</text:p>
          </table:table-cell>
          <table:table-cell office:value-type="float" office:value="0.099844" calcext:value-type="float">
            <text:p>0.09984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3958" calcext:value-type="float">
            <text:p>0.783958</text:p>
          </table:table-cell>
          <table:table-cell office:value-type="float" office:value="3.521088" calcext:value-type="float">
            <text:p>3.521088</text:p>
          </table:table-cell>
          <table:table-cell office:value-type="float" office:value="0.561721" calcext:value-type="float">
            <text:p>0.561721</text:p>
          </table:table-cell>
          <table:table-cell office:value-type="float" office:value="0.969888" calcext:value-type="float">
            <text:p>0.969888</text:p>
          </table:table-cell>
          <table:table-cell office:value-type="float" office:value="0.769111" calcext:value-type="float">
            <text:p>0.769111</text:p>
          </table:table-cell>
          <table:table-cell office:value-type="float" office:value="0.028242" calcext:value-type="float">
            <text:p>0.028242</text:p>
          </table:table-cell>
          <table:table-cell office:value-type="float" office:value="1.767242" calcext:value-type="float">
            <text:p>1.767242</text:p>
          </table:table-cell>
          <table:table-cell office:value-type="float" office:value="0.096929" calcext:value-type="float">
            <text:p>0.096929</text:p>
          </table:table-cell>
          <table:table-cell office:value-type="float" office:value="0.099939" calcext:value-type="float">
            <text:p>0.09993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42149" calcext:value-type="float">
            <text:p>0.342149</text:p>
          </table:table-cell>
          <table:table-cell office:value-type="float" office:value="4.029543" calcext:value-type="float">
            <text:p>4.029543</text:p>
          </table:table-cell>
          <table:table-cell office:value-type="float" office:value="0.635481" calcext:value-type="float">
            <text:p>0.635481</text:p>
          </table:table-cell>
          <table:table-cell office:value-type="float" office:value="1.411697" calcext:value-type="float">
            <text:p>1.411697</text:p>
          </table:table-cell>
          <table:table-cell office:value-type="float" office:value="0.819786" calcext:value-type="float">
            <text:p>0.819786</text:p>
          </table:table-cell>
          <table:table-cell office:value-type="float" office:value="0.044214" calcext:value-type="float">
            <text:p>0.044214</text:p>
          </table:table-cell>
          <table:table-cell office:value-type="float" office:value="2.275697" calcext:value-type="float">
            <text:p>2.275697</text:p>
          </table:table-cell>
          <table:table-cell office:value-type="float" office:value="0.141064" calcext:value-type="float">
            <text:p>0.141064</text:p>
          </table:table-cell>
          <table:table-cell office:value-type="float" office:value="0.099925" calcext:value-type="float">
            <text:p>0.09992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29862" calcext:value-type="float">
            <text:p>0.729862</text:p>
          </table:table-cell>
          <table:table-cell office:value-type="float" office:value="3.598657" calcext:value-type="float">
            <text:p>3.598657</text:p>
          </table:table-cell>
          <table:table-cell office:value-type="float" office:value="0.572974" calcext:value-type="float">
            <text:p>0.572974</text:p>
          </table:table-cell>
          <table:table-cell office:value-type="float" office:value="1.023984" calcext:value-type="float">
            <text:p>1.023984</text:p>
          </table:table-cell>
          <table:table-cell office:value-type="float" office:value="0.859607" calcext:value-type="float">
            <text:p>0.859607</text:p>
          </table:table-cell>
          <table:table-cell office:value-type="float" office:value="-0.03878" calcext:value-type="float">
            <text:p>-0.03878</text:p>
          </table:table-cell>
          <table:table-cell office:value-type="float" office:value="1.844811" calcext:value-type="float">
            <text:p>1.844811</text:p>
          </table:table-cell>
          <table:table-cell office:value-type="float" office:value="0.102376" calcext:value-type="float">
            <text:p>0.102376</text:p>
          </table:table-cell>
          <table:table-cell office:value-type="float" office:value="0.099978" calcext:value-type="float">
            <text:p>0.09997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3887" calcext:value-type="float">
            <text:p>1.073887</text:p>
          </table:table-cell>
          <table:table-cell office:value-type="float" office:value="3.286747" calcext:value-type="float">
            <text:p>3.286747</text:p>
          </table:table-cell>
          <table:table-cell office:value-type="float" office:value="0.527726" calcext:value-type="float">
            <text:p>0.527726</text:p>
          </table:table-cell>
          <table:table-cell office:value-type="float" office:value="0.67996" calcext:value-type="float">
            <text:p>0.67996</text:p>
          </table:table-cell>
          <table:table-cell office:value-type="float" office:value="0.887354" calcext:value-type="float">
            <text:p>0.887354</text:p>
          </table:table-cell>
          <table:table-cell office:value-type="float" office:value="-0.034412" calcext:value-type="float">
            <text:p>-0.034412</text:p>
          </table:table-cell>
          <table:table-cell office:value-type="float" office:value="1.532901" calcext:value-type="float">
            <text:p>1.532901</text:p>
          </table:table-cell>
          <table:table-cell office:value-type="float" office:value="0.067977" calcext:value-type="float">
            <text:p>0.067977</text:p>
          </table:table-cell>
          <table:table-cell office:value-type="float" office:value="0.099972" calcext:value-type="float">
            <text:p>0.09997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6269" calcext:value-type="float">
            <text:p>1.406269</text:p>
          </table:table-cell>
          <table:table-cell office:value-type="float" office:value="2.959874" calcext:value-type="float">
            <text:p>2.959874</text:p>
          </table:table-cell>
          <table:table-cell office:value-type="float" office:value="0.480308" calcext:value-type="float">
            <text:p>0.480308</text:p>
          </table:table-cell>
          <table:table-cell office:value-type="float" office:value="0.347577" calcext:value-type="float">
            <text:p>0.347577</text:p>
          </table:table-cell>
          <table:table-cell office:value-type="float" office:value="0.891543" calcext:value-type="float">
            <text:p>0.891543</text:p>
          </table:table-cell>
          <table:table-cell office:value-type="float" office:value="-0.033092" calcext:value-type="float">
            <text:p>-0.033092</text:p>
          </table:table-cell>
          <table:table-cell office:value-type="float" office:value="1.206028" calcext:value-type="float">
            <text:p>1.206028</text:p>
          </table:table-cell>
          <table:table-cell office:value-type="float" office:value="0.034912" calcext:value-type="float">
            <text:p>0.034912</text:p>
          </table:table-cell>
          <table:table-cell office:value-type="float" office:value="0.100443" calcext:value-type="float">
            <text:p>0.10044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9389" calcext:value-type="float">
            <text:p>1.129389</text:p>
          </table:table-cell>
          <table:table-cell office:value-type="float" office:value="3.28158" calcext:value-type="float">
            <text:p>3.28158</text:p>
          </table:table-cell>
          <table:table-cell office:value-type="float" office:value="0.526977" calcext:value-type="float">
            <text:p>0.526977</text:p>
          </table:table-cell>
          <table:table-cell office:value-type="float" office:value="0.624458" calcext:value-type="float">
            <text:p>0.624458</text:p>
          </table:table-cell>
          <table:table-cell office:value-type="float" office:value="0.875492" calcext:value-type="float">
            <text:p>0.875492</text:p>
          </table:table-cell>
          <table:table-cell office:value-type="float" office:value="0.027784" calcext:value-type="float">
            <text:p>0.027784</text:p>
          </table:table-cell>
          <table:table-cell office:value-type="float" office:value="1.527734" calcext:value-type="float">
            <text:p>1.527734</text:p>
          </table:table-cell>
          <table:table-cell office:value-type="float" office:value="0.062229" calcext:value-type="float">
            <text:p>0.062229</text:p>
          </table:table-cell>
          <table:table-cell office:value-type="float" office:value="0.099653" calcext:value-type="float">
            <text:p>0.09965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768" calcext:value-type="float">
            <text:p>0.901768</text:p>
          </table:table-cell>
          <table:table-cell office:value-type="float" office:value="3.458515" calcext:value-type="float">
            <text:p>3.458515</text:p>
          </table:table-cell>
          <table:table-cell office:value-type="float" office:value="0.552644" calcext:value-type="float">
            <text:p>0.552644</text:p>
          </table:table-cell>
          <table:table-cell office:value-type="float" office:value="0.852078" calcext:value-type="float">
            <text:p>0.852078</text:p>
          </table:table-cell>
          <table:table-cell office:value-type="float" office:value="0.829824" calcext:value-type="float">
            <text:p>0.829824</text:p>
          </table:table-cell>
          <table:table-cell office:value-type="float" office:value="0.022767" calcext:value-type="float">
            <text:p>0.022767</text:p>
          </table:table-cell>
          <table:table-cell office:value-type="float" office:value="1.704669" calcext:value-type="float">
            <text:p>1.704669</text:p>
          </table:table-cell>
          <table:table-cell office:value-type="float" office:value="0.08519" calcext:value-type="float">
            <text:p>0.08519</text:p>
          </table:table-cell>
          <table:table-cell office:value-type="float" office:value="0.099979" calcext:value-type="float">
            <text:p>0.09997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0334" calcext:value-type="float">
            <text:p>1.070334</text:p>
          </table:table-cell>
          <table:table-cell office:value-type="float" office:value="3.211305" calcext:value-type="float">
            <text:p>3.211305</text:p>
          </table:table-cell>
          <table:table-cell office:value-type="float" office:value="0.516782" calcext:value-type="float">
            <text:p>0.516782</text:p>
          </table:table-cell>
          <table:table-cell office:value-type="float" office:value="0.683512" calcext:value-type="float">
            <text:p>0.683512</text:p>
          </table:table-cell>
          <table:table-cell office:value-type="float" office:value="0.790753" calcext:value-type="float">
            <text:p>0.790753</text:p>
          </table:table-cell>
          <table:table-cell office:value-type="float" office:value="-0.016806" calcext:value-type="float">
            <text:p>-0.016806</text:p>
          </table:table-cell>
          <table:table-cell office:value-type="float" office:value="1.457459" calcext:value-type="float">
            <text:p>1.457459</text:p>
          </table:table-cell>
          <table:table-cell office:value-type="float" office:value="0.068556" calcext:value-type="float">
            <text:p>0.068556</text:p>
          </table:table-cell>
          <table:table-cell office:value-type="float" office:value="0.100299" calcext:value-type="float">
            <text:p>0.10029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2293" calcext:value-type="float">
            <text:p>1.182293</text:p>
          </table:table-cell>
          <table:table-cell office:value-type="float" office:value="3.099093" calcext:value-type="float">
            <text:p>3.099093</text:p>
          </table:table-cell>
          <table:table-cell office:value-type="float" office:value="0.500504" calcext:value-type="float">
            <text:p>0.500504</text:p>
          </table:table-cell>
          <table:table-cell office:value-type="float" office:value="0.571553" calcext:value-type="float">
            <text:p>0.571553</text:p>
          </table:table-cell>
          <table:table-cell office:value-type="float" office:value="0.784915" calcext:value-type="float">
            <text:p>0.784915</text:p>
          </table:table-cell>
          <table:table-cell office:value-type="float" office:value="-0.011221" calcext:value-type="float">
            <text:p>-0.011221</text:p>
          </table:table-cell>
          <table:table-cell office:value-type="float" office:value="1.345246" calcext:value-type="float">
            <text:p>1.345246</text:p>
          </table:table-cell>
          <table:table-cell office:value-type="float" office:value="0.057026" calcext:value-type="float">
            <text:p>0.057026</text:p>
          </table:table-cell>
          <table:table-cell office:value-type="float" office:value="0.099774" calcext:value-type="float">
            <text:p>0.09977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41109" calcext:value-type="float">
            <text:p>1.241109</text:p>
          </table:table-cell>
          <table:table-cell office:value-type="float" office:value="3.028313" calcext:value-type="float">
            <text:p>3.028313</text:p>
          </table:table-cell>
          <table:table-cell office:value-type="float" office:value="0.490236" calcext:value-type="float">
            <text:p>0.490236</text:p>
          </table:table-cell>
          <table:table-cell office:value-type="float" office:value="0.512737" calcext:value-type="float">
            <text:p>0.512737</text:p>
          </table:table-cell>
          <table:table-cell office:value-type="float" office:value="0.767603" calcext:value-type="float">
            <text:p>0.767603</text:p>
          </table:table-cell>
          <table:table-cell office:value-type="float" office:value="-0.005874" calcext:value-type="float">
            <text:p>-0.005874</text:p>
          </table:table-cell>
          <table:table-cell office:value-type="float" office:value="1.274466" calcext:value-type="float">
            <text:p>1.274466</text:p>
          </table:table-cell>
          <table:table-cell office:value-type="float" office:value="0.051344" calcext:value-type="float">
            <text:p>0.051344</text:p>
          </table:table-cell>
          <table:table-cell office:value-type="float" office:value="0.100137" calcext:value-type="float">
            <text:p>0.10013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6291" calcext:value-type="float">
            <text:p>1.296291</text:p>
          </table:table-cell>
          <table:table-cell office:value-type="float" office:value="2.922193" calcext:value-type="float">
            <text:p>2.922193</text:p>
          </table:table-cell>
          <table:table-cell office:value-type="float" office:value="0.474842" calcext:value-type="float">
            <text:p>0.474842</text:p>
          </table:table-cell>
          <table:table-cell office:value-type="float" office:value="0.457555" calcext:value-type="float">
            <text:p>0.457555</text:p>
          </table:table-cell>
          <table:table-cell office:value-type="float" office:value="0.716323" calcext:value-type="float">
            <text:p>0.716323</text:p>
          </table:table-cell>
          <table:table-cell office:value-type="float" office:value="-0.005531" calcext:value-type="float">
            <text:p>-0.005531</text:p>
          </table:table-cell>
          <table:table-cell office:value-type="float" office:value="1.168347" calcext:value-type="float">
            <text:p>1.168347</text:p>
          </table:table-cell>
          <table:table-cell office:value-type="float" office:value="0.04565" calcext:value-type="float">
            <text:p>0.04565</text:p>
          </table:table-cell>
          <table:table-cell office:value-type="float" office:value="0.09977" calcext:value-type="float">
            <text:p>0.0997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808" calcext:value-type="float">
            <text:p>0.95808</text:p>
          </table:table-cell>
          <table:table-cell office:value-type="float" office:value="3.238227" calcext:value-type="float">
            <text:p>3.238227</text:p>
          </table:table-cell>
          <table:table-cell office:value-type="float" office:value="0.520688" calcext:value-type="float">
            <text:p>0.520688</text:p>
          </table:table-cell>
          <table:table-cell office:value-type="float" office:value="0.795766" calcext:value-type="float">
            <text:p>0.795766</text:p>
          </table:table-cell>
          <table:table-cell office:value-type="float" office:value="0.654764" calcext:value-type="float">
            <text:p>0.654764</text:p>
          </table:table-cell>
          <table:table-cell office:value-type="float" office:value="0.033852" calcext:value-type="float">
            <text:p>0.033852</text:p>
          </table:table-cell>
          <table:table-cell office:value-type="float" office:value="1.484381" calcext:value-type="float">
            <text:p>1.484381</text:p>
          </table:table-cell>
          <table:table-cell office:value-type="float" office:value="0.079504" calcext:value-type="float">
            <text:p>0.079504</text:p>
          </table:table-cell>
          <table:table-cell office:value-type="float" office:value="0.099909" calcext:value-type="float">
            <text:p>0.09990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825" calcext:value-type="float">
            <text:p>0.78825</text:p>
          </table:table-cell>
          <table:table-cell office:value-type="float" office:value="3.38544" calcext:value-type="float">
            <text:p>3.38544</text:p>
          </table:table-cell>
          <table:table-cell office:value-type="float" office:value="0.542043" calcext:value-type="float">
            <text:p>0.542043</text:p>
          </table:table-cell>
          <table:table-cell office:value-type="float" office:value="0.965596" calcext:value-type="float">
            <text:p>0.965596</text:p>
          </table:table-cell>
          <table:table-cell office:value-type="float" office:value="0.649029" calcext:value-type="float">
            <text:p>0.649029</text:p>
          </table:table-cell>
          <table:table-cell office:value-type="float" office:value="0.016969" calcext:value-type="float">
            <text:p>0.016969</text:p>
          </table:table-cell>
          <table:table-cell office:value-type="float" office:value="1.631594" calcext:value-type="float">
            <text:p>1.631594</text:p>
          </table:table-cell>
          <table:table-cell office:value-type="float" office:value="0.096642" calcext:value-type="float">
            <text:p>0.096642</text:p>
          </table:table-cell>
          <table:table-cell office:value-type="float" office:value="0.100085" calcext:value-type="float">
            <text:p>0.10008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94228" calcext:value-type="float">
            <text:p>0.894228</text:p>
          </table:table-cell>
          <table:table-cell office:value-type="float" office:value="3.269826" calcext:value-type="float">
            <text:p>3.269826</text:p>
          </table:table-cell>
          <table:table-cell office:value-type="float" office:value="0.525272" calcext:value-type="float">
            <text:p>0.525272</text:p>
          </table:table-cell>
          <table:table-cell office:value-type="float" office:value="0.859618" calcext:value-type="float">
            <text:p>0.859618</text:p>
          </table:table-cell>
          <table:table-cell office:value-type="float" office:value="0.666965" calcext:value-type="float">
            <text:p>0.666965</text:p>
          </table:table-cell>
          <table:table-cell office:value-type="float" office:value="-0.010604" calcext:value-type="float">
            <text:p>-0.010604</text:p>
          </table:table-cell>
          <table:table-cell office:value-type="float" office:value="1.51598" calcext:value-type="float">
            <text:p>1.51598</text:p>
          </table:table-cell>
          <table:table-cell office:value-type="float" office:value="0.085913" calcext:value-type="float">
            <text:p>0.085913</text:p>
          </table:table-cell>
          <table:table-cell office:value-type="float" office:value="0.099943" calcext:value-type="float">
            <text:p>0.09994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50057" calcext:value-type="float">
            <text:p>1.250057</text:p>
          </table:table-cell>
          <table:table-cell office:value-type="float" office:value="2.904406" calcext:value-type="float">
            <text:p>2.904406</text:p>
          </table:table-cell>
          <table:table-cell office:value-type="float" office:value="0.472262" calcext:value-type="float">
            <text:p>0.472262</text:p>
          </table:table-cell>
          <table:table-cell office:value-type="float" office:value="0.503789" calcext:value-type="float">
            <text:p>0.503789</text:p>
          </table:table-cell>
          <table:table-cell office:value-type="float" office:value="0.682386" calcext:value-type="float">
            <text:p>0.682386</text:p>
          </table:table-cell>
          <table:table-cell office:value-type="float" office:value="-0.035616" calcext:value-type="float">
            <text:p>-0.035616</text:p>
          </table:table-cell>
          <table:table-cell office:value-type="float" office:value="1.15056" calcext:value-type="float">
            <text:p>1.15056</text:p>
          </table:table-cell>
          <table:table-cell office:value-type="float" office:value="0.050333" calcext:value-type="float">
            <text:p>0.050333</text:p>
          </table:table-cell>
          <table:table-cell office:value-type="float" office:value="0.099908" calcext:value-type="float">
            <text:p>0.09990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41183" calcext:value-type="float">
            <text:p>1.241183</text:p>
          </table:table-cell>
          <table:table-cell office:value-type="float" office:value="2.938844" calcext:value-type="float">
            <text:p>2.938844</text:p>
          </table:table-cell>
          <table:table-cell office:value-type="float" office:value="0.477257" calcext:value-type="float">
            <text:p>0.477257</text:p>
          </table:table-cell>
          <table:table-cell office:value-type="float" office:value="0.512663" calcext:value-type="float">
            <text:p>0.512663</text:p>
          </table:table-cell>
          <table:table-cell office:value-type="float" office:value="0.671447" calcext:value-type="float">
            <text:p>0.671447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1.184997" calcext:value-type="float">
            <text:p>1.184997</text:p>
          </table:table-cell>
          <table:table-cell office:value-type="float" office:value="0.05129" calcext:value-type="float">
            <text:p>0.05129</text:p>
          </table:table-cell>
          <table:table-cell office:value-type="float" office:value="0.100046" calcext:value-type="float">
            <text:p>0.10004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6656" calcext:value-type="float">
            <text:p>0.506656</text:p>
          </table:table-cell>
          <table:table-cell office:value-type="float" office:value="3.785747" calcext:value-type="float">
            <text:p>3.785747</text:p>
          </table:table-cell>
          <table:table-cell office:value-type="float" office:value="0.600114" calcext:value-type="float">
            <text:p>0.600114</text:p>
          </table:table-cell>
          <table:table-cell office:value-type="float" office:value="1.24719" calcext:value-type="float">
            <text:p>1.24719</text:p>
          </table:table-cell>
          <table:table-cell office:value-type="float" office:value="0.711656" calcext:value-type="float">
            <text:p>0.711656</text:p>
          </table:table-cell>
          <table:table-cell office:value-type="float" office:value="0.073055" calcext:value-type="float">
            <text:p>0.073055</text:p>
          </table:table-cell>
          <table:table-cell office:value-type="float" office:value="2.031901" calcext:value-type="float">
            <text:p>2.031901</text:p>
          </table:table-cell>
          <table:table-cell office:value-type="float" office:value="0.125399" calcext:value-type="float">
            <text:p>0.125399</text:p>
          </table:table-cell>
          <table:table-cell office:value-type="float" office:value="0.100545" calcext:value-type="float">
            <text:p>0.10054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81963" calcext:value-type="float">
            <text:p>0.281963</text:p>
          </table:table-cell>
          <table:table-cell office:value-type="float" office:value="4.037879" calcext:value-type="float">
            <text:p>4.037879</text:p>
          </table:table-cell>
          <table:table-cell office:value-type="float" office:value="0.63669" calcext:value-type="float">
            <text:p>0.63669</text:p>
          </table:table-cell>
          <table:table-cell office:value-type="float" office:value="1.471883" calcext:value-type="float">
            <text:p>1.471883</text:p>
          </table:table-cell>
          <table:table-cell office:value-type="float" office:value="0.78957" calcext:value-type="float">
            <text:p>0.78957</text:p>
          </table:table-cell>
          <table:table-cell office:value-type="float" office:value="0.022579" calcext:value-type="float">
            <text:p>0.022579</text:p>
          </table:table-cell>
          <table:table-cell office:value-type="float" office:value="2.284033" calcext:value-type="float">
            <text:p>2.284033</text:p>
          </table:table-cell>
          <table:table-cell office:value-type="float" office:value="0.14647" calcext:value-type="float">
            <text:p>0.14647</text:p>
          </table:table-cell>
          <table:table-cell office:value-type="float" office:value="0.099512" calcext:value-type="float">
            <text:p>0.09951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398" calcext:value-type="float">
            <text:p>0.67398</text:p>
          </table:table-cell>
          <table:table-cell office:value-type="float" office:value="3.635579" calcext:value-type="float">
            <text:p>3.635579</text:p>
          </table:table-cell>
          <table:table-cell office:value-type="float" office:value="0.57833" calcext:value-type="float">
            <text:p>0.57833</text:p>
          </table:table-cell>
          <table:table-cell office:value-type="float" office:value="1.079867" calcext:value-type="float">
            <text:p>1.079867</text:p>
          </table:table-cell>
          <table:table-cell office:value-type="float" office:value="0.840925" calcext:value-type="float">
            <text:p>0.840925</text:p>
          </table:table-cell>
          <table:table-cell office:value-type="float" office:value="-0.039059" calcext:value-type="float">
            <text:p>-0.039059</text:p>
          </table:table-cell>
          <table:table-cell office:value-type="float" office:value="1.881733" calcext:value-type="float">
            <text:p>1.881733</text:p>
          </table:table-cell>
          <table:table-cell office:value-type="float" office:value="0.108381" calcext:value-type="float">
            <text:p>0.108381</text:p>
          </table:table-cell>
          <table:table-cell office:value-type="float" office:value="0.100365" calcext:value-type="float">
            <text:p>0.10036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24584" calcext:value-type="float">
            <text:p>1.524584</text:p>
          </table:table-cell>
          <table:table-cell office:value-type="float" office:value="2.709611" calcext:value-type="float">
            <text:p>2.709611</text:p>
          </table:table-cell>
          <table:table-cell office:value-type="float" office:value="0.444004" calcext:value-type="float">
            <text:p>0.444004</text:p>
          </table:table-cell>
          <table:table-cell office:value-type="float" office:value="0.229263" calcext:value-type="float">
            <text:p>0.229263</text:p>
          </table:table-cell>
          <table:table-cell office:value-type="float" office:value="0.812308" calcext:value-type="float">
            <text:p>0.812308</text:p>
          </table:table-cell>
          <table:table-cell office:value-type="float" office:value="-0.085806" calcext:value-type="float">
            <text:p>-0.085806</text:p>
          </table:table-cell>
          <table:table-cell office:value-type="float" office:value="0.955764" calcext:value-type="float">
            <text:p>0.955764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99131" calcext:value-type="float">
            <text:p>0.09913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9974" calcext:value-type="float">
            <text:p>1.579974</text:p>
          </table:table-cell>
          <table:table-cell office:value-type="float" office:value="2.706359" calcext:value-type="float">
            <text:p>2.706359</text:p>
          </table:table-cell>
          <table:table-cell office:value-type="float" office:value="0.443532" calcext:value-type="float">
            <text:p>0.443532</text:p>
          </table:table-cell>
          <table:table-cell office:value-type="float" office:value="0.173872" calcext:value-type="float">
            <text:p>0.173872</text:p>
          </table:table-cell>
          <table:table-cell office:value-type="float" office:value="0.784147" calcext:value-type="float">
            <text:p>0.784147</text:p>
          </table:table-cell>
          <table:table-cell office:value-type="float" office:value="-0.005507" calcext:value-type="float">
            <text:p>-0.005507</text:p>
          </table:table-cell>
          <table:table-cell office:value-type="float" office:value="0.952513" calcext:value-type="float">
            <text:p>0.952513</text:p>
          </table:table-cell>
          <table:table-cell office:value-type="float" office:value="0.017489" calcext:value-type="float">
            <text:p>0.017489</text:p>
          </table:table-cell>
          <table:table-cell office:value-type="float" office:value="0.100588" calcext:value-type="float">
            <text:p>0.10058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5043" calcext:value-type="float">
            <text:p>0.955043</text:p>
          </table:table-cell>
          <table:table-cell office:value-type="float" office:value="3.399685" calcext:value-type="float">
            <text:p>3.399685</text:p>
          </table:table-cell>
          <table:table-cell office:value-type="float" office:value="0.54411" calcext:value-type="float">
            <text:p>0.54411</text:p>
          </table:table-cell>
          <table:table-cell office:value-type="float" office:value="0.798804" calcext:value-type="float">
            <text:p>0.798804</text:p>
          </table:table-cell>
          <table:table-cell office:value-type="float" office:value="0.784608" calcext:value-type="float">
            <text:p>0.784608</text:p>
          </table:table-cell>
          <table:table-cell office:value-type="float" office:value="0.062427" calcext:value-type="float">
            <text:p>0.062427</text:p>
          </table:table-cell>
          <table:table-cell office:value-type="float" office:value="1.645839" calcext:value-type="float">
            <text:p>1.645839</text:p>
          </table:table-cell>
          <table:table-cell office:value-type="float" office:value="0.079965" calcext:value-type="float">
            <text:p>0.079965</text:p>
          </table:table-cell>
          <table:table-cell office:value-type="float" office:value="0.100106" calcext:value-type="float">
            <text:p>0.10010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5324" calcext:value-type="float">
            <text:p>0.565324</text:p>
          </table:table-cell>
          <table:table-cell office:value-type="float" office:value="3.788109" calcext:value-type="float">
            <text:p>3.788109</text:p>
          </table:table-cell>
          <table:table-cell office:value-type="float" office:value="0.600457" calcext:value-type="float">
            <text:p>0.600457</text:p>
          </table:table-cell>
          <table:table-cell office:value-type="float" office:value="1.188522" calcext:value-type="float">
            <text:p>1.188522</text:p>
          </table:table-cell>
          <table:table-cell office:value-type="float" office:value="0.806744" calcext:value-type="float">
            <text:p>0.806744</text:p>
          </table:table-cell>
          <table:table-cell office:value-type="float" office:value="0.038996" calcext:value-type="float">
            <text:p>0.038996</text:p>
          </table:table-cell>
          <table:table-cell office:value-type="float" office:value="2.034263" calcext:value-type="float">
            <text:p>2.034263</text:p>
          </table:table-cell>
          <table:table-cell office:value-type="float" office:value="0.118777" calcext:value-type="float">
            <text:p>0.118777</text:p>
          </table:table-cell>
          <table:table-cell office:value-type="float" office:value="0.099937" calcext:value-type="float">
            <text:p>0.09993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8174" calcext:value-type="float">
            <text:p>0.958174</text:p>
          </table:table-cell>
          <table:table-cell office:value-type="float" office:value="3.310859" calcext:value-type="float">
            <text:p>3.310859</text:p>
          </table:table-cell>
          <table:table-cell office:value-type="float" office:value="0.531224" calcext:value-type="float">
            <text:p>0.531224</text:p>
          </table:table-cell>
          <table:table-cell office:value-type="float" office:value="0.795672" calcext:value-type="float">
            <text:p>0.795672</text:p>
          </table:table-cell>
          <table:table-cell office:value-type="float" office:value="0.800551" calcext:value-type="float">
            <text:p>0.800551</text:p>
          </table:table-cell>
          <table:table-cell office:value-type="float" office:value="-0.03921" calcext:value-type="float">
            <text:p>-0.03921</text:p>
          </table:table-cell>
          <table:table-cell office:value-type="float" office:value="1.557013" calcext:value-type="float">
            <text:p>1.557013</text:p>
          </table:table-cell>
          <table:table-cell office:value-type="float" office:value="0.07972" calcext:value-type="float">
            <text:p>0.07972</text:p>
          </table:table-cell>
          <table:table-cell office:value-type="float" office:value="0.100192" calcext:value-type="float">
            <text:p>0.10019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93527" calcext:value-type="float">
            <text:p>1.393527</text:p>
          </table:table-cell>
          <table:table-cell office:value-type="float" office:value="2.856841" calcext:value-type="float">
            <text:p>2.856841</text:p>
          </table:table-cell>
          <table:table-cell office:value-type="float" office:value="0.465362" calcext:value-type="float">
            <text:p>0.465362</text:p>
          </table:table-cell>
          <table:table-cell office:value-type="float" office:value="0.360319" calcext:value-type="float">
            <text:p>0.360319</text:p>
          </table:table-cell>
          <table:table-cell office:value-type="float" office:value="0.786233" calcext:value-type="float">
            <text:p>0.786233</text:p>
          </table:table-cell>
          <table:table-cell office:value-type="float" office:value="-0.043557" calcext:value-type="float">
            <text:p>-0.043557</text:p>
          </table:table-cell>
          <table:table-cell office:value-type="float" office:value="1.102995" calcext:value-type="float">
            <text:p>1.102995</text:p>
          </table:table-cell>
          <table:table-cell office:value-type="float" office:value="0.036014" calcext:value-type="float">
            <text:p>0.036014</text:p>
          </table:table-cell>
          <table:table-cell office:value-type="float" office:value="0.099951" calcext:value-type="float">
            <text:p>0.09995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21767" calcext:value-type="float">
            <text:p>1.421767</text:p>
          </table:table-cell>
          <table:table-cell office:value-type="float" office:value="2.851177" calcext:value-type="float">
            <text:p>2.851177</text:p>
          </table:table-cell>
          <table:table-cell office:value-type="float" office:value="0.46454" calcext:value-type="float">
            <text:p>0.46454</text:p>
          </table:table-cell>
          <table:table-cell office:value-type="float" office:value="0.33208" calcext:value-type="float">
            <text:p>0.33208</text:p>
          </table:table-cell>
          <table:table-cell office:value-type="float" office:value="0.768081" calcext:value-type="float">
            <text:p>0.768081</text:p>
          </table:table-cell>
          <table:table-cell office:value-type="float" office:value="-0.00283" calcext:value-type="float">
            <text:p>-0.00283</text:p>
          </table:table-cell>
          <table:table-cell office:value-type="float" office:value="1.09733" calcext:value-type="float">
            <text:p>1.09733</text:p>
          </table:table-cell>
          <table:table-cell office:value-type="float" office:value="0.033138" calcext:value-type="float">
            <text:p>0.033138</text:p>
          </table:table-cell>
          <table:table-cell office:value-type="float" office:value="0.09979" calcext:value-type="float">
            <text:p>0.0997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3949" calcext:value-type="float">
            <text:p>1.183949</text:p>
          </table:table-cell>
          <table:table-cell office:value-type="float" office:value="3.04723" calcext:value-type="float">
            <text:p>3.04723</text:p>
          </table:table-cell>
          <table:table-cell office:value-type="float" office:value="0.492981" calcext:value-type="float">
            <text:p>0.492981</text:p>
          </table:table-cell>
          <table:table-cell office:value-type="float" office:value="0.569897" calcext:value-type="float">
            <text:p>0.569897</text:p>
          </table:table-cell>
          <table:table-cell office:value-type="float" office:value="0.699728" calcext:value-type="float">
            <text:p>0.699728</text:p>
          </table:table-cell>
          <table:table-cell office:value-type="float" office:value="0.023758" calcext:value-type="float">
            <text:p>0.023758</text:p>
          </table:table-cell>
          <table:table-cell office:value-type="float" office:value="1.293384" calcext:value-type="float">
            <text:p>1.293384</text:p>
          </table:table-cell>
          <table:table-cell office:value-type="float" office:value="0.057046" calcext:value-type="float">
            <text:p>0.057046</text:p>
          </table:table-cell>
          <table:table-cell office:value-type="float" office:value="0.100099" calcext:value-type="float">
            <text:p>0.10009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6799" calcext:value-type="float">
            <text:p>0.676799</text:p>
          </table:table-cell>
          <table:table-cell office:value-type="float" office:value="3.542474" calcext:value-type="float">
            <text:p>3.542474</text:p>
          </table:table-cell>
          <table:table-cell office:value-type="float" office:value="0.564824" calcext:value-type="float">
            <text:p>0.564824</text:p>
          </table:table-cell>
          <table:table-cell office:value-type="float" office:value="1.077047" calcext:value-type="float">
            <text:p>1.077047</text:p>
          </table:table-cell>
          <table:table-cell office:value-type="float" office:value="0.660778" calcext:value-type="float">
            <text:p>0.660778</text:p>
          </table:table-cell>
          <table:table-cell office:value-type="float" office:value="0.050802" calcext:value-type="float">
            <text:p>0.050802</text:p>
          </table:table-cell>
          <table:table-cell office:value-type="float" office:value="1.788627" calcext:value-type="float">
            <text:p>1.788627</text:p>
          </table:table-cell>
          <table:table-cell office:value-type="float" office:value="0.107519" calcext:value-type="float">
            <text:p>0.107519</text:p>
          </table:table-cell>
          <table:table-cell office:value-type="float" office:value="0.099828" calcext:value-type="float">
            <text:p>0.09982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5624" calcext:value-type="float">
            <text:p>0.955624</text:p>
          </table:table-cell>
          <table:table-cell office:value-type="float" office:value="3.156425" calcext:value-type="float">
            <text:p>3.156425</text:p>
          </table:table-cell>
          <table:table-cell office:value-type="float" office:value="0.508821" calcext:value-type="float">
            <text:p>0.508821</text:p>
          </table:table-cell>
          <table:table-cell office:value-type="float" office:value="0.798222" calcext:value-type="float">
            <text:p>0.798222</text:p>
          </table:table-cell>
          <table:table-cell office:value-type="float" office:value="0.632234" calcext:value-type="float">
            <text:p>0.632234</text:p>
          </table:table-cell>
          <table:table-cell office:value-type="float" office:value="-0.027877" calcext:value-type="float">
            <text:p>-0.027877</text:p>
          </table:table-cell>
          <table:table-cell office:value-type="float" office:value="1.402579" calcext:value-type="float">
            <text:p>1.402579</text:p>
          </table:table-cell>
          <table:table-cell office:value-type="float" office:value="0.079837" calcext:value-type="float">
            <text:p>0.079837</text:p>
          </table:table-cell>
          <table:table-cell office:value-type="float" office:value="0.100019" calcext:value-type="float">
            <text:p>0.10001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4661" calcext:value-type="float">
            <text:p>1.184661</text:p>
          </table:table-cell>
          <table:table-cell office:value-type="float" office:value="2.966634" calcext:value-type="float">
            <text:p>2.966634</text:p>
          </table:table-cell>
          <table:table-cell office:value-type="float" office:value="0.481289" calcext:value-type="float">
            <text:p>0.481289</text:p>
          </table:table-cell>
          <table:table-cell office:value-type="float" office:value="0.569185" calcext:value-type="float">
            <text:p>0.569185</text:p>
          </table:table-cell>
          <table:table-cell office:value-type="float" office:value="0.666483" calcext:value-type="float">
            <text:p>0.666483</text:p>
          </table:table-cell>
          <table:table-cell office:value-type="float" office:value="-0.022881" calcext:value-type="float">
            <text:p>-0.022881</text:p>
          </table:table-cell>
          <table:table-cell office:value-type="float" office:value="1.212788" calcext:value-type="float">
            <text:p>1.212788</text:p>
          </table:table-cell>
          <table:table-cell office:value-type="float" office:value="0.056976" calcext:value-type="float">
            <text:p>0.056976</text:p>
          </table:table-cell>
          <table:table-cell office:value-type="float" office:value="0.100101" calcext:value-type="float">
            <text:p>0.10010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41233" calcext:value-type="float">
            <text:p>1.241233</text:p>
          </table:table-cell>
          <table:table-cell office:value-type="float" office:value="2.961023" calcext:value-type="float">
            <text:p>2.961023</text:p>
          </table:table-cell>
          <table:table-cell office:value-type="float" office:value="0.480475" calcext:value-type="float">
            <text:p>0.480475</text:p>
          </table:table-cell>
          <table:table-cell office:value-type="float" office:value="0.512613" calcext:value-type="float">
            <text:p>0.512613</text:p>
          </table:table-cell>
          <table:table-cell office:value-type="float" office:value="0.700224" calcext:value-type="float">
            <text:p>0.700224</text:p>
          </table:table-cell>
          <table:table-cell office:value-type="float" office:value="-0.005661" calcext:value-type="float">
            <text:p>-0.005661</text:p>
          </table:table-cell>
          <table:table-cell office:value-type="float" office:value="1.207177" calcext:value-type="float">
            <text:p>1.207177</text:p>
          </table:table-cell>
          <table:table-cell office:value-type="float" office:value="0.051231" calcext:value-type="float">
            <text:p>0.051231</text:p>
          </table:table-cell>
          <table:table-cell office:value-type="float" office:value="0.09994" calcext:value-type="float">
            <text:p>0.099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3285" calcext:value-type="float">
            <text:p>1.183285</text:p>
          </table:table-cell>
          <table:table-cell office:value-type="float" office:value="3.007616" calcext:value-type="float">
            <text:p>3.007616</text:p>
          </table:table-cell>
          <table:table-cell office:value-type="float" office:value="0.487234" calcext:value-type="float">
            <text:p>0.487234</text:p>
          </table:table-cell>
          <table:table-cell office:value-type="float" office:value="0.570561" calcext:value-type="float">
            <text:p>0.570561</text:p>
          </table:table-cell>
          <table:table-cell office:value-type="float" office:value="0.677425" calcext:value-type="float">
            <text:p>0.677425</text:p>
          </table:table-cell>
          <table:table-cell office:value-type="float" office:value="0.005784" calcext:value-type="float">
            <text:p>0.005784</text:p>
          </table:table-cell>
          <table:table-cell office:value-type="float" office:value="1.25377" calcext:value-type="float">
            <text:p>1.25377</text:p>
          </table:table-cell>
          <table:table-cell office:value-type="float" office:value="0.057166" calcext:value-type="float">
            <text:p>0.057166</text:p>
          </table:table-cell>
          <table:table-cell office:value-type="float" office:value="0.100192" calcext:value-type="float">
            <text:p>0.10019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54" calcext:value-type="float">
            <text:p>1.01454</text:p>
          </table:table-cell>
          <table:table-cell office:value-type="float" office:value="3.142537" calcext:value-type="float">
            <text:p>3.142537</text:p>
          </table:table-cell>
          <table:table-cell office:value-type="float" office:value="0.506806" calcext:value-type="float">
            <text:p>0.506806</text:p>
          </table:table-cell>
          <table:table-cell office:value-type="float" office:value="0.739306" calcext:value-type="float">
            <text:p>0.739306</text:p>
          </table:table-cell>
          <table:table-cell office:value-type="float" office:value="0.63249" calcext:value-type="float">
            <text:p>0.63249</text:p>
          </table:table-cell>
          <table:table-cell office:value-type="float" office:value="0.016895" calcext:value-type="float">
            <text:p>0.016895</text:p>
          </table:table-cell>
          <table:table-cell office:value-type="float" office:value="1.388691" calcext:value-type="float">
            <text:p>1.388691</text:p>
          </table:table-cell>
          <table:table-cell office:value-type="float" office:value="0.073842" calcext:value-type="float">
            <text:p>0.073842</text:p>
          </table:table-cell>
          <table:table-cell office:value-type="float" office:value="0.09988" calcext:value-type="float">
            <text:p>0.0998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387" calcext:value-type="float">
            <text:p>0.901387</text:p>
          </table:table-cell>
          <table:table-cell office:value-type="float" office:value="3.255492" calcext:value-type="float">
            <text:p>3.255492</text:p>
          </table:table-cell>
          <table:table-cell office:value-type="float" office:value="0.523192" calcext:value-type="float">
            <text:p>0.523192</text:p>
          </table:table-cell>
          <table:table-cell office:value-type="float" office:value="0.852459" calcext:value-type="float">
            <text:p>0.852459</text:p>
          </table:table-cell>
          <table:table-cell office:value-type="float" office:value="0.63785" calcext:value-type="float">
            <text:p>0.63785</text:p>
          </table:table-cell>
          <table:table-cell office:value-type="float" office:value="0.011337" calcext:value-type="float">
            <text:p>0.011337</text:p>
          </table:table-cell>
          <table:table-cell office:value-type="float" office:value="1.501646" calcext:value-type="float">
            <text:p>1.501646</text:p>
          </table:table-cell>
          <table:table-cell office:value-type="float" office:value="0.08508" calcext:value-type="float">
            <text:p>0.08508</text:p>
          </table:table-cell>
          <table:table-cell office:value-type="float" office:value="0.099806" calcext:value-type="float">
            <text:p>0.09980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323" calcext:value-type="float">
            <text:p>1.127323</text:p>
          </table:table-cell>
          <table:table-cell office:value-type="float" office:value="3.022386" calcext:value-type="float">
            <text:p>3.022386</text:p>
          </table:table-cell>
          <table:table-cell office:value-type="float" office:value="0.489377" calcext:value-type="float">
            <text:p>0.489377</text:p>
          </table:table-cell>
          <table:table-cell office:value-type="float" office:value="0.626523" calcext:value-type="float">
            <text:p>0.626523</text:p>
          </table:table-cell>
          <table:table-cell office:value-type="float" office:value="0.664578" calcext:value-type="float">
            <text:p>0.664578</text:p>
          </table:table-cell>
          <table:table-cell office:value-type="float" office:value="-0.022561" calcext:value-type="float">
            <text:p>-0.022561</text:p>
          </table:table-cell>
          <table:table-cell office:value-type="float" office:value="1.26854" calcext:value-type="float">
            <text:p>1.26854</text:p>
          </table:table-cell>
          <table:table-cell office:value-type="float" office:value="0.062742" calcext:value-type="float">
            <text:p>0.062742</text:p>
          </table:table-cell>
          <table:table-cell office:value-type="float" office:value="0.100143" calcext:value-type="float">
            <text:p>0.10014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2888" calcext:value-type="float">
            <text:p>1.012888</text:p>
          </table:table-cell>
          <table:table-cell office:value-type="float" office:value="3.211801" calcext:value-type="float">
            <text:p>3.211801</text:p>
          </table:table-cell>
          <table:table-cell office:value-type="float" office:value="0.516854" calcext:value-type="float">
            <text:p>0.516854</text:p>
          </table:table-cell>
          <table:table-cell office:value-type="float" office:value="0.740959" calcext:value-type="float">
            <text:p>0.740959</text:p>
          </table:table-cell>
          <table:table-cell office:value-type="float" office:value="0.705556" calcext:value-type="float">
            <text:p>0.705556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1.457955" calcext:value-type="float">
            <text:p>1.457955</text:p>
          </table:table-cell>
          <table:table-cell office:value-type="float" office:value="0.074116" calcext:value-type="float">
            <text:p>0.074116</text:p>
          </table:table-cell>
          <table:table-cell office:value-type="float" office:value="0.100028" calcext:value-type="float">
            <text:p>0.10002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4896" calcext:value-type="float">
            <text:p>1.184896</text:p>
          </table:table-cell>
          <table:table-cell office:value-type="float" office:value="3.010884" calcext:value-type="float">
            <text:p>3.010884</text:p>
          </table:table-cell>
          <table:table-cell office:value-type="float" office:value="0.487708" calcext:value-type="float">
            <text:p>0.487708</text:p>
          </table:table-cell>
          <table:table-cell office:value-type="float" office:value="0.568951" calcext:value-type="float">
            <text:p>0.568951</text:p>
          </table:table-cell>
          <table:table-cell office:value-type="float" office:value="0.705315" calcext:value-type="float">
            <text:p>0.705315</text:p>
          </table:table-cell>
          <table:table-cell office:value-type="float" office:value="-0.017228" calcext:value-type="float">
            <text:p>-0.017228</text:p>
          </table:table-cell>
          <table:table-cell office:value-type="float" office:value="1.257038" calcext:value-type="float">
            <text:p>1.257038</text:p>
          </table:table-cell>
          <table:table-cell office:value-type="float" office:value="0.056805" calcext:value-type="float">
            <text:p>0.056805</text:p>
          </table:table-cell>
          <table:table-cell office:value-type="float" office:value="0.099842" calcext:value-type="float">
            <text:p>0.09984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6449" calcext:value-type="float">
            <text:p>0.676449</text:p>
          </table:table-cell>
          <table:table-cell office:value-type="float" office:value="3.587907" calcext:value-type="float">
            <text:p>3.587907</text:p>
          </table:table-cell>
          <table:table-cell office:value-type="float" office:value="0.571414" calcext:value-type="float">
            <text:p>0.571414</text:p>
          </table:table-cell>
          <table:table-cell office:value-type="float" office:value="1.077398" calcext:value-type="float">
            <text:p>1.077398</text:p>
          </table:table-cell>
          <table:table-cell office:value-type="float" office:value="0.70607" calcext:value-type="float">
            <text:p>0.70607</text:p>
          </table:table-cell>
          <table:table-cell office:value-type="float" office:value="0.050594" calcext:value-type="float">
            <text:p>0.050594</text:p>
          </table:table-cell>
          <table:table-cell office:value-type="float" office:value="1.834061" calcext:value-type="float">
            <text:p>1.834061</text:p>
          </table:table-cell>
          <table:table-cell office:value-type="float" office:value="0.108274" calcext:value-type="float">
            <text:p>0.108274</text:p>
          </table:table-cell>
          <table:table-cell office:value-type="float" office:value="0.100496" calcext:value-type="float">
            <text:p>0.10049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25336" calcext:value-type="float">
            <text:p>0.225336</text:p>
          </table:table-cell>
          <table:table-cell office:value-type="float" office:value="4.106099" calcext:value-type="float">
            <text:p>4.106099</text:p>
          </table:table-cell>
          <table:table-cell office:value-type="float" office:value="0.646586" calcext:value-type="float">
            <text:p>0.646586</text:p>
          </table:table-cell>
          <table:table-cell office:value-type="float" office:value="1.528511" calcext:value-type="float">
            <text:p>1.528511</text:p>
          </table:table-cell>
          <table:table-cell office:value-type="float" office:value="0.77844" calcext:value-type="float">
            <text:p>0.77844</text:p>
          </table:table-cell>
          <table:table-cell office:value-type="float" office:value="0.045302" calcext:value-type="float">
            <text:p>0.045302</text:p>
          </table:table-cell>
          <table:table-cell office:value-type="float" office:value="2.352252" calcext:value-type="float">
            <text:p>2.352252</text:p>
          </table:table-cell>
          <table:table-cell office:value-type="float" office:value="0.152207" calcext:value-type="float">
            <text:p>0.152207</text:p>
          </table:table-cell>
          <table:table-cell office:value-type="float" office:value="0.099579" calcext:value-type="float">
            <text:p>0.09957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2429" calcext:value-type="float">
            <text:p>0.562429</text:p>
          </table:table-cell>
          <table:table-cell office:value-type="float" office:value="3.752111" calcext:value-type="float">
            <text:p>3.752111</text:p>
          </table:table-cell>
          <table:table-cell office:value-type="float" office:value="0.595235" calcext:value-type="float">
            <text:p>0.595235</text:p>
          </table:table-cell>
          <table:table-cell office:value-type="float" office:value="1.191417" calcext:value-type="float">
            <text:p>1.191417</text:p>
          </table:table-cell>
          <table:table-cell office:value-type="float" office:value="0.840568" calcext:value-type="float">
            <text:p>0.840568</text:p>
          </table:table-cell>
          <table:table-cell office:value-type="float" office:value="-0.03372" calcext:value-type="float">
            <text:p>-0.03372</text:p>
          </table:table-cell>
          <table:table-cell office:value-type="float" office:value="1.998265" calcext:value-type="float">
            <text:p>1.998265</text:p>
          </table:table-cell>
          <table:table-cell office:value-type="float" office:value="0.119104" calcext:value-type="float">
            <text:p>0.119104</text:p>
          </table:table-cell>
          <table:table-cell office:value-type="float" office:value="0.099968" calcext:value-type="float">
            <text:p>0.09996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5617" calcext:value-type="float">
            <text:p>1.015617</text:p>
          </table:table-cell>
          <table:table-cell office:value-type="float" office:value="3.310165" calcext:value-type="float">
            <text:p>3.310165</text:p>
          </table:table-cell>
          <table:table-cell office:value-type="float" office:value="0.531123" calcext:value-type="float">
            <text:p>0.531123</text:p>
          </table:table-cell>
          <table:table-cell office:value-type="float" office:value="0.738229" calcext:value-type="float">
            <text:p>0.738229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-0.045224" calcext:value-type="float">
            <text:p>-0.045224</text:p>
          </table:table-cell>
          <table:table-cell office:value-type="float" office:value="1.556318" calcext:value-type="float">
            <text:p>1.556318</text:p>
          </table:table-cell>
          <table:table-cell office:value-type="float" office:value="0.073977" calcext:value-type="float">
            <text:p>0.073977</text:p>
          </table:table-cell>
          <table:table-cell office:value-type="float" office:value="0.100209" calcext:value-type="float">
            <text:p>0.10020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5462" calcext:value-type="float">
            <text:p>1.015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5462" calcext:value-type="float">
            <text:p>-1.015462</text:p>
          </table:table-cell>
          <table:table-cell office:value-type="float" office:value="0.704668" calcext:value-type="float">
            <text:p>0.704668</text:p>
          </table:table-cell>
          <table:table-cell office:value-type="float" office:value="-0.175483" calcext:value-type="float">
            <text:p>-0.175483</text:p>
          </table:table-cell>
          <table:table-cell office:value-type="float" office:value="-0.486277" calcext:value-type="float">
            <text:p>-0.486277</text:p>
          </table:table-cell>
          <table:table-cell office:value-type="float" office:value="-0.10148" calcext:value-type="float">
            <text:p>-0.10148</text:p>
          </table:table-cell>
          <table:table-cell office:value-type="float" office:value="0.099935" calcext:value-type="float">
            <text:p>0.09993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5947" calcext:value-type="float">
            <text:p>0.67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5947" calcext:value-type="float">
            <text:p>-0.675947</text:p>
          </table:table-cell>
          <table:table-cell office:value-type="float" office:value="0.563274" calcext:value-type="float">
            <text:p>0.563274</text:p>
          </table:table-cell>
          <table:table-cell office:value-type="float" office:value="0.033973" calcext:value-type="float">
            <text:p>0.033973</text:p>
          </table:table-cell>
          <table:table-cell office:value-type="float" office:value="-0.078701" calcext:value-type="float">
            <text:p>-0.078701</text:p>
          </table:table-cell>
          <table:table-cell office:value-type="float" office:value="-0.067553" calcext:value-type="float">
            <text:p>-0.067553</text:p>
          </table:table-cell>
          <table:table-cell office:value-type="float" office:value="0.099938" calcext:value-type="float">
            <text:p>0.09993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3087" calcext:value-type="float">
            <text:p>0.843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3087" calcext:value-type="float">
            <text:p>-0.843087</text:p>
          </table:table-cell>
          <table:table-cell office:value-type="float" office:value="0.393798" calcext:value-type="float">
            <text:p>0.393798</text:p>
          </table:table-cell>
          <table:table-cell office:value-type="float" office:value="-0.016697" calcext:value-type="float">
            <text:p>-0.016697</text:p>
          </table:table-cell>
          <table:table-cell office:value-type="float" office:value="-0.465986" calcext:value-type="float">
            <text:p>-0.465986</text:p>
          </table:table-cell>
          <table:table-cell office:value-type="float" office:value="-0.084395" calcext:value-type="float">
            <text:p>-0.084395</text:p>
          </table:table-cell>
          <table:table-cell office:value-type="float" office:value="0.100103" calcext:value-type="float">
            <text:p>0.10010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4903" calcext:value-type="float">
            <text:p>0.564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4903" calcext:value-type="float">
            <text:p>-0.564903</text:p>
          </table:table-cell>
          <table:table-cell office:value-type="float" office:value="0.274689" calcext:value-type="float">
            <text:p>0.274689</text:p>
          </table:table-cell>
          <table:table-cell office:value-type="float" office:value="0.027879" calcext:value-type="float">
            <text:p>0.027879</text:p>
          </table:table-cell>
          <table:table-cell office:value-type="float" office:value="-0.262335" calcext:value-type="float">
            <text:p>-0.262335</text:p>
          </table:table-cell>
          <table:table-cell office:value-type="float" office:value="-0.056367" calcext:value-type="float">
            <text:p>-0.056367</text:p>
          </table:table-cell>
          <table:table-cell office:value-type="float" office:value="0.099781" calcext:value-type="float">
            <text:p>0.09978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00573" calcext:value-type="float">
            <text:p>0.200573</text:p>
          </table:table-cell>
          <table:table-cell office:value-type="float" office:value="0.056494" calcext:value-type="float">
            <text:p>0.056494</text:p>
          </table:table-cell>
          <table:table-cell office:value-type="float" office:value="0.257067" calcext:value-type="float">
            <text:p>0.257067</text:p>
          </table:table-cell>
          <table:table-cell office:value-type="float" office:value="0" calcext:value-type="float">
            <text:p>0</text:p>
          </table:table-cell>
          <table:table-cell office:value-type="float" office:value="0.099993" calcext:value-type="float">
            <text:p>0.09999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43767" calcext:value-type="float">
            <text:p>0.143767</text:p>
          </table:table-cell>
          <table:table-cell office:value-type="float" office:value="0" calcext:value-type="float">
            <text:p>0</text:p>
          </table:table-cell>
          <table:table-cell office:value-type="float" office:value="0.143767" calcext:value-type="float">
            <text:p>0.143767</text:p>
          </table:table-cell>
          <table:table-cell office:value-type="float" office:value="0" calcext:value-type="float">
            <text:p>0</text:p>
          </table:table-cell>
          <table:table-cell office:value-type="float" office:value="0.099977" calcext:value-type="float">
            <text:p>0.09997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5493" calcext:value-type="float">
            <text:p>0.035493</text:p>
          </table:table-cell>
          <table:table-cell office:value-type="float" office:value="0" calcext:value-type="float">
            <text:p>0</text:p>
          </table:table-cell>
          <table:table-cell office:value-type="float" office:value="0.035493" calcext:value-type="float">
            <text:p>0.035493</text:p>
          </table:table-cell>
          <table:table-cell office:value-type="float" office:value="0" calcext:value-type="float">
            <text:p>0</text:p>
          </table:table-cell>
          <table:table-cell office:value-type="float" office:value="0.099971" calcext:value-type="float">
            <text:p>0.09997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16714" calcext:value-type="float">
            <text:p>-0.116714</text:p>
          </table:table-cell>
          <table:table-cell office:value-type="float" office:value="0" calcext:value-type="float">
            <text:p>0</text:p>
          </table:table-cell>
          <table:table-cell office:value-type="float" office:value="-0.116714" calcext:value-type="float">
            <text:p>-0.116714</text:p>
          </table:table-cell>
          <table:table-cell office:value-type="float" office:value="0" calcext:value-type="float">
            <text:p>0</text:p>
          </table:table-cell>
          <table:table-cell office:value-type="float" office:value="0.100114" calcext:value-type="float">
            <text:p>0.10011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35818" calcext:value-type="float">
            <text:p>-0.235818</text:p>
          </table:table-cell>
          <table:table-cell office:value-type="float" office:value="0" calcext:value-type="float">
            <text:p>0</text:p>
          </table:table-cell>
          <table:table-cell office:value-type="float" office:value="-0.235818" calcext:value-type="float">
            <text:p>-0.235818</text:p>
          </table:table-cell>
          <table:table-cell office:value-type="float" office:value="0" calcext:value-type="float">
            <text:p>0</text:p>
          </table:table-cell>
          <table:table-cell office:value-type="float" office:value="0.099935" calcext:value-type="float">
            <text:p>0.09993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6.459436" calcext:value-type="float">
            <text:p>6.459436</text:p>
          </table:table-cell>
          <table:table-cell office:value-type="float" office:value="0.987975" calcext:value-type="float">
            <text:p>0.987975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-0.001829" calcext:value-type="float">
            <text:p>-0.001829</text:p>
          </table:table-cell>
          <table:table-cell office:value-type="float" office:value="0.307418" calcext:value-type="float">
            <text:p>0.307418</text:p>
          </table:table-cell>
          <table:table-cell office:value-type="float" office:value="3.382513" calcext:value-type="float">
            <text:p>3.382513</text:p>
          </table:table-cell>
          <table:table-cell office:value-type="float" office:value="0.307966" calcext:value-type="float">
            <text:p>0.307966</text:p>
          </table:table-cell>
          <table:table-cell office:value-type="float" office:value="0.100089" calcext:value-type="float">
            <text:p>0.10008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1.066496" calcext:value-type="float">
            <text:p>1.066496</text:p>
          </table:table-cell>
          <table:table-cell office:value-type="float" office:value="5.279564" calcext:value-type="float">
            <text:p>5.279564</text:p>
          </table:table-cell>
          <table:table-cell office:value-type="float" office:value="0.816816" calcext:value-type="float">
            <text:p>0.816816</text:p>
          </table:table-cell>
          <table:table-cell office:value-type="float" office:value="2.010428" calcext:value-type="float">
            <text:p>2.010428</text:p>
          </table:table-cell>
          <table:table-cell office:value-type="float" office:value="0.2995" calcext:value-type="float">
            <text:p>0.2995</text:p>
          </table:table-cell>
          <table:table-cell office:value-type="float" office:value="-0.107287" calcext:value-type="float">
            <text:p>-0.107287</text:p>
          </table:table-cell>
          <table:table-cell office:value-type="float" office:value="2.202641" calcext:value-type="float">
            <text:p>2.202641</text:p>
          </table:table-cell>
          <table:table-cell office:value-type="float" office:value="0.199849" calcext:value-type="float">
            <text:p>0.199849</text:p>
          </table:table-cell>
          <table:table-cell office:value-type="float" office:value="0.099406" calcext:value-type="float">
            <text:p>0.09940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81787" calcext:value-type="float">
            <text:p>4.81787</text:p>
          </table:table-cell>
          <table:table-cell office:value-type="float" office:value="1.153494" calcext:value-type="float">
            <text:p>1.153494</text:p>
          </table:table-cell>
          <table:table-cell office:value-type="float" office:value="0.218264" calcext:value-type="float">
            <text:p>0.218264</text:p>
          </table:table-cell>
          <table:table-cell office:value-type="float" office:value="-1.740947" calcext:value-type="float">
            <text:p>-1.740947</text:p>
          </table:table-cell>
          <table:table-cell office:value-type="float" office:value="0.193219" calcext:value-type="float">
            <text:p>0.193219</text:p>
          </table:table-cell>
          <table:table-cell office:value-type="float" office:value="-0.375701" calcext:value-type="float">
            <text:p>-0.375701</text:p>
          </table:table-cell>
          <table:table-cell office:value-type="float" office:value="-1.923429" calcext:value-type="float">
            <text:p>-1.923429</text:p>
          </table:table-cell>
          <table:table-cell office:value-type="float" office:value="-0.173833" calcext:value-type="float">
            <text:p>-0.173833</text:p>
          </table:table-cell>
          <table:table-cell office:value-type="float" office:value="0.09985" calcext:value-type="float">
            <text:p>0.0998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805007" calcext:value-type="float">
            <text:p>5.805007</text:p>
          </table:table-cell>
          <table:table-cell office:value-type="float" office:value="0.254673" calcext:value-type="float">
            <text:p>0.254673</text:p>
          </table:table-cell>
          <table:table-cell office:value-type="float" office:value="0.1" calcext:value-type="float">
            <text:p>0.1</text:p>
          </table:table-cell>
          <table:table-cell office:value-type="float" office:value="-2.728083" calcext:value-type="float">
            <text:p>-2.728083</text:p>
          </table:table-cell>
          <table:table-cell office:value-type="float" office:value="0.0044" calcext:value-type="float">
            <text:p>0.0044</text:p>
          </table:table-cell>
          <table:table-cell office:value-type="float" office:value="-0.098567" calcext:value-type="float">
            <text:p>-0.098567</text:p>
          </table:table-cell>
          <table:table-cell office:value-type="float" office:value="-2.82225" calcext:value-type="float">
            <text:p>-2.82225</text:p>
          </table:table-cell>
          <table:table-cell office:value-type="float" office:value="-0.273215" calcext:value-type="float">
            <text:p>-0.273215</text:p>
          </table:table-cell>
          <table:table-cell office:value-type="float" office:value="0.100149" calcext:value-type="float">
            <text:p>0.100149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681382" calcext:value-type="float">
            <text:p>4.681382</text:p>
          </table:table-cell>
          <table:table-cell office:value-type="float" office:value="1.485096" calcext:value-type="float">
            <text:p>1.485096</text:p>
          </table:table-cell>
          <table:table-cell office:value-type="float" office:value="0.266368" calcext:value-type="float">
            <text:p>0.266368</text:p>
          </table:table-cell>
          <table:table-cell office:value-type="float" office:value="-1.604459" calcext:value-type="float">
            <text:p>-1.604459</text:p>
          </table:table-cell>
          <table:table-cell office:value-type="float" office:value="-0.099709" calcext:value-type="float">
            <text:p>-0.099709</text:p>
          </table:table-cell>
          <table:table-cell office:value-type="float" office:value="0.112341" calcext:value-type="float">
            <text:p>0.112341</text:p>
          </table:table-cell>
          <table:table-cell office:value-type="float" office:value="-1.591827" calcext:value-type="float">
            <text:p>-1.591827</text:p>
          </table:table-cell>
          <table:table-cell office:value-type="float" office:value="-0.160476" calcext:value-type="float">
            <text:p>-0.160476</text:p>
          </table:table-cell>
          <table:table-cell office:value-type="float" office:value="0.100019" calcext:value-type="float">
            <text:p>0.10001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66881" calcext:value-type="float">
            <text:p>4.166881</text:p>
          </table:table-cell>
          <table:table-cell office:value-type="float" office:value="1.829009" calcext:value-type="float">
            <text:p>1.829009</text:p>
          </table:table-cell>
          <table:table-cell office:value-type="float" office:value="0.316258" calcext:value-type="float">
            <text:p>0.316258</text:p>
          </table:table-cell>
          <table:table-cell office:value-type="float" office:value="-1.089958" calcext:value-type="float">
            <text:p>-1.089958</text:p>
          </table:table-cell>
          <table:table-cell office:value-type="float" office:value="-0.209182" calcext:value-type="float">
            <text:p>-0.209182</text:p>
          </table:table-cell>
          <table:table-cell office:value-type="float" office:value="0.051226" calcext:value-type="float">
            <text:p>0.051226</text:p>
          </table:table-cell>
          <table:table-cell office:value-type="float" office:value="-1.247914" calcext:value-type="float">
            <text:p>-1.247914</text:p>
          </table:table-cell>
          <table:table-cell office:value-type="float" office:value="-0.109472" calcext:value-type="float">
            <text:p>-0.109472</text:p>
          </table:table-cell>
          <table:table-cell office:value-type="float" office:value="0.100437" calcext:value-type="float">
            <text:p>0.10043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17527" calcext:value-type="float">
            <text:p>4.117527</text:p>
          </table:table-cell>
          <table:table-cell office:value-type="float" office:value="1.728376" calcext:value-type="float">
            <text:p>1.728376</text:p>
          </table:table-cell>
          <table:table-cell office:value-type="float" office:value="0.30166" calcext:value-type="float">
            <text:p>0.30166</text:p>
          </table:table-cell>
          <table:table-cell office:value-type="float" office:value="-1.040603" calcext:value-type="float">
            <text:p>-1.040603</text:p>
          </table:table-cell>
          <table:table-cell office:value-type="float" office:value="-0.312896" calcext:value-type="float">
            <text:p>-0.312896</text:p>
          </table:table-cell>
          <table:table-cell office:value-type="float" office:value="0.004952" calcext:value-type="float">
            <text:p>0.004952</text:p>
          </table:table-cell>
          <table:table-cell office:value-type="float" office:value="-1.348547" calcext:value-type="float">
            <text:p>-1.348547</text:p>
          </table:table-cell>
          <table:table-cell office:value-type="float" office:value="-0.103714" calcext:value-type="float">
            <text:p>-0.103714</text:p>
          </table:table-cell>
          <table:table-cell office:value-type="float" office:value="0.099667" calcext:value-type="float">
            <text:p>0.09966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49255" calcext:value-type="float">
            <text:p>3.549255</text:p>
          </table:table-cell>
          <table:table-cell office:value-type="float" office:value="2.301434" calcext:value-type="float">
            <text:p>2.301434</text:p>
          </table:table-cell>
          <table:table-cell office:value-type="float" office:value="0.384791" calcext:value-type="float">
            <text:p>0.384791</text:p>
          </table:table-cell>
          <table:table-cell office:value-type="float" office:value="-0.472332" calcext:value-type="float">
            <text:p>-0.472332</text:p>
          </table:table-cell>
          <table:table-cell office:value-type="float" office:value="-0.360063" calcext:value-type="float">
            <text:p>-0.360063</text:p>
          </table:table-cell>
          <table:table-cell office:value-type="float" office:value="0.056906" calcext:value-type="float">
            <text:p>0.056906</text:p>
          </table:table-cell>
          <table:table-cell office:value-type="float" office:value="-0.775489" calcext:value-type="float">
            <text:p>-0.775489</text:p>
          </table:table-cell>
          <table:table-cell office:value-type="float" office:value="-0.047168" calcext:value-type="float">
            <text:p>-0.047168</text:p>
          </table:table-cell>
          <table:table-cell office:value-type="float" office:value="0.099861" calcext:value-type="float">
            <text:p>0.09986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2768" calcext:value-type="float">
            <text:p>3.662768</text:p>
          </table:table-cell>
          <table:table-cell office:value-type="float" office:value="2.061124" calcext:value-type="float">
            <text:p>2.061124</text:p>
          </table:table-cell>
          <table:table-cell office:value-type="float" office:value="0.34993" calcext:value-type="float">
            <text:p>0.34993</text:p>
          </table:table-cell>
          <table:table-cell office:value-type="float" office:value="-0.585845" calcext:value-type="float">
            <text:p>-0.585845</text:p>
          </table:table-cell>
          <table:table-cell office:value-type="float" office:value="-0.418591" calcext:value-type="float">
            <text:p>-0.418591</text:p>
          </table:table-cell>
          <table:table-cell office:value-type="float" office:value="-0.011362" calcext:value-type="float">
            <text:p>-0.011362</text:p>
          </table:table-cell>
          <table:table-cell office:value-type="float" office:value="-1.015799" calcext:value-type="float">
            <text:p>-1.015799</text:p>
          </table:table-cell>
          <table:table-cell office:value-type="float" office:value="-0.058528" calcext:value-type="float">
            <text:p>-0.058528</text:p>
          </table:table-cell>
          <table:table-cell office:value-type="float" office:value="0.099904" calcext:value-type="float">
            <text:p>0.09990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31314" calcext:value-type="float">
            <text:p>3.931314</text:p>
          </table:table-cell>
          <table:table-cell office:value-type="float" office:value="1.69163" calcext:value-type="float">
            <text:p>1.69163</text:p>
          </table:table-cell>
          <table:table-cell office:value-type="float" office:value="0.296329" calcext:value-type="float">
            <text:p>0.296329</text:p>
          </table:table-cell>
          <table:table-cell office:value-type="float" office:value="-0.85439" calcext:value-type="float">
            <text:p>-0.85439</text:p>
          </table:table-cell>
          <table:table-cell office:value-type="float" office:value="-0.504057" calcext:value-type="float">
            <text:p>-0.504057</text:p>
          </table:table-cell>
          <table:table-cell office:value-type="float" office:value="-0.026846" calcext:value-type="float">
            <text:p>-0.026846</text:p>
          </table:table-cell>
          <table:table-cell office:value-type="float" office:value="-1.385294" calcext:value-type="float">
            <text:p>-1.385294</text:p>
          </table:table-cell>
          <table:table-cell office:value-type="float" office:value="-0.085465" calcext:value-type="float">
            <text:p>-0.085465</text:p>
          </table:table-cell>
          <table:table-cell office:value-type="float" office:value="0.100031" calcext:value-type="float">
            <text:p>0.10003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6645" calcext:value-type="float">
            <text:p>4.06645</text:p>
          </table:table-cell>
          <table:table-cell office:value-type="float" office:value="1.162941" calcext:value-type="float">
            <text:p>1.162941</text:p>
          </table:table-cell>
          <table:table-cell office:value-type="float" office:value="0.219635" calcext:value-type="float">
            <text:p>0.219635</text:p>
          </table:table-cell>
          <table:table-cell office:value-type="float" office:value="-0.989527" calcext:value-type="float">
            <text:p>-0.989527</text:p>
          </table:table-cell>
          <table:table-cell office:value-type="float" office:value="-0.910935" calcext:value-type="float">
            <text:p>-0.910935</text:p>
          </table:table-cell>
          <table:table-cell office:value-type="float" office:value="-0.013519" calcext:value-type="float">
            <text:p>-0.013519</text:p>
          </table:table-cell>
          <table:table-cell office:value-type="float" office:value="-1.913982" calcext:value-type="float">
            <text:p>-1.913982</text:p>
          </table:table-cell>
          <table:table-cell office:value-type="float" office:value="-0.098912" calcext:value-type="float">
            <text:p>-0.098912</text:p>
          </table:table-cell>
          <table:table-cell office:value-type="float" office:value="0.099959" calcext:value-type="float">
            <text:p>0.09995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9416" calcext:value-type="float">
            <text:p>3.949416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0.198609" calcext:value-type="float">
            <text:p>0.198609</text:p>
          </table:table-cell>
          <table:table-cell office:value-type="float" office:value="-0.872493" calcext:value-type="float">
            <text:p>-0.872493</text:p>
          </table:table-cell>
          <table:table-cell office:value-type="float" office:value="-1.198115" calcext:value-type="float">
            <text:p>-1.198115</text:p>
          </table:table-cell>
          <table:table-cell office:value-type="float" office:value="0.011692" calcext:value-type="float">
            <text:p>0.011692</text:p>
          </table:table-cell>
          <table:table-cell office:value-type="float" office:value="-2.058916" calcext:value-type="float">
            <text:p>-2.058916</text:p>
          </table:table-cell>
          <table:table-cell office:value-type="float" office:value="-0.087331" calcext:value-type="float">
            <text:p>-0.087331</text:p>
          </table:table-cell>
          <table:table-cell office:value-type="float" office:value="0.100094" calcext:value-type="float">
            <text:p>0.10009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81735" calcext:value-type="float">
            <text:p>3.381735</text:p>
          </table:table-cell>
          <table:table-cell office:value-type="float" office:value="1.774075" calcext:value-type="float">
            <text:p>1.774075</text:p>
          </table:table-cell>
          <table:table-cell office:value-type="float" office:value="0.308289" calcext:value-type="float">
            <text:p>0.308289</text:p>
          </table:table-cell>
          <table:table-cell office:value-type="float" office:value="-0.304812" calcext:value-type="float">
            <text:p>-0.304812</text:p>
          </table:table-cell>
          <table:table-cell office:value-type="float" office:value="-1.054778" calcext:value-type="float">
            <text:p>-1.054778</text:p>
          </table:table-cell>
          <table:table-cell office:value-type="float" office:value="0.056741" calcext:value-type="float">
            <text:p>0.056741</text:p>
          </table:table-cell>
          <table:table-cell office:value-type="float" office:value="-1.302848" calcext:value-type="float">
            <text:p>-1.302848</text:p>
          </table:table-cell>
          <table:table-cell office:value-type="float" office:value="-0.030496" calcext:value-type="float">
            <text:p>-0.030496</text:p>
          </table:table-cell>
          <table:table-cell office:value-type="float" office:value="0.100048" calcext:value-type="float">
            <text:p>0.10004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50495" calcext:value-type="float">
            <text:p>3.350495</text:p>
          </table:table-cell>
          <table:table-cell office:value-type="float" office:value="1.997444" calcext:value-type="float">
            <text:p>1.997444</text:p>
          </table:table-cell>
          <table:table-cell office:value-type="float" office:value="0.340692" calcext:value-type="float">
            <text:p>0.340692</text:p>
          </table:table-cell>
          <table:table-cell office:value-type="float" office:value="-0.273572" calcext:value-type="float">
            <text:p>-0.273572</text:p>
          </table:table-cell>
          <table:table-cell office:value-type="float" office:value="-0.80902" calcext:value-type="float">
            <text:p>-0.80902</text:p>
          </table:table-cell>
          <table:table-cell office:value-type="float" office:value="0.003113" calcext:value-type="float">
            <text:p>0.003113</text:p>
          </table:table-cell>
          <table:table-cell office:value-type="float" office:value="-1.079479" calcext:value-type="float">
            <text:p>-1.079479</text:p>
          </table:table-cell>
          <table:table-cell office:value-type="float" office:value="-0.027457" calcext:value-type="float">
            <text:p>-0.027457</text:p>
          </table:table-cell>
          <table:table-cell office:value-type="float" office:value="0.100366" calcext:value-type="float">
            <text:p>0.10036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26015" calcext:value-type="float">
            <text:p>3.526015</text:p>
          </table:table-cell>
          <table:table-cell office:value-type="float" office:value="1.916915" calcext:value-type="float">
            <text:p>1.916915</text:p>
          </table:table-cell>
          <table:table-cell office:value-type="float" office:value="0.32901" calcext:value-type="float">
            <text:p>0.32901</text:p>
          </table:table-cell>
          <table:table-cell office:value-type="float" office:value="-0.449092" calcext:value-type="float">
            <text:p>-0.449092</text:p>
          </table:table-cell>
          <table:table-cell office:value-type="float" office:value="-0.693307" calcext:value-type="float">
            <text:p>-0.693307</text:p>
          </table:table-cell>
          <table:table-cell office:value-type="float" office:value="-0.017609" calcext:value-type="float">
            <text:p>-0.017609</text:p>
          </table:table-cell>
          <table:table-cell office:value-type="float" office:value="-1.160008" calcext:value-type="float">
            <text:p>-1.160008</text:p>
          </table:table-cell>
          <table:table-cell office:value-type="float" office:value="-0.044763" calcext:value-type="float">
            <text:p>-0.044763</text:p>
          </table:table-cell>
          <table:table-cell office:value-type="float" office:value="0.099674" calcext:value-type="float">
            <text:p>0.09967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4002" calcext:value-type="float">
            <text:p>3.774002</text:p>
          </table:table-cell>
          <table:table-cell office:value-type="float" office:value="1.701606" calcext:value-type="float">
            <text:p>1.701606</text:p>
          </table:table-cell>
          <table:table-cell office:value-type="float" office:value="0.297776" calcext:value-type="float">
            <text:p>0.297776</text:p>
          </table:table-cell>
          <table:table-cell office:value-type="float" office:value="-0.697079" calcext:value-type="float">
            <text:p>-0.697079</text:p>
          </table:table-cell>
          <table:table-cell office:value-type="float" office:value="-0.653382" calcext:value-type="float">
            <text:p>-0.653382</text:p>
          </table:table-cell>
          <table:table-cell office:value-type="float" office:value="-0.024856" calcext:value-type="float">
            <text:p>-0.024856</text:p>
          </table:table-cell>
          <table:table-cell office:value-type="float" office:value="-1.375317" calcext:value-type="float">
            <text:p>-1.375317</text:p>
          </table:table-cell>
          <table:table-cell office:value-type="float" office:value="-0.069548" calcext:value-type="float">
            <text:p>-0.069548</text:p>
          </table:table-cell>
          <table:table-cell office:value-type="float" office:value="0.09977" calcext:value-type="float">
            <text:p>0.0997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4642" calcext:value-type="float">
            <text:p>3.944642</text:p>
          </table:table-cell>
          <table:table-cell office:value-type="float" office:value="1.555644" calcext:value-type="float">
            <text:p>1.555644</text:p>
          </table:table-cell>
          <table:table-cell office:value-type="float" office:value="0.276602" calcext:value-type="float">
            <text:p>0.276602</text:p>
          </table:table-cell>
          <table:table-cell office:value-type="float" office:value="-0.867719" calcext:value-type="float">
            <text:p>-0.867719</text:p>
          </table:table-cell>
          <table:table-cell office:value-type="float" office:value="-0.63651" calcext:value-type="float">
            <text:p>-0.63651</text:p>
          </table:table-cell>
          <table:table-cell office:value-type="float" office:value="-0.01705" calcext:value-type="float">
            <text:p>-0.01705</text:p>
          </table:table-cell>
          <table:table-cell office:value-type="float" office:value="-1.52128" calcext:value-type="float">
            <text:p>-1.52128</text:p>
          </table:table-cell>
          <table:table-cell office:value-type="float" office:value="-0.086842" calcext:value-type="float">
            <text:p>-0.086842</text:p>
          </table:table-cell>
          <table:table-cell office:value-type="float" office:value="0.100081" calcext:value-type="float">
            <text:p>0.10008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313" calcext:value-type="float">
            <text:p>3.77313</text:p>
          </table:table-cell>
          <table:table-cell office:value-type="float" office:value="1.738964" calcext:value-type="float">
            <text:p>1.738964</text:p>
          </table:table-cell>
          <table:table-cell office:value-type="float" office:value="0.303196" calcext:value-type="float">
            <text:p>0.303196</text:p>
          </table:table-cell>
          <table:table-cell office:value-type="float" office:value="-0.696207" calcext:value-type="float">
            <text:p>-0.696207</text:p>
          </table:table-cell>
          <table:table-cell office:value-type="float" office:value="-0.658916" calcext:value-type="float">
            <text:p>-0.658916</text:p>
          </table:table-cell>
          <table:table-cell office:value-type="float" office:value="0.017163" calcext:value-type="float">
            <text:p>0.017163</text:p>
          </table:table-cell>
          <table:table-cell office:value-type="float" office:value="-1.337959" calcext:value-type="float">
            <text:p>-1.337959</text:p>
          </table:table-cell>
          <table:table-cell office:value-type="float" office:value="-0.069573" calcext:value-type="float">
            <text:p>-0.069573</text:p>
          </table:table-cell>
          <table:table-cell office:value-type="float" office:value="0.099931" calcext:value-type="float">
            <text:p>0.09993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6064" calcext:value-type="float">
            <text:p>3.666064</text:p>
          </table:table-cell>
          <table:table-cell office:value-type="float" office:value="1.838917" calcext:value-type="float">
            <text:p>1.838917</text:p>
          </table:table-cell>
          <table:table-cell office:value-type="float" office:value="0.317696" calcext:value-type="float">
            <text:p>0.317696</text:p>
          </table:table-cell>
          <table:table-cell office:value-type="float" office:value="-0.58914" calcext:value-type="float">
            <text:p>-0.58914</text:p>
          </table:table-cell>
          <table:table-cell office:value-type="float" office:value="-0.659531" calcext:value-type="float">
            <text:p>-0.659531</text:p>
          </table:table-cell>
          <table:table-cell office:value-type="float" office:value="0.010665" calcext:value-type="float">
            <text:p>0.010665</text:p>
          </table:table-cell>
          <table:table-cell office:value-type="float" office:value="-1.238006" calcext:value-type="float">
            <text:p>-1.238006</text:p>
          </table:table-cell>
          <table:table-cell office:value-type="float" office:value="-0.059144" calcext:value-type="float">
            <text:p>-0.059144</text:p>
          </table:table-cell>
          <table:table-cell office:value-type="float" office:value="0.10039" calcext:value-type="float">
            <text:p>0.1003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7364" calcext:value-type="float">
            <text:p>3.607364</text:p>
          </table:table-cell>
          <table:table-cell office:value-type="float" office:value="1.925418" calcext:value-type="float">
            <text:p>1.925418</text:p>
          </table:table-cell>
          <table:table-cell office:value-type="float" office:value="0.330244" calcext:value-type="float">
            <text:p>0.330244</text:p>
          </table:table-cell>
          <table:table-cell office:value-type="float" office:value="-0.530441" calcext:value-type="float">
            <text:p>-0.530441</text:p>
          </table:table-cell>
          <table:table-cell office:value-type="float" office:value="-0.626952" calcext:value-type="float">
            <text:p>-0.626952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-1.151505" calcext:value-type="float">
            <text:p>-1.151505</text:p>
          </table:table-cell>
          <table:table-cell office:value-type="float" office:value="-0.052886" calcext:value-type="float">
            <text:p>-0.052886</text:p>
          </table:table-cell>
          <table:table-cell office:value-type="float" office:value="0.099702" calcext:value-type="float">
            <text:p>0.09970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7076" calcext:value-type="float">
            <text:p>3.887076</text:p>
          </table:table-cell>
          <table:table-cell office:value-type="float" office:value="1.629765" calcext:value-type="float">
            <text:p>1.629765</text:p>
          </table:table-cell>
          <table:table-cell office:value-type="float" office:value="0.287355" calcext:value-type="float">
            <text:p>0.287355</text:p>
          </table:table-cell>
          <table:table-cell office:value-type="float" office:value="-0.810153" calcext:value-type="float">
            <text:p>-0.810153</text:p>
          </table:table-cell>
          <table:table-cell office:value-type="float" office:value="-0.609023" calcext:value-type="float">
            <text:p>-0.609023</text:p>
          </table:table-cell>
          <table:table-cell office:value-type="float" office:value="-0.027982" calcext:value-type="float">
            <text:p>-0.027982</text:p>
          </table:table-cell>
          <table:table-cell office:value-type="float" office:value="-1.447158" calcext:value-type="float">
            <text:p>-1.447158</text:p>
          </table:table-cell>
          <table:table-cell office:value-type="float" office:value="-0.080984" calcext:value-type="float">
            <text:p>-0.080984</text:p>
          </table:table-cell>
          <table:table-cell office:value-type="float" office:value="0.099961" calcext:value-type="float">
            <text:p>0.09996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3655" calcext:value-type="float">
            <text:p>3.943655</text:p>
          </table:table-cell>
          <table:table-cell office:value-type="float" office:value="1.595719" calcext:value-type="float">
            <text:p>1.595719</text:p>
          </table:table-cell>
          <table:table-cell office:value-type="float" office:value="0.282416" calcext:value-type="float">
            <text:p>0.282416</text:p>
          </table:table-cell>
          <table:table-cell office:value-type="float" office:value="-0.866732" calcext:value-type="float">
            <text:p>-0.866732</text:p>
          </table:table-cell>
          <table:table-cell office:value-type="float" office:value="-0.608845" calcext:value-type="float">
            <text:p>-0.608845</text:p>
          </table:table-cell>
          <table:table-cell office:value-type="float" office:value="-0.005627" calcext:value-type="float">
            <text:p>-0.005627</text:p>
          </table:table-cell>
          <table:table-cell office:value-type="float" office:value="-1.481204" calcext:value-type="float">
            <text:p>-1.481204</text:p>
          </table:table-cell>
          <table:table-cell office:value-type="float" office:value="-0.087153" calcext:value-type="float">
            <text:p>-0.087153</text:p>
          </table:table-cell>
          <table:table-cell office:value-type="float" office:value="0.100554" calcext:value-type="float">
            <text:p>0.10055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51" calcext:value-type="float">
            <text:p>3.7751</text:p>
          </table:table-cell>
          <table:table-cell office:value-type="float" office:value="1.747905" calcext:value-type="float">
            <text:p>1.747905</text:p>
          </table:table-cell>
          <table:table-cell office:value-type="float" office:value="0.304493" calcext:value-type="float">
            <text:p>0.304493</text:p>
          </table:table-cell>
          <table:table-cell office:value-type="float" office:value="-0.698177" calcext:value-type="float">
            <text:p>-0.698177</text:p>
          </table:table-cell>
          <table:table-cell office:value-type="float" office:value="-0.647789" calcext:value-type="float">
            <text:p>-0.647789</text:p>
          </table:table-cell>
          <table:table-cell office:value-type="float" office:value="0.016947" calcext:value-type="float">
            <text:p>0.016947</text:p>
          </table:table-cell>
          <table:table-cell office:value-type="float" office:value="-1.329018" calcext:value-type="float">
            <text:p>-1.329018</text:p>
          </table:table-cell>
          <table:table-cell office:value-type="float" office:value="-0.069439" calcext:value-type="float">
            <text:p>-0.069439</text:p>
          </table:table-cell>
          <table:table-cell office:value-type="float" office:value="0.099458" calcext:value-type="float">
            <text:p>0.09945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7901" calcext:value-type="float">
            <text:p>3.887901</text:p>
          </table:table-cell>
          <table:table-cell office:value-type="float" office:value="1.552823" calcext:value-type="float">
            <text:p>1.552823</text:p>
          </table:table-cell>
          <table:table-cell office:value-type="float" office:value="0.276193" calcext:value-type="float">
            <text:p>0.276193</text:p>
          </table:table-cell>
          <table:table-cell office:value-type="float" office:value="-0.810978" calcext:value-type="float">
            <text:p>-0.810978</text:p>
          </table:table-cell>
          <table:table-cell office:value-type="float" office:value="-0.701908" calcext:value-type="float">
            <text:p>-0.701908</text:p>
          </table:table-cell>
          <table:table-cell office:value-type="float" office:value="-0.011214" calcext:value-type="float">
            <text:p>-0.011214</text:p>
          </table:table-cell>
          <table:table-cell office:value-type="float" office:value="-1.5241" calcext:value-type="float">
            <text:p>-1.5241</text:p>
          </table:table-cell>
          <table:table-cell office:value-type="float" office:value="-0.081577" calcext:value-type="float">
            <text:p>-0.081577</text:p>
          </table:table-cell>
          <table:table-cell office:value-type="float" office:value="0.100591" calcext:value-type="float">
            <text:p>0.10059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6848" calcext:value-type="float">
            <text:p>3.606848</text:p>
          </table:table-cell>
          <table:table-cell office:value-type="float" office:value="1.864843" calcext:value-type="float">
            <text:p>1.864843</text:p>
          </table:table-cell>
          <table:table-cell office:value-type="float" office:value="0.321456" calcext:value-type="float">
            <text:p>0.321456</text:p>
          </table:table-cell>
          <table:table-cell office:value-type="float" office:value="-0.529925" calcext:value-type="float">
            <text:p>-0.529925</text:p>
          </table:table-cell>
          <table:table-cell office:value-type="float" office:value="-0.710218" calcext:value-type="float">
            <text:p>-0.710218</text:p>
          </table:table-cell>
          <table:table-cell office:value-type="float" office:value="0.028063" calcext:value-type="float">
            <text:p>0.028063</text:p>
          </table:table-cell>
          <table:table-cell office:value-type="float" office:value="-1.21208" calcext:value-type="float">
            <text:p>-1.21208</text:p>
          </table:table-cell>
          <table:table-cell office:value-type="float" office:value="-0.053073" calcext:value-type="float">
            <text:p>-0.053073</text:p>
          </table:table-cell>
          <table:table-cell office:value-type="float" office:value="0.100151" calcext:value-type="float">
            <text:p>0.10015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8689" calcext:value-type="float">
            <text:p>3.608689</text:p>
          </table:table-cell>
          <table:table-cell office:value-type="float" office:value="1.851413" calcext:value-type="float">
            <text:p>1.851413</text:p>
          </table:table-cell>
          <table:table-cell office:value-type="float" office:value="0.319508" calcext:value-type="float">
            <text:p>0.319508</text:p>
          </table:table-cell>
          <table:table-cell office:value-type="float" office:value="-0.531766" calcext:value-type="float">
            <text:p>-0.531766</text:p>
          </table:table-cell>
          <table:table-cell office:value-type="float" office:value="-0.693559" calcext:value-type="float">
            <text:p>-0.693559</text:p>
          </table:table-cell>
          <table:table-cell office:value-type="float" office:value="-0.000185" calcext:value-type="float">
            <text:p>-0.000185</text:p>
          </table:table-cell>
          <table:table-cell office:value-type="float" office:value="-1.22551" calcext:value-type="float">
            <text:p>-1.22551</text:p>
          </table:table-cell>
          <table:table-cell office:value-type="float" office:value="-0.052888" calcext:value-type="float">
            <text:p>-0.052888</text:p>
          </table:table-cell>
          <table:table-cell office:value-type="float" office:value="0.099458" calcext:value-type="float">
            <text:p>0.099458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2044" calcext:value-type="float">
            <text:p>3.662044</text:p>
          </table:table-cell>
          <table:table-cell office:value-type="float" office:value="1.821007" calcext:value-type="float">
            <text:p>1.821007</text:p>
          </table:table-cell>
          <table:table-cell office:value-type="float" office:value="0.315097" calcext:value-type="float">
            <text:p>0.315097</text:p>
          </table:table-cell>
          <table:table-cell office:value-type="float" office:value="-0.585121" calcext:value-type="float">
            <text:p>-0.585121</text:p>
          </table:table-cell>
          <table:table-cell office:value-type="float" office:value="-0.665483" calcext:value-type="float">
            <text:p>-0.665483</text:p>
          </table:table-cell>
          <table:table-cell office:value-type="float" office:value="-0.005312" calcext:value-type="float">
            <text:p>-0.005312</text:p>
          </table:table-cell>
          <table:table-cell office:value-type="float" office:value="-1.255916" calcext:value-type="float">
            <text:p>-1.255916</text:p>
          </table:table-cell>
          <table:table-cell office:value-type="float" office:value="-0.058766" calcext:value-type="float">
            <text:p>-0.058766</text:p>
          </table:table-cell>
          <table:table-cell office:value-type="float" office:value="0.100434" calcext:value-type="float">
            <text:p>0.100434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5903" calcext:value-type="float">
            <text:p>3.945903</text:p>
          </table:table-cell>
          <table:table-cell office:value-type="float" office:value="1.497015" calcext:value-type="float">
            <text:p>1.497015</text:p>
          </table:table-cell>
          <table:table-cell office:value-type="float" office:value="0.268097" calcext:value-type="float">
            <text:p>0.268097</text:p>
          </table:table-cell>
          <table:table-cell office:value-type="float" office:value="-0.86898" calcext:value-type="float">
            <text:p>-0.86898</text:p>
          </table:table-cell>
          <table:table-cell office:value-type="float" office:value="-0.682414" calcext:value-type="float">
            <text:p>-0.682414</text:p>
          </table:table-cell>
          <table:table-cell office:value-type="float" office:value="-0.028515" calcext:value-type="float">
            <text:p>-0.028515</text:p>
          </table:table-cell>
          <table:table-cell office:value-type="float" office:value="-1.579908" calcext:value-type="float">
            <text:p>-1.579908</text:p>
          </table:table-cell>
          <table:table-cell office:value-type="float" office:value="-0.086503" calcext:value-type="float">
            <text:p>-0.086503</text:p>
          </table:table-cell>
          <table:table-cell office:value-type="float" office:value="0.099546" calcext:value-type="float">
            <text:p>0.09954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7122" calcext:value-type="float">
            <text:p>3.887122</text:p>
          </table:table-cell>
          <table:table-cell office:value-type="float" office:value="1.568448" calcext:value-type="float">
            <text:p>1.568448</text:p>
          </table:table-cell>
          <table:table-cell office:value-type="float" office:value="0.27846" calcext:value-type="float">
            <text:p>0.27846</text:p>
          </table:table-cell>
          <table:table-cell office:value-type="float" office:value="-0.810199" calcext:value-type="float">
            <text:p>-0.810199</text:p>
          </table:table-cell>
          <table:table-cell office:value-type="float" office:value="-0.704163" calcext:value-type="float">
            <text:p>-0.704163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-1.508475" calcext:value-type="float">
            <text:p>-1.508475</text:p>
          </table:table-cell>
          <table:table-cell office:value-type="float" office:value="-0.080894" calcext:value-type="float">
            <text:p>-0.080894</text:p>
          </table:table-cell>
          <table:table-cell office:value-type="float" office:value="0.099844" calcext:value-type="float">
            <text:p>0.09984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6486" calcext:value-type="float">
            <text:p>3.776486</text:p>
          </table:table-cell>
          <table:table-cell office:value-type="float" office:value="1.667179" calcext:value-type="float">
            <text:p>1.667179</text:p>
          </table:table-cell>
          <table:table-cell office:value-type="float" office:value="0.292782" calcext:value-type="float">
            <text:p>0.292782</text:p>
          </table:table-cell>
          <table:table-cell office:value-type="float" office:value="-0.699563" calcext:value-type="float">
            <text:p>-0.699563</text:p>
          </table:table-cell>
          <table:table-cell office:value-type="float" office:value="-0.721243" calcext:value-type="float">
            <text:p>-0.721243</text:p>
          </table:table-cell>
          <table:table-cell office:value-type="float" office:value="0.011062" calcext:value-type="float">
            <text:p>0.011062</text:p>
          </table:table-cell>
          <table:table-cell office:value-type="float" office:value="-1.409744" calcext:value-type="float">
            <text:p>-1.409744</text:p>
          </table:table-cell>
          <table:table-cell office:value-type="float" office:value="-0.069965" calcext:value-type="float">
            <text:p>-0.069965</text:p>
          </table:table-cell>
          <table:table-cell office:value-type="float" office:value="0.100013" calcext:value-type="float">
            <text:p>0.100013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0462" calcext:value-type="float">
            <text:p>3.770462</text:p>
          </table:table-cell>
          <table:table-cell office:value-type="float" office:value="1.674419" calcext:value-type="float">
            <text:p>1.674419</text:p>
          </table:table-cell>
          <table:table-cell office:value-type="float" office:value="0.293833" calcext:value-type="float">
            <text:p>0.293833</text:p>
          </table:table-cell>
          <table:table-cell office:value-type="float" office:value="-0.693539" calcext:value-type="float">
            <text:p>-0.693539</text:p>
          </table:table-cell>
          <table:table-cell office:value-type="float" office:value="-0.709568" calcext:value-type="float">
            <text:p>-0.709568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-1.402504" calcext:value-type="float">
            <text:p>-1.402504</text:p>
          </table:table-cell>
          <table:table-cell office:value-type="float" office:value="-0.069309" calcext:value-type="float">
            <text:p>-0.069309</text:p>
          </table:table-cell>
          <table:table-cell office:value-type="float" office:value="0.099935" calcext:value-type="float">
            <text:p>0.09993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8108" calcext:value-type="float">
            <text:p>3.778108</text:p>
          </table:table-cell>
          <table:table-cell office:value-type="float" office:value="1.682346" calcext:value-type="float">
            <text:p>1.682346</text:p>
          </table:table-cell>
          <table:table-cell office:value-type="float" office:value="0.294982" calcext:value-type="float">
            <text:p>0.294982</text:p>
          </table:table-cell>
          <table:table-cell office:value-type="float" office:value="-0.701185" calcext:value-type="float">
            <text:p>-0.701185</text:p>
          </table:table-cell>
          <table:table-cell office:value-type="float" office:value="-0.692628" calcext:value-type="float">
            <text:p>-0.692628</text:p>
          </table:table-cell>
          <table:table-cell office:value-type="float" office:value="-0.000764" calcext:value-type="float">
            <text:p>-0.000764</text:p>
          </table:table-cell>
          <table:table-cell office:value-type="float" office:value="-1.394577" calcext:value-type="float">
            <text:p>-1.394577</text:p>
          </table:table-cell>
          <table:table-cell office:value-type="float" office:value="-0.070214" calcext:value-type="float">
            <text:p>-0.070214</text:p>
          </table:table-cell>
          <table:table-cell office:value-type="float" office:value="0.100136" calcext:value-type="float">
            <text:p>0.10013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5892" calcext:value-type="float">
            <text:p>3.775892</text:p>
          </table:table-cell>
          <table:table-cell office:value-type="float" office:value="1.685141" calcext:value-type="float">
            <text:p>1.685141</text:p>
          </table:table-cell>
          <table:table-cell office:value-type="float" office:value="0.295388" calcext:value-type="float">
            <text:p>0.295388</text:p>
          </table:table-cell>
          <table:table-cell office:value-type="float" office:value="-0.698969" calcext:value-type="float">
            <text:p>-0.698969</text:p>
          </table:table-cell>
          <table:table-cell office:value-type="float" office:value="-0.693035" calcext:value-type="float">
            <text:p>-0.69303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-1.391782" calcext:value-type="float">
            <text:p>-1.391782</text:p>
          </table:table-cell>
          <table:table-cell office:value-type="float" office:value="-0.069846" calcext:value-type="float">
            <text:p>-0.069846</text:p>
          </table:table-cell>
          <table:table-cell office:value-type="float" office:value="0.099927" calcext:value-type="float">
            <text:p>0.09992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4978" calcext:value-type="float">
            <text:p>3.54978</text:p>
          </table:table-cell>
          <table:table-cell office:value-type="float" office:value="1.967778" calcext:value-type="float">
            <text:p>1.967778</text:p>
          </table:table-cell>
          <table:table-cell office:value-type="float" office:value="0.336389" calcext:value-type="float">
            <text:p>0.336389</text:p>
          </table:table-cell>
          <table:table-cell office:value-type="float" office:value="-0.472857" calcext:value-type="float">
            <text:p>-0.472857</text:p>
          </table:table-cell>
          <table:table-cell office:value-type="float" office:value="-0.658849" calcext:value-type="float">
            <text:p>-0.658849</text:p>
          </table:table-cell>
          <table:table-cell office:value-type="float" office:value="0.022561" calcext:value-type="float">
            <text:p>0.022561</text:p>
          </table:table-cell>
          <table:table-cell office:value-type="float" office:value="-1.109145" calcext:value-type="float">
            <text:p>-1.109145</text:p>
          </table:table-cell>
          <table:table-cell office:value-type="float" office:value="-0.047391" calcext:value-type="float">
            <text:p>-0.047391</text:p>
          </table:table-cell>
          <table:table-cell office:value-type="float" office:value="0.100223" calcext:value-type="float">
            <text:p>0.10022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4497" calcext:value-type="float">
            <text:p>3.774497</text:p>
          </table:table-cell>
          <table:table-cell office:value-type="float" office:value="1.681453" calcext:value-type="float">
            <text:p>1.681453</text:p>
          </table:table-cell>
          <table:table-cell office:value-type="float" office:value="0.294853" calcext:value-type="float">
            <text:p>0.294853</text:p>
          </table:table-cell>
          <table:table-cell office:value-type="float" office:value="-0.697574" calcext:value-type="float">
            <text:p>-0.697574</text:p>
          </table:table-cell>
          <table:table-cell office:value-type="float" office:value="-0.675373" calcext:value-type="float">
            <text:p>-0.675373</text:p>
          </table:table-cell>
          <table:table-cell office:value-type="float" office:value="-0.022524" calcext:value-type="float">
            <text:p>-0.022524</text:p>
          </table:table-cell>
          <table:table-cell office:value-type="float" office:value="-1.39547" calcext:value-type="float">
            <text:p>-1.39547</text:p>
          </table:table-cell>
          <table:table-cell office:value-type="float" office:value="-0.069596" calcext:value-type="float">
            <text:p>-0.069596</text:p>
          </table:table-cell>
          <table:table-cell office:value-type="float" office:value="0.099769" calcext:value-type="float">
            <text:p>0.099769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4543" calcext:value-type="float">
            <text:p>3.834543</text:p>
          </table:table-cell>
          <table:table-cell office:value-type="float" office:value="1.615096" calcext:value-type="float">
            <text:p>1.615096</text:p>
          </table:table-cell>
          <table:table-cell office:value-type="float" office:value="0.285227" calcext:value-type="float">
            <text:p>0.285227</text:p>
          </table:table-cell>
          <table:table-cell office:value-type="float" office:value="-0.75762" calcext:value-type="float">
            <text:p>-0.75762</text:p>
          </table:table-cell>
          <table:table-cell office:value-type="float" office:value="-0.698199" calcext:value-type="float">
            <text:p>-0.698199</text:p>
          </table:table-cell>
          <table:table-cell office:value-type="float" office:value="-0.006008" calcext:value-type="float">
            <text:p>-0.006008</text:p>
          </table:table-cell>
          <table:table-cell office:value-type="float" office:value="-1.461827" calcext:value-type="float">
            <text:p>-1.461827</text:p>
          </table:table-cell>
          <table:table-cell office:value-type="float" office:value="-0.075714" calcext:value-type="float">
            <text:p>-0.075714</text:p>
          </table:table-cell>
          <table:table-cell office:value-type="float" office:value="0.099937" calcext:value-type="float">
            <text:p>0.09993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5142" calcext:value-type="float">
            <text:p>3.715142</text:p>
          </table:table-cell>
          <table:table-cell office:value-type="float" office:value="1.746901" calcext:value-type="float">
            <text:p>1.746901</text:p>
          </table:table-cell>
          <table:table-cell office:value-type="float" office:value="0.304347" calcext:value-type="float">
            <text:p>0.304347</text:p>
          </table:table-cell>
          <table:table-cell office:value-type="float" office:value="-0.638218" calcext:value-type="float">
            <text:p>-0.638218</text:p>
          </table:table-cell>
          <table:table-cell office:value-type="float" office:value="-0.703667" calcext:value-type="float">
            <text:p>-0.703667</text:p>
          </table:table-cell>
          <table:table-cell office:value-type="float" office:value="0.011864" calcext:value-type="float">
            <text:p>0.011864</text:p>
          </table:table-cell>
          <table:table-cell office:value-type="float" office:value="-1.330022" calcext:value-type="float">
            <text:p>-1.330022</text:p>
          </table:table-cell>
          <table:table-cell office:value-type="float" office:value="-0.064234" calcext:value-type="float">
            <text:p>-0.064234</text:p>
          </table:table-cell>
          <table:table-cell office:value-type="float" office:value="0.100646" calcext:value-type="float">
            <text:p>0.10064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22509" calcext:value-type="float">
            <text:p>3.722509</text:p>
          </table:table-cell>
          <table:table-cell office:value-type="float" office:value="1.749244" calcext:value-type="float">
            <text:p>1.749244</text:p>
          </table:table-cell>
          <table:table-cell office:value-type="float" office:value="0.304687" calcext:value-type="float">
            <text:p>0.304687</text:p>
          </table:table-cell>
          <table:table-cell office:value-type="float" office:value="-0.645586" calcext:value-type="float">
            <text:p>-0.645586</text:p>
          </table:table-cell>
          <table:table-cell office:value-type="float" office:value="-0.681352" calcext:value-type="float">
            <text:p>-0.681352</text:p>
          </table:table-cell>
          <table:table-cell office:value-type="float" office:value="-0.000741" calcext:value-type="float">
            <text:p>-0.000741</text:p>
          </table:table-cell>
          <table:table-cell office:value-type="float" office:value="-1.327679" calcext:value-type="float">
            <text:p>-1.327679</text:p>
          </table:table-cell>
          <table:table-cell office:value-type="float" office:value="-0.064189" calcext:value-type="float">
            <text:p>-0.064189</text:p>
          </table:table-cell>
          <table:table-cell office:value-type="float" office:value="0.099427" calcext:value-type="float">
            <text:p>0.09942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1886" calcext:value-type="float">
            <text:p>3.661886</text:p>
          </table:table-cell>
          <table:table-cell office:value-type="float" office:value="1.838983" calcext:value-type="float">
            <text:p>1.838983</text:p>
          </table:table-cell>
          <table:table-cell office:value-type="float" office:value="0.317705" calcext:value-type="float">
            <text:p>0.317705</text:p>
          </table:table-cell>
          <table:table-cell office:value-type="float" office:value="-0.584963" calcext:value-type="float">
            <text:p>-0.584963</text:p>
          </table:table-cell>
          <table:table-cell office:value-type="float" office:value="-0.659031" calcext:value-type="float">
            <text:p>-0.659031</text:p>
          </table:table-cell>
          <table:table-cell office:value-type="float" office:value="0.006054" calcext:value-type="float">
            <text:p>0.006054</text:p>
          </table:table-cell>
          <table:table-cell office:value-type="float" office:value="-1.237941" calcext:value-type="float">
            <text:p>-1.237941</text:p>
          </table:table-cell>
          <table:table-cell office:value-type="float" office:value="-0.058573" calcext:value-type="float">
            <text:p>-0.058573</text:p>
          </table:table-cell>
          <table:table-cell office:value-type="float" office:value="0.100131" calcext:value-type="float">
            <text:p>0.10013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00718" calcext:value-type="float">
            <text:p>4.000718</text:p>
          </table:table-cell>
          <table:table-cell office:value-type="float" office:value="1.437907" calcext:value-type="float">
            <text:p>1.437907</text:p>
          </table:table-cell>
          <table:table-cell office:value-type="float" office:value="0.259523" calcext:value-type="float">
            <text:p>0.259523</text:p>
          </table:table-cell>
          <table:table-cell office:value-type="float" office:value="-0.923795" calcext:value-type="float">
            <text:p>-0.923795</text:p>
          </table:table-cell>
          <table:table-cell office:value-type="float" office:value="-0.681276" calcext:value-type="float">
            <text:p>-0.681276</text:p>
          </table:table-cell>
          <table:table-cell office:value-type="float" office:value="-0.033946" calcext:value-type="float">
            <text:p>-0.033946</text:p>
          </table:table-cell>
          <table:table-cell office:value-type="float" office:value="-1.639016" calcext:value-type="float">
            <text:p>-1.639016</text:p>
          </table:table-cell>
          <table:table-cell office:value-type="float" office:value="-0.09221" calcext:value-type="float">
            <text:p>-0.09221</text:p>
          </table:table-cell>
          <table:table-cell office:value-type="float" office:value="0.099816" calcext:value-type="float">
            <text:p>0.099816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10597" calcext:value-type="float">
            <text:p>3.810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10597" calcext:value-type="float">
            <text:p>-3.810597</text:p>
          </table:table-cell>
          <table:table-cell office:value-type="float" office:value="-0.993042" calcext:value-type="float">
            <text:p>-0.993042</text:p>
          </table:table-cell>
          <table:table-cell office:value-type="float" office:value="-0.288669" calcext:value-type="float">
            <text:p>-0.288669</text:p>
          </table:table-cell>
          <table:table-cell office:value-type="float" office:value="-5.092307" calcext:value-type="float">
            <text:p>-5.092307</text:p>
          </table:table-cell>
          <table:table-cell office:value-type="float" office:value="-0.381075" calcext:value-type="float">
            <text:p>-0.381075</text:p>
          </table:table-cell>
          <table:table-cell office:value-type="float" office:value="0.100004" calcext:value-type="float">
            <text:p>0.10000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82332" calcext:value-type="float">
            <text:p>3.282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82332" calcext:value-type="float">
            <text:p>-3.282332</text:p>
          </table:table-cell>
          <table:table-cell office:value-type="float" office:value="-1.252761" calcext:value-type="float">
            <text:p>-1.252761</text:p>
          </table:table-cell>
          <table:table-cell office:value-type="float" office:value="0.052554" calcext:value-type="float">
            <text:p>0.052554</text:p>
          </table:table-cell>
          <table:table-cell office:value-type="float" office:value="-4.482539" calcext:value-type="float">
            <text:p>-4.482539</text:p>
          </table:table-cell>
          <table:table-cell office:value-type="float" office:value="-0.329933" calcext:value-type="float">
            <text:p>-0.329933</text:p>
          </table:table-cell>
          <table:table-cell office:value-type="float" office:value="0.100518" calcext:value-type="float">
            <text:p>0.10051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69368" calcext:value-type="float">
            <text:p>1.969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69368" calcext:value-type="float">
            <text:p>-1.969368</text:p>
          </table:table-cell>
          <table:table-cell office:value-type="float" office:value="-1.380272" calcext:value-type="float">
            <text:p>-1.380272</text:p>
          </table:table-cell>
          <table:table-cell office:value-type="float" office:value="0.131017" calcext:value-type="float">
            <text:p>0.131017</text:p>
          </table:table-cell>
          <table:table-cell office:value-type="float" office:value="-3.218622" calcext:value-type="float">
            <text:p>-3.218622</text:p>
          </table:table-cell>
          <table:table-cell office:value-type="float" office:value="-0.197356" calcext:value-type="float">
            <text:p>-0.197356</text:p>
          </table:table-cell>
          <table:table-cell office:value-type="float" office:value="0.100213" calcext:value-type="float">
            <text:p>0.10021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52001" calcext:value-type="float">
            <text:p>1.3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52001" calcext:value-type="float">
            <text:p>-1.352001</text:p>
          </table:table-cell>
          <table:table-cell office:value-type="float" office:value="-1.467982" calcext:value-type="float">
            <text:p>-1.467982</text:p>
          </table:table-cell>
          <table:table-cell office:value-type="float" office:value="0.061782" calcext:value-type="float">
            <text:p>0.061782</text:p>
          </table:table-cell>
          <table:table-cell office:value-type="float" office:value="-2.758201" calcext:value-type="float">
            <text:p>-2.758201</text:p>
          </table:table-cell>
          <table:table-cell office:value-type="float" office:value="-0.135101" calcext:value-type="float">
            <text:p>-0.135101</text:p>
          </table:table-cell>
          <table:table-cell office:value-type="float" office:value="0.099927" calcext:value-type="float">
            <text:p>0.099927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1285" calcext:value-type="float">
            <text:p>0.451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1285" calcext:value-type="float">
            <text:p>-0.451285</text:p>
          </table:table-cell>
          <table:table-cell office:value-type="float" office:value="-1.443493" calcext:value-type="float">
            <text:p>-1.443493</text:p>
          </table:table-cell>
          <table:table-cell office:value-type="float" office:value="0.090113" calcext:value-type="float">
            <text:p>0.090113</text:p>
          </table:table-cell>
          <table:table-cell office:value-type="float" office:value="-1.804665" calcext:value-type="float">
            <text:p>-1.804665</text:p>
          </table:table-cell>
          <table:table-cell office:value-type="float" office:value="-0.045108" calcext:value-type="float">
            <text:p>-0.045108</text:p>
          </table:table-cell>
          <table:table-cell office:value-type="float" office:value="0.099954" calcext:value-type="float">
            <text:p>0.09995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367779" calcext:value-type="float">
            <text:p>-1.367779</text:p>
          </table:table-cell>
          <table:table-cell office:value-type="float" office:value="0.045152" calcext:value-type="float">
            <text:p>0.045152</text:p>
          </table:table-cell>
          <table:table-cell office:value-type="float" office:value="-1.322627" calcext:value-type="float">
            <text:p>-1.322627</text:p>
          </table:table-cell>
          <table:table-cell office:value-type="float" office:value="0" calcext:value-type="float">
            <text:p>0</text:p>
          </table:table-cell>
          <table:table-cell office:value-type="float" office:value="0.099948" calcext:value-type="float">
            <text:p>0.09994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303545" calcext:value-type="float">
            <text:p>-1.303545</text:p>
          </table:table-cell>
          <table:table-cell office:value-type="float" office:value="0" calcext:value-type="float">
            <text:p>0</text:p>
          </table:table-cell>
          <table:table-cell office:value-type="float" office:value="-1.303545" calcext:value-type="float">
            <text:p>-1.303545</text:p>
          </table:table-cell>
          <table:table-cell office:value-type="float" office:value="0" calcext:value-type="float">
            <text:p>0</text:p>
          </table:table-cell>
          <table:table-cell office:value-type="float" office:value="0.099982" calcext:value-type="float">
            <text:p>0.09998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39356" calcext:value-type="float">
            <text:p>-1.239356</text:p>
          </table:table-cell>
          <table:table-cell office:value-type="float" office:value="0" calcext:value-type="float">
            <text:p>0</text:p>
          </table:table-cell>
          <table:table-cell office:value-type="float" office:value="-1.239356" calcext:value-type="float">
            <text:p>-1.239356</text:p>
          </table:table-cell>
          <table:table-cell office:value-type="float" office:value="0" calcext:value-type="float">
            <text:p>0</text:p>
          </table:table-cell>
          <table:table-cell office:value-type="float" office:value="0.099916" calcext:value-type="float">
            <text:p>0.09991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180783" calcext:value-type="float">
            <text:p>-1.180783</text:p>
          </table:table-cell>
          <table:table-cell office:value-type="float" office:value="0" calcext:value-type="float">
            <text:p>0</text:p>
          </table:table-cell>
          <table:table-cell office:value-type="float" office:value="-1.180783" calcext:value-type="float">
            <text:p>-1.180783</text:p>
          </table:table-cell>
          <table:table-cell office:value-type="float" office:value="0" calcext:value-type="float">
            <text:p>0</text:p>
          </table:table-cell>
          <table:table-cell office:value-type="float" office:value="0.100325" calcext:value-type="float">
            <text:p>0.10032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088574" calcext:value-type="float">
            <text:p>-1.088574</text:p>
          </table:table-cell>
          <table:table-cell office:value-type="float" office:value="0" calcext:value-type="float">
            <text:p>0</text:p>
          </table:table-cell>
          <table:table-cell office:value-type="float" office:value="-1.088574" calcext:value-type="float">
            <text:p>-1.088574</text:p>
          </table:table-cell>
          <table:table-cell office:value-type="float" office:value="0" calcext:value-type="float">
            <text:p>0</text:p>
          </table:table-cell>
          <table:table-cell office:value-type="float" office:value="0.099767" calcext:value-type="float">
            <text:p>0.09976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707499" calcext:value-type="float">
            <text:p>-0.707499</text:p>
          </table:table-cell>
          <table:table-cell office:value-type="float" office:value="0" calcext:value-type="float">
            <text:p>0</text:p>
          </table:table-cell>
          <table:table-cell office:value-type="float" office:value="-0.707499" calcext:value-type="float">
            <text:p>-0.707499</text:p>
          </table:table-cell>
          <table:table-cell office:value-type="float" office:value="0" calcext:value-type="float">
            <text:p>0</text:p>
          </table:table-cell>
          <table:table-cell office:value-type="float" office:value="0.100349" calcext:value-type="float">
            <text:p>0.10034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77565" calcext:value-type="float">
            <text:p>-0.377565</text:p>
          </table:table-cell>
          <table:table-cell office:value-type="float" office:value="0" calcext:value-type="float">
            <text:p>0</text:p>
          </table:table-cell>
          <table:table-cell office:value-type="float" office:value="-0.377565" calcext:value-type="float">
            <text:p>-0.377565</text:p>
          </table:table-cell>
          <table:table-cell office:value-type="float" office:value="0" calcext:value-type="float">
            <text:p>0</text:p>
          </table:table-cell>
          <table:table-cell office:value-type="float" office:value="0.099781" calcext:value-type="float">
            <text:p>0.09978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80209" calcext:value-type="float">
            <text:p>-0.180209</text:p>
          </table:table-cell>
          <table:table-cell office:value-type="float" office:value="0" calcext:value-type="float">
            <text:p>0</text:p>
          </table:table-cell>
          <table:table-cell office:value-type="float" office:value="-0.180209" calcext:value-type="float">
            <text:p>-0.180209</text:p>
          </table:table-cell>
          <table:table-cell office:value-type="float" office:value="0" calcext:value-type="float">
            <text:p>0</text:p>
          </table:table-cell>
          <table:table-cell office:value-type="float" office:value="0.100062" calcext:value-type="float">
            <text:p>0.10006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45108" calcext:value-type="float">
            <text:p>-0.045108</text:p>
          </table:table-cell>
          <table:table-cell office:value-type="float" office:value="0" calcext:value-type="float">
            <text:p>0</text:p>
          </table:table-cell>
          <table:table-cell office:value-type="float" office:value="-0.045108" calcext:value-type="float">
            <text:p>-0.045108</text:p>
          </table:table-cell>
          <table:table-cell office:value-type="float" office:value="0" calcext:value-type="float">
            <text:p>0</text:p>
          </table:table-cell>
          <table:table-cell office:value-type="float" office:value="0.099902" calcext:value-type="float">
            <text:p>0.09990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16" calcext:value-type="float">
            <text:p>0.10001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57" calcext:value-type="float">
            <text:p>0.10005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7:43:54.919636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30T17:48:42.757900477</dc:date>
    <meta:editing-duration>PT1H3M19S</meta:editing-duration>
    <meta:editing-cycles>17</meta:editing-cycles>
    <meta:document-statistic meta:table-count="4" meta:cell-count="720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89cm" style:legend-expansion="high" chart:style-name="ch2"/>
        <chart:plot-area chart:style-name="ch3" table:cell-range-address="left_back_wheel_stats.A2:left_back_wheel_stats.A153 left_back_wheel_stats.D1:left_back_wheel_stats.E153" chart:data-source-has-labels="both" svg:x="0.73cm" svg:y="0.136cm" svg:width="27.604cm" svg:height="6.561cm">
          <chartooo:coordinate-region svg:x="1.29cm" svg:y="0.241cm" svg:width="27.044cm" svg:height="6.184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D2:left_back_wheel_stats.D153" chart:label-cell-address="left_back_wheel_stats.D1:left_back_wheel_stats.D1" chart:class="chart:line">
            <chart:data-point chart:repeated="152"/>
          </chart:series>
          <chart:series chart:style-name="ch7" chart:values-cell-range-address="left_back_wheel_stats.E2:left_back_wheel_stats.E153" chart:label-cell-address="left_back_wheel_stats.E1:left_back_wheel_stats.E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left_back_wheel_stats.D1:left_back_wheel_stats.D1</svg:desc>
                </draw:g>
              </table:table-cell>
              <table:table-cell office:value-type="string">
                <text:p>angular_vel_encoder_left_back_wheel</text:p>
                <draw:g>
                  <svg:desc>left_back_wheel_stats.E1:left_back_wheel_stats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D2:left_back_wheel_stats.D153</svg:desc>
                </draw:g>
              </table:table-cell>
              <table:table-cell office:value-type="float" office:value="0">
                <text:p>0</text:p>
                <draw:g>
                  <svg:desc>left_back_wheel_stats.E2:left_back_wheel_stats.E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8179">
                <text:p>-0.5081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585886">
                <text:p>-2.5858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32084">
                <text:p>-1.6320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629">
                <text:p>-0.1126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9335">
                <text:p>-0.1693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2744">
                <text:p>-0.7327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8464">
                <text:p>-0.9584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3164">
                <text:p>-0.5631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4315">
                <text:p>-0.3943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2097">
                <text:p>-0.5620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9396">
                <text:p>-0.9593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2">
                <text:p>-0.9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854">
                <text:p>-0.6768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126">
                <text:p>-0.731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1524">
                <text:p>-1.0715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173">
                <text:p>-1.351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8163">
                <text:p>-1.46816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68531">
                <text:p>-1.0685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529">
                <text:p>-1.015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10236">
                <text:p>-1.4102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4818">
                <text:p>-1.4648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79372">
                <text:p>-1.2793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9729">
                <text:p>-0.39972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187">
                <text:p>-0.22518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20467">
                <text:p>-0.6204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2057">
                <text:p>-1.1820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0093">
                <text:p>-1.01009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47976">
                <text:p>-0.44797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85124">
                <text:p>-0.2851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1432">
                <text:p>-0.56143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6488">
                <text:p>-1.3564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56276">
                <text:p>-1.8562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11736">
                <text:p>-1.4117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2686">
                <text:p>-0.7326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4001">
                <text:p>-1.01400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8899">
                <text:p>-1.688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918077">
                <text:p>-1.91807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9012">
                <text:p>-1.40901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7219">
                <text:p>-0.50721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6732">
                <text:p>-0.50673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97231">
                <text:p>-1.39723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27283">
                <text:p>-2.2728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748939">
                <text:p>-1.74893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18">
                <text:p>-0.225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4748">
                <text:p>-0.3947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4124">
                <text:p>-1.4041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89244">
                <text:p>-2.08924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79974">
                <text:p>-1.57997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6506">
                <text:p>-0.78650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9194">
                <text:p>-0.33919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9085">
                <text:p>-0.78908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727974">
                <text:p>-1.72797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92379">
                <text:p>-1.59237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5678">
                <text:p>-0.84567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6">
                <text:p>-0.225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4558">
                <text:p>-0.6745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6723">
                <text:p>-1.46672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974689">
                <text:p>-1.97468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59448">
                <text:p>-1.85944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8176">
                <text:p>-0.9581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19704">
                <text:p>-0.61970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7323">
                <text:p>-1.12732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88146">
                <text:p>-1.68814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92708">
                <text:p>-1.69270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3707">
                <text:p>-0.56370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336">
                <text:p>-0.2253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49943">
                <text:p>-0.44994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6348">
                <text:p>-0.84634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-1.128291">
                <text:p>-1.12829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788605">
                <text:p>0.78860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843087">
                <text:p>0.84308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677884">
                <text:p>0.67788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076923">
                <text:p>3.076923</text:p>
              </table:table-cell>
              <table:table-cell office:value-type="float" office:value="0.84197">
                <text:p>0.8419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076923">
                <text:p>3.076923</text:p>
              </table:table-cell>
              <table:table-cell office:value-type="float" office:value="4.307743">
                <text:p>4.30774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076923">
                <text:p>3.076923</text:p>
              </table:table-cell>
              <table:table-cell office:value-type="float" office:value="6.819473">
                <text:p>6.81947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076923">
                <text:p>3.076923</text:p>
              </table:table-cell>
              <table:table-cell office:value-type="float" office:value="5.471012">
                <text:p>5.47101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076923">
                <text:p>3.076923</text:p>
              </table:table-cell>
              <table:table-cell office:value-type="float" office:value="4.673664">
                <text:p>4.67366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076923">
                <text:p>3.076923</text:p>
              </table:table-cell>
              <table:table-cell office:value-type="float" office:value="3.440673">
                <text:p>3.4406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.076923">
                <text:p>3.076923</text:p>
              </table:table-cell>
              <table:table-cell office:value-type="float" office:value="3.154894">
                <text:p>3.15489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.076923">
                <text:p>3.076923</text:p>
              </table:table-cell>
              <table:table-cell office:value-type="float" office:value="3.88817">
                <text:p>3.888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076923">
                <text:p>3.076923</text:p>
              </table:table-cell>
              <table:table-cell office:value-type="float" office:value="4.043637">
                <text:p>4.04363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.076923">
                <text:p>3.076923</text:p>
              </table:table-cell>
              <table:table-cell office:value-type="float" office:value="3.784058">
                <text:p>3.78405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.076923">
                <text:p>3.076923</text:p>
              </table:table-cell>
              <table:table-cell office:value-type="float" office:value="3.554474">
                <text:p>3.55447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.076923">
                <text:p>3.076923</text:p>
              </table:table-cell>
              <table:table-cell office:value-type="float" office:value="3.438097">
                <text:p>3.43809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.076923">
                <text:p>3.076923</text:p>
              </table:table-cell>
              <table:table-cell office:value-type="float" office:value="3.350495">
                <text:p>3.35049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.076923">
                <text:p>3.076923</text:p>
              </table:table-cell>
              <table:table-cell office:value-type="float" office:value="3.469144">
                <text:p>3.46914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.076923">
                <text:p>3.076923</text:p>
              </table:table-cell>
              <table:table-cell office:value-type="float" office:value="3.830331">
                <text:p>3.83033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.076923">
                <text:p>3.076923</text:p>
              </table:table-cell>
              <table:table-cell office:value-type="float" office:value="4.057346">
                <text:p>4.05734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.076923">
                <text:p>3.076923</text:p>
              </table:table-cell>
              <table:table-cell office:value-type="float" office:value="3.885761">
                <text:p>3.88576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.076923">
                <text:p>3.076923</text:p>
              </table:table-cell>
              <table:table-cell office:value-type="float" office:value="3.835266">
                <text:p>3.8352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76923">
                <text:p>3.076923</text:p>
              </table:table-cell>
              <table:table-cell office:value-type="float" office:value="3.550999">
                <text:p>3.55099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.076923">
                <text:p>3.076923</text:p>
              </table:table-cell>
              <table:table-cell office:value-type="float" office:value="3.774407">
                <text:p>3.77440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.076923">
                <text:p>3.076923</text:p>
              </table:table-cell>
              <table:table-cell office:value-type="float" office:value="3.999993">
                <text:p>3.99999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4.056824">
                <text:p>4.05682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076923">
                <text:p>3.076923</text:p>
              </table:table-cell>
              <table:table-cell office:value-type="float" office:value="3.662515">
                <text:p>3.66251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.076923">
                <text:p>3.076923</text:p>
              </table:table-cell>
              <table:table-cell office:value-type="float" office:value="3.325063">
                <text:p>3.32506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.076923">
                <text:p>3.076923</text:p>
              </table:table-cell>
              <table:table-cell office:value-type="float" office:value="3.608689">
                <text:p>3.60868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.076923">
                <text:p>3.076923</text:p>
              </table:table-cell>
              <table:table-cell office:value-type="float" office:value="3.943739">
                <text:p>3.94373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.076923">
                <text:p>3.076923</text:p>
              </table:table-cell>
              <table:table-cell office:value-type="float" office:value="3.551312">
                <text:p>3.5513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.076923">
                <text:p>3.076923</text:p>
              </table:table-cell>
              <table:table-cell office:value-type="float" office:value="3.549112">
                <text:p>3.54911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076923">
                <text:p>3.076923</text:p>
              </table:table-cell>
              <table:table-cell office:value-type="float" office:value="3.776486">
                <text:p>3.77648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.076923">
                <text:p>3.076923</text:p>
              </table:table-cell>
              <table:table-cell office:value-type="float" office:value="4.05184">
                <text:p>4.0518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.076923">
                <text:p>3.076923</text:p>
              </table:table-cell>
              <table:table-cell office:value-type="float" office:value="3.665329">
                <text:p>3.66532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.076923">
                <text:p>3.076923</text:p>
              </table:table-cell>
              <table:table-cell office:value-type="float" office:value="3.663179">
                <text:p>3.66317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.076923">
                <text:p>3.076923</text:p>
              </table:table-cell>
              <table:table-cell office:value-type="float" office:value="3.718817">
                <text:p>3.71881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76923">
                <text:p>3.076923</text:p>
              </table:table-cell>
              <table:table-cell office:value-type="float" office:value="3.943504">
                <text:p>3.94350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.076923">
                <text:p>3.076923</text:p>
              </table:table-cell>
              <table:table-cell office:value-type="float" office:value="3.890934">
                <text:p>3.89093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.076923">
                <text:p>3.076923</text:p>
              </table:table-cell>
              <table:table-cell office:value-type="float" office:value="3.602561">
                <text:p>3.60256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.076923">
                <text:p>3.076923</text:p>
              </table:table-cell>
              <table:table-cell office:value-type="float" office:value="3.609706">
                <text:p>3.60970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.076923">
                <text:p>3.076923</text:p>
              </table:table-cell>
              <table:table-cell office:value-type="float" office:value="3.887233">
                <text:p>3.8872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76923">
                <text:p>3.076923</text:p>
              </table:table-cell>
              <table:table-cell office:value-type="float" office:value="3.831673">
                <text:p>3.83167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3.530406">
                <text:p>3.53040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3.282332">
                <text:p>3.28233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.856832">
                <text:p>1.85683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.352001">
                <text:p>1.35200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282053">
                <text:p>0.28205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056294">
                <text:p>0.05629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right_front_wheel_stats.A2:right_front_wheel_stats.A153 right_front_wheel_stats.D1:right_front_wheel_stats.F153" chart:data-source-has-labels="both" svg:x="0.73cm" svg:y="0.136cm" svg:width="27.604cm" svg:height="6.561cm">
          <chartooo:coordinate-region svg:x="1.18cm" svg:y="0.261cm" svg:width="27.154cm" svg:height="5.435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D2:right_front_wheel_stats.D153" chart:label-cell-address="right_front_wheel_stats.D1:right_front_wheel_stats.D1" chart:class="chart:line">
            <chart:data-point chart:repeated="152"/>
          </chart:series>
          <chart:series chart:style-name="ch7" chart:values-cell-range-address="right_front_wheel_stats.E2:right_front_wheel_stats.E153" chart:label-cell-address="right_front_wheel_stats.E1:right_front_wheel_stats.E1" chart:class="chart:line">
            <chart:data-point chart:repeated="152"/>
          </chart:series>
          <chart:series chart:style-name="ch8" chart:values-cell-range-address="right_front_wheel_stats.F2:right_front_wheel_stats.F153" chart:label-cell-address="right_front_wheel_stats.F1:right_front_wheel_stats.F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right_front_wheel_stats.D1:right_front_wheel_stats.D1</svg:desc>
                </draw:g>
              </table:table-cell>
              <table:table-cell office:value-type="string">
                <text:p>angular_vel_encoder_left_back_wheel</text:p>
                <draw:g>
                  <svg:desc>right_front_wheel_stats.E1:right_front_wheel_stats.E1</svg:desc>
                </draw:g>
              </table:table-cell>
              <table:table-cell office:value-type="string">
                <text:p>angular_vel_control_left_back_wheel</text:p>
                <draw:g>
                  <svg:desc>right_front_wheel_stats.F1:right_fron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D2:right_front_wheel_stats.D153</svg:desc>
                </draw:g>
              </table:table-cell>
              <table:table-cell office:value-type="float" office:value="0">
                <text:p>0</text:p>
                <draw:g>
                  <svg:desc>right_front_wheel_stats.E2:right_front_wheel_stats.E153</svg:desc>
                </draw:g>
              </table:table-cell>
              <table:table-cell office:value-type="float" office:value="0">
                <text:p>0</text:p>
                <draw:g>
                  <svg:desc>right_front_wheel_stats.F2:right_front_wheel_stats.F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3.858465">
                <text:p>3.8584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3846">
                <text:p>1.753846</text:p>
              </table:table-cell>
              <table:table-cell office:value-type="float" office:value="0.621107">
                <text:p>0.621107</text:p>
              </table:table-cell>
              <table:table-cell office:value-type="float" office:value="3.112675">
                <text:p>3.1126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53846">
                <text:p>1.753846</text:p>
              </table:table-cell>
              <table:table-cell office:value-type="float" office:value="2.361027">
                <text:p>2.361027</text:p>
              </table:table-cell>
              <table:table-cell office:value-type="float" office:value="1.201593">
                <text:p>1.2015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53846">
                <text:p>1.753846</text:p>
              </table:table-cell>
              <table:table-cell office:value-type="float" office:value="1.463248">
                <text:p>1.463248</text:p>
              </table:table-cell>
              <table:table-cell office:value-type="float" office:value="2.391038">
                <text:p>2.3910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629">
                <text:p>0.112629</text:p>
              </table:table-cell>
              <table:table-cell office:value-type="float" office:value="3.950474">
                <text:p>3.950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3846">
                <text:p>1.753846</text:p>
              </table:table-cell>
              <table:table-cell office:value-type="float" office:value="0.282226">
                <text:p>0.282226</text:p>
              </table:table-cell>
              <table:table-cell office:value-type="float" office:value="3.77617">
                <text:p>3.776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299">
                <text:p>1.127299</text:p>
              </table:table-cell>
              <table:table-cell office:value-type="float" office:value="2.926298">
                <text:p>2.9262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3846">
                <text:p>1.753846</text:p>
              </table:table-cell>
              <table:table-cell office:value-type="float" office:value="1.353126">
                <text:p>1.353126</text:p>
              </table:table-cell>
              <table:table-cell office:value-type="float" office:value="2.802363">
                <text:p>2.8023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53846">
                <text:p>1.753846</text:p>
              </table:table-cell>
              <table:table-cell office:value-type="float" office:value="0.78843">
                <text:p>0.78843</text:p>
              </table:table-cell>
              <table:table-cell office:value-type="float" office:value="3.542669">
                <text:p>3.5426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53846">
                <text:p>1.753846</text:p>
              </table:table-cell>
              <table:table-cell office:value-type="float" office:value="0.563307">
                <text:p>0.563307</text:p>
              </table:table-cell>
              <table:table-cell office:value-type="float" office:value="3.853066">
                <text:p>3.8530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753846">
                <text:p>1.753846</text:p>
              </table:table-cell>
              <table:table-cell office:value-type="float" office:value="0.618307">
                <text:p>0.618307</text:p>
              </table:table-cell>
              <table:table-cell office:value-type="float" office:value="3.707317">
                <text:p>3.7073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53846">
                <text:p>1.753846</text:p>
              </table:table-cell>
              <table:table-cell office:value-type="float" office:value="1.015831">
                <text:p>1.015831</text:p>
              </table:table-cell>
              <table:table-cell office:value-type="float" office:value="3.237059">
                <text:p>3.2370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5">
                <text:p>1.1275</text:p>
              </table:table-cell>
              <table:table-cell office:value-type="float" office:value="3.277674">
                <text:p>3.2776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53846">
                <text:p>1.753846</text:p>
              </table:table-cell>
              <table:table-cell office:value-type="float" office:value="0.902472">
                <text:p>0.902472</text:p>
              </table:table-cell>
              <table:table-cell office:value-type="float" office:value="3.592749">
                <text:p>3.5927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53846">
                <text:p>1.753846</text:p>
              </table:table-cell>
              <table:table-cell office:value-type="float" office:value="0.787511">
                <text:p>0.787511</text:p>
              </table:table-cell>
              <table:table-cell office:value-type="float" office:value="3.629185">
                <text:p>3.6291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53846">
                <text:p>1.753846</text:p>
              </table:table-cell>
              <table:table-cell office:value-type="float" office:value="0.84594">
                <text:p>0.84594</text:p>
              </table:table-cell>
              <table:table-cell office:value-type="float" office:value="3.496786">
                <text:p>3.4967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53846">
                <text:p>1.753846</text:p>
              </table:table-cell>
              <table:table-cell office:value-type="float" office:value="1.239086">
                <text:p>1.239086</text:p>
              </table:table-cell>
              <table:table-cell office:value-type="float" office:value="3.058823">
                <text:p>3.0588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53846">
                <text:p>1.753846</text:p>
              </table:table-cell>
              <table:table-cell office:value-type="float" office:value="1.355227">
                <text:p>1.355227</text:p>
              </table:table-cell>
              <table:table-cell office:value-type="float" office:value="2.970413">
                <text:p>2.97041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53846">
                <text:p>1.753846</text:p>
              </table:table-cell>
              <table:table-cell office:value-type="float" office:value="1.012292">
                <text:p>1.012292</text:p>
              </table:table-cell>
              <table:table-cell office:value-type="float" office:value="3.336923">
                <text:p>3.3369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53846">
                <text:p>1.753846</text:p>
              </table:table-cell>
              <table:table-cell office:value-type="float" office:value="0.846075">
                <text:p>0.846075</text:p>
              </table:table-cell>
              <table:table-cell office:value-type="float" office:value="3.45674">
                <text:p>3.4567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53846">
                <text:p>1.753846</text:p>
              </table:table-cell>
              <table:table-cell office:value-type="float" office:value="1.128189">
                <text:p>1.128189</text:p>
              </table:table-cell>
              <table:table-cell office:value-type="float" office:value="3.07892">
                <text:p>3.078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53846">
                <text:p>1.753846</text:p>
              </table:table-cell>
              <table:table-cell office:value-type="float" office:value="1.352139">
                <text:p>1.352139</text:p>
              </table:table-cell>
              <table:table-cell office:value-type="float" office:value="2.827113">
                <text:p>2.8271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53846">
                <text:p>1.753846</text:p>
              </table:table-cell>
              <table:table-cell office:value-type="float" office:value="1.446247">
                <text:p>1.446247</text:p>
              </table:table-cell>
              <table:table-cell office:value-type="float" office:value="2.714144">
                <text:p>2.7141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753846">
                <text:p>1.753846</text:p>
              </table:table-cell>
              <table:table-cell office:value-type="float" office:value="0.97077">
                <text:p>0.97077</text:p>
              </table:table-cell>
              <table:table-cell office:value-type="float" office:value="3.239628">
                <text:p>3.23962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753846">
                <text:p>1.753846</text:p>
              </table:table-cell>
              <table:table-cell office:value-type="float" office:value="0.450375">
                <text:p>0.450375</text:p>
              </table:table-cell>
              <table:table-cell office:value-type="float" office:value="3.798598">
                <text:p>3.7985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753846">
                <text:p>1.753846</text:p>
              </table:table-cell>
              <table:table-cell office:value-type="float" office:value="0.676873">
                <text:p>0.676873</text:p>
              </table:table-cell>
              <table:table-cell office:value-type="float" office:value="3.514535">
                <text:p>3.5145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753846">
                <text:p>1.753846</text:p>
              </table:table-cell>
              <table:table-cell office:value-type="float" office:value="1.125768">
                <text:p>1.125768</text:p>
              </table:table-cell>
              <table:table-cell office:value-type="float" office:value="3.054916">
                <text:p>3.0549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3846">
                <text:p>1.753846</text:p>
              </table:table-cell>
              <table:table-cell office:value-type="float" office:value="1.066209">
                <text:p>1.066209</text:p>
              </table:table-cell>
              <table:table-cell office:value-type="float" office:value="3.193959">
                <text:p>3.19395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753846">
                <text:p>1.753846</text:p>
              </table:table-cell>
              <table:table-cell office:value-type="float" office:value="0.783958">
                <text:p>0.783958</text:p>
              </table:table-cell>
              <table:table-cell office:value-type="float" office:value="3.521088">
                <text:p>3.5210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53846">
                <text:p>1.753846</text:p>
              </table:table-cell>
              <table:table-cell office:value-type="float" office:value="0.342149">
                <text:p>0.342149</text:p>
              </table:table-cell>
              <table:table-cell office:value-type="float" office:value="4.029543">
                <text:p>4.0295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3846">
                <text:p>1.753846</text:p>
              </table:table-cell>
              <table:table-cell office:value-type="float" office:value="0.729862">
                <text:p>0.729862</text:p>
              </table:table-cell>
              <table:table-cell office:value-type="float" office:value="3.598657">
                <text:p>3.59865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53846">
                <text:p>1.753846</text:p>
              </table:table-cell>
              <table:table-cell office:value-type="float" office:value="1.073887">
                <text:p>1.073887</text:p>
              </table:table-cell>
              <table:table-cell office:value-type="float" office:value="3.286747">
                <text:p>3.28674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753846">
                <text:p>1.753846</text:p>
              </table:table-cell>
              <table:table-cell office:value-type="float" office:value="1.406269">
                <text:p>1.406269</text:p>
              </table:table-cell>
              <table:table-cell office:value-type="float" office:value="2.959874">
                <text:p>2.95987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753846">
                <text:p>1.753846</text:p>
              </table:table-cell>
              <table:table-cell office:value-type="float" office:value="1.129389">
                <text:p>1.129389</text:p>
              </table:table-cell>
              <table:table-cell office:value-type="float" office:value="3.28158">
                <text:p>3.2815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768">
                <text:p>0.901768</text:p>
              </table:table-cell>
              <table:table-cell office:value-type="float" office:value="3.458515">
                <text:p>3.4585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753846">
                <text:p>1.753846</text:p>
              </table:table-cell>
              <table:table-cell office:value-type="float" office:value="1.070334">
                <text:p>1.070334</text:p>
              </table:table-cell>
              <table:table-cell office:value-type="float" office:value="3.211305">
                <text:p>3.2113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753846">
                <text:p>1.753846</text:p>
              </table:table-cell>
              <table:table-cell office:value-type="float" office:value="1.182293">
                <text:p>1.182293</text:p>
              </table:table-cell>
              <table:table-cell office:value-type="float" office:value="3.099093">
                <text:p>3.09909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53846">
                <text:p>1.753846</text:p>
              </table:table-cell>
              <table:table-cell office:value-type="float" office:value="1.241109">
                <text:p>1.241109</text:p>
              </table:table-cell>
              <table:table-cell office:value-type="float" office:value="3.028313">
                <text:p>3.02831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753846">
                <text:p>1.753846</text:p>
              </table:table-cell>
              <table:table-cell office:value-type="float" office:value="1.296291">
                <text:p>1.296291</text:p>
              </table:table-cell>
              <table:table-cell office:value-type="float" office:value="2.922193">
                <text:p>2.92219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753846">
                <text:p>1.753846</text:p>
              </table:table-cell>
              <table:table-cell office:value-type="float" office:value="0.95808">
                <text:p>0.95808</text:p>
              </table:table-cell>
              <table:table-cell office:value-type="float" office:value="3.238227">
                <text:p>3.23822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753846">
                <text:p>1.753846</text:p>
              </table:table-cell>
              <table:table-cell office:value-type="float" office:value="0.78825">
                <text:p>0.78825</text:p>
              </table:table-cell>
              <table:table-cell office:value-type="float" office:value="3.38544">
                <text:p>3.385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753846">
                <text:p>1.753846</text:p>
              </table:table-cell>
              <table:table-cell office:value-type="float" office:value="0.894228">
                <text:p>0.894228</text:p>
              </table:table-cell>
              <table:table-cell office:value-type="float" office:value="3.269826">
                <text:p>3.26982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753846">
                <text:p>1.753846</text:p>
              </table:table-cell>
              <table:table-cell office:value-type="float" office:value="1.250057">
                <text:p>1.250057</text:p>
              </table:table-cell>
              <table:table-cell office:value-type="float" office:value="2.904406">
                <text:p>2.90440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53846">
                <text:p>1.753846</text:p>
              </table:table-cell>
              <table:table-cell office:value-type="float" office:value="1.241183">
                <text:p>1.241183</text:p>
              </table:table-cell>
              <table:table-cell office:value-type="float" office:value="2.938844">
                <text:p>2.93884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753846">
                <text:p>1.753846</text:p>
              </table:table-cell>
              <table:table-cell office:value-type="float" office:value="0.506656">
                <text:p>0.506656</text:p>
              </table:table-cell>
              <table:table-cell office:value-type="float" office:value="3.785747">
                <text:p>3.7857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753846">
                <text:p>1.753846</text:p>
              </table:table-cell>
              <table:table-cell office:value-type="float" office:value="0.281963">
                <text:p>0.281963</text:p>
              </table:table-cell>
              <table:table-cell office:value-type="float" office:value="4.037879">
                <text:p>4.0378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753846">
                <text:p>1.753846</text:p>
              </table:table-cell>
              <table:table-cell office:value-type="float" office:value="0.67398">
                <text:p>0.67398</text:p>
              </table:table-cell>
              <table:table-cell office:value-type="float" office:value="3.635579">
                <text:p>3.6355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3846">
                <text:p>1.753846</text:p>
              </table:table-cell>
              <table:table-cell office:value-type="float" office:value="1.524584">
                <text:p>1.524584</text:p>
              </table:table-cell>
              <table:table-cell office:value-type="float" office:value="2.709611">
                <text:p>2.70961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753846">
                <text:p>1.753846</text:p>
              </table:table-cell>
              <table:table-cell office:value-type="float" office:value="1.579974">
                <text:p>1.579974</text:p>
              </table:table-cell>
              <table:table-cell office:value-type="float" office:value="2.706359">
                <text:p>2.7063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753846">
                <text:p>1.753846</text:p>
              </table:table-cell>
              <table:table-cell office:value-type="float" office:value="0.955043">
                <text:p>0.955043</text:p>
              </table:table-cell>
              <table:table-cell office:value-type="float" office:value="3.399685">
                <text:p>3.39968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753846">
                <text:p>1.753846</text:p>
              </table:table-cell>
              <table:table-cell office:value-type="float" office:value="0.565324">
                <text:p>0.565324</text:p>
              </table:table-cell>
              <table:table-cell office:value-type="float" office:value="3.788109">
                <text:p>3.78810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753846">
                <text:p>1.753846</text:p>
              </table:table-cell>
              <table:table-cell office:value-type="float" office:value="0.958174">
                <text:p>0.958174</text:p>
              </table:table-cell>
              <table:table-cell office:value-type="float" office:value="3.310859">
                <text:p>3.3108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753846">
                <text:p>1.753846</text:p>
              </table:table-cell>
              <table:table-cell office:value-type="float" office:value="1.393527">
                <text:p>1.393527</text:p>
              </table:table-cell>
              <table:table-cell office:value-type="float" office:value="2.856841">
                <text:p>2.85684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753846">
                <text:p>1.753846</text:p>
              </table:table-cell>
              <table:table-cell office:value-type="float" office:value="1.421767">
                <text:p>1.421767</text:p>
              </table:table-cell>
              <table:table-cell office:value-type="float" office:value="2.851177">
                <text:p>2.85117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753846">
                <text:p>1.753846</text:p>
              </table:table-cell>
              <table:table-cell office:value-type="float" office:value="1.183949">
                <text:p>1.183949</text:p>
              </table:table-cell>
              <table:table-cell office:value-type="float" office:value="3.04723">
                <text:p>3.0472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753846">
                <text:p>1.753846</text:p>
              </table:table-cell>
              <table:table-cell office:value-type="float" office:value="0.676799">
                <text:p>0.676799</text:p>
              </table:table-cell>
              <table:table-cell office:value-type="float" office:value="3.542474">
                <text:p>3.54247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753846">
                <text:p>1.753846</text:p>
              </table:table-cell>
              <table:table-cell office:value-type="float" office:value="0.955624">
                <text:p>0.955624</text:p>
              </table:table-cell>
              <table:table-cell office:value-type="float" office:value="3.156425">
                <text:p>3.1564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3846">
                <text:p>1.753846</text:p>
              </table:table-cell>
              <table:table-cell office:value-type="float" office:value="1.184661">
                <text:p>1.184661</text:p>
              </table:table-cell>
              <table:table-cell office:value-type="float" office:value="2.966634">
                <text:p>2.96663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753846">
                <text:p>1.753846</text:p>
              </table:table-cell>
              <table:table-cell office:value-type="float" office:value="1.241233">
                <text:p>1.241233</text:p>
              </table:table-cell>
              <table:table-cell office:value-type="float" office:value="2.961023">
                <text:p>2.96102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753846">
                <text:p>1.753846</text:p>
              </table:table-cell>
              <table:table-cell office:value-type="float" office:value="1.183285">
                <text:p>1.183285</text:p>
              </table:table-cell>
              <table:table-cell office:value-type="float" office:value="3.007616">
                <text:p>3.0076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54">
                <text:p>1.01454</text:p>
              </table:table-cell>
              <table:table-cell office:value-type="float" office:value="3.142537">
                <text:p>3.1425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387">
                <text:p>0.901387</text:p>
              </table:table-cell>
              <table:table-cell office:value-type="float" office:value="3.255492">
                <text:p>3.25549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323">
                <text:p>1.127323</text:p>
              </table:table-cell>
              <table:table-cell office:value-type="float" office:value="3.022386">
                <text:p>3.02238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753846">
                <text:p>1.753846</text:p>
              </table:table-cell>
              <table:table-cell office:value-type="float" office:value="1.012888">
                <text:p>1.012888</text:p>
              </table:table-cell>
              <table:table-cell office:value-type="float" office:value="3.211801">
                <text:p>3.21180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753846">
                <text:p>1.753846</text:p>
              </table:table-cell>
              <table:table-cell office:value-type="float" office:value="1.184896">
                <text:p>1.184896</text:p>
              </table:table-cell>
              <table:table-cell office:value-type="float" office:value="3.010884">
                <text:p>3.01088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753846">
                <text:p>1.753846</text:p>
              </table:table-cell>
              <table:table-cell office:value-type="float" office:value="0.676449">
                <text:p>0.676449</text:p>
              </table:table-cell>
              <table:table-cell office:value-type="float" office:value="3.587907">
                <text:p>3.58790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753846">
                <text:p>1.753846</text:p>
              </table:table-cell>
              <table:table-cell office:value-type="float" office:value="0.225336">
                <text:p>0.225336</text:p>
              </table:table-cell>
              <table:table-cell office:value-type="float" office:value="4.106099">
                <text:p>4.1060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53846">
                <text:p>1.753846</text:p>
              </table:table-cell>
              <table:table-cell office:value-type="float" office:value="0.562429">
                <text:p>0.562429</text:p>
              </table:table-cell>
              <table:table-cell office:value-type="float" office:value="3.752111">
                <text:p>3.75211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53846">
                <text:p>1.753846</text:p>
              </table:table-cell>
              <table:table-cell office:value-type="float" office:value="1.015617">
                <text:p>1.015617</text:p>
              </table:table-cell>
              <table:table-cell office:value-type="float" office:value="3.310165">
                <text:p>3.31016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.015462">
                <text:p>1.015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675947">
                <text:p>0.675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843087">
                <text:p>0.84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564903">
                <text:p>0.564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6.459436">
                <text:p>6.45943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076923">
                <text:p>3.076923</text:p>
              </table:table-cell>
              <table:table-cell office:value-type="float" office:value="1.066496">
                <text:p>1.066496</text:p>
              </table:table-cell>
              <table:table-cell office:value-type="float" office:value="5.279564">
                <text:p>5.27956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076923">
                <text:p>3.076923</text:p>
              </table:table-cell>
              <table:table-cell office:value-type="float" office:value="4.81787">
                <text:p>4.81787</text:p>
              </table:table-cell>
              <table:table-cell office:value-type="float" office:value="1.153494">
                <text:p>1.15349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076923">
                <text:p>3.076923</text:p>
              </table:table-cell>
              <table:table-cell office:value-type="float" office:value="5.805007">
                <text:p>5.805007</text:p>
              </table:table-cell>
              <table:table-cell office:value-type="float" office:value="0.254673">
                <text:p>0.25467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076923">
                <text:p>3.076923</text:p>
              </table:table-cell>
              <table:table-cell office:value-type="float" office:value="4.681382">
                <text:p>4.681382</text:p>
              </table:table-cell>
              <table:table-cell office:value-type="float" office:value="1.485096">
                <text:p>1.48509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076923">
                <text:p>3.076923</text:p>
              </table:table-cell>
              <table:table-cell office:value-type="float" office:value="4.166881">
                <text:p>4.166881</text:p>
              </table:table-cell>
              <table:table-cell office:value-type="float" office:value="1.829009">
                <text:p>1.82900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076923">
                <text:p>3.076923</text:p>
              </table:table-cell>
              <table:table-cell office:value-type="float" office:value="4.117527">
                <text:p>4.117527</text:p>
              </table:table-cell>
              <table:table-cell office:value-type="float" office:value="1.728376">
                <text:p>1.72837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.076923">
                <text:p>3.076923</text:p>
              </table:table-cell>
              <table:table-cell office:value-type="float" office:value="3.549255">
                <text:p>3.549255</text:p>
              </table:table-cell>
              <table:table-cell office:value-type="float" office:value="2.301434">
                <text:p>2.30143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.076923">
                <text:p>3.076923</text:p>
              </table:table-cell>
              <table:table-cell office:value-type="float" office:value="3.662768">
                <text:p>3.662768</text:p>
              </table:table-cell>
              <table:table-cell office:value-type="float" office:value="2.061124">
                <text:p>2.0611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076923">
                <text:p>3.076923</text:p>
              </table:table-cell>
              <table:table-cell office:value-type="float" office:value="3.931314">
                <text:p>3.931314</text:p>
              </table:table-cell>
              <table:table-cell office:value-type="float" office:value="1.69163">
                <text:p>1.6916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.076923">
                <text:p>3.076923</text:p>
              </table:table-cell>
              <table:table-cell office:value-type="float" office:value="4.06645">
                <text:p>4.06645</text:p>
              </table:table-cell>
              <table:table-cell office:value-type="float" office:value="1.162941">
                <text:p>1.16294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.076923">
                <text:p>3.076923</text:p>
              </table:table-cell>
              <table:table-cell office:value-type="float" office:value="3.949416">
                <text:p>3.949416</text:p>
              </table:table-cell>
              <table:table-cell office:value-type="float" office:value="1.018007">
                <text:p>1.01800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.076923">
                <text:p>3.076923</text:p>
              </table:table-cell>
              <table:table-cell office:value-type="float" office:value="3.381735">
                <text:p>3.381735</text:p>
              </table:table-cell>
              <table:table-cell office:value-type="float" office:value="1.774075">
                <text:p>1.77407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.076923">
                <text:p>3.076923</text:p>
              </table:table-cell>
              <table:table-cell office:value-type="float" office:value="3.350495">
                <text:p>3.350495</text:p>
              </table:table-cell>
              <table:table-cell office:value-type="float" office:value="1.997444">
                <text:p>1.99744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.076923">
                <text:p>3.076923</text:p>
              </table:table-cell>
              <table:table-cell office:value-type="float" office:value="3.526015">
                <text:p>3.526015</text:p>
              </table:table-cell>
              <table:table-cell office:value-type="float" office:value="1.916915">
                <text:p>1.91691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.076923">
                <text:p>3.076923</text:p>
              </table:table-cell>
              <table:table-cell office:value-type="float" office:value="3.774002">
                <text:p>3.774002</text:p>
              </table:table-cell>
              <table:table-cell office:value-type="float" office:value="1.701606">
                <text:p>1.70160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.076923">
                <text:p>3.076923</text:p>
              </table:table-cell>
              <table:table-cell office:value-type="float" office:value="3.944642">
                <text:p>3.944642</text:p>
              </table:table-cell>
              <table:table-cell office:value-type="float" office:value="1.555644">
                <text:p>1.55564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.076923">
                <text:p>3.076923</text:p>
              </table:table-cell>
              <table:table-cell office:value-type="float" office:value="3.77313">
                <text:p>3.77313</text:p>
              </table:table-cell>
              <table:table-cell office:value-type="float" office:value="1.738964">
                <text:p>1.73896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.076923">
                <text:p>3.076923</text:p>
              </table:table-cell>
              <table:table-cell office:value-type="float" office:value="3.666064">
                <text:p>3.666064</text:p>
              </table:table-cell>
              <table:table-cell office:value-type="float" office:value="1.838917">
                <text:p>1.8389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76923">
                <text:p>3.076923</text:p>
              </table:table-cell>
              <table:table-cell office:value-type="float" office:value="3.607364">
                <text:p>3.607364</text:p>
              </table:table-cell>
              <table:table-cell office:value-type="float" office:value="1.925418">
                <text:p>1.92541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.076923">
                <text:p>3.076923</text:p>
              </table:table-cell>
              <table:table-cell office:value-type="float" office:value="3.887076">
                <text:p>3.887076</text:p>
              </table:table-cell>
              <table:table-cell office:value-type="float" office:value="1.629765">
                <text:p>1.62976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.076923">
                <text:p>3.076923</text:p>
              </table:table-cell>
              <table:table-cell office:value-type="float" office:value="3.943655">
                <text:p>3.943655</text:p>
              </table:table-cell>
              <table:table-cell office:value-type="float" office:value="1.595719">
                <text:p>1.59571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3.7751">
                <text:p>3.7751</text:p>
              </table:table-cell>
              <table:table-cell office:value-type="float" office:value="1.747905">
                <text:p>1.74790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076923">
                <text:p>3.076923</text:p>
              </table:table-cell>
              <table:table-cell office:value-type="float" office:value="3.887901">
                <text:p>3.887901</text:p>
              </table:table-cell>
              <table:table-cell office:value-type="float" office:value="1.552823">
                <text:p>1.55282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.076923">
                <text:p>3.076923</text:p>
              </table:table-cell>
              <table:table-cell office:value-type="float" office:value="3.606848">
                <text:p>3.606848</text:p>
              </table:table-cell>
              <table:table-cell office:value-type="float" office:value="1.864843">
                <text:p>1.86484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.076923">
                <text:p>3.076923</text:p>
              </table:table-cell>
              <table:table-cell office:value-type="float" office:value="3.608689">
                <text:p>3.608689</text:p>
              </table:table-cell>
              <table:table-cell office:value-type="float" office:value="1.851413">
                <text:p>1.85141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.076923">
                <text:p>3.076923</text:p>
              </table:table-cell>
              <table:table-cell office:value-type="float" office:value="3.662044">
                <text:p>3.662044</text:p>
              </table:table-cell>
              <table:table-cell office:value-type="float" office:value="1.821007">
                <text:p>1.82100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.076923">
                <text:p>3.076923</text:p>
              </table:table-cell>
              <table:table-cell office:value-type="float" office:value="3.945903">
                <text:p>3.945903</text:p>
              </table:table-cell>
              <table:table-cell office:value-type="float" office:value="1.497015">
                <text:p>1.49701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.076923">
                <text:p>3.076923</text:p>
              </table:table-cell>
              <table:table-cell office:value-type="float" office:value="3.887122">
                <text:p>3.887122</text:p>
              </table:table-cell>
              <table:table-cell office:value-type="float" office:value="1.568448">
                <text:p>1.56844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076923">
                <text:p>3.076923</text:p>
              </table:table-cell>
              <table:table-cell office:value-type="float" office:value="3.776486">
                <text:p>3.776486</text:p>
              </table:table-cell>
              <table:table-cell office:value-type="float" office:value="1.667179">
                <text:p>1.66717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.076923">
                <text:p>3.076923</text:p>
              </table:table-cell>
              <table:table-cell office:value-type="float" office:value="3.770462">
                <text:p>3.770462</text:p>
              </table:table-cell>
              <table:table-cell office:value-type="float" office:value="1.674419">
                <text:p>1.67441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.076923">
                <text:p>3.076923</text:p>
              </table:table-cell>
              <table:table-cell office:value-type="float" office:value="3.778108">
                <text:p>3.778108</text:p>
              </table:table-cell>
              <table:table-cell office:value-type="float" office:value="1.682346">
                <text:p>1.68234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.076923">
                <text:p>3.076923</text:p>
              </table:table-cell>
              <table:table-cell office:value-type="float" office:value="3.775892">
                <text:p>3.775892</text:p>
              </table:table-cell>
              <table:table-cell office:value-type="float" office:value="1.685141">
                <text:p>1.68514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.076923">
                <text:p>3.076923</text:p>
              </table:table-cell>
              <table:table-cell office:value-type="float" office:value="3.54978">
                <text:p>3.54978</text:p>
              </table:table-cell>
              <table:table-cell office:value-type="float" office:value="1.967778">
                <text:p>1.96777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76923">
                <text:p>3.076923</text:p>
              </table:table-cell>
              <table:table-cell office:value-type="float" office:value="3.774497">
                <text:p>3.774497</text:p>
              </table:table-cell>
              <table:table-cell office:value-type="float" office:value="1.681453">
                <text:p>1.68145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.076923">
                <text:p>3.076923</text:p>
              </table:table-cell>
              <table:table-cell office:value-type="float" office:value="3.834543">
                <text:p>3.834543</text:p>
              </table:table-cell>
              <table:table-cell office:value-type="float" office:value="1.615096">
                <text:p>1.61509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.076923">
                <text:p>3.076923</text:p>
              </table:table-cell>
              <table:table-cell office:value-type="float" office:value="3.715142">
                <text:p>3.715142</text:p>
              </table:table-cell>
              <table:table-cell office:value-type="float" office:value="1.746901">
                <text:p>1.74690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.076923">
                <text:p>3.076923</text:p>
              </table:table-cell>
              <table:table-cell office:value-type="float" office:value="3.722509">
                <text:p>3.722509</text:p>
              </table:table-cell>
              <table:table-cell office:value-type="float" office:value="1.749244">
                <text:p>1.74924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.076923">
                <text:p>3.076923</text:p>
              </table:table-cell>
              <table:table-cell office:value-type="float" office:value="3.661886">
                <text:p>3.661886</text:p>
              </table:table-cell>
              <table:table-cell office:value-type="float" office:value="1.838983">
                <text:p>1.83898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76923">
                <text:p>3.076923</text:p>
              </table:table-cell>
              <table:table-cell office:value-type="float" office:value="4.000718">
                <text:p>4.000718</text:p>
              </table:table-cell>
              <table:table-cell office:value-type="float" office:value="1.437907">
                <text:p>1.43790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3.810597">
                <text:p>3.810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3.282332">
                <text:p>3.28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.969368">
                <text:p>1.96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.352001">
                <text:p>1.35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451285">
                <text:p>0.45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right_front_wheel_stats.A2:right_front_wheel_stats.A153 right_front_wheel_stats.G1:right_front_wheel_stats.G153" chart:data-source-has-labels="both" svg:x="0.674cm" svg:y="0.062cm" svg:width="27.894cm" svg:height="3.008cm">
          <chartooo:coordinate-region svg:x="1.411cm" svg:y="0.186cm" svg:width="27.157cm" svg:height="1.883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G2:right_front_wheel_stats.G153" chart:label-cell-address="right_front_wheel_stats.G1:right_front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right_front_wheel_stats.G1:right_front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G2:right_front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10663">
                <text:p>0.6106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02475">
                <text:p>0.5024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5242">
                <text:p>0.2252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97789">
                <text:p>0.3977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24011">
                <text:p>0.6240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98725">
                <text:p>0.5987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75437">
                <text:p>0.4754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57459">
                <text:p>0.4574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64852">
                <text:p>0.5648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0988">
                <text:p>0.609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88737">
                <text:p>0.5887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20518">
                <text:p>0.52051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2641">
                <text:p>0.526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2117">
                <text:p>0.5721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77403">
                <text:p>0.5774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58196">
                <text:p>0.5581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94662">
                <text:p>0.4946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81837">
                <text:p>0.48183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35005">
                <text:p>0.5350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52387">
                <text:p>0.5523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97578">
                <text:p>0.4975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61049">
                <text:p>0.4610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44661">
                <text:p>0.4446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20891">
                <text:p>0.52089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01979">
                <text:p>0.6019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60771">
                <text:p>0.56077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94096">
                <text:p>0.4940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14266">
                <text:p>0.51426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61721">
                <text:p>0.5617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35481">
                <text:p>0.63548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72974">
                <text:p>0.5729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27726">
                <text:p>0.52772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80308">
                <text:p>0.48030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26977">
                <text:p>0.52697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52644">
                <text:p>0.5526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16782">
                <text:p>0.51678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00504">
                <text:p>0.5005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90236">
                <text:p>0.4902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74842">
                <text:p>0.47484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20688">
                <text:p>0.52068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42043">
                <text:p>0.54204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25272">
                <text:p>0.52527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72262">
                <text:p>0.47226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77257">
                <text:p>0.47725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00114">
                <text:p>0.6001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3669">
                <text:p>0.6366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7833">
                <text:p>0.578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44004">
                <text:p>0.4440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43532">
                <text:p>0.44353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4411">
                <text:p>0.5441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00457">
                <text:p>0.60045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31224">
                <text:p>0.53122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65362">
                <text:p>0.46536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6454">
                <text:p>0.4645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92981">
                <text:p>0.49298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64824">
                <text:p>0.56482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08821">
                <text:p>0.5088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81289">
                <text:p>0.48128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80475">
                <text:p>0.4804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87234">
                <text:p>0.4872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06806">
                <text:p>0.50680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3192">
                <text:p>0.52319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89377">
                <text:p>0.4893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16854">
                <text:p>0.5168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87708">
                <text:p>0.48770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71414">
                <text:p>0.57141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46586">
                <text:p>0.6465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95235">
                <text:p>0.59523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31123">
                <text:p>0.53112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87975">
                <text:p>0.9879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816816">
                <text:p>0.81681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18264">
                <text:p>0.21826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66368">
                <text:p>0.26636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316258">
                <text:p>0.31625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0166">
                <text:p>0.3016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384791">
                <text:p>0.38479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4993">
                <text:p>0.349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96329">
                <text:p>0.29632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19635">
                <text:p>0.21963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98609">
                <text:p>0.19860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08289">
                <text:p>0.30828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40692">
                <text:p>0.34069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2901">
                <text:p>0.3290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97776">
                <text:p>0.29777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76602">
                <text:p>0.27660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03196">
                <text:p>0.30319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17696">
                <text:p>0.3176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30244">
                <text:p>0.33024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87355">
                <text:p>0.28735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82416">
                <text:p>0.28241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304493">
                <text:p>0.30449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76193">
                <text:p>0.27619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321456">
                <text:p>0.32145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319508">
                <text:p>0.31950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315097">
                <text:p>0.31509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68097">
                <text:p>0.26809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7846">
                <text:p>0.2784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92782">
                <text:p>0.29278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93833">
                <text:p>0.29383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94982">
                <text:p>0.29498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95388">
                <text:p>0.29538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336389">
                <text:p>0.33638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94853">
                <text:p>0.29485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85227">
                <text:p>0.28522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304347">
                <text:p>0.30434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304687">
                <text:p>0.30468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317705">
                <text:p>0.31770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59523">
                <text:p>0.25952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3cm" svg:height="3.132cm" xlink:href=".." xlink:type="simple" chart:class="chart:line" chart:style-name="ch1">
        <chart:legend chart:legend-position="end" svg:x="29.281cm" svg:y="1.04cm" style:legend-expansion="high" chart:style-name="ch2"/>
        <chart:plot-area chart:style-name="ch3" table:cell-range-address="right_front_wheel_stats.A2:right_front_wheel_stats.A153 right_front_wheel_stats.H1:right_front_wheel_stats.I153" chart:data-source-has-labels="both" svg:x="0.654cm" svg:y="0.062cm" svg:width="27.973cm" svg:height="3.008cm">
          <chartooo:coordinate-region svg:x="1.214cm" svg:y="0.25cm" svg:width="27.413cm" svg:height="2.632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H2:right_front_wheel_stats.H153" chart:label-cell-address="right_front_wheel_stats.H1:right_front_wheel_stats.H1" chart:class="chart:line">
            <chart:data-point chart:repeated="152"/>
          </chart:series>
          <chart:series chart:style-name="ch7" chart:values-cell-range-address="right_front_wheel_stats.I2:right_front_wheel_stats.I153" chart:label-cell-address="right_front_wheel_stats.I1:right_front_wheel_stats.I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right_front_wheel_stats.H1:right_front_wheel_stats.H1</svg:desc>
                </draw:g>
              </table:table-cell>
              <table:table-cell office:value-type="string">
                <text:p>Ki*integral</text:p>
                <draw:g>
                  <svg:desc>right_front_wheel_stats.I1:right_fron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H2:right_front_wheel_stats.H153</svg:desc>
                </draw:g>
              </table:table-cell>
              <table:table-cell office:value-type="float" office:value="0">
                <text:p>0</text:p>
                <draw:g>
                  <svg:desc>right_front_wheel_stats.I2:right_front_wheel_stats.I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.17612">
                <text:p>0.176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32739">
                <text:p>1.132739</text:p>
              </table:table-cell>
              <table:table-cell office:value-type="float" office:value="0.288625">
                <text:p>0.288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60718">
                <text:p>-0.60718</text:p>
              </table:table-cell>
              <table:table-cell office:value-type="float" office:value="0.227357">
                <text:p>0.2273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0598">
                <text:p>0.290598</text:p>
              </table:table-cell>
              <table:table-cell office:value-type="float" office:value="0.256228">
                <text:p>0.2562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641218">
                <text:p>1.641218</text:p>
              </table:table-cell>
              <table:table-cell office:value-type="float" office:value="0.420341">
                <text:p>0.4203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7162">
                <text:p>1.47162</text:p>
              </table:table-cell>
              <table:table-cell office:value-type="float" office:value="0.567646">
                <text:p>0.5676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26548">
                <text:p>0.626548</text:p>
              </table:table-cell>
              <table:table-cell office:value-type="float" office:value="0.630348">
                <text:p>0.6303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0072">
                <text:p>0.40072</text:p>
              </table:table-cell>
              <table:table-cell office:value-type="float" office:value="0.670394">
                <text:p>0.6703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65416">
                <text:p>0.965416</text:p>
              </table:table-cell>
              <table:table-cell office:value-type="float" office:value="0.76694">
                <text:p>0.766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90539">
                <text:p>1.190539</text:p>
              </table:table-cell>
              <table:table-cell office:value-type="float" office:value="0.886209">
                <text:p>0.8862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135539">
                <text:p>1.135539</text:p>
              </table:table-cell>
              <table:table-cell office:value-type="float" office:value="0.823441">
                <text:p>0.8234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8015">
                <text:p>0.738015</text:p>
              </table:table-cell>
              <table:table-cell office:value-type="float" office:value="0.784876">
                <text:p>0.7848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26346">
                <text:p>0.626346</text:p>
              </table:table-cell>
              <table:table-cell office:value-type="float" office:value="0.908668">
                <text:p>0.9086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51375">
                <text:p>0.851375</text:p>
              </table:table-cell>
              <table:table-cell office:value-type="float" office:value="0.965057">
                <text:p>0.9650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66335">
                <text:p>0.966335</text:p>
              </table:table-cell>
              <table:table-cell office:value-type="float" office:value="0.897498">
                <text:p>0.8974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07906">
                <text:p>0.907906</text:p>
              </table:table-cell>
              <table:table-cell office:value-type="float" office:value="0.840883">
                <text:p>0.8408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1476">
                <text:p>0.51476</text:p>
              </table:table-cell>
              <table:table-cell office:value-type="float" office:value="0.829586">
                <text:p>0.8295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98619">
                <text:p>0.398619</text:p>
              </table:table-cell>
              <table:table-cell office:value-type="float" office:value="0.829526">
                <text:p>0.82952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41554">
                <text:p>0.741554</text:p>
              </table:table-cell>
              <table:table-cell office:value-type="float" office:value="0.80731">
                <text:p>0.807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07771">
                <text:p>0.907771</text:p>
              </table:table-cell>
              <table:table-cell office:value-type="float" office:value="0.77843">
                <text:p>0.778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25657">
                <text:p>0.625657</text:p>
              </table:table-cell>
              <table:table-cell office:value-type="float" office:value="0.727633">
                <text:p>0.7276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01707">
                <text:p>0.401707</text:p>
              </table:table-cell>
              <table:table-cell office:value-type="float" office:value="0.693923">
                <text:p>0.69392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076">
                <text:p>0.3076</text:p>
              </table:table-cell>
              <table:table-cell office:value-type="float" office:value="0.662121">
                <text:p>0.66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83076">
                <text:p>0.783076</text:p>
              </table:table-cell>
              <table:table-cell office:value-type="float" office:value="0.655141">
                <text:p>0.6551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303471">
                <text:p>1.303471</text:p>
              </table:table-cell>
              <table:table-cell office:value-type="float" office:value="0.689444">
                <text:p>0.6894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076973">
                <text:p>1.076973</text:p>
              </table:table-cell>
              <table:table-cell office:value-type="float" office:value="0.706381">
                <text:p>0.7063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28078">
                <text:p>0.628078</text:p>
              </table:table-cell>
              <table:table-cell office:value-type="float" office:value="0.717841">
                <text:p>0.7178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87637">
                <text:p>0.687637</text:p>
              </table:table-cell>
              <table:table-cell office:value-type="float" office:value="0.746511">
                <text:p>0.74651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69888">
                <text:p>0.969888</text:p>
              </table:table-cell>
              <table:table-cell office:value-type="float" office:value="0.769111">
                <text:p>0.7691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11697">
                <text:p>1.411697</text:p>
              </table:table-cell>
              <table:table-cell office:value-type="float" office:value="0.819786">
                <text:p>0.8197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023984">
                <text:p>1.023984</text:p>
              </table:table-cell>
              <table:table-cell office:value-type="float" office:value="0.859607">
                <text:p>0.85960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7996">
                <text:p>0.67996</text:p>
              </table:table-cell>
              <table:table-cell office:value-type="float" office:value="0.887354">
                <text:p>0.88735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47577">
                <text:p>0.347577</text:p>
              </table:table-cell>
              <table:table-cell office:value-type="float" office:value="0.891543">
                <text:p>0.89154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24458">
                <text:p>0.624458</text:p>
              </table:table-cell>
              <table:table-cell office:value-type="float" office:value="0.875492">
                <text:p>0.8754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852078">
                <text:p>0.852078</text:p>
              </table:table-cell>
              <table:table-cell office:value-type="float" office:value="0.829824">
                <text:p>0.82982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83512">
                <text:p>0.683512</text:p>
              </table:table-cell>
              <table:table-cell office:value-type="float" office:value="0.790753">
                <text:p>0.79075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71553">
                <text:p>0.571553</text:p>
              </table:table-cell>
              <table:table-cell office:value-type="float" office:value="0.784915">
                <text:p>0.7849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12737">
                <text:p>0.512737</text:p>
              </table:table-cell>
              <table:table-cell office:value-type="float" office:value="0.767603">
                <text:p>0.7676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57555">
                <text:p>0.457555</text:p>
              </table:table-cell>
              <table:table-cell office:value-type="float" office:value="0.716323">
                <text:p>0.71632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795766">
                <text:p>0.795766</text:p>
              </table:table-cell>
              <table:table-cell office:value-type="float" office:value="0.654764">
                <text:p>0.65476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65596">
                <text:p>0.965596</text:p>
              </table:table-cell>
              <table:table-cell office:value-type="float" office:value="0.649029">
                <text:p>0.64902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59618">
                <text:p>0.859618</text:p>
              </table:table-cell>
              <table:table-cell office:value-type="float" office:value="0.666965">
                <text:p>0.66696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03789">
                <text:p>0.503789</text:p>
              </table:table-cell>
              <table:table-cell office:value-type="float" office:value="0.682386">
                <text:p>0.68238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12663">
                <text:p>0.512663</text:p>
              </table:table-cell>
              <table:table-cell office:value-type="float" office:value="0.671447">
                <text:p>0.67144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24719">
                <text:p>1.24719</text:p>
              </table:table-cell>
              <table:table-cell office:value-type="float" office:value="0.711656">
                <text:p>0.71165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471883">
                <text:p>1.471883</text:p>
              </table:table-cell>
              <table:table-cell office:value-type="float" office:value="0.78957">
                <text:p>0.7895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079867">
                <text:p>1.079867</text:p>
              </table:table-cell>
              <table:table-cell office:value-type="float" office:value="0.840925">
                <text:p>0.8409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29263">
                <text:p>0.229263</text:p>
              </table:table-cell>
              <table:table-cell office:value-type="float" office:value="0.812308">
                <text:p>0.81230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73872">
                <text:p>0.173872</text:p>
              </table:table-cell>
              <table:table-cell office:value-type="float" office:value="0.784147">
                <text:p>0.78414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798804">
                <text:p>0.798804</text:p>
              </table:table-cell>
              <table:table-cell office:value-type="float" office:value="0.784608">
                <text:p>0.78460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188522">
                <text:p>1.188522</text:p>
              </table:table-cell>
              <table:table-cell office:value-type="float" office:value="0.806744">
                <text:p>0.80674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95672">
                <text:p>0.795672</text:p>
              </table:table-cell>
              <table:table-cell office:value-type="float" office:value="0.800551">
                <text:p>0.80055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60319">
                <text:p>0.360319</text:p>
              </table:table-cell>
              <table:table-cell office:value-type="float" office:value="0.786233">
                <text:p>0.7862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3208">
                <text:p>0.33208</text:p>
              </table:table-cell>
              <table:table-cell office:value-type="float" office:value="0.768081">
                <text:p>0.76808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69897">
                <text:p>0.569897</text:p>
              </table:table-cell>
              <table:table-cell office:value-type="float" office:value="0.699728">
                <text:p>0.69972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077047">
                <text:p>1.077047</text:p>
              </table:table-cell>
              <table:table-cell office:value-type="float" office:value="0.660778">
                <text:p>0.66077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98222">
                <text:p>0.798222</text:p>
              </table:table-cell>
              <table:table-cell office:value-type="float" office:value="0.632234">
                <text:p>0.6322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69185">
                <text:p>0.569185</text:p>
              </table:table-cell>
              <table:table-cell office:value-type="float" office:value="0.666483">
                <text:p>0.66648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12613">
                <text:p>0.512613</text:p>
              </table:table-cell>
              <table:table-cell office:value-type="float" office:value="0.700224">
                <text:p>0.70022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70561">
                <text:p>0.570561</text:p>
              </table:table-cell>
              <table:table-cell office:value-type="float" office:value="0.677425">
                <text:p>0.67742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39306">
                <text:p>0.739306</text:p>
              </table:table-cell>
              <table:table-cell office:value-type="float" office:value="0.63249">
                <text:p>0.6324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52459">
                <text:p>0.852459</text:p>
              </table:table-cell>
              <table:table-cell office:value-type="float" office:value="0.63785">
                <text:p>0.6378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26523">
                <text:p>0.626523</text:p>
              </table:table-cell>
              <table:table-cell office:value-type="float" office:value="0.664578">
                <text:p>0.66457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40959">
                <text:p>0.740959</text:p>
              </table:table-cell>
              <table:table-cell office:value-type="float" office:value="0.705556">
                <text:p>0.70555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68951">
                <text:p>0.568951</text:p>
              </table:table-cell>
              <table:table-cell office:value-type="float" office:value="0.705315">
                <text:p>0.70531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077398">
                <text:p>1.077398</text:p>
              </table:table-cell>
              <table:table-cell office:value-type="float" office:value="0.70607">
                <text:p>0.7060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528511">
                <text:p>1.528511</text:p>
              </table:table-cell>
              <table:table-cell office:value-type="float" office:value="0.77844">
                <text:p>0.778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191417">
                <text:p>1.191417</text:p>
              </table:table-cell>
              <table:table-cell office:value-type="float" office:value="0.840568">
                <text:p>0.84056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38229">
                <text:p>0.738229</text:p>
              </table:table-cell>
              <table:table-cell office:value-type="float" office:value="0.863314">
                <text:p>0.86331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015462">
                <text:p>-1.015462</text:p>
              </table:table-cell>
              <table:table-cell office:value-type="float" office:value="0.704668">
                <text:p>0.70466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675947">
                <text:p>-0.675947</text:p>
              </table:table-cell>
              <table:table-cell office:value-type="float" office:value="0.563274">
                <text:p>0.56327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843087">
                <text:p>-0.843087</text:p>
              </table:table-cell>
              <table:table-cell office:value-type="float" office:value="0.393798">
                <text:p>0.39379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564903">
                <text:p>-0.564903</text:p>
              </table:table-cell>
              <table:table-cell office:value-type="float" office:value="0.274689">
                <text:p>0.27468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200573">
                <text:p>0.20057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143767">
                <text:p>0.14376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035493">
                <text:p>0.03549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116714">
                <text:p>-0.1167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0.235818">
                <text:p>-0.23581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-0.001829">
                <text:p>-0.00182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.010428">
                <text:p>2.010428</text:p>
              </table:table-cell>
              <table:table-cell office:value-type="float" office:value="0.2995">
                <text:p>0.299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1.740947">
                <text:p>-1.740947</text:p>
              </table:table-cell>
              <table:table-cell office:value-type="float" office:value="0.193219">
                <text:p>0.1932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2.728083">
                <text:p>-2.728083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1.604459">
                <text:p>-1.604459</text:p>
              </table:table-cell>
              <table:table-cell office:value-type="float" office:value="-0.099709">
                <text:p>-0.09970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1.089958">
                <text:p>-1.089958</text:p>
              </table:table-cell>
              <table:table-cell office:value-type="float" office:value="-0.209182">
                <text:p>-0.20918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1.040603">
                <text:p>-1.040603</text:p>
              </table:table-cell>
              <table:table-cell office:value-type="float" office:value="-0.312896">
                <text:p>-0.31289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472332">
                <text:p>-0.472332</text:p>
              </table:table-cell>
              <table:table-cell office:value-type="float" office:value="-0.360063">
                <text:p>-0.36006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585845">
                <text:p>-0.585845</text:p>
              </table:table-cell>
              <table:table-cell office:value-type="float" office:value="-0.418591">
                <text:p>-0.4185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85439">
                <text:p>-0.85439</text:p>
              </table:table-cell>
              <table:table-cell office:value-type="float" office:value="-0.504057">
                <text:p>-0.50405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989527">
                <text:p>-0.989527</text:p>
              </table:table-cell>
              <table:table-cell office:value-type="float" office:value="-0.910935">
                <text:p>-0.91093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872493">
                <text:p>-0.872493</text:p>
              </table:table-cell>
              <table:table-cell office:value-type="float" office:value="-1.198115">
                <text:p>-1.19811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304812">
                <text:p>-0.304812</text:p>
              </table:table-cell>
              <table:table-cell office:value-type="float" office:value="-1.054778">
                <text:p>-1.05477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273572">
                <text:p>-0.273572</text:p>
              </table:table-cell>
              <table:table-cell office:value-type="float" office:value="-0.80902">
                <text:p>-0.8090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449092">
                <text:p>-0.449092</text:p>
              </table:table-cell>
              <table:table-cell office:value-type="float" office:value="-0.693307">
                <text:p>-0.69330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697079">
                <text:p>-0.697079</text:p>
              </table:table-cell>
              <table:table-cell office:value-type="float" office:value="-0.653382">
                <text:p>-0.65338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867719">
                <text:p>-0.867719</text:p>
              </table:table-cell>
              <table:table-cell office:value-type="float" office:value="-0.63651">
                <text:p>-0.6365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696207">
                <text:p>-0.696207</text:p>
              </table:table-cell>
              <table:table-cell office:value-type="float" office:value="-0.658916">
                <text:p>-0.65891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58914">
                <text:p>-0.58914</text:p>
              </table:table-cell>
              <table:table-cell office:value-type="float" office:value="-0.659531">
                <text:p>-0.6595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530441">
                <text:p>-0.530441</text:p>
              </table:table-cell>
              <table:table-cell office:value-type="float" office:value="-0.626952">
                <text:p>-0.62695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810153">
                <text:p>-0.810153</text:p>
              </table:table-cell>
              <table:table-cell office:value-type="float" office:value="-0.609023">
                <text:p>-0.60902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866732">
                <text:p>-0.866732</text:p>
              </table:table-cell>
              <table:table-cell office:value-type="float" office:value="-0.608845">
                <text:p>-0.60884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698177">
                <text:p>-0.698177</text:p>
              </table:table-cell>
              <table:table-cell office:value-type="float" office:value="-0.647789">
                <text:p>-0.64778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810978">
                <text:p>-0.810978</text:p>
              </table:table-cell>
              <table:table-cell office:value-type="float" office:value="-0.701908">
                <text:p>-0.70190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529925">
                <text:p>-0.529925</text:p>
              </table:table-cell>
              <table:table-cell office:value-type="float" office:value="-0.710218">
                <text:p>-0.71021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531766">
                <text:p>-0.531766</text:p>
              </table:table-cell>
              <table:table-cell office:value-type="float" office:value="-0.693559">
                <text:p>-0.69355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585121">
                <text:p>-0.585121</text:p>
              </table:table-cell>
              <table:table-cell office:value-type="float" office:value="-0.665483">
                <text:p>-0.66548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86898">
                <text:p>-0.86898</text:p>
              </table:table-cell>
              <table:table-cell office:value-type="float" office:value="-0.682414">
                <text:p>-0.68241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810199">
                <text:p>-0.810199</text:p>
              </table:table-cell>
              <table:table-cell office:value-type="float" office:value="-0.704163">
                <text:p>-0.70416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699563">
                <text:p>-0.699563</text:p>
              </table:table-cell>
              <table:table-cell office:value-type="float" office:value="-0.721243">
                <text:p>-0.72124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693539">
                <text:p>-0.693539</text:p>
              </table:table-cell>
              <table:table-cell office:value-type="float" office:value="-0.709568">
                <text:p>-0.70956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701185">
                <text:p>-0.701185</text:p>
              </table:table-cell>
              <table:table-cell office:value-type="float" office:value="-0.692628">
                <text:p>-0.69262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698969">
                <text:p>-0.698969</text:p>
              </table:table-cell>
              <table:table-cell office:value-type="float" office:value="-0.693035">
                <text:p>-0.69303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472857">
                <text:p>-0.472857</text:p>
              </table:table-cell>
              <table:table-cell office:value-type="float" office:value="-0.658849">
                <text:p>-0.65884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697574">
                <text:p>-0.697574</text:p>
              </table:table-cell>
              <table:table-cell office:value-type="float" office:value="-0.675373">
                <text:p>-0.67537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75762">
                <text:p>-0.75762</text:p>
              </table:table-cell>
              <table:table-cell office:value-type="float" office:value="-0.698199">
                <text:p>-0.6981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638218">
                <text:p>-0.638218</text:p>
              </table:table-cell>
              <table:table-cell office:value-type="float" office:value="-0.703667">
                <text:p>-0.70366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645586">
                <text:p>-0.645586</text:p>
              </table:table-cell>
              <table:table-cell office:value-type="float" office:value="-0.681352">
                <text:p>-0.68135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584963">
                <text:p>-0.584963</text:p>
              </table:table-cell>
              <table:table-cell office:value-type="float" office:value="-0.659031">
                <text:p>-0.65903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923795">
                <text:p>-0.923795</text:p>
              </table:table-cell>
              <table:table-cell office:value-type="float" office:value="-0.681276">
                <text:p>-0.68127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3.810597">
                <text:p>-3.810597</text:p>
              </table:table-cell>
              <table:table-cell office:value-type="float" office:value="-0.993042">
                <text:p>-0.99304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3.282332">
                <text:p>-3.282332</text:p>
              </table:table-cell>
              <table:table-cell office:value-type="float" office:value="-1.252761">
                <text:p>-1.25276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1.969368">
                <text:p>-1.969368</text:p>
              </table:table-cell>
              <table:table-cell office:value-type="float" office:value="-1.380272">
                <text:p>-1.38027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1.352001">
                <text:p>-1.352001</text:p>
              </table:table-cell>
              <table:table-cell office:value-type="float" office:value="-1.467982">
                <text:p>-1.46798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451285">
                <text:p>-0.451285</text:p>
              </table:table-cell>
              <table:table-cell office:value-type="float" office:value="-1.443493">
                <text:p>-1.44349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-1.367779">
                <text:p>-1.36777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-1.303545">
                <text:p>-1.30354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-1.239356">
                <text:p>-1.23935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-1.180783">
                <text:p>-1.18078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-1.088574">
                <text:p>-1.08857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-0.707499">
                <text:p>-0.7074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-0.377565">
                <text:p>-0.37756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-0.180209">
                <text:p>-0.18020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-0.045108">
                <text:p>-0.04510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left_back_wheel_stats.A2:left_back_wheel_stats.A153 left_back_wheel_stats.G1:left_back_wheel_stats.G153" chart:data-source-has-labels="both" svg:x="0.674cm" svg:y="0.062cm" svg:width="27.894cm" svg:height="3.008cm">
          <chartooo:coordinate-region svg:x="1.521cm" svg:y="0.25cm" svg:width="27.047cm" svg:height="2.632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G2:left_back_wheel_stats.G153" chart:label-cell-address="left_back_wheel_stats.G1:left_back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left_back_wheel_stats.G1:left_back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G2:left_back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610663">
                <text:p>-0.6106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522042">
                <text:p>-0.5220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186214">
                <text:p>-0.1862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69815">
                <text:p>-0.3698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622137">
                <text:p>-0.6221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613964">
                <text:p>-0.6139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539679">
                <text:p>-0.5396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523425">
                <text:p>-0.5234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607014">
                <text:p>-0.6070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647945">
                <text:p>-0.6479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610516">
                <text:p>-0.6105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543127">
                <text:p>-0.5431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582758">
                <text:p>-0.5827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631725">
                <text:p>-0.6317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611109">
                <text:p>-0.6111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544262">
                <text:p>-0.5442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495522">
                <text:p>-0.4955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473646">
                <text:p>-0.4736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531813">
                <text:p>-0.5318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525463">
                <text:p>-0.52546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49342">
                <text:p>-0.4493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439057">
                <text:p>-0.4390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463922">
                <text:p>-0.4639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605591">
                <text:p>-0.60559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628035">
                <text:p>-0.6280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569123">
                <text:p>-0.56912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487773">
                <text:p>-0.4877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529873">
                <text:p>-0.5298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626019">
                <text:p>-0.6260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654502">
                <text:p>-0.6545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620446">
                <text:p>-0.62044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499171">
                <text:p>-0.4991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422584">
                <text:p>-0.42258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48615">
                <text:p>-0.4861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58051">
                <text:p>-0.580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520091">
                <text:p>-0.52009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409048">
                <text:p>-0.4090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369229">
                <text:p>-0.36922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439858">
                <text:p>-0.43985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573103">
                <text:p>-0.57310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560799">
                <text:p>-0.56079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418191">
                <text:p>-0.4181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285248">
                <text:p>-0.2852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376723">
                <text:p>-0.37672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619595">
                <text:p>-0.61959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579402">
                <text:p>-0.57940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425092">
                <text:p>-0.4250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327741">
                <text:p>-0.32774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416557">
                <text:p>-0.41655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531876">
                <text:p>-0.53187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594118">
                <text:p>-0.59411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524754">
                <text:p>-0.52475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389297">
                <text:p>-0.38929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426818">
                <text:p>-0.4268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534948">
                <text:p>-0.53494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62549">
                <text:p>-0.6254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555386">
                <text:p>-0.5553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44548">
                <text:p>-0.44454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369148">
                <text:p>-0.36914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379416">
                <text:p>-0.3794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512583">
                <text:p>-0.5125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555876">
                <text:p>-0.55587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478712">
                <text:p>-0.47871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395206">
                <text:p>-0.39520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390359">
                <text:p>-0.39035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565704">
                <text:p>-0.56570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609747">
                <text:p>-0.6097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583768">
                <text:p>-0.58376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540199">
                <text:p>-0.5401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852597">
                <text:p>0.85259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305286">
                <text:p>0.30528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39551">
                <text:p>0.13955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223727">
                <text:p>0.22372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0409">
                <text:p>0.4040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30409">
                <text:p>0.43040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97492">
                <text:p>0.2974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69283">
                <text:p>0.26928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57965">
                <text:p>0.25796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518">
                <text:p>0.251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79582">
                <text:p>0.27958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42057">
                <text:p>0.34205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51035">
                <text:p>0.35103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307626">
                <text:p>0.30762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67617">
                <text:p>0.26761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94022">
                <text:p>0.2940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45822">
                <text:p>0.34582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306209">
                <text:p>0.30620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66919">
                <text:p>0.26691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52134">
                <text:p>0.25213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311241">
                <text:p>0.31124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361479">
                <text:p>0.36147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314573">
                <text:p>0.31457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66792">
                <text:p>0.26679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39207">
                <text:p>0.33920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337971">
                <text:p>0.3379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9837">
                <text:p>0.2983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53674">
                <text:p>0.25367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32432">
                <text:p>0.3243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324687">
                <text:p>0.32468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315105">
                <text:p>0.31510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71102">
                <text:p>0.27110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78541">
                <text:p>0.27854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328726">
                <text:p>0.32872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322662">
                <text:p>0.32266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73534">
                <text:p>0.27353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85731">
                <text:p>0.28573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93cm" svg:height="3.132cm" xlink:href=".." xlink:type="simple" chart:class="chart:line" chart:style-name="ch1">
        <chart:legend chart:legend-position="end" svg:x="28.951cm" svg:y="1.04cm" style:legend-expansion="high" chart:style-name="ch2"/>
        <chart:plot-area chart:style-name="ch3" table:cell-range-address="left_back_wheel_stats.A2:left_back_wheel_stats.A153 left_back_wheel_stats.H1:left_back_wheel_stats.I153" chart:data-source-has-labels="both" svg:x="0.647cm" svg:y="0.062cm" svg:width="27.657cm" svg:height="3.008cm">
          <chartooo:coordinate-region svg:x="1.207cm" svg:y="0.25cm" svg:width="27.097cm" svg:height="2.632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H2:left_back_wheel_stats.H153" chart:label-cell-address="left_back_wheel_stats.H1:left_back_wheel_stats.H1" chart:class="chart:line">
            <chart:data-point chart:repeated="152"/>
          </chart:series>
          <chart:series chart:style-name="ch7" chart:values-cell-range-address="left_back_wheel_stats.I2:left_back_wheel_stats.I153" chart:label-cell-address="left_back_wheel_stats.I1:left_back_wheel_stats.I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back_wheel_stats.H1:left_back_wheel_stats.H1</svg:desc>
                </draw:g>
              </table:table-cell>
              <table:table-cell office:value-type="string">
                <text:p>Ki*integral</text:p>
                <draw:g>
                  <svg:desc>left_back_wheel_stats.I1:left_back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H2:left_back_wheel_stats.H153</svg:desc>
                </draw:g>
              </table:table-cell>
              <table:table-cell office:value-type="float" office:value="0">
                <text:p>0</text:p>
                <draw:g>
                  <svg:desc>left_back_wheel_stats.I2:left_back_wheel_stats.I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75788">
                <text:p>-0.1757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245667">
                <text:p>-1.245667</text:p>
              </table:table-cell>
              <table:table-cell office:value-type="float" office:value="-0.299301">
                <text:p>-0.2993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3204">
                <text:p>0.83204</text:p>
              </table:table-cell>
              <table:table-cell office:value-type="float" office:value="-0.214422">
                <text:p>-0.2144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21762">
                <text:p>-0.121762</text:p>
              </table:table-cell>
              <table:table-cell office:value-type="float" office:value="-0.226509">
                <text:p>-0.2265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641218">
                <text:p>-1.641218</text:p>
              </table:table-cell>
              <table:table-cell office:value-type="float" office:value="-0.389437">
                <text:p>-0.3894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584511">
                <text:p>-1.584511</text:p>
              </table:table-cell>
              <table:table-cell office:value-type="float" office:value="-0.548509">
                <text:p>-0.5485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021102">
                <text:p>-1.021102</text:p>
              </table:table-cell>
              <table:table-cell office:value-type="float" office:value="-0.650562">
                <text:p>-0.6505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795382">
                <text:p>-0.795382</text:p>
              </table:table-cell>
              <table:table-cell office:value-type="float" office:value="-0.730367">
                <text:p>-0.7303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190682">
                <text:p>-1.190682</text:p>
              </table:table-cell>
              <table:table-cell office:value-type="float" office:value="-0.84916">
                <text:p>-0.849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359531">
                <text:p>-1.359531</text:p>
              </table:table-cell>
              <table:table-cell office:value-type="float" office:value="-0.985215">
                <text:p>-0.9852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191749">
                <text:p>-1.191749</text:p>
              </table:table-cell>
              <table:table-cell office:value-type="float" office:value="-0.92863">
                <text:p>-0.928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79445">
                <text:p>-0.79445</text:p>
              </table:table-cell>
              <table:table-cell office:value-type="float" office:value="-0.884415">
                <text:p>-0.8844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851846">
                <text:p>-0.851846</text:p>
              </table:table-cell>
              <table:table-cell office:value-type="float" office:value="-1.054684">
                <text:p>-1.0546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076992">
                <text:p>-1.076992</text:p>
              </table:table-cell>
              <table:table-cell office:value-type="float" office:value="-1.150298">
                <text:p>-1.15029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022586">
                <text:p>-1.022586</text:p>
              </table:table-cell>
              <table:table-cell office:value-type="float" office:value="-1.090504">
                <text:p>-1.09050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682322">
                <text:p>-0.682322</text:p>
              </table:table-cell>
              <table:table-cell office:value-type="float" office:value="-0.998952">
                <text:p>-0.9989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402116">
                <text:p>-0.402116</text:p>
              </table:table-cell>
              <table:table-cell office:value-type="float" office:value="-0.936932">
                <text:p>-0.9369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285683">
                <text:p>-0.285683</text:p>
              </table:table-cell>
              <table:table-cell office:value-type="float" office:value="-0.885956">
                <text:p>-0.8859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685315">
                <text:p>-0.685315</text:p>
              </table:table-cell>
              <table:table-cell office:value-type="float" office:value="-0.835934">
                <text:p>-0.8359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738556">
                <text:p>-0.738556</text:p>
              </table:table-cell>
              <table:table-cell office:value-type="float" office:value="-0.773397">
                <text:p>-0.77339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34361">
                <text:p>-0.34361</text:p>
              </table:table-cell>
              <table:table-cell office:value-type="float" office:value="-0.688507">
                <text:p>-0.6885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289029">
                <text:p>-0.289029</text:p>
              </table:table-cell>
              <table:table-cell office:value-type="float" office:value="-0.638096">
                <text:p>-0.6380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474474">
                <text:p>-0.474474</text:p>
              </table:table-cell>
              <table:table-cell office:value-type="float" office:value="-0.59999">
                <text:p>-0.5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354117">
                <text:p>-1.354117</text:p>
              </table:table-cell>
              <table:table-cell office:value-type="float" office:value="-0.627339">
                <text:p>-0.62733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528659">
                <text:p>-1.528659</text:p>
              </table:table-cell>
              <table:table-cell office:value-type="float" office:value="-0.678408">
                <text:p>-0.67840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.133379">
                <text:p>-1.133379</text:p>
              </table:table-cell>
              <table:table-cell office:value-type="float" office:value="-0.724367">
                <text:p>-0.7243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571789">
                <text:p>-0.571789</text:p>
              </table:table-cell>
              <table:table-cell office:value-type="float" office:value="-0.741686">
                <text:p>-0.7416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43753">
                <text:p>-0.743753</text:p>
              </table:table-cell>
              <table:table-cell office:value-type="float" office:value="-0.7866">
                <text:p>-0.786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30587">
                <text:p>-1.30587</text:p>
              </table:table-cell>
              <table:table-cell office:value-type="float" office:value="-0.848375">
                <text:p>-0.8483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468722">
                <text:p>-1.468722</text:p>
              </table:table-cell>
              <table:table-cell office:value-type="float" office:value="-0.92182">
                <text:p>-0.9218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192414">
                <text:p>-1.192414</text:p>
              </table:table-cell>
              <table:table-cell office:value-type="float" office:value="-1.007172">
                <text:p>-1.00717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397358">
                <text:p>-0.397358</text:p>
              </table:table-cell>
              <table:table-cell office:value-type="float" office:value="-1.018082">
                <text:p>-1.01808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02429">
                <text:p>0.102429</text:p>
              </table:table-cell>
              <table:table-cell office:value-type="float" office:value="-0.960563">
                <text:p>-0.96056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34211">
                <text:p>-0.34211</text:p>
              </table:table-cell>
              <table:table-cell office:value-type="float" office:value="-0.859683">
                <text:p>-0.85968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02116">
                <text:p>-1.02116</text:p>
              </table:table-cell>
              <table:table-cell office:value-type="float" office:value="-0.807885">
                <text:p>-0.80788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739846">
                <text:p>-0.739846</text:p>
              </table:table-cell>
              <table:table-cell office:value-type="float" office:value="-0.768507">
                <text:p>-0.76850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064856">
                <text:p>-0.064856</text:p>
              </table:table-cell>
              <table:table-cell office:value-type="float" office:value="-0.717625">
                <text:p>-0.7176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64231">
                <text:p>0.164231</text:p>
              </table:table-cell>
              <table:table-cell office:value-type="float" office:value="-0.627485">
                <text:p>-0.62748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344834">
                <text:p>-0.344834</text:p>
              </table:table-cell>
              <table:table-cell office:value-type="float" office:value="-0.531373">
                <text:p>-0.53137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246627">
                <text:p>-1.246627</text:p>
              </table:table-cell>
              <table:table-cell office:value-type="float" office:value="-0.508428">
                <text:p>-0.50842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247114">
                <text:p>-1.247114</text:p>
              </table:table-cell>
              <table:table-cell office:value-type="float" office:value="-0.513719">
                <text:p>-0.5137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356615">
                <text:p>-0.356615</text:p>
              </table:table-cell>
              <table:table-cell office:value-type="float" office:value="-0.509778">
                <text:p>-0.50977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18984">
                <text:p>0.518984</text:p>
              </table:table-cell>
              <table:table-cell office:value-type="float" office:value="-0.468362">
                <text:p>-0.46836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04907">
                <text:p>-0.004907</text:p>
              </table:table-cell>
              <table:table-cell office:value-type="float" office:value="-0.434683">
                <text:p>-0.4346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528666">
                <text:p>-1.528666</text:p>
              </table:table-cell>
              <table:table-cell office:value-type="float" office:value="-0.485428">
                <text:p>-0.48542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359098">
                <text:p>-1.359098</text:p>
              </table:table-cell>
              <table:table-cell office:value-type="float" office:value="-0.54701">
                <text:p>-0.547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349722">
                <text:p>-0.349722</text:p>
              </table:table-cell>
              <table:table-cell office:value-type="float" office:value="-0.575798">
                <text:p>-0.5757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5398">
                <text:p>0.335398</text:p>
              </table:table-cell>
              <table:table-cell office:value-type="float" office:value="-0.559056">
                <text:p>-0.5590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173872">
                <text:p>-0.173872</text:p>
              </table:table-cell>
              <table:table-cell office:value-type="float" office:value="-0.542138">
                <text:p>-0.5421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967341">
                <text:p>-0.967341</text:p>
              </table:table-cell>
              <table:table-cell office:value-type="float" office:value="-0.51465">
                <text:p>-0.514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.414652">
                <text:p>-1.414652</text:p>
              </table:table-cell>
              <table:table-cell office:value-type="float" office:value="-0.53119">
                <text:p>-0.5311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964762">
                <text:p>-0.964762</text:p>
              </table:table-cell>
              <table:table-cell office:value-type="float" office:value="-0.592377">
                <text:p>-0.59237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025872">
                <text:p>-0.025872</text:p>
              </table:table-cell>
              <table:table-cell office:value-type="float" office:value="-0.646617">
                <text:p>-0.64661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161468">
                <text:p>-0.161468</text:p>
              </table:table-cell>
              <table:table-cell office:value-type="float" office:value="-0.662242">
                <text:p>-0.66224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908169">
                <text:p>-0.908169</text:p>
              </table:table-cell>
              <table:table-cell office:value-type="float" office:value="-0.59955">
                <text:p>-0.5995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.528247">
                <text:p>-1.528247</text:p>
              </table:table-cell>
              <table:table-cell office:value-type="float" office:value="-0.616493">
                <text:p>-0.61649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079288">
                <text:p>-1.079288</text:p>
              </table:table-cell>
              <table:table-cell office:value-type="float" office:value="-0.689174">
                <text:p>-0.6891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87123">
                <text:p>-0.287123</text:p>
              </table:table-cell>
              <table:table-cell office:value-type="float" office:value="-0.751182">
                <text:p>-0.75118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20843">
                <text:p>0.220843</text:p>
              </table:table-cell>
              <table:table-cell office:value-type="float" office:value="-0.711724">
                <text:p>-0.71172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05602">
                <text:p>0.105602</text:p>
              </table:table-cell>
              <table:table-cell office:value-type="float" office:value="-0.604624">
                <text:p>-0.60462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79567">
                <text:p>-0.79567</text:p>
              </table:table-cell>
              <table:table-cell office:value-type="float" office:value="-0.542578">
                <text:p>-0.5425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134142">
                <text:p>-1.134142</text:p>
              </table:table-cell>
              <table:table-cell office:value-type="float" office:value="-0.558966">
                <text:p>-0.55896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626523">
                <text:p>-0.626523</text:p>
              </table:table-cell>
              <table:table-cell office:value-type="float" office:value="-0.619159">
                <text:p>-0.61915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0657">
                <text:p>-0.0657</text:p>
              </table:table-cell>
              <table:table-cell office:value-type="float" office:value="-0.609628">
                <text:p>-0.60962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061138">
                <text:p>-0.061138</text:p>
              </table:table-cell>
              <table:table-cell office:value-type="float" office:value="-0.525287">
                <text:p>-0.52528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190139">
                <text:p>-1.190139</text:p>
              </table:table-cell>
              <table:table-cell office:value-type="float" office:value="-0.491295">
                <text:p>-0.49129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528511">
                <text:p>-1.528511</text:p>
              </table:table-cell>
              <table:table-cell office:value-type="float" office:value="-0.535882">
                <text:p>-0.5358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303903">
                <text:p>-1.303903</text:p>
              </table:table-cell>
              <table:table-cell office:value-type="float" office:value="-0.637725">
                <text:p>-0.63772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907498">
                <text:p>-0.907498</text:p>
              </table:table-cell>
              <table:table-cell office:value-type="float" office:value="-0.75084">
                <text:p>-0.7508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128291">
                <text:p>1.128291</text:p>
              </table:table-cell>
              <table:table-cell office:value-type="float" office:value="-0.648888">
                <text:p>-0.64888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788605">
                <text:p>-0.788605</text:p>
              </table:table-cell>
              <table:table-cell office:value-type="float" office:value="-0.647841">
                <text:p>-0.6478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843087">
                <text:p>-0.843087</text:p>
              </table:table-cell>
              <table:table-cell office:value-type="float" office:value="-0.619276">
                <text:p>-0.61927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677884">
                <text:p>-0.677884</text:p>
              </table:table-cell>
              <table:table-cell office:value-type="float" office:value="-0.623723">
                <text:p>-0.62372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0.617137">
                <text:p>-0.61713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0.61102">
                <text:p>-0.6110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0.492384">
                <text:p>-0.49238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33986">
                <text:p>-0.3398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0.209149">
                <text:p>-0.2091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0.190419">
                <text:p>0.19041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.234953">
                <text:p>2.234953</text:p>
              </table:table-cell>
              <table:table-cell office:value-type="float" office:value="0.299326">
                <text:p>0.29932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1.23082">
                <text:p>-1.23082</text:p>
              </table:table-cell>
              <table:table-cell office:value-type="float" office:value="0.255084">
                <text:p>0.25508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3.74255">
                <text:p>-3.74255</text:p>
              </table:table-cell>
              <table:table-cell office:value-type="float" office:value="-0.033959">
                <text:p>-0.03395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2.394089">
                <text:p>-2.394089</text:p>
              </table:table-cell>
              <table:table-cell office:value-type="float" office:value="-0.206553">
                <text:p>-0.20655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1.596741">
                <text:p>-1.596741</text:p>
              </table:table-cell>
              <table:table-cell office:value-type="float" office:value="-0.367925">
                <text:p>-0.36792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36375">
                <text:p>-0.36375</text:p>
              </table:table-cell>
              <table:table-cell office:value-type="float" office:value="-0.403783">
                <text:p>-0.40378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077971">
                <text:p>-0.077971</text:p>
              </table:table-cell>
              <table:table-cell office:value-type="float" office:value="-0.411592">
                <text:p>-0.41159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811246">
                <text:p>-0.811246</text:p>
              </table:table-cell>
              <table:table-cell office:value-type="float" office:value="-0.492591">
                <text:p>-0.4925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966714">
                <text:p>-0.966714</text:p>
              </table:table-cell>
              <table:table-cell office:value-type="float" office:value="-0.589515">
                <text:p>-0.58951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707135">
                <text:p>-0.707135</text:p>
              </table:table-cell>
              <table:table-cell office:value-type="float" office:value="-0.968591">
                <text:p>-0.96859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477551">
                <text:p>-0.477551</text:p>
              </table:table-cell>
              <table:table-cell office:value-type="float" office:value="-1.237695">
                <text:p>-1.23769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361174">
                <text:p>-0.361174</text:p>
              </table:table-cell>
              <table:table-cell office:value-type="float" office:value="-1.151196">
                <text:p>-1.15119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273572">
                <text:p>-0.273572</text:p>
              </table:table-cell>
              <table:table-cell office:value-type="float" office:value="-0.805114">
                <text:p>-0.80511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392221">
                <text:p>-0.392221</text:p>
              </table:table-cell>
              <table:table-cell office:value-type="float" office:value="-0.603914">
                <text:p>-0.60391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753408">
                <text:p>-0.753408</text:p>
              </table:table-cell>
              <table:table-cell office:value-type="float" office:value="-0.517908">
                <text:p>-0.51790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980423">
                <text:p>-0.980423</text:p>
              </table:table-cell>
              <table:table-cell office:value-type="float" office:value="-0.580096">
                <text:p>-0.58009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808838">
                <text:p>-0.808838</text:p>
              </table:table-cell>
              <table:table-cell office:value-type="float" office:value="-0.65285">
                <text:p>-0.6528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758343">
                <text:p>-0.758343</text:p>
              </table:table-cell>
              <table:table-cell office:value-type="float" office:value="-0.64789">
                <text:p>-0.647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474076">
                <text:p>-0.474076</text:p>
              </table:table-cell>
              <table:table-cell office:value-type="float" office:value="-0.598435">
                <text:p>-0.59843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697484">
                <text:p>-0.697484</text:p>
              </table:table-cell>
              <table:table-cell office:value-type="float" office:value="-0.597297">
                <text:p>-0.59729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92307">
                <text:p>-0.92307</text:p>
              </table:table-cell>
              <table:table-cell office:value-type="float" office:value="-0.642557">
                <text:p>-0.64255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979901">
                <text:p>-0.979901</text:p>
              </table:table-cell>
              <table:table-cell office:value-type="float" office:value="-0.704363">
                <text:p>-0.70436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585592">
                <text:p>-0.585592</text:p>
              </table:table-cell>
              <table:table-cell office:value-type="float" office:value="-0.735844">
                <text:p>-0.73584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24814">
                <text:p>-0.24814</text:p>
              </table:table-cell>
              <table:table-cell office:value-type="float" office:value="-0.721933">
                <text:p>-0.72193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531766">
                <text:p>-0.531766</text:p>
              </table:table-cell>
              <table:table-cell office:value-type="float" office:value="-0.698996">
                <text:p>-0.69899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866816">
                <text:p>-0.866816</text:p>
              </table:table-cell>
              <table:table-cell office:value-type="float" office:value="-0.689171">
                <text:p>-0.68917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474389">
                <text:p>-0.474389</text:p>
              </table:table-cell>
              <table:table-cell office:value-type="float" office:value="-0.655244">
                <text:p>-0.65524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472189">
                <text:p>-0.472189</text:p>
              </table:table-cell>
              <table:table-cell office:value-type="float" office:value="-0.626271">
                <text:p>-0.6262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699563">
                <text:p>-0.699563</text:p>
              </table:table-cell>
              <table:table-cell office:value-type="float" office:value="-0.649003">
                <text:p>-0.64900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974917">
                <text:p>-0.974917</text:p>
              </table:table-cell>
              <table:table-cell office:value-type="float" office:value="-0.676853">
                <text:p>-0.67685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588406">
                <text:p>-0.588406</text:p>
              </table:table-cell>
              <table:table-cell office:value-type="float" office:value="-0.642654">
                <text:p>-0.64265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586256">
                <text:p>-0.586256</text:p>
              </table:table-cell>
              <table:table-cell office:value-type="float" office:value="-0.603765">
                <text:p>-0.60376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641894">
                <text:p>-0.641894</text:p>
              </table:table-cell>
              <table:table-cell office:value-type="float" office:value="-0.608381">
                <text:p>-0.60838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866581">
                <text:p>-0.866581</text:p>
              </table:table-cell>
              <table:table-cell office:value-type="float" office:value="-0.670078">
                <text:p>-0.6700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814011">
                <text:p>-0.814011</text:p>
              </table:table-cell>
              <table:table-cell office:value-type="float" office:value="-0.699152">
                <text:p>-0.69915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525638">
                <text:p>-0.525638</text:p>
              </table:table-cell>
              <table:table-cell office:value-type="float" office:value="-0.664585">
                <text:p>-0.66458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532783">
                <text:p>-0.532783</text:p>
              </table:table-cell>
              <table:table-cell office:value-type="float" office:value="-0.67026">
                <text:p>-0.6702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81031">
                <text:p>-0.81031</text:p>
              </table:table-cell>
              <table:table-cell office:value-type="float" office:value="-0.704442">
                <text:p>-0.70444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75475">
                <text:p>-0.75475</text:p>
              </table:table-cell>
              <table:table-cell office:value-type="float" office:value="-0.709195">
                <text:p>-0.70919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3.530406">
                <text:p>-3.530406</text:p>
              </table:table-cell>
              <table:table-cell office:value-type="float" office:value="-0.964941">
                <text:p>-0.96494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3.282332">
                <text:p>-3.282332</text:p>
              </table:table-cell>
              <table:table-cell office:value-type="float" office:value="-1.239458">
                <text:p>-1.23945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1.856832">
                <text:p>-1.856832</text:p>
              </table:table-cell>
              <table:table-cell office:value-type="float" office:value="-1.367073">
                <text:p>-1.36707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1.352001">
                <text:p>-1.352001</text:p>
              </table:table-cell>
              <table:table-cell office:value-type="float" office:value="-1.437745">
                <text:p>-1.43774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282053">
                <text:p>-0.282053</text:p>
              </table:table-cell>
              <table:table-cell office:value-type="float" office:value="-1.379484">
                <text:p>-1.37948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056294">
                <text:p>-0.056294</text:p>
              </table:table-cell>
              <table:table-cell office:value-type="float" office:value="-1.303629">
                <text:p>-1.30362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-1.249976">
                <text:p>-1.2499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-1.197664">
                <text:p>-1.19766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-1.116416">
                <text:p>-1.1164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-1.041463">
                <text:p>-1.04146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-0.688324">
                <text:p>-0.68832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-0.355069">
                <text:p>-0.35506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-0.16839">
                <text:p>-0.1683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-0.033797">
                <text:p>-0.03379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-0.005649">
                <text:p>-0.00564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left_front_wheel_stats.A2:left_front_wheel_stats.A153 left_front_wheel_stats.D1:left_front_wheel_stats.F153" chart:data-source-has-labels="both" svg:x="0.73cm" svg:y="0.136cm" svg:width="27.604cm" svg:height="6.561cm">
          <chartooo:coordinate-region svg:x="1.29cm" svg:y="0.324cm" svg:width="27.044cm" svg:height="6.185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D2:left_front_wheel_stats.D153" chart:label-cell-address="left_front_wheel_stats.D1:left_front_wheel_stats.D1" chart:class="chart:line">
            <chart:data-point chart:repeated="152"/>
          </chart:series>
          <chart:series chart:style-name="ch7" chart:values-cell-range-address="left_front_wheel_stats.E2:left_front_wheel_stats.E153" chart:label-cell-address="left_front_wheel_stats.E1:left_front_wheel_stats.E1" chart:class="chart:line">
            <chart:data-point chart:repeated="152"/>
          </chart:series>
          <chart:series chart:style-name="ch8" chart:values-cell-range-address="left_front_wheel_stats.F2:left_front_wheel_stats.F153" chart:label-cell-address="left_front_wheel_stats.F1:left_front_wheel_stats.F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left_front_wheel_stats.D1:left_front_wheel_stats.D1</svg:desc>
                </draw:g>
              </table:table-cell>
              <table:table-cell office:value-type="string">
                <text:p>angular_vel_encoder_left_back_wheel</text:p>
                <draw:g>
                  <svg:desc>left_front_wheel_stats.E1:left_front_wheel_stats.E1</svg:desc>
                </draw:g>
              </table:table-cell>
              <table:table-cell office:value-type="string">
                <text:p>angular_vel_control_left_back_wheel</text:p>
                <draw:g>
                  <svg:desc>left_front_wheel_stats.F1:left_fron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D2:left_front_wheel_stats.D153</svg:desc>
                </draw:g>
              </table:table-cell>
              <table:table-cell office:value-type="float" office:value="0">
                <text:p>0</text:p>
                <draw:g>
                  <svg:desc>left_front_wheel_stats.E2:left_front_wheel_stats.E153</svg:desc>
                </draw:g>
              </table:table-cell>
              <table:table-cell office:value-type="float" office:value="0">
                <text:p>0</text:p>
                <draw:g>
                  <svg:desc>left_front_wheel_stats.F2:left_front_wheel_stats.F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0">
                <text:p>0</text:p>
              </table:table-cell>
              <table:table-cell office:value-type="float" office:value="-3.858462">
                <text:p>-3.8584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4643">
                <text:p>-0.564643</text:p>
              </table:table-cell>
              <table:table-cell office:value-type="float" office:value="-3.179858">
                <text:p>-3.1798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136167">
                <text:p>-2.136167</text:p>
              </table:table-cell>
              <table:table-cell office:value-type="float" office:value="-1.472129">
                <text:p>-1.4721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069">
                <text:p>-1.35069</text:p>
              </table:table-cell>
              <table:table-cell office:value-type="float" office:value="-2.530912">
                <text:p>-2.5309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629">
                <text:p>-0.112629</text:p>
              </table:table-cell>
              <table:table-cell office:value-type="float" office:value="-3.977504">
                <text:p>-3.9775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89">
                <text:p>-0.11289</text:p>
              </table:table-cell>
              <table:table-cell office:value-type="float" office:value="-4.017249">
                <text:p>-4.0172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379">
                <text:p>-0.676379</text:p>
              </table:table-cell>
              <table:table-cell office:value-type="float" office:value="-3.505113">
                <text:p>-3.5051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563">
                <text:p>-0.676563</text:p>
              </table:table-cell>
              <table:table-cell office:value-type="float" office:value="-3.669339">
                <text:p>-3.6693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0532">
                <text:p>-0.450532</text:p>
              </table:table-cell>
              <table:table-cell office:value-type="float" office:value="-4.048117">
                <text:p>-4.0481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323">
                <text:p>-0.225323</text:p>
              </table:table-cell>
              <table:table-cell office:value-type="float" office:value="-4.426167">
                <text:p>-4.4261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3468">
                <text:p>-0.393468</text:p>
              </table:table-cell>
              <table:table-cell office:value-type="float" office:value="-4.178927">
                <text:p>-4.1789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6526">
                <text:p>-0.846526</text:p>
              </table:table-cell>
              <table:table-cell office:value-type="float" office:value="-3.669938">
                <text:p>-3.66993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5">
                <text:p>-0.6765</text:p>
              </table:table-cell>
              <table:table-cell office:value-type="float" office:value="-4.049262">
                <text:p>-4.0492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1236">
                <text:p>-0.451236</text:p>
              </table:table-cell>
              <table:table-cell office:value-type="float" office:value="-4.370336">
                <text:p>-4.3703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6257">
                <text:p>-0.506257</text:p>
              </table:table-cell>
              <table:table-cell office:value-type="float" office:value="-4.250093">
                <text:p>-4.2500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9544">
                <text:p>-0.789544</text:p>
              </table:table-cell>
              <table:table-cell office:value-type="float" office:value="-3.874416">
                <text:p>-3.8744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7475">
                <text:p>-0.957475</text:p>
              </table:table-cell>
              <table:table-cell office:value-type="float" office:value="-3.689862">
                <text:p>-3.6898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2888">
                <text:p>-1.072888</text:p>
              </table:table-cell>
              <table:table-cell office:value-type="float" office:value="-3.540442">
                <text:p>-3.54044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11">
                <text:p>-0.7311</text:p>
              </table:table-cell>
              <table:table-cell office:value-type="float" office:value="-3.900335">
                <text:p>-3.9003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405">
                <text:p>-0.56405</text:p>
              </table:table-cell>
              <table:table-cell office:value-type="float" office:value="-4.015584">
                <text:p>-4.0155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6142">
                <text:p>-0.846142</text:p>
              </table:table-cell>
              <table:table-cell office:value-type="float" office:value="-3.643116">
                <text:p>-3.64311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3122">
                <text:p>-1.183122</text:p>
              </table:table-cell>
              <table:table-cell office:value-type="float" office:value="-3.267108">
                <text:p>-3.2671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89998">
                <text:p>-0.889998</text:p>
              </table:table-cell>
              <table:table-cell office:value-type="float" office:value="-3.60149">
                <text:p>-3.6014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42625">
                <text:p>-0.342625</text:p>
              </table:table-cell>
              <table:table-cell office:value-type="float" office:value="-4.184845">
                <text:p>-4.1848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594">
                <text:p>-0.112594</text:p>
              </table:table-cell>
              <table:table-cell office:value-type="float" office:value="-4.42257">
                <text:p>-4.422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4061">
                <text:p>-0.564061</text:p>
              </table:table-cell>
              <table:table-cell office:value-type="float" office:value="-3.926842">
                <text:p>-3.9268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6903">
                <text:p>-0.956903</text:p>
              </table:table-cell>
              <table:table-cell office:value-type="float" office:value="-3.540484">
                <text:p>-3.5404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97861">
                <text:p>-0.897861</text:p>
              </table:table-cell>
              <table:table-cell office:value-type="float" office:value="-3.660967">
                <text:p>-3.6609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1979">
                <text:p>-0.391979</text:p>
              </table:table-cell>
              <table:table-cell office:value-type="float" office:value="-4.244931">
                <text:p>-4.2449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71075">
                <text:p>-0.171075</text:p>
              </table:table-cell>
              <table:table-cell office:value-type="float" office:value="-4.477248">
                <text:p>-4.47724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49146">
                <text:p>-0.449146</text:p>
              </table:table-cell>
              <table:table-cell office:value-type="float" office:value="-4.189616">
                <text:p>-4.18961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4325">
                <text:p>-0.904325</text:p>
              </table:table-cell>
              <table:table-cell office:value-type="float" office:value="-3.744689">
                <text:p>-3.7446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1266">
                <text:p>-1.181266</text:p>
              </table:table-cell>
              <table:table-cell office:value-type="float" office:value="-3.456648">
                <text:p>-3.45664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4103">
                <text:p>-0.734103</text:p>
              </table:table-cell>
              <table:table-cell office:value-type="float" office:value="-3.937279">
                <text:p>-3.93727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4523">
                <text:p>-0.394523</text:p>
              </table:table-cell>
              <table:table-cell office:value-type="float" office:value="-4.236753">
                <text:p>-4.2367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0667">
                <text:p>-0.450667</text:p>
              </table:table-cell>
              <table:table-cell office:value-type="float" office:value="-4.152581">
                <text:p>-4.15258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4495">
                <text:p>-0.844495</text:p>
              </table:table-cell>
              <table:table-cell office:value-type="float" office:value="-3.735693">
                <text:p>-3.73569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8281">
                <text:p>-1.128281</text:p>
              </table:table-cell>
              <table:table-cell office:value-type="float" office:value="-3.440538">
                <text:p>-3.4405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2686">
                <text:p>-0.732686</text:p>
              </table:table-cell>
              <table:table-cell office:value-type="float" office:value="-3.869993">
                <text:p>-3.86999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8146">
                <text:p>-0.338146</text:p>
              </table:table-cell>
              <table:table-cell office:value-type="float" office:value="-4.247061">
                <text:p>-4.24706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8911">
                <text:p>-0.168911</text:p>
              </table:table-cell>
              <table:table-cell office:value-type="float" office:value="-4.421416">
                <text:p>-4.4214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2656">
                <text:p>-0.72656</text:p>
              </table:table-cell>
              <table:table-cell office:value-type="float" office:value="-3.809363">
                <text:p>-3.8093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90981">
                <text:p>-1.590981</text:p>
              </table:table-cell>
              <table:table-cell office:value-type="float" office:value="-2.872797">
                <text:p>-2.8727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5513">
                <text:p>-1.015513</text:p>
              </table:table-cell>
              <table:table-cell office:value-type="float" office:value="-3.564626">
                <text:p>-3.56462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0361">
                <text:p>-0.450361</text:p>
              </table:table-cell>
              <table:table-cell office:value-type="float" office:value="-4.1229">
                <text:p>-4.122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785">
                <text:p>-0.112785</text:p>
              </table:table-cell>
              <table:table-cell office:value-type="float" office:value="-4.470973">
                <text:p>-4.47097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98639">
                <text:p>-0.898639</text:p>
              </table:table-cell>
              <table:table-cell office:value-type="float" office:value="-3.568924">
                <text:p>-3.5689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42253">
                <text:p>-1.242253</text:p>
              </table:table-cell>
              <table:table-cell office:value-type="float" office:value="-3.256371">
                <text:p>-3.25637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41408">
                <text:p>-1.241408</text:p>
              </table:table-cell>
              <table:table-cell office:value-type="float" office:value="-3.241879">
                <text:p>-3.24187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5611">
                <text:p>-0.505611</text:p>
              </table:table-cell>
              <table:table-cell office:value-type="float" office:value="-4.034998">
                <text:p>-4.03499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6129">
                <text:p>-0.226129</text:p>
              </table:table-cell>
              <table:table-cell office:value-type="float" office:value="-4.262734">
                <text:p>-4.2627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7269">
                <text:p>-0.507269</text:p>
              </table:table-cell>
              <table:table-cell office:value-type="float" office:value="-3.947724">
                <text:p>-3.94772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0334">
                <text:p>-1.00334</text:p>
              </table:table-cell>
              <table:table-cell office:value-type="float" office:value="-3.489126">
                <text:p>-3.4891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37413">
                <text:p>-1.137413</text:p>
              </table:table-cell>
              <table:table-cell office:value-type="float" office:value="-3.378782">
                <text:p>-3.37878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7407">
                <text:p>-0.507407</text:p>
              </table:table-cell>
              <table:table-cell office:value-type="float" office:value="-4.078996">
                <text:p>-4.07899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8">
                <text:p>-0.1128</text:p>
              </table:table-cell>
              <table:table-cell office:value-type="float" office:value="-4.450206">
                <text:p>-4.45020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3492">
                <text:p>-0.393492</text:p>
              </table:table-cell>
              <table:table-cell office:value-type="float" office:value="-4.151683">
                <text:p>-4.1516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6186">
                <text:p>-0.846186</text:p>
              </table:table-cell>
              <table:table-cell office:value-type="float" office:value="-3.722819">
                <text:p>-3.72281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4813">
                <text:p>-1.184813</text:p>
              </table:table-cell>
              <table:table-cell office:value-type="float" office:value="-3.399968">
                <text:p>-3.39996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1551">
                <text:p>-0.901551</text:p>
              </table:table-cell>
              <table:table-cell office:value-type="float" office:value="-3.706311">
                <text:p>-3.7063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36">
                <text:p>-0.67636</text:p>
              </table:table-cell>
              <table:table-cell office:value-type="float" office:value="-3.880588">
                <text:p>-3.8805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347">
                <text:p>-0.225347</text:p>
              </table:table-cell>
              <table:table-cell office:value-type="float" office:value="-4.381861">
                <text:p>-4.38186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8197">
                <text:p>-0.338197</text:p>
              </table:table-cell>
              <table:table-cell office:value-type="float" office:value="-4.27925">
                <text:p>-4.279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0344">
                <text:p>-0.900344</text:p>
              </table:table-cell>
              <table:table-cell office:value-type="float" office:value="-3.696329">
                <text:p>-3.69632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5625">
                <text:p>-1.015625</text:p>
              </table:table-cell>
              <table:table-cell office:value-type="float" office:value="-3.575315">
                <text:p>-3.57531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449">
                <text:p>-0.676449</text:p>
              </table:table-cell>
              <table:table-cell office:value-type="float" office:value="-3.903556">
                <text:p>-3.90355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668">
                <text:p>-0.112668</text:p>
              </table:table-cell>
              <table:table-cell office:value-type="float" office:value="-4.517543">
                <text:p>-4.51754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81214">
                <text:p>-0.281214</text:p>
              </table:table-cell>
              <table:table-cell office:value-type="float" office:value="-4.331802">
                <text:p>-4.33180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20655">
                <text:p>-0.620655</text:p>
              </table:table-cell>
              <table:table-cell office:value-type="float" office:value="-4.032844">
                <text:p>-4.03284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-0.902633">
                <text:p>-0.902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675947">
                <text:p>0.675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899293">
                <text:p>0.899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847355">
                <text:p>0.847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056325">
                <text:p>0.056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6.611845">
                <text:p>6.61184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076923">
                <text:p>3.076923</text:p>
              </table:table-cell>
              <table:table-cell office:value-type="float" office:value="0.617445">
                <text:p>0.617445</text:p>
              </table:table-cell>
              <table:table-cell office:value-type="float" office:value="5.779002">
                <text:p>5.77900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076923">
                <text:p>3.076923</text:p>
              </table:table-cell>
              <table:table-cell office:value-type="float" office:value="4.874551">
                <text:p>4.874551</text:p>
              </table:table-cell>
              <table:table-cell office:value-type="float" office:value="1.044362">
                <text:p>1.04436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076923">
                <text:p>3.076923</text:p>
              </table:table-cell>
              <table:table-cell office:value-type="float" office:value="6.594036">
                <text:p>6.594036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076923">
                <text:p>3.076923</text:p>
              </table:table-cell>
              <table:table-cell office:value-type="float" office:value="5.358208">
                <text:p>5.358208</text:p>
              </table:table-cell>
              <table:table-cell office:value-type="float" office:value="0.706229">
                <text:p>0.7062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076923">
                <text:p>3.076923</text:p>
              </table:table-cell>
              <table:table-cell office:value-type="float" office:value="4.898901">
                <text:p>4.898901</text:p>
              </table:table-cell>
              <table:table-cell office:value-type="float" office:value="0.909269">
                <text:p>0.90926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076923">
                <text:p>3.076923</text:p>
              </table:table-cell>
              <table:table-cell office:value-type="float" office:value="3.327864">
                <text:p>3.327864</text:p>
              </table:table-cell>
              <table:table-cell office:value-type="float" office:value="2.569241">
                <text:p>2.56924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.076923">
                <text:p>3.076923</text:p>
              </table:table-cell>
              <table:table-cell office:value-type="float" office:value="3.323906">
                <text:p>3.323906</text:p>
              </table:table-cell>
              <table:table-cell office:value-type="float" office:value="2.389708">
                <text:p>2.38970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.076923">
                <text:p>3.076923</text:p>
              </table:table-cell>
              <table:table-cell office:value-type="float" office:value="3.88817">
                <text:p>3.88817</text:p>
              </table:table-cell>
              <table:table-cell office:value-type="float" office:value="1.687516">
                <text:p>1.6875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076923">
                <text:p>3.076923</text:p>
              </table:table-cell>
              <table:table-cell office:value-type="float" office:value="4.15596">
                <text:p>4.15596</text:p>
              </table:table-cell>
              <table:table-cell office:value-type="float" office:value="1.341317">
                <text:p>1.34131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.076923">
                <text:p>3.076923</text:p>
              </table:table-cell>
              <table:table-cell office:value-type="float" office:value="3.897015">
                <text:p>3.897015</text:p>
              </table:table-cell>
              <table:table-cell office:value-type="float" office:value="1.262369">
                <text:p>1.26236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.076923">
                <text:p>3.076923</text:p>
              </table:table-cell>
              <table:table-cell office:value-type="float" office:value="3.667315">
                <text:p>3.667315</text:p>
              </table:table-cell>
              <table:table-cell office:value-type="float" office:value="1.186414">
                <text:p>1.18641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.076923">
                <text:p>3.076923</text:p>
              </table:table-cell>
              <table:table-cell office:value-type="float" office:value="3.494459">
                <text:p>3.494459</text:p>
              </table:table-cell>
              <table:table-cell office:value-type="float" office:value="1.490501">
                <text:p>1.49050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.076923">
                <text:p>3.076923</text:p>
              </table:table-cell>
              <table:table-cell office:value-type="float" office:value="3.294653">
                <text:p>3.294653</text:p>
              </table:table-cell>
              <table:table-cell office:value-type="float" office:value="2.02282">
                <text:p>2.0228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.076923">
                <text:p>3.076923</text:p>
              </table:table-cell>
              <table:table-cell office:value-type="float" office:value="3.29853">
                <text:p>3.29853</text:p>
              </table:table-cell>
              <table:table-cell office:value-type="float" office:value="2.205528">
                <text:p>2.20552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.076923">
                <text:p>3.076923</text:p>
              </table:table-cell>
              <table:table-cell office:value-type="float" office:value="3.942987">
                <text:p>3.942987</text:p>
              </table:table-cell>
              <table:table-cell office:value-type="float" office:value="1.594423">
                <text:p>1.59442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.076923">
                <text:p>3.076923</text:p>
              </table:table-cell>
              <table:table-cell office:value-type="float" office:value="4.000994">
                <text:p>4.000994</text:p>
              </table:table-cell>
              <table:table-cell office:value-type="float" office:value="1.527388">
                <text:p>1.52738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.076923">
                <text:p>3.076923</text:p>
              </table:table-cell>
              <table:table-cell office:value-type="float" office:value="3.942076">
                <text:p>3.942076</text:p>
              </table:table-cell>
              <table:table-cell office:value-type="float" office:value="1.536543">
                <text:p>1.53654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.076923">
                <text:p>3.076923</text:p>
              </table:table-cell>
              <table:table-cell office:value-type="float" office:value="3.835266">
                <text:p>3.835266</text:p>
              </table:table-cell>
              <table:table-cell office:value-type="float" office:value="1.653105">
                <text:p>1.6531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76923">
                <text:p>3.076923</text:p>
              </table:table-cell>
              <table:table-cell office:value-type="float" office:value="3.550999">
                <text:p>3.550999</text:p>
              </table:table-cell>
              <table:table-cell office:value-type="float" office:value="2.015836">
                <text:p>2.01583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.076923">
                <text:p>3.076923</text:p>
              </table:table-cell>
              <table:table-cell office:value-type="float" office:value="3.774407">
                <text:p>3.774407</text:p>
              </table:table-cell>
              <table:table-cell office:value-type="float" office:value="1.754051">
                <text:p>1.75405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.076923">
                <text:p>3.076923</text:p>
              </table:table-cell>
              <table:table-cell office:value-type="float" office:value="3.999993">
                <text:p>3.999993</text:p>
              </table:table-cell>
              <table:table-cell office:value-type="float" office:value="1.494475">
                <text:p>1.49447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4.000479">
                <text:p>4.000479</text:p>
              </table:table-cell>
              <table:table-cell office:value-type="float" office:value="1.465798">
                <text:p>1.46579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076923">
                <text:p>3.076923</text:p>
              </table:table-cell>
              <table:table-cell office:value-type="float" office:value="3.606169">
                <text:p>3.606169</text:p>
              </table:table-cell>
              <table:table-cell office:value-type="float" office:value="1.867708">
                <text:p>1.86770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.076923">
                <text:p>3.076923</text:p>
              </table:table-cell>
              <table:table-cell office:value-type="float" office:value="3.38142">
                <text:p>3.38142</text:p>
              </table:table-cell>
              <table:table-cell office:value-type="float" office:value="2.067557">
                <text:p>2.06755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.076923">
                <text:p>3.076923</text:p>
              </table:table-cell>
              <table:table-cell office:value-type="float" office:value="3.665075">
                <text:p>3.665075</text:p>
              </table:table-cell>
              <table:table-cell office:value-type="float" office:value="1.761175">
                <text:p>1.76117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.076923">
                <text:p>3.076923</text:p>
              </table:table-cell>
              <table:table-cell office:value-type="float" office:value="3.943739">
                <text:p>3.943739</text:p>
              </table:table-cell>
              <table:table-cell office:value-type="float" office:value="1.488166">
                <text:p>1.48816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.076923">
                <text:p>3.076923</text:p>
              </table:table-cell>
              <table:table-cell office:value-type="float" office:value="3.720423">
                <text:p>3.720423</text:p>
              </table:table-cell>
              <table:table-cell office:value-type="float" office:value="1.78443">
                <text:p>1.7844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.076923">
                <text:p>3.076923</text:p>
              </table:table-cell>
              <table:table-cell office:value-type="float" office:value="3.605447">
                <text:p>3.605447</text:p>
              </table:table-cell>
              <table:table-cell office:value-type="float" office:value="1.91161">
                <text:p>1.911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076923">
                <text:p>3.076923</text:p>
              </table:table-cell>
              <table:table-cell office:value-type="float" office:value="3.945583">
                <text:p>3.945583</text:p>
              </table:table-cell>
              <table:table-cell office:value-type="float" office:value="1.486335">
                <text:p>1.48633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.076923">
                <text:p>3.076923</text:p>
              </table:table-cell>
              <table:table-cell office:value-type="float" office:value="3.826737">
                <text:p>3.826737</text:p>
              </table:table-cell>
              <table:table-cell office:value-type="float" office:value="1.645597">
                <text:p>1.64559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.076923">
                <text:p>3.076923</text:p>
              </table:table-cell>
              <table:table-cell office:value-type="float" office:value="3.665329">
                <text:p>3.665329</text:p>
              </table:table-cell>
              <table:table-cell office:value-type="float" office:value="1.845514">
                <text:p>1.84551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.076923">
                <text:p>3.076923</text:p>
              </table:table-cell>
              <table:table-cell office:value-type="float" office:value="3.719535">
                <text:p>3.719535</text:p>
              </table:table-cell>
              <table:table-cell office:value-type="float" office:value="1.797396">
                <text:p>1.79739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.076923">
                <text:p>3.076923</text:p>
              </table:table-cell>
              <table:table-cell office:value-type="float" office:value="3.775163">
                <text:p>3.775163</text:p>
              </table:table-cell>
              <table:table-cell office:value-type="float" office:value="1.725525">
                <text:p>1.72552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76923">
                <text:p>3.076923</text:p>
              </table:table-cell>
              <table:table-cell office:value-type="float" office:value="3.99984">
                <text:p>3.99984</text:p>
              </table:table-cell>
              <table:table-cell office:value-type="float" office:value="1.422193">
                <text:p>1.42219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.076923">
                <text:p>3.076923</text:p>
              </table:table-cell>
              <table:table-cell office:value-type="float" office:value="3.890934">
                <text:p>3.890934</text:p>
              </table:table-cell>
              <table:table-cell office:value-type="float" office:value="1.541045">
                <text:p>1.54104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.076923">
                <text:p>3.076923</text:p>
              </table:table-cell>
              <table:table-cell office:value-type="float" office:value="3.715142">
                <text:p>3.715142</text:p>
              </table:table-cell>
              <table:table-cell office:value-type="float" office:value="1.746218">
                <text:p>1.74621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.076923">
                <text:p>3.076923</text:p>
              </table:table-cell>
              <table:table-cell office:value-type="float" office:value="3.609706">
                <text:p>3.609706</text:p>
              </table:table-cell>
              <table:table-cell office:value-type="float" office:value="1.856137">
                <text:p>1.85613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.076923">
                <text:p>3.076923</text:p>
              </table:table-cell>
              <table:table-cell office:value-type="float" office:value="3.887233">
                <text:p>3.887233</text:p>
              </table:table-cell>
              <table:table-cell office:value-type="float" office:value="1.511629">
                <text:p>1.5116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76923">
                <text:p>3.076923</text:p>
              </table:table-cell>
              <table:table-cell office:value-type="float" office:value="3.888021">
                <text:p>3.888021</text:p>
              </table:table-cell>
              <table:table-cell office:value-type="float" office:value="1.545027">
                <text:p>1.54502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3.586444">
                <text:p>3.586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3.169148">
                <text:p>3.169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2.025635">
                <text:p>2.025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.295667">
                <text:p>1.295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169232">
                <text:p>0.16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left_front_wheel_stats.A2:left_front_wheel_stats.A153 left_front_wheel_stats.G1:left_front_wheel_stats.G153" chart:data-source-has-labels="both" svg:x="0.674cm" svg:y="0.062cm" svg:width="27.894cm" svg:height="3.008cm">
          <chartooo:coordinate-region svg:x="1.521cm" svg:y="0.25cm" svg:width="27.047cm" svg:height="2.632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G2:left_front_wheel_stats.G153" chart:label-cell-address="left_front_wheel_stats.G1:left_front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left_front_wheel_stats.G1:left_front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G2:left_front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610663">
                <text:p>-0.6106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51222">
                <text:p>-0.512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264487">
                <text:p>-0.2644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41808">
                <text:p>-0.418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627932">
                <text:p>-0.6279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633697">
                <text:p>-0.6336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559404">
                <text:p>-0.5594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583227">
                <text:p>-0.5832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638175">
                <text:p>-0.6381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693017">
                <text:p>-0.6930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657151">
                <text:p>-0.6571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583314">
                <text:p>-0.5833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638341">
                <text:p>-0.6383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684918">
                <text:p>-0.6849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667475">
                <text:p>-0.6674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612977">
                <text:p>-0.6129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586205">
                <text:p>-0.5862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564529">
                <text:p>-0.5645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616737">
                <text:p>-0.61673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633456">
                <text:p>-0.6334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579423">
                <text:p>-0.57942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24877">
                <text:p>-0.5248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573385">
                <text:p>-0.5733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65801">
                <text:p>-0.6580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692496">
                <text:p>-0.69249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620582">
                <text:p>-0.62058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564535">
                <text:p>-0.5645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582013">
                <text:p>-0.5820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666726">
                <text:p>-0.6667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700428">
                <text:p>-0.70042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658702">
                <text:p>-0.6587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594158">
                <text:p>-0.59415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552373">
                <text:p>-0.5523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622096">
                <text:p>-0.6220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66554">
                <text:p>-0.6655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653329">
                <text:p>-0.65332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592853">
                <text:p>-0.5928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550036">
                <text:p>-0.5500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612336">
                <text:p>-0.61233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667035">
                <text:p>-0.667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692328">
                <text:p>-0.69232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60354">
                <text:p>-0.6035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467676">
                <text:p>-0.46767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568037">
                <text:p>-0.56803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649024">
                <text:p>-0.6490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699517">
                <text:p>-0.69951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568661">
                <text:p>-0.5686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52332">
                <text:p>-0.5233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521218">
                <text:p>-0.52121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636272">
                <text:p>-0.63627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669309">
                <text:p>-0.66930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623612">
                <text:p>-0.62361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557085">
                <text:p>-0.5570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541078">
                <text:p>-0.54107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642655">
                <text:p>-0.64265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696505">
                <text:p>-0.69650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653199">
                <text:p>-0.6531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90986">
                <text:p>-0.59098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544151">
                <text:p>-0.54415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588591">
                <text:p>-0.58859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613873">
                <text:p>-0.6138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68659">
                <text:p>-0.6865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671705">
                <text:p>-0.67170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587143">
                <text:p>-0.58714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569588">
                <text:p>-0.56958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617204">
                <text:p>-0.61720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706273">
                <text:p>-0.7062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679328">
                <text:p>-0.67932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63596">
                <text:p>-0.6359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889268">
                <text:p>0.88926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02433">
                <text:p>0.20243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53381">
                <text:p>0.15338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82835">
                <text:p>0.18283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23641">
                <text:p>0.42364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397597">
                <text:p>0.39759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95732">
                <text:p>0.2957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45511">
                <text:p>0.2455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34058">
                <text:p>0.23405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2304">
                <text:p>0.2230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67152">
                <text:p>0.2671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44374">
                <text:p>0.34437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70878">
                <text:p>0.3708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82228">
                <text:p>0.28222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72503">
                <text:p>0.27250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73831">
                <text:p>0.27383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90741">
                <text:p>0.2907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43361">
                <text:p>0.34336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305384">
                <text:p>0.30538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67729">
                <text:p>0.2677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63569">
                <text:p>0.26356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321872">
                <text:p>0.32187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350863">
                <text:p>0.35086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306418">
                <text:p>0.30641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66813">
                <text:p>0.26681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09791">
                <text:p>0.30979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328241">
                <text:p>0.32824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66548">
                <text:p>0.26654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89651">
                <text:p>0.28965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318652">
                <text:p>0.31865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311672">
                <text:p>0.31167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301246">
                <text:p>0.30124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57243">
                <text:p>0.25724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74485">
                <text:p>0.27448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304248">
                <text:p>0.30424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320194">
                <text:p>0.32019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70217">
                <text:p>0.27021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75062">
                <text:p>0.27506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93cm" svg:height="3.132cm" xlink:href=".." xlink:type="simple" chart:class="chart:line" chart:style-name="ch1">
        <chart:legend chart:legend-position="end" svg:x="28.951cm" svg:y="1.04cm" style:legend-expansion="high" chart:style-name="ch2"/>
        <chart:plot-area chart:style-name="ch3" table:cell-range-address="left_front_wheel_stats.A2:left_front_wheel_stats.A153 left_front_wheel_stats.H1:left_front_wheel_stats.I153" chart:data-source-has-labels="both" svg:x="0.647cm" svg:y="0.062cm" svg:width="27.657cm" svg:height="3.008cm">
          <chartooo:coordinate-region svg:x="1.207cm" svg:y="0.251cm" svg:width="27.097cm" svg:height="2.631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H2:left_front_wheel_stats.H153" chart:label-cell-address="left_front_wheel_stats.H1:left_front_wheel_stats.H1" chart:class="chart:line">
            <chart:data-point chart:repeated="152"/>
          </chart:series>
          <chart:series chart:style-name="ch7" chart:values-cell-range-address="left_front_wheel_stats.I2:left_front_wheel_stats.I153" chart:label-cell-address="left_front_wheel_stats.I1:left_front_wheel_stats.I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front_wheel_stats.H1:left_front_wheel_stats.H1</svg:desc>
                </draw:g>
              </table:table-cell>
              <table:table-cell office:value-type="string">
                <text:p>Ki*integral</text:p>
                <draw:g>
                  <svg:desc>left_front_wheel_stats.I1:left_fron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H2:left_front_wheel_stats.H153</svg:desc>
                </draw:g>
              </table:table-cell>
              <table:table-cell office:value-type="float" office:value="0">
                <text:p>0</text:p>
                <draw:g>
                  <svg:desc>left_front_wheel_stats.I2:left_front_wheel_stats.I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75784">
                <text:p>-0.1757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189203">
                <text:p>-1.189203</text:p>
              </table:table-cell>
              <table:table-cell office:value-type="float" office:value="-0.293737">
                <text:p>-0.2937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2321">
                <text:p>0.382321</text:p>
              </table:table-cell>
              <table:table-cell office:value-type="float" office:value="-0.254762">
                <text:p>-0.2547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403156">
                <text:p>-0.403156</text:p>
              </table:table-cell>
              <table:table-cell office:value-type="float" office:value="-0.294782">
                <text:p>-0.2947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641218">
                <text:p>-1.641218</text:p>
              </table:table-cell>
              <table:table-cell office:value-type="float" office:value="-0.45778">
                <text:p>-0.457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640956">
                <text:p>-1.640956</text:p>
              </table:table-cell>
              <table:table-cell office:value-type="float" office:value="-0.622473">
                <text:p>-0.6224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077467">
                <text:p>-1.077467</text:p>
              </table:table-cell>
              <table:table-cell office:value-type="float" office:value="-0.730173">
                <text:p>-0.7301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077283">
                <text:p>-1.077283</text:p>
              </table:table-cell>
              <table:table-cell office:value-type="float" office:value="-0.838228">
                <text:p>-0.8382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303315">
                <text:p>-1.303315</text:p>
              </table:table-cell>
              <table:table-cell office:value-type="float" office:value="-0.968309">
                <text:p>-0.9683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528523">
                <text:p>-1.528523</text:p>
              </table:table-cell>
              <table:table-cell office:value-type="float" office:value="-1.121296">
                <text:p>-1.1212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360378">
                <text:p>-1.360378</text:p>
              </table:table-cell>
              <table:table-cell office:value-type="float" office:value="-1.081521">
                <text:p>-1.0815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90732">
                <text:p>-0.90732</text:p>
              </table:table-cell>
              <table:table-cell office:value-type="float" office:value="-1.054152">
                <text:p>-1.0541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077346">
                <text:p>-1.077346</text:p>
              </table:table-cell>
              <table:table-cell office:value-type="float" office:value="-1.201105">
                <text:p>-1.2011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30261">
                <text:p>-1.30261</text:p>
              </table:table-cell>
              <table:table-cell office:value-type="float" office:value="-1.291354">
                <text:p>-1.2913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247589">
                <text:p>-1.247589</text:p>
              </table:table-cell>
              <table:table-cell office:value-type="float" office:value="-1.254116">
                <text:p>-1.2541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964302">
                <text:p>-0.964302</text:p>
              </table:table-cell>
              <table:table-cell office:value-type="float" office:value="-1.184884">
                <text:p>-1.1848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796371">
                <text:p>-0.796371</text:p>
              </table:table-cell>
              <table:table-cell office:value-type="float" office:value="-1.156505">
                <text:p>-1.1565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680958">
                <text:p>-0.680958</text:p>
              </table:table-cell>
              <table:table-cell office:value-type="float" office:value="-1.117088">
                <text:p>-1.1170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022746">
                <text:p>-1.022746</text:p>
              </table:table-cell>
              <table:table-cell office:value-type="float" office:value="-1.089705">
                <text:p>-1.0897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.189796">
                <text:p>-1.189796</text:p>
              </table:table-cell>
              <table:table-cell office:value-type="float" office:value="-1.055161">
                <text:p>-1.05516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907704">
                <text:p>-0.907704</text:p>
              </table:table-cell>
              <table:table-cell office:value-type="float" office:value="-1.009809">
                <text:p>-1.00980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70724">
                <text:p>-0.570724</text:p>
              </table:table-cell>
              <table:table-cell office:value-type="float" office:value="-0.976259">
                <text:p>-0.97625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863848">
                <text:p>-0.863848</text:p>
              </table:table-cell>
              <table:table-cell office:value-type="float" office:value="-0.954389">
                <text:p>-0.95438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411221">
                <text:p>-1.411221</text:p>
              </table:table-cell>
              <table:table-cell office:value-type="float" office:value="-0.964911">
                <text:p>-0.96491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641252">
                <text:p>-1.641252</text:p>
              </table:table-cell>
              <table:table-cell office:value-type="float" office:value="-1.004661">
                <text:p>-1.0046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.189785">
                <text:p>-1.189785</text:p>
              </table:table-cell>
              <table:table-cell office:value-type="float" office:value="-1.028308">
                <text:p>-1.0283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796943">
                <text:p>-0.796943</text:p>
              </table:table-cell>
              <table:table-cell office:value-type="float" office:value="-1.028881">
                <text:p>-1.0288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55986">
                <text:p>-0.855986</text:p>
              </table:table-cell>
              <table:table-cell office:value-type="float" office:value="-1.045185">
                <text:p>-1.0451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361867">
                <text:p>-1.361867</text:p>
              </table:table-cell>
              <table:table-cell office:value-type="float" office:value="-1.078604">
                <text:p>-1.0786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582771">
                <text:p>-1.582771</text:p>
              </table:table-cell>
              <table:table-cell office:value-type="float" office:value="-1.118557">
                <text:p>-1.11855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3047">
                <text:p>-1.3047</text:p>
              </table:table-cell>
              <table:table-cell office:value-type="float" office:value="-1.158788">
                <text:p>-1.15878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849521">
                <text:p>-0.849521</text:p>
              </table:table-cell>
              <table:table-cell office:value-type="float" office:value="-1.186794">
                <text:p>-1.18679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57258">
                <text:p>-0.57258</text:p>
              </table:table-cell>
              <table:table-cell office:value-type="float" office:value="-1.157925">
                <text:p>-1.1579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019744">
                <text:p>-1.019744</text:p>
              </table:table-cell>
              <table:table-cell office:value-type="float" office:value="-1.118867">
                <text:p>-1.1188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359323">
                <text:p>-1.359323</text:p>
              </table:table-cell>
              <table:table-cell office:value-type="float" office:value="-1.089737">
                <text:p>-1.08973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303179">
                <text:p>-1.303179</text:p>
              </table:table-cell>
              <table:table-cell office:value-type="float" office:value="-1.101161">
                <text:p>-1.10116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909351">
                <text:p>-0.909351</text:p>
              </table:table-cell>
              <table:table-cell office:value-type="float" office:value="-1.111977">
                <text:p>-1.1119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625566">
                <text:p>-0.625566</text:p>
              </table:table-cell>
              <table:table-cell office:value-type="float" office:value="-1.089532">
                <text:p>-1.0895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1.02116">
                <text:p>-1.02116</text:p>
              </table:table-cell>
              <table:table-cell office:value-type="float" office:value="-1.055363">
                <text:p>-1.05536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4157">
                <text:p>-1.4157</text:p>
              </table:table-cell>
              <table:table-cell office:value-type="float" office:value="-1.037875">
                <text:p>-1.03787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584935">
                <text:p>-1.584935</text:p>
              </table:table-cell>
              <table:table-cell office:value-type="float" office:value="-1.065738">
                <text:p>-1.06573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1.027286">
                <text:p>-1.027286</text:p>
              </table:table-cell>
              <table:table-cell office:value-type="float" office:value="-1.083797">
                <text:p>-1.08379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162865">
                <text:p>-0.162865</text:p>
              </table:table-cell>
              <table:table-cell office:value-type="float" office:value="-1.042794">
                <text:p>-1.0427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738333">
                <text:p>-0.738333</text:p>
              </table:table-cell>
              <table:table-cell office:value-type="float" office:value="-1.014926">
                <text:p>-1.01492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303485">
                <text:p>-1.303485</text:p>
              </table:table-cell>
              <table:table-cell office:value-type="float" office:value="-1.009174">
                <text:p>-1.00917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641061">
                <text:p>-1.641061</text:p>
              </table:table-cell>
              <table:table-cell office:value-type="float" office:value="-1.042194">
                <text:p>-1.04219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855207">
                <text:p>-0.855207</text:p>
              </table:table-cell>
              <table:table-cell office:value-type="float" office:value="-1.037765">
                <text:p>-1.0377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511593">
                <text:p>-0.511593</text:p>
              </table:table-cell>
              <table:table-cell office:value-type="float" office:value="-1.025752">
                <text:p>-1.02575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512438">
                <text:p>-0.512438</text:p>
              </table:table-cell>
              <table:table-cell office:value-type="float" office:value="-0.975511">
                <text:p>-0.97551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1.248235">
                <text:p>-1.248235</text:p>
              </table:table-cell>
              <table:table-cell office:value-type="float" office:value="-0.959207">
                <text:p>-0.95920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.527717">
                <text:p>-1.527717</text:p>
              </table:table-cell>
              <table:table-cell office:value-type="float" office:value="-0.953222">
                <text:p>-0.9532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246577">
                <text:p>-1.246577</text:p>
              </table:table-cell>
              <table:table-cell office:value-type="float" office:value="-0.975298">
                <text:p>-0.97529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750507">
                <text:p>-0.750507</text:p>
              </table:table-cell>
              <table:table-cell office:value-type="float" office:value="-1.034274">
                <text:p>-1.03427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616433">
                <text:p>-0.616433</text:p>
              </table:table-cell>
              <table:table-cell office:value-type="float" office:value="-1.021936">
                <text:p>-1.0219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24644">
                <text:p>-1.24644</text:p>
              </table:table-cell>
              <table:table-cell office:value-type="float" office:value="-1.01546">
                <text:p>-1.0154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.641046">
                <text:p>-1.641046</text:p>
              </table:table-cell>
              <table:table-cell office:value-type="float" office:value="-1.015801">
                <text:p>-1.0158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360354">
                <text:p>-1.360354</text:p>
              </table:table-cell>
              <table:table-cell office:value-type="float" office:value="-1.065553">
                <text:p>-1.0655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90766">
                <text:p>-0.90766</text:p>
              </table:table-cell>
              <table:table-cell office:value-type="float" office:value="-1.106334">
                <text:p>-1.10633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569033">
                <text:p>-0.569033</text:p>
              </table:table-cell>
              <table:table-cell office:value-type="float" office:value="-1.111169">
                <text:p>-1.1111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852295">
                <text:p>-0.852295</text:p>
              </table:table-cell>
              <table:table-cell office:value-type="float" office:value="-1.071868">
                <text:p>-1.07186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077486">
                <text:p>-1.077486</text:p>
              </table:table-cell>
              <table:table-cell office:value-type="float" office:value="-1.026707">
                <text:p>-1.02670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528499">
                <text:p>-1.528499</text:p>
              </table:table-cell>
              <table:table-cell office:value-type="float" office:value="-1.054428">
                <text:p>-1.0544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.415649">
                <text:p>-1.415649</text:p>
              </table:table-cell>
              <table:table-cell office:value-type="float" office:value="-1.121021">
                <text:p>-1.12102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853502">
                <text:p>-0.853502</text:p>
              </table:table-cell>
              <table:table-cell office:value-type="float" office:value="-1.145056">
                <text:p>-1.14505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738221">
                <text:p>-0.738221</text:p>
              </table:table-cell>
              <table:table-cell office:value-type="float" office:value="-1.094768">
                <text:p>-1.09476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077398">
                <text:p>-1.077398</text:p>
              </table:table-cell>
              <table:table-cell office:value-type="float" office:value="-1.038292">
                <text:p>-1.03829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641178">
                <text:p>-1.641178</text:p>
              </table:table-cell>
              <table:table-cell office:value-type="float" office:value="-1.066016">
                <text:p>-1.0660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472632">
                <text:p>-1.472632</text:p>
              </table:table-cell>
              <table:table-cell office:value-type="float" office:value="-1.122162">
                <text:p>-1.12216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.133191">
                <text:p>-1.133191</text:p>
              </table:table-cell>
              <table:table-cell office:value-type="float" office:value="-1.179565">
                <text:p>-1.17956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02633">
                <text:p>0.902633</text:p>
              </table:table-cell>
              <table:table-cell office:value-type="float" office:value="-1.004209">
                <text:p>-1.00420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675947">
                <text:p>-0.675947</text:p>
              </table:table-cell>
              <table:table-cell office:value-type="float" office:value="-0.96366">
                <text:p>-0.9636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899293">
                <text:p>-0.899293</text:p>
              </table:table-cell>
              <table:table-cell office:value-type="float" office:value="-0.901319">
                <text:p>-0.90131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847355">
                <text:p>-0.847355</text:p>
              </table:table-cell>
              <table:table-cell office:value-type="float" office:value="-0.843689">
                <text:p>-0.84368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056325">
                <text:p>-0.056325</text:p>
              </table:table-cell>
              <table:table-cell office:value-type="float" office:value="-0.763781">
                <text:p>-0.76378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0.689916">
                <text:p>-0.68991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0.5825">
                <text:p>-0.582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418745">
                <text:p>-0.4187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0.271333">
                <text:p>-0.27133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0.151162">
                <text:p>0.15116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.459478">
                <text:p>2.459478</text:p>
              </table:table-cell>
              <table:table-cell office:value-type="float" office:value="0.304893">
                <text:p>0.30489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1.797628">
                <text:p>-1.797628</text:p>
              </table:table-cell>
              <table:table-cell office:value-type="float" office:value="0.193209">
                <text:p>0.19320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3.517113">
                <text:p>-3.517113</text:p>
              </table:table-cell>
              <table:table-cell office:value-type="float" office:value="-0.068476">
                <text:p>-0.0684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2.281285">
                <text:p>-2.281285</text:p>
              </table:table-cell>
              <table:table-cell office:value-type="float" office:value="-0.212795">
                <text:p>-0.21279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1.821977">
                <text:p>-1.821977</text:p>
              </table:table-cell>
              <table:table-cell office:value-type="float" office:value="-0.391154">
                <text:p>-0.39115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250941">
                <text:p>-0.250941</text:p>
              </table:table-cell>
              <table:table-cell office:value-type="float" office:value="-0.415921">
                <text:p>-0.41592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246983">
                <text:p>-0.246983</text:p>
              </table:table-cell>
              <table:table-cell office:value-type="float" office:value="-0.440627">
                <text:p>-0.44062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811246">
                <text:p>-0.811246</text:p>
              </table:table-cell>
              <table:table-cell office:value-type="float" office:value="-0.521695">
                <text:p>-0.5216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079037">
                <text:p>-1.079037</text:p>
              </table:table-cell>
              <table:table-cell office:value-type="float" office:value="-0.629853">
                <text:p>-0.62985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820092">
                <text:p>-0.820092</text:p>
              </table:table-cell>
              <table:table-cell office:value-type="float" office:value="-1.02037">
                <text:p>-1.0203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590392">
                <text:p>-0.590392</text:p>
              </table:table-cell>
              <table:table-cell office:value-type="float" office:value="-1.323117">
                <text:p>-1.32311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417536">
                <text:p>-0.417536</text:p>
              </table:table-cell>
              <table:table-cell office:value-type="float" office:value="-1.18616">
                <text:p>-1.1861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21773">
                <text:p>-0.21773</text:p>
              </table:table-cell>
              <table:table-cell office:value-type="float" office:value="-0.856041">
                <text:p>-0.85604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221607">
                <text:p>-0.221607</text:p>
              </table:table-cell>
              <table:table-cell office:value-type="float" office:value="-0.649394">
                <text:p>-0.64939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866064">
                <text:p>-0.866064</text:p>
              </table:table-cell>
              <table:table-cell office:value-type="float" office:value="-0.551999">
                <text:p>-0.55199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924071">
                <text:p>-0.924071</text:p>
              </table:table-cell>
              <table:table-cell office:value-type="float" office:value="-0.619665">
                <text:p>-0.61966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865153">
                <text:p>-0.865153</text:p>
              </table:table-cell>
              <table:table-cell office:value-type="float" office:value="-0.681141">
                <text:p>-0.68114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758343">
                <text:p>-0.758343</text:p>
              </table:table-cell>
              <table:table-cell office:value-type="float" office:value="-0.676125">
                <text:p>-0.676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474076">
                <text:p>-0.474076</text:p>
              </table:table-cell>
              <table:table-cell office:value-type="float" office:value="-0.615414">
                <text:p>-0.61541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697484">
                <text:p>-0.697484</text:p>
              </table:table-cell>
              <table:table-cell office:value-type="float" office:value="-0.602977">
                <text:p>-0.60297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92307">
                <text:p>-0.92307</text:p>
              </table:table-cell>
              <table:table-cell office:value-type="float" office:value="-0.63698">
                <text:p>-0.6369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923556">
                <text:p>-0.923556</text:p>
              </table:table-cell>
              <table:table-cell office:value-type="float" office:value="-0.687521">
                <text:p>-0.68752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529246">
                <text:p>-0.529246</text:p>
              </table:table-cell>
              <table:table-cell office:value-type="float" office:value="-0.718945">
                <text:p>-0.71894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304497">
                <text:p>-0.304497</text:p>
              </table:table-cell>
              <table:table-cell office:value-type="float" office:value="-0.72743">
                <text:p>-0.7274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588152">
                <text:p>-0.588152</text:p>
              </table:table-cell>
              <table:table-cell office:value-type="float" office:value="-0.698852">
                <text:p>-0.69885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866816">
                <text:p>-0.866816</text:p>
              </table:table-cell>
              <table:table-cell office:value-type="float" office:value="-0.694525">
                <text:p>-0.69452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643499">
                <text:p>-0.643499</text:p>
              </table:table-cell>
              <table:table-cell office:value-type="float" office:value="-0.671682">
                <text:p>-0.67168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528524">
                <text:p>-0.528524</text:p>
              </table:table-cell>
              <table:table-cell office:value-type="float" office:value="-0.648322">
                <text:p>-0.6483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86866">
                <text:p>-0.86866</text:p>
              </table:table-cell>
              <table:table-cell office:value-type="float" office:value="-0.688026">
                <text:p>-0.68802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749814">
                <text:p>-0.749814</text:p>
              </table:table-cell>
              <table:table-cell office:value-type="float" office:value="-0.693407">
                <text:p>-0.69340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588406">
                <text:p>-0.588406</text:p>
              </table:table-cell>
              <table:table-cell office:value-type="float" office:value="-0.659174">
                <text:p>-0.65917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642612">
                <text:p>-0.642612</text:p>
              </table:table-cell>
              <table:table-cell office:value-type="float" office:value="-0.631529">
                <text:p>-0.6315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69824">
                <text:p>-0.69824</text:p>
              </table:table-cell>
              <table:table-cell office:value-type="float" office:value="-0.647576">
                <text:p>-0.64757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922917">
                <text:p>-0.922917</text:p>
              </table:table-cell>
              <table:table-cell office:value-type="float" office:value="-0.709285">
                <text:p>-0.70928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814011">
                <text:p>-0.814011</text:p>
              </table:table-cell>
              <table:table-cell office:value-type="float" office:value="-0.732744">
                <text:p>-0.73274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638218">
                <text:p>-0.638218</text:p>
              </table:table-cell>
              <table:table-cell office:value-type="float" office:value="-0.709724">
                <text:p>-0.70972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532783">
                <text:p>-0.532783</text:p>
              </table:table-cell>
              <table:table-cell office:value-type="float" office:value="-0.698734">
                <text:p>-0.6987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81031">
                <text:p>-0.81031</text:p>
              </table:table-cell>
              <table:table-cell office:value-type="float" office:value="-0.727313">
                <text:p>-0.7273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811098">
                <text:p>-0.811098</text:p>
              </table:table-cell>
              <table:table-cell office:value-type="float" office:value="-0.720719">
                <text:p>-0.72071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3.586444">
                <text:p>-3.586444</text:p>
              </table:table-cell>
              <table:table-cell office:value-type="float" office:value="-1.004477">
                <text:p>-1.00447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3.169148">
                <text:p>-3.169148</text:p>
              </table:table-cell>
              <table:table-cell office:value-type="float" office:value="-1.267121">
                <text:p>-1.26712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2.025635">
                <text:p>-2.025635</text:p>
              </table:table-cell>
              <table:table-cell office:value-type="float" office:value="-1.406175">
                <text:p>-1.40617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1.295667">
                <text:p>-1.295667</text:p>
              </table:table-cell>
              <table:table-cell office:value-type="float" office:value="-1.465576">
                <text:p>-1.46557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69232">
                <text:p>-0.169232</text:p>
              </table:table-cell>
              <table:table-cell office:value-type="float" office:value="-1.390423">
                <text:p>-1.39042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-1.308924">
                <text:p>-1.3089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-1.243837">
                <text:p>-1.24383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-1.191488">
                <text:p>-1.19148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-1.110218">
                <text:p>-1.1102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-1.029661">
                <text:p>-1.02966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-0.670991">
                <text:p>-0.67099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-0.349614">
                <text:p>-0.34961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-0.14588">
                <text:p>-0.1458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-0.016889">
                <text:p>-0.01688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right_back_wheel_stats.A2:right_back_wheel_stats.A155 right_back_wheel_stats.D1:right_back_wheel_stats.F155" chart:data-source-has-labels="both" svg:x="0.73cm" svg:y="0.136cm" svg:width="27.604cm" svg:height="6.561cm">
          <chartooo:coordinate-region svg:x="1.18cm" svg:y="0.261cm" svg:width="27.022cm" svg:height="5.435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D2:right_back_wheel_stats.D155" chart:label-cell-address="right_back_wheel_stats.D1:right_back_wheel_stats.D1" chart:class="chart:line">
            <chart:data-point chart:repeated="154"/>
          </chart:series>
          <chart:series chart:style-name="ch7" chart:values-cell-range-address="right_back_wheel_stats.E2:right_back_wheel_stats.E155" chart:label-cell-address="right_back_wheel_stats.E1:right_back_wheel_stats.E1" chart:class="chart:line">
            <chart:data-point chart:repeated="154"/>
          </chart:series>
          <chart:series chart:style-name="ch8" chart:values-cell-range-address="right_back_wheel_stats.F2:right_back_wheel_stats.F155" chart:label-cell-address="right_back_wheel_stats.F1:right_back_wheel_stats.F1" chart:class="chart:line"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right_back_wheel_stats.D1:right_back_wheel_stats.D1</svg:desc>
                </draw:g>
              </table:table-cell>
              <table:table-cell office:value-type="string">
                <text:p>angular_vel_encoder_left_back_wheel</text:p>
                <draw:g>
                  <svg:desc>right_back_wheel_stats.E1:right_back_wheel_stats.E1</svg:desc>
                </draw:g>
              </table:table-cell>
              <table:table-cell office:value-type="string">
                <text:p>angular_vel_control_left_back_wheel</text:p>
                <draw:g>
                  <svg:desc>right_back_wheel_stats.F1:right_back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D2:right_back_wheel_stats.D155</svg:desc>
                </draw:g>
              </table:table-cell>
              <table:table-cell office:value-type="float" office:value="0">
                <text:p>0</text:p>
                <draw:g>
                  <svg:desc>right_back_wheel_stats.E2:right_back_wheel_stats.E155</svg:desc>
                </draw:g>
              </table:table-cell>
              <table:table-cell office:value-type="float" office:value="0">
                <text:p>0</text:p>
                <draw:g>
                  <svg:desc>right_back_wheel_stats.F2:right_back_wheel_stats.F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3.858465">
                <text:p>3.8584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3846">
                <text:p>1.753846</text:p>
              </table:table-cell>
              <table:table-cell office:value-type="float" office:value="0.508179">
                <text:p>0.508179</text:p>
              </table:table-cell>
              <table:table-cell office:value-type="float" office:value="3.24809">
                <text:p>3.248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53846">
                <text:p>1.753846</text:p>
              </table:table-cell>
              <table:table-cell office:value-type="float" office:value="2.529671">
                <text:p>2.529671</text:p>
              </table:table-cell>
              <table:table-cell office:value-type="float" office:value="0.999292">
                <text:p>0.9992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53846">
                <text:p>1.753846</text:p>
              </table:table-cell>
              <table:table-cell office:value-type="float" office:value="1.80092">
                <text:p>1.80092</text:p>
              </table:table-cell>
              <table:table-cell office:value-type="float" office:value="1.996906">
                <text:p>1.9969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314">
                <text:p>0.056314</text:p>
              </table:table-cell>
              <table:table-cell office:value-type="float" office:value="4.012328">
                <text:p>4.0123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3846">
                <text:p>1.753846</text:p>
              </table:table-cell>
              <table:table-cell office:value-type="float" office:value="0.282226">
                <text:p>0.282226</text:p>
              </table:table-cell>
              <table:table-cell office:value-type="float" office:value="3.736738">
                <text:p>3.7367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53846">
                <text:p>1.753846</text:p>
              </table:table-cell>
              <table:table-cell office:value-type="float" office:value="1.240029">
                <text:p>1.240029</text:p>
              </table:table-cell>
              <table:table-cell office:value-type="float" office:value="2.757295">
                <text:p>2.7572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3846">
                <text:p>1.753846</text:p>
              </table:table-cell>
              <table:table-cell office:value-type="float" office:value="1.522267">
                <text:p>1.522267</text:p>
              </table:table-cell>
              <table:table-cell office:value-type="float" office:value="2.565593">
                <text:p>2.5655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53846">
                <text:p>1.753846</text:p>
              </table:table-cell>
              <table:table-cell office:value-type="float" office:value="1.070012">
                <text:p>1.070012</text:p>
              </table:table-cell>
              <table:table-cell office:value-type="float" office:value="3.159712">
                <text:p>3.1597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53846">
                <text:p>1.753846</text:p>
              </table:table-cell>
              <table:table-cell office:value-type="float" office:value="0.563307">
                <text:p>0.563307</text:p>
              </table:table-cell>
              <table:table-cell office:value-type="float" office:value="3.791062">
                <text:p>3.7910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753846">
                <text:p>1.753846</text:p>
              </table:table-cell>
              <table:table-cell office:value-type="float" office:value="0.730726">
                <text:p>0.730726</text:p>
              </table:table-cell>
              <table:table-cell office:value-type="float" office:value="3.48227">
                <text:p>3.482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53846">
                <text:p>1.753846</text:p>
              </table:table-cell>
              <table:table-cell office:value-type="float" office:value="1.298006">
                <text:p>1.298006</text:p>
              </table:table-cell>
              <table:table-cell office:value-type="float" office:value="2.797183">
                <text:p>2.7971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53846">
                <text:p>1.753846</text:p>
              </table:table-cell>
              <table:table-cell office:value-type="float" office:value="1.409375">
                <text:p>1.409375</text:p>
              </table:table-cell>
              <table:table-cell office:value-type="float" office:value="2.844013">
                <text:p>2.8440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53846">
                <text:p>1.753846</text:p>
              </table:table-cell>
              <table:table-cell office:value-type="float" office:value="1.015281">
                <text:p>1.015281</text:p>
              </table:table-cell>
              <table:table-cell office:value-type="float" office:value="3.367263">
                <text:p>3.3672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53846">
                <text:p>1.753846</text:p>
              </table:table-cell>
              <table:table-cell office:value-type="float" office:value="0.843762">
                <text:p>0.843762</text:p>
              </table:table-cell>
              <table:table-cell office:value-type="float" office:value="3.437796">
                <text:p>3.4377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92">
                <text:p>1.12792</text:p>
              </table:table-cell>
              <table:table-cell office:value-type="float" office:value="3.023174">
                <text:p>3.0231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53846">
                <text:p>1.753846</text:p>
              </table:table-cell>
              <table:table-cell office:value-type="float" office:value="1.408052">
                <text:p>1.408052</text:p>
              </table:table-cell>
              <table:table-cell office:value-type="float" office:value="2.726524">
                <text:p>2.7265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53846">
                <text:p>1.753846</text:p>
              </table:table-cell>
              <table:table-cell office:value-type="float" office:value="1.355227">
                <text:p>1.355227</text:p>
              </table:table-cell>
              <table:table-cell office:value-type="float" office:value="2.829539">
                <text:p>2.82953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53846">
                <text:p>1.753846</text:p>
              </table:table-cell>
              <table:table-cell office:value-type="float" office:value="1.181008">
                <text:p>1.181008</text:p>
              </table:table-cell>
              <table:table-cell office:value-type="float" office:value="3.004903">
                <text:p>3.0049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53846">
                <text:p>1.753846</text:p>
              </table:table-cell>
              <table:table-cell office:value-type="float" office:value="0.90248">
                <text:p>0.90248</text:p>
              </table:table-cell>
              <table:table-cell office:value-type="float" office:value="3.259478">
                <text:p>3.2594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53846">
                <text:p>1.753846</text:p>
              </table:table-cell>
              <table:table-cell office:value-type="float" office:value="1.241008">
                <text:p>1.241008</text:p>
              </table:table-cell>
              <table:table-cell office:value-type="float" office:value="2.80828">
                <text:p>2.808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53846">
                <text:p>1.753846</text:p>
              </table:table-cell>
              <table:table-cell office:value-type="float" office:value="1.690174">
                <text:p>1.690174</text:p>
              </table:table-cell>
              <table:table-cell office:value-type="float" office:value="2.308852">
                <text:p>2.3088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53846">
                <text:p>1.753846</text:p>
              </table:table-cell>
              <table:table-cell office:value-type="float" office:value="1.446247">
                <text:p>1.446247</text:p>
              </table:table-cell>
              <table:table-cell office:value-type="float" office:value="2.61837">
                <text:p>2.618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753846">
                <text:p>1.753846</text:p>
              </table:table-cell>
              <table:table-cell office:value-type="float" office:value="1.027874">
                <text:p>1.027874</text:p>
              </table:table-cell>
              <table:table-cell office:value-type="float" office:value="3.052752">
                <text:p>3.05275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753846">
                <text:p>1.753846</text:p>
              </table:table-cell>
              <table:table-cell office:value-type="float" office:value="0.562969">
                <text:p>0.562969</text:p>
              </table:table-cell>
              <table:table-cell office:value-type="float" office:value="3.550718">
                <text:p>3.5507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753846">
                <text:p>1.753846</text:p>
              </table:table-cell>
              <table:table-cell office:value-type="float" office:value="0.733279">
                <text:p>0.733279</text:p>
              </table:table-cell>
              <table:table-cell office:value-type="float" office:value="3.356573">
                <text:p>3.35657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753846">
                <text:p>1.753846</text:p>
              </table:table-cell>
              <table:table-cell office:value-type="float" office:value="1.125768">
                <text:p>1.125768</text:p>
              </table:table-cell>
              <table:table-cell office:value-type="float" office:value="2.970227">
                <text:p>2.9702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3846">
                <text:p>1.753846</text:p>
              </table:table-cell>
              <table:table-cell office:value-type="float" office:value="1.346791">
                <text:p>1.346791</text:p>
              </table:table-cell>
              <table:table-cell office:value-type="float" office:value="2.766949">
                <text:p>2.76694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753846">
                <text:p>1.753846</text:p>
              </table:table-cell>
              <table:table-cell office:value-type="float" office:value="0.615967">
                <text:p>0.615967</text:p>
              </table:table-cell>
              <table:table-cell office:value-type="float" office:value="3.649328">
                <text:p>3.6493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53846">
                <text:p>1.753846</text:p>
              </table:table-cell>
              <table:table-cell office:value-type="float" office:value="0.513224">
                <text:p>0.513224</text:p>
              </table:table-cell>
              <table:table-cell office:value-type="float" office:value="3.728664">
                <text:p>3.72866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3846">
                <text:p>1.753846</text:p>
              </table:table-cell>
              <table:table-cell office:value-type="float" office:value="0.617575">
                <text:p>0.617575</text:p>
              </table:table-cell>
              <table:table-cell office:value-type="float" office:value="3.665723">
                <text:p>3.6657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53846">
                <text:p>1.753846</text:p>
              </table:table-cell>
              <table:table-cell office:value-type="float" office:value="1.356488">
                <text:p>1.356488</text:p>
              </table:table-cell>
              <table:table-cell office:value-type="float" office:value="2.896799">
                <text:p>2.8967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753846">
                <text:p>1.753846</text:p>
              </table:table-cell>
              <table:table-cell office:value-type="float" office:value="1.406269">
                <text:p>1.406269</text:p>
              </table:table-cell>
              <table:table-cell office:value-type="float" office:value="2.920076">
                <text:p>2.9200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753846">
                <text:p>1.753846</text:p>
              </table:table-cell>
              <table:table-cell office:value-type="float" office:value="1.298797">
                <text:p>1.298797</text:p>
              </table:table-cell>
              <table:table-cell office:value-type="float" office:value="3.016124">
                <text:p>3.01612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753846">
                <text:p>1.753846</text:p>
              </table:table-cell>
              <table:table-cell office:value-type="float" office:value="1.070849">
                <text:p>1.070849</text:p>
              </table:table-cell>
              <table:table-cell office:value-type="float" office:value="3.204697">
                <text:p>3.20469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753846">
                <text:p>1.753846</text:p>
              </table:table-cell>
              <table:table-cell office:value-type="float" office:value="1.126667">
                <text:p>1.126667</text:p>
              </table:table-cell>
              <table:table-cell office:value-type="float" office:value="3.081421">
                <text:p>3.08142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753846">
                <text:p>1.753846</text:p>
              </table:table-cell>
              <table:table-cell office:value-type="float" office:value="1.407492">
                <text:p>1.407492</text:p>
              </table:table-cell>
              <table:table-cell office:value-type="float" office:value="2.749711">
                <text:p>2.7497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53846">
                <text:p>1.753846</text:p>
              </table:table-cell>
              <table:table-cell office:value-type="float" office:value="1.410351">
                <text:p>1.410351</text:p>
              </table:table-cell>
              <table:table-cell office:value-type="float" office:value="2.768508">
                <text:p>2.76850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753846">
                <text:p>1.753846</text:p>
              </table:table-cell>
              <table:table-cell office:value-type="float" office:value="1.352652">
                <text:p>1.352652</text:p>
              </table:table-cell>
              <table:table-cell office:value-type="float" office:value="2.758565">
                <text:p>2.75856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153">
                <text:p>1.127153</text:p>
              </table:table-cell>
              <table:table-cell office:value-type="float" office:value="2.939231">
                <text:p>2.9392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753846">
                <text:p>1.753846</text:p>
              </table:table-cell>
              <table:table-cell office:value-type="float" office:value="0.844554">
                <text:p>0.844554</text:p>
              </table:table-cell>
              <table:table-cell office:value-type="float" office:value="3.205101">
                <text:p>3.20510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753846">
                <text:p>1.753846</text:p>
              </table:table-cell>
              <table:table-cell office:value-type="float" office:value="1.061896">
                <text:p>1.061896</text:p>
              </table:table-cell>
              <table:table-cell office:value-type="float" office:value="2.967174">
                <text:p>2.9671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753846">
                <text:p>1.753846</text:p>
              </table:table-cell>
              <table:table-cell office:value-type="float" office:value="1.363698">
                <text:p>1.363698</text:p>
              </table:table-cell>
              <table:table-cell office:value-type="float" office:value="2.66099">
                <text:p>2.660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53846">
                <text:p>1.753846</text:p>
              </table:table-cell>
              <table:table-cell office:value-type="float" office:value="1.071931">
                <text:p>1.071931</text:p>
              </table:table-cell>
              <table:table-cell office:value-type="float" office:value="3.034952">
                <text:p>3.03495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753846">
                <text:p>1.753846</text:p>
              </table:table-cell>
              <table:table-cell office:value-type="float" office:value="0.450361">
                <text:p>0.450361</text:p>
              </table:table-cell>
              <table:table-cell office:value-type="float" office:value="3.752087">
                <text:p>3.75208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753846">
                <text:p>1.753846</text:p>
              </table:table-cell>
              <table:table-cell office:value-type="float" office:value="0.281963">
                <text:p>0.281963</text:p>
              </table:table-cell>
              <table:table-cell office:value-type="float" office:value="3.959126">
                <text:p>3.9591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753846">
                <text:p>1.753846</text:p>
              </table:table-cell>
              <table:table-cell office:value-type="float" office:value="0.786309">
                <text:p>0.786309</text:p>
              </table:table-cell>
              <table:table-cell office:value-type="float" office:value="3.450192">
                <text:p>3.4501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3846">
                <text:p>1.753846</text:p>
              </table:table-cell>
              <table:table-cell office:value-type="float" office:value="1.58105">
                <text:p>1.58105</text:p>
              </table:table-cell>
              <table:table-cell office:value-type="float" office:value="2.608223">
                <text:p>2.60822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753846">
                <text:p>1.753846</text:p>
              </table:table-cell>
              <table:table-cell office:value-type="float" office:value="1.805684">
                <text:p>1.805684</text:p>
              </table:table-cell>
              <table:table-cell office:value-type="float" office:value="2.396213">
                <text:p>2.3962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753846">
                <text:p>1.753846</text:p>
              </table:table-cell>
              <table:table-cell office:value-type="float" office:value="1.067401">
                <text:p>1.067401</text:p>
              </table:table-cell>
              <table:table-cell office:value-type="float" office:value="3.236699">
                <text:p>3.2366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753846">
                <text:p>1.753846</text:p>
              </table:table-cell>
              <table:table-cell office:value-type="float" office:value="0.621856">
                <text:p>0.621856</text:p>
              </table:table-cell>
              <table:table-cell office:value-type="float" office:value="3.675194">
                <text:p>3.67519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753846">
                <text:p>1.753846</text:p>
              </table:table-cell>
              <table:table-cell office:value-type="float" office:value="0.958174">
                <text:p>0.958174</text:p>
              </table:table-cell>
              <table:table-cell office:value-type="float" office:value="3.271309">
                <text:p>3.27130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753846">
                <text:p>1.753846</text:p>
              </table:table-cell>
              <table:table-cell office:value-type="float" office:value="1.560751">
                <text:p>1.560751</text:p>
              </table:table-cell>
              <table:table-cell office:value-type="float" office:value="2.622317">
                <text:p>2.62231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753846">
                <text:p>1.753846</text:p>
              </table:table-cell>
              <table:table-cell office:value-type="float" office:value="1.762991">
                <text:p>1.762991</text:p>
              </table:table-cell>
              <table:table-cell office:value-type="float" office:value="2.390978">
                <text:p>2.39097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753846">
                <text:p>1.753846</text:p>
              </table:table-cell>
              <table:table-cell office:value-type="float" office:value="1.071192">
                <text:p>1.071192</text:p>
              </table:table-cell>
              <table:table-cell office:value-type="float" office:value="3.109391">
                <text:p>3.1093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753846">
                <text:p>1.753846</text:p>
              </table:table-cell>
              <table:table-cell office:value-type="float" office:value="0.845999">
                <text:p>0.845999</text:p>
              </table:table-cell>
              <table:table-cell office:value-type="float" office:value="3.232215">
                <text:p>3.2322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753846">
                <text:p>1.753846</text:p>
              </table:table-cell>
              <table:table-cell office:value-type="float" office:value="1.011837">
                <text:p>1.011837</text:p>
              </table:table-cell>
              <table:table-cell office:value-type="float" office:value="3.004307">
                <text:p>3.0043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3846">
                <text:p>1.753846</text:p>
              </table:table-cell>
              <table:table-cell office:value-type="float" office:value="1.297486">
                <text:p>1.297486</text:p>
              </table:table-cell>
              <table:table-cell office:value-type="float" office:value="2.735263">
                <text:p>2.73526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753846">
                <text:p>1.753846</text:p>
              </table:table-cell>
              <table:table-cell office:value-type="float" office:value="1.354073">
                <text:p>1.354073</text:p>
              </table:table-cell>
              <table:table-cell office:value-type="float" office:value="2.74671">
                <text:p>2.7467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753846">
                <text:p>1.753846</text:p>
              </table:table-cell>
              <table:table-cell office:value-type="float" office:value="0.957898">
                <text:p>0.957898</text:p>
              </table:table-cell>
              <table:table-cell office:value-type="float" office:value="3.199132">
                <text:p>3.19913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753846">
                <text:p>1.753846</text:p>
              </table:table-cell>
              <table:table-cell office:value-type="float" office:value="0.732723">
                <text:p>0.732723</text:p>
              </table:table-cell>
              <table:table-cell office:value-type="float" office:value="3.39625">
                <text:p>3.396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387">
                <text:p>0.901387</text:p>
              </table:table-cell>
              <table:table-cell office:value-type="float" office:value="3.193579">
                <text:p>3.19357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323">
                <text:p>1.127323</text:p>
              </table:table-cell>
              <table:table-cell office:value-type="float" office:value="3.005277">
                <text:p>3.0052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753846">
                <text:p>1.753846</text:p>
              </table:table-cell>
              <table:table-cell office:value-type="float" office:value="1.294245">
                <text:p>1.294245</text:p>
              </table:table-cell>
              <table:table-cell office:value-type="float" office:value="2.891151">
                <text:p>2.89115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753846">
                <text:p>1.753846</text:p>
              </table:table-cell>
              <table:table-cell office:value-type="float" office:value="1.297743">
                <text:p>1.297743</text:p>
              </table:table-cell>
              <table:table-cell office:value-type="float" office:value="2.881196">
                <text:p>2.8811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753846">
                <text:p>1.753846</text:p>
              </table:table-cell>
              <table:table-cell office:value-type="float" office:value="0.732819">
                <text:p>0.732819</text:p>
              </table:table-cell>
              <table:table-cell office:value-type="float" office:value="3.514651">
                <text:p>3.51465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753846">
                <text:p>1.753846</text:p>
              </table:table-cell>
              <table:table-cell office:value-type="float" office:value="0.281669">
                <text:p>0.281669</text:p>
              </table:table-cell>
              <table:table-cell office:value-type="float" office:value="4.027296">
                <text:p>4.0272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53846">
                <text:p>1.753846</text:p>
              </table:table-cell>
              <table:table-cell office:value-type="float" office:value="0.562429">
                <text:p>0.562429</text:p>
              </table:table-cell>
              <table:table-cell office:value-type="float" office:value="3.746579">
                <text:p>3.74657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53846">
                <text:p>1.753846</text:p>
              </table:table-cell>
              <table:table-cell office:value-type="float" office:value="1.128464">
                <text:p>1.128464</text:p>
              </table:table-cell>
              <table:table-cell office:value-type="float" office:value="3.174868">
                <text:p>3.17486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.297535">
                <text:p>1.297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788605">
                <text:p>0.788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786882">
                <text:p>0.786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621394">
                <text:p>0.62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6.419982">
                <text:p>6.41998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076923">
                <text:p>3.076923</text:p>
              </table:table-cell>
              <table:table-cell office:value-type="float" office:value="1.066496">
                <text:p>1.066496</text:p>
              </table:table-cell>
              <table:table-cell office:value-type="float" office:value="5.268219">
                <text:p>5.26821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076923">
                <text:p>3.076923</text:p>
              </table:table-cell>
              <table:table-cell office:value-type="float" office:value="4.307743">
                <text:p>4.307743</text:p>
              </table:table-cell>
              <table:table-cell office:value-type="float" office:value="1.765409">
                <text:p>1.76540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076923">
                <text:p>3.076923</text:p>
              </table:table-cell>
              <table:table-cell office:value-type="float" office:value="6.199522">
                <text:p>6.199522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076923">
                <text:p>3.076923</text:p>
              </table:table-cell>
              <table:table-cell office:value-type="float" office:value="5.358208">
                <text:p>5.358208</text:p>
              </table:table-cell>
              <table:table-cell office:value-type="float" office:value="0.723772">
                <text:p>0.72377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076923">
                <text:p>3.076923</text:p>
              </table:table-cell>
              <table:table-cell office:value-type="float" office:value="4.110572">
                <text:p>4.110572</text:p>
              </table:table-cell>
              <table:table-cell office:value-type="float" office:value="1.907507">
                <text:p>1.90750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076923">
                <text:p>3.076923</text:p>
              </table:table-cell>
              <table:table-cell office:value-type="float" office:value="3.440673">
                <text:p>3.440673</text:p>
              </table:table-cell>
              <table:table-cell office:value-type="float" office:value="2.484333">
                <text:p>2.48433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.076923">
                <text:p>3.076923</text:p>
              </table:table-cell>
              <table:table-cell office:value-type="float" office:value="3.830942">
                <text:p>3.830942</text:p>
              </table:table-cell>
              <table:table-cell office:value-type="float" office:value="1.91241">
                <text:p>1.912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.076923">
                <text:p>3.076923</text:p>
              </table:table-cell>
              <table:table-cell office:value-type="float" office:value="3.550068">
                <text:p>3.550068</text:p>
              </table:table-cell>
              <table:table-cell office:value-type="float" office:value="2.213215">
                <text:p>2.2132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076923">
                <text:p>3.076923</text:p>
              </table:table-cell>
              <table:table-cell office:value-type="float" office:value="3.931314">
                <text:p>3.931314</text:p>
              </table:table-cell>
              <table:table-cell office:value-type="float" office:value="1.680274">
                <text:p>1.68027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.076923">
                <text:p>3.076923</text:p>
              </table:table-cell>
              <table:table-cell office:value-type="float" office:value="4.235885">
                <text:p>4.235885</text:p>
              </table:table-cell>
              <table:table-cell office:value-type="float" office:value="0.959551">
                <text:p>0.95955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.076923">
                <text:p>3.076923</text:p>
              </table:table-cell>
              <table:table-cell office:value-type="float" office:value="3.667315">
                <text:p>3.667315</text:p>
              </table:table-cell>
              <table:table-cell office:value-type="float" office:value="1.356495">
                <text:p>1.35649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.076923">
                <text:p>3.076923</text:p>
              </table:table-cell>
              <table:table-cell office:value-type="float" office:value="3.325372">
                <text:p>3.325372</text:p>
              </table:table-cell>
              <table:table-cell office:value-type="float" office:value="1.773743">
                <text:p>1.77374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.076923">
                <text:p>3.076923</text:p>
              </table:table-cell>
              <table:table-cell office:value-type="float" office:value="3.406336">
                <text:p>3.406336</text:p>
              </table:table-cell>
              <table:table-cell office:value-type="float" office:value="1.930239">
                <text:p>1.93023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.076923">
                <text:p>3.076923</text:p>
              </table:table-cell>
              <table:table-cell office:value-type="float" office:value="3.241659">
                <text:p>3.241659</text:p>
              </table:table-cell>
              <table:table-cell office:value-type="float" office:value="2.331263">
                <text:p>2.33126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.076923">
                <text:p>3.076923</text:p>
              </table:table-cell>
              <table:table-cell office:value-type="float" office:value="3.717674">
                <text:p>3.717674</text:p>
              </table:table-cell>
              <table:table-cell office:value-type="float" office:value="1.830956">
                <text:p>1.83095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.076923">
                <text:p>3.076923</text:p>
              </table:table-cell>
              <table:table-cell office:value-type="float" office:value="3.944642">
                <text:p>3.944642</text:p>
              </table:table-cell>
              <table:table-cell office:value-type="float" office:value="1.578381">
                <text:p>1.57838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.076923">
                <text:p>3.076923</text:p>
              </table:table-cell>
              <table:table-cell office:value-type="float" office:value="3.942076">
                <text:p>3.942076</text:p>
              </table:table-cell>
              <table:table-cell office:value-type="float" office:value="1.592838">
                <text:p>1.59283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.076923">
                <text:p>3.076923</text:p>
              </table:table-cell>
              <table:table-cell office:value-type="float" office:value="3.666064">
                <text:p>3.666064</text:p>
              </table:table-cell>
              <table:table-cell office:value-type="float" office:value="1.884194">
                <text:p>1.8841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76923">
                <text:p>3.076923</text:p>
              </table:table-cell>
              <table:table-cell office:value-type="float" office:value="3.550999">
                <text:p>3.550999</text:p>
              </table:table-cell>
              <table:table-cell office:value-type="float" office:value="2.021511">
                <text:p>2.0215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.076923">
                <text:p>3.076923</text:p>
              </table:table-cell>
              <table:table-cell office:value-type="float" office:value="3.830742">
                <text:p>3.830742</text:p>
              </table:table-cell>
              <table:table-cell office:value-type="float" office:value="1.742741">
                <text:p>1.74274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.076923">
                <text:p>3.076923</text:p>
              </table:table-cell>
              <table:table-cell office:value-type="float" office:value="3.887317">
                <text:p>3.887317</text:p>
              </table:table-cell>
              <table:table-cell office:value-type="float" office:value="1.686121">
                <text:p>1.68612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3.7751">
                <text:p>3.7751</text:p>
              </table:table-cell>
              <table:table-cell office:value-type="float" office:value="1.770676">
                <text:p>1.77067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076923">
                <text:p>3.076923</text:p>
              </table:table-cell>
              <table:table-cell office:value-type="float" office:value="3.662515">
                <text:p>3.662515</text:p>
              </table:table-cell>
              <table:table-cell office:value-type="float" office:value="1.857272">
                <text:p>1.85727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.076923">
                <text:p>3.076923</text:p>
              </table:table-cell>
              <table:table-cell office:value-type="float" office:value="3.719562">
                <text:p>3.719562</text:p>
              </table:table-cell>
              <table:table-cell office:value-type="float" office:value="1.735404">
                <text:p>1.73540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.076923">
                <text:p>3.076923</text:p>
              </table:table-cell>
              <table:table-cell office:value-type="float" office:value="3.608689">
                <text:p>3.608689</text:p>
              </table:table-cell>
              <table:table-cell office:value-type="float" office:value="1.874296">
                <text:p>1.87429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.076923">
                <text:p>3.076923</text:p>
              </table:table-cell>
              <table:table-cell office:value-type="float" office:value="3.718383">
                <text:p>3.718383</text:p>
              </table:table-cell>
              <table:table-cell office:value-type="float" office:value="1.764833">
                <text:p>1.76483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.076923">
                <text:p>3.076923</text:p>
              </table:table-cell>
              <table:table-cell office:value-type="float" office:value="3.720423">
                <text:p>3.720423</text:p>
              </table:table-cell>
              <table:table-cell office:value-type="float" office:value="1.795877">
                <text:p>1.79587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.076923">
                <text:p>3.076923</text:p>
              </table:table-cell>
              <table:table-cell office:value-type="float" office:value="3.887122">
                <text:p>3.887122</text:p>
              </table:table-cell>
              <table:table-cell office:value-type="float" office:value="1.590953">
                <text:p>1.59095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076923">
                <text:p>3.076923</text:p>
              </table:table-cell>
              <table:table-cell office:value-type="float" office:value="3.720121">
                <text:p>3.720121</text:p>
              </table:table-cell>
              <table:table-cell office:value-type="float" office:value="1.774268">
                <text:p>1.77426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.076923">
                <text:p>3.076923</text:p>
              </table:table-cell>
              <table:table-cell office:value-type="float" office:value="3.601635">
                <text:p>3.601635</text:p>
              </table:table-cell>
              <table:table-cell office:value-type="float" office:value="1.910837">
                <text:p>1.91083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.076923">
                <text:p>3.076923</text:p>
              </table:table-cell>
              <table:table-cell office:value-type="float" office:value="3.608939">
                <text:p>3.608939</text:p>
              </table:table-cell>
              <table:table-cell office:value-type="float" office:value="1.919165">
                <text:p>1.91916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.076923">
                <text:p>3.076923</text:p>
              </table:table-cell>
              <table:table-cell office:value-type="float" office:value="3.719535">
                <text:p>3.719535</text:p>
              </table:table-cell>
              <table:table-cell office:value-type="float" office:value="1.803316">
                <text:p>1.80331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.076923">
                <text:p>3.076923</text:p>
              </table:table-cell>
              <table:table-cell office:value-type="float" office:value="3.662472">
                <text:p>3.662472</text:p>
              </table:table-cell>
              <table:table-cell office:value-type="float" office:value="1.877559">
                <text:p>1.87755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76923">
                <text:p>3.076923</text:p>
              </table:table-cell>
              <table:table-cell office:value-type="float" office:value="3.830833">
                <text:p>3.830833</text:p>
              </table:table-cell>
              <table:table-cell office:value-type="float" office:value="1.67575">
                <text:p>1.6757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.076923">
                <text:p>3.076923</text:p>
              </table:table-cell>
              <table:table-cell office:value-type="float" office:value="3.778153">
                <text:p>3.778153</text:p>
              </table:table-cell>
              <table:table-cell office:value-type="float" office:value="1.733358">
                <text:p>1.73335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.076923">
                <text:p>3.076923</text:p>
              </table:table-cell>
              <table:table-cell office:value-type="float" office:value="3.884012">
                <text:p>3.884012</text:p>
              </table:table-cell>
              <table:table-cell office:value-type="float" office:value="1.594879">
                <text:p>1.59487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.076923">
                <text:p>3.076923</text:p>
              </table:table-cell>
              <table:table-cell office:value-type="float" office:value="3.609706">
                <text:p>3.609706</text:p>
              </table:table-cell>
              <table:table-cell office:value-type="float" office:value="1.918386">
                <text:p>1.91838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.076923">
                <text:p>3.076923</text:p>
              </table:table-cell>
              <table:table-cell office:value-type="float" office:value="3.718223">
                <text:p>3.718223</text:p>
              </table:table-cell>
              <table:table-cell office:value-type="float" office:value="1.788077">
                <text:p>1.78807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76923">
                <text:p>3.076923</text:p>
              </table:table-cell>
              <table:table-cell office:value-type="float" office:value="3.831673">
                <text:p>3.831673</text:p>
              </table:table-cell>
              <table:table-cell office:value-type="float" office:value="1.663113">
                <text:p>1.66311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3.810597">
                <text:p>3.810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3.22574">
                <text:p>3.22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2.13817">
                <text:p>2.1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.295667">
                <text:p>1.295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225643">
                <text:p>0.225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right_back_wheel_stats.A2:right_back_wheel_stats.A155 right_back_wheel_stats.G1:right_back_wheel_stats.G155" chart:data-source-has-labels="both" svg:x="0.674cm" svg:y="0.062cm" svg:width="27.894cm" svg:height="3.008cm">
          <chartooo:coordinate-region svg:x="1.411cm" svg:y="0.186cm" svg:width="27.024cm" svg:height="1.883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G2:right_back_wheel_stats.G155" chart:label-cell-address="right_back_wheel_stats.G1:right_back_wheel_stats.G1" chart:class="chart:line">
            <chart:data-point chart:repeated="1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right_back_wheel_stats.G1:right_back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G2:right_back_wheel_stats.G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10663">
                <text:p>0.6106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22119">
                <text:p>0.5221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95895">
                <text:p>0.1958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0614">
                <text:p>0.3406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32983">
                <text:p>0.6329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93005">
                <text:p>0.5930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50921">
                <text:p>0.4509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3111">
                <text:p>0.4231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9298">
                <text:p>0.5092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00885">
                <text:p>0.6008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5609">
                <text:p>0.556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56707">
                <text:p>0.4567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63501">
                <text:p>0.4635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39406">
                <text:p>0.5394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49638">
                <text:p>0.5496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89491">
                <text:p>0.4894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46457">
                <text:p>0.4464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61401">
                <text:p>0.4614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8684">
                <text:p>0.486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23771">
                <text:p>0.52377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58317">
                <text:p>0.45831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85867">
                <text:p>0.3858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30768">
                <text:p>0.4307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93782">
                <text:p>0.49378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6602">
                <text:p>0.566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37856">
                <text:p>0.5378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8181">
                <text:p>0.481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52321">
                <text:p>0.45232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80325">
                <text:p>0.5803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91834">
                <text:p>0.5918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82703">
                <text:p>0.58270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71158">
                <text:p>0.47115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74535">
                <text:p>0.4745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88468">
                <text:p>0.4884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15824">
                <text:p>0.51582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97941">
                <text:p>0.49794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49821">
                <text:p>0.4498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52548">
                <text:p>0.45254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51105">
                <text:p>0.4511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77314">
                <text:p>0.47731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15882">
                <text:p>0.51588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81367">
                <text:p>0.4813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3695">
                <text:p>0.4369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912">
                <text:p>0.49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95231">
                <text:p>0.5952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25266">
                <text:p>0.62526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51437">
                <text:p>0.5514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29296">
                <text:p>0.42929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9854">
                <text:p>0.3985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20466">
                <text:p>0.52046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84077">
                <text:p>0.58407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25487">
                <text:p>0.5254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3134">
                <text:p>0.4313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97781">
                <text:p>0.39778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01998">
                <text:p>0.50199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19816">
                <text:p>0.5198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86754">
                <text:p>0.4867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47725">
                <text:p>0.44772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49385">
                <text:p>0.44938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15016">
                <text:p>0.5150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43611">
                <text:p>0.5436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14211">
                <text:p>0.51421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86895">
                <text:p>0.48689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70339">
                <text:p>0.47033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68895">
                <text:p>0.46889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60788">
                <text:p>0.56078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35155">
                <text:p>0.6351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94432">
                <text:p>0.59443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11497">
                <text:p>0.51149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82252">
                <text:p>0.98225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815171">
                <text:p>0.8151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307032">
                <text:p>0.30703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55926">
                <text:p>0.15592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327646">
                <text:p>0.32764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11323">
                <text:p>0.41132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328357">
                <text:p>0.32835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71993">
                <text:p>0.3719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94682">
                <text:p>0.29468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90129">
                <text:p>0.19012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47712">
                <text:p>0.24771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08241">
                <text:p>0.30824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30943">
                <text:p>0.33094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89118">
                <text:p>0.38911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316541">
                <text:p>0.31654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79901">
                <text:p>0.27990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81998">
                <text:p>0.28199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24264">
                <text:p>0.3242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44184">
                <text:p>0.34418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303744">
                <text:p>0.30374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9553">
                <text:p>0.2955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307796">
                <text:p>0.30779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320358">
                <text:p>0.32035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302679">
                <text:p>0.30267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322828">
                <text:p>0.32282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306948">
                <text:p>0.30694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11452">
                <text:p>0.31145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81724">
                <text:p>0.28172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08317">
                <text:p>0.30831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28129">
                <text:p>0.32812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329337">
                <text:p>0.32933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312531">
                <text:p>0.31253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323301">
                <text:p>0.32330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94026">
                <text:p>0.29402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302382">
                <text:p>0.30238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82294">
                <text:p>0.28229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329224">
                <text:p>0.32922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31032">
                <text:p>0.3103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92192">
                <text:p>0.29219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3cm" svg:height="3.132cm" xlink:href=".." xlink:type="simple" chart:class="chart:line" chart:style-name="ch1">
        <chart:legend chart:legend-position="end" svg:x="29.281cm" svg:y="1.04cm" style:legend-expansion="high" chart:style-name="ch2"/>
        <chart:plot-area chart:style-name="ch3" table:cell-range-address="right_back_wheel_stats.A2:right_back_wheel_stats.A155 right_back_wheel_stats.H1:right_back_wheel_stats.I155" chart:data-source-has-labels="both" svg:x="0.654cm" svg:y="0.062cm" svg:width="27.973cm" svg:height="3.008cm">
          <chartooo:coordinate-region svg:x="1.214cm" svg:y="0.25cm" svg:width="27.281cm" svg:height="2.632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H2:right_back_wheel_stats.H155" chart:label-cell-address="right_back_wheel_stats.H1:right_back_wheel_stats.H1" chart:class="chart:line">
            <chart:data-point chart:repeated="154"/>
          </chart:series>
          <chart:series chart:style-name="ch7" chart:values-cell-range-address="right_back_wheel_stats.I2:right_back_wheel_stats.I155" chart:label-cell-address="right_back_wheel_stats.I1:right_back_wheel_stats.I1" chart:class="chart:line">
            <chart:data-point chart:repeated="1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right_back_wheel_stats.H1:right_back_wheel_stats.H1</svg:desc>
                </draw:g>
              </table:table-cell>
              <table:table-cell office:value-type="string">
                <text:p>Ki*integral</text:p>
                <draw:g>
                  <svg:desc>right_back_wheel_stats.I1:right_back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H2:right_back_wheel_stats.H155</svg:desc>
                </draw:g>
              </table:table-cell>
              <table:table-cell office:value-type="float" office:value="0">
                <text:p>0</text:p>
                <draw:g>
                  <svg:desc>right_back_wheel_stats.I2:right_back_wheel_stats.I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.176127">
                <text:p>0.1761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45667">
                <text:p>1.245667</text:p>
              </table:table-cell>
              <table:table-cell office:value-type="float" office:value="0.299773">
                <text:p>0.2997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775825">
                <text:p>-0.775825</text:p>
              </table:table-cell>
              <table:table-cell office:value-type="float" office:value="0.221411">
                <text:p>0.2214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47074">
                <text:p>-0.047074</text:p>
              </table:table-cell>
              <table:table-cell office:value-type="float" office:value="0.216737">
                <text:p>0.2167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697532">
                <text:p>1.697532</text:p>
              </table:table-cell>
              <table:table-cell office:value-type="float" office:value="0.386518">
                <text:p>0.3865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7162">
                <text:p>1.47162</text:p>
              </table:table-cell>
              <table:table-cell office:value-type="float" office:value="0.533838">
                <text:p>0.5338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13818">
                <text:p>0.513818</text:p>
              </table:table-cell>
              <table:table-cell office:value-type="float" office:value="0.585287">
                <text:p>0.5852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1579">
                <text:p>0.231579</text:p>
              </table:table-cell>
              <table:table-cell office:value-type="float" office:value="0.608421">
                <text:p>0.6084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3834">
                <text:p>0.683834</text:p>
              </table:table-cell>
              <table:table-cell office:value-type="float" office:value="0.67681">
                <text:p>0.676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90539">
                <text:p>1.190539</text:p>
              </table:table-cell>
              <table:table-cell office:value-type="float" office:value="0.796111">
                <text:p>0.7961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02312">
                <text:p>1.02312</text:p>
              </table:table-cell>
              <table:table-cell office:value-type="float" office:value="0.722081">
                <text:p>0.7220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5584">
                <text:p>0.45584</text:p>
              </table:table-cell>
              <table:table-cell office:value-type="float" office:value="0.644111">
                <text:p>0.6441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44471">
                <text:p>0.344471</text:p>
              </table:table-cell>
              <table:table-cell office:value-type="float" office:value="0.756854">
                <text:p>0.7568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38566">
                <text:p>0.738566</text:p>
              </table:table-cell>
              <table:table-cell office:value-type="float" office:value="0.835507">
                <text:p>0.8355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10085">
                <text:p>0.910085</text:p>
              </table:table-cell>
              <table:table-cell office:value-type="float" office:value="0.756708">
                <text:p>0.7567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25926">
                <text:p>0.625926</text:p>
              </table:table-cell>
              <table:table-cell office:value-type="float" office:value="0.671868">
                <text:p>0.6718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45794">
                <text:p>0.345794</text:p>
              </table:table-cell>
              <table:table-cell office:value-type="float" office:value="0.654943">
                <text:p>0.6549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98619">
                <text:p>0.398619</text:p>
              </table:table-cell>
              <table:table-cell office:value-type="float" office:value="0.67181">
                <text:p>0.671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72839">
                <text:p>0.572839</text:p>
              </table:table-cell>
              <table:table-cell office:value-type="float" office:value="0.660836">
                <text:p>0.6608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51366">
                <text:p>0.851366</text:p>
              </table:table-cell>
              <table:table-cell office:value-type="float" office:value="0.626286">
                <text:p>0.6262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12838">
                <text:p>0.512838</text:p>
              </table:table-cell>
              <table:table-cell office:value-type="float" office:value="0.575458">
                <text:p>0.57545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63672">
                <text:p>0.063672</text:p>
              </table:table-cell>
              <table:table-cell office:value-type="float" office:value="0.536162">
                <text:p>0.5361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076">
                <text:p>0.3076</text:p>
              </table:table-cell>
              <table:table-cell office:value-type="float" office:value="0.532492">
                <text:p>0.5324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25972">
                <text:p>0.725972</text:p>
              </table:table-cell>
              <table:table-cell office:value-type="float" office:value="0.531077">
                <text:p>0.5310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190878">
                <text:p>1.190878</text:p>
              </table:table-cell>
              <table:table-cell office:value-type="float" office:value="0.559708">
                <text:p>0.55970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020567">
                <text:p>1.020567</text:p>
              </table:table-cell>
              <table:table-cell office:value-type="float" office:value="0.599204">
                <text:p>0.5992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28078">
                <text:p>0.628078</text:p>
              </table:table-cell>
              <table:table-cell office:value-type="float" office:value="0.627528">
                <text:p>0.6275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07055">
                <text:p>0.407055</text:p>
              </table:table-cell>
              <table:table-cell office:value-type="float" office:value="0.628179">
                <text:p>0.62817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137879">
                <text:p>1.137879</text:p>
              </table:table-cell>
              <table:table-cell office:value-type="float" office:value="0.684467">
                <text:p>0.6844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240622">
                <text:p>1.240622</text:p>
              </table:table-cell>
              <table:table-cell office:value-type="float" office:value="0.723935">
                <text:p>0.72393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136271">
                <text:p>1.136271</text:p>
              </table:table-cell>
              <table:table-cell office:value-type="float" office:value="0.786063">
                <text:p>0.78606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97358">
                <text:p>0.397358</text:p>
              </table:table-cell>
              <table:table-cell office:value-type="float" office:value="0.819442">
                <text:p>0.8194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47577">
                <text:p>0.347577</text:p>
              </table:table-cell>
              <table:table-cell office:value-type="float" office:value="0.823614">
                <text:p>0.8236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55049">
                <text:p>0.455049</text:p>
              </table:table-cell>
              <table:table-cell office:value-type="float" office:value="0.796459">
                <text:p>0.79645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82997">
                <text:p>0.682997</text:p>
              </table:table-cell>
              <table:table-cell office:value-type="float" office:value="0.745016">
                <text:p>0.7450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27179">
                <text:p>0.627179</text:p>
              </table:table-cell>
              <table:table-cell office:value-type="float" office:value="0.70596">
                <text:p>0.705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46354">
                <text:p>0.346354</text:p>
              </table:table-cell>
              <table:table-cell office:value-type="float" office:value="0.677663">
                <text:p>0.6776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3495">
                <text:p>0.343495</text:p>
              </table:table-cell>
              <table:table-cell office:value-type="float" office:value="0.671452">
                <text:p>0.67145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01194">
                <text:p>0.401194</text:p>
              </table:table-cell>
              <table:table-cell office:value-type="float" office:value="0.597735">
                <text:p>0.59773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26693">
                <text:p>0.626693</text:p>
              </table:table-cell>
              <table:table-cell office:value-type="float" office:value="0.536118">
                <text:p>0.53611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09293">
                <text:p>0.909293</text:p>
              </table:table-cell>
              <table:table-cell office:value-type="float" office:value="0.513726">
                <text:p>0.5137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91951">
                <text:p>0.691951</text:p>
              </table:table-cell>
              <table:table-cell office:value-type="float" office:value="0.543124">
                <text:p>0.5431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90148">
                <text:p>0.390148</text:p>
              </table:table-cell>
              <table:table-cell office:value-type="float" office:value="0.547211">
                <text:p>0.5472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81916">
                <text:p>0.681916</text:p>
              </table:table-cell>
              <table:table-cell office:value-type="float" office:value="0.570029">
                <text:p>0.57002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303485">
                <text:p>1.303485</text:p>
              </table:table-cell>
              <table:table-cell office:value-type="float" office:value="0.632951">
                <text:p>0.63295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471883">
                <text:p>1.471883</text:p>
              </table:table-cell>
              <table:table-cell office:value-type="float" office:value="0.716471">
                <text:p>0.71647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67537">
                <text:p>0.967537</text:p>
              </table:table-cell>
              <table:table-cell office:value-type="float" office:value="0.77905">
                <text:p>0.779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72796">
                <text:p>0.172796</text:p>
              </table:table-cell>
              <table:table-cell office:value-type="float" office:value="0.76174">
                <text:p>0.7617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051838">
                <text:p>-0.051838</text:p>
              </table:table-cell>
              <table:table-cell office:value-type="float" office:value="0.716539">
                <text:p>0.71653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86446">
                <text:p>0.686446</text:p>
              </table:table-cell>
              <table:table-cell office:value-type="float" office:value="0.722649">
                <text:p>0.72264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13199">
                <text:p>1.13199</text:p>
              </table:table-cell>
              <table:table-cell office:value-type="float" office:value="0.744779">
                <text:p>0.74477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95672">
                <text:p>0.795672</text:p>
              </table:table-cell>
              <table:table-cell office:value-type="float" office:value="0.755353">
                <text:p>0.75535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93096">
                <text:p>0.193096</text:p>
              </table:table-cell>
              <table:table-cell office:value-type="float" office:value="0.735678">
                <text:p>0.73567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009145">
                <text:p>-0.009145</text:p>
              </table:table-cell>
              <table:table-cell office:value-type="float" office:value="0.666538">
                <text:p>0.6665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82654">
                <text:p>0.682654</text:p>
              </table:table-cell>
              <table:table-cell office:value-type="float" office:value="0.603769">
                <text:p>0.60376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07848">
                <text:p>0.907848</text:p>
              </table:table-cell>
              <table:table-cell office:value-type="float" office:value="0.547965">
                <text:p>0.54796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42009">
                <text:p>0.742009</text:p>
              </table:table-cell>
              <table:table-cell office:value-type="float" office:value="0.525036">
                <text:p>0.5250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56361">
                <text:p>0.456361</text:p>
              </table:table-cell>
              <table:table-cell office:value-type="float" office:value="0.55359">
                <text:p>0.5535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99774">
                <text:p>0.399774</text:p>
              </table:table-cell>
              <table:table-cell office:value-type="float" office:value="0.598753">
                <text:p>0.59875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795948">
                <text:p>0.795948</text:p>
              </table:table-cell>
              <table:table-cell office:value-type="float" office:value="0.609801">
                <text:p>0.60980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021123">
                <text:p>1.021123</text:p>
              </table:table-cell>
              <table:table-cell office:value-type="float" office:value="0.598759">
                <text:p>0.59875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52459">
                <text:p>0.852459</text:p>
              </table:table-cell>
              <table:table-cell office:value-type="float" office:value="0.604162">
                <text:p>0.60416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26523">
                <text:p>0.626523</text:p>
              </table:table-cell>
              <table:table-cell office:value-type="float" office:value="0.647506">
                <text:p>0.64750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59601">
                <text:p>0.459601</text:p>
              </table:table-cell>
              <table:table-cell office:value-type="float" office:value="0.694392">
                <text:p>0.69439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56103">
                <text:p>0.456103</text:p>
              </table:table-cell>
              <table:table-cell office:value-type="float" office:value="0.671596">
                <text:p>0.6715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021027">
                <text:p>1.021027</text:p>
              </table:table-cell>
              <table:table-cell office:value-type="float" office:value="0.683559">
                <text:p>0.68355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472177">
                <text:p>1.472177</text:p>
              </table:table-cell>
              <table:table-cell office:value-type="float" office:value="0.755971">
                <text:p>0.75597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191417">
                <text:p>1.191417</text:p>
              </table:table-cell>
              <table:table-cell office:value-type="float" office:value="0.829398">
                <text:p>0.82939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25382">
                <text:p>0.625382</text:p>
              </table:table-cell>
              <table:table-cell office:value-type="float" office:value="0.852122">
                <text:p>0.85212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297535">
                <text:p>-1.297535</text:p>
              </table:table-cell>
              <table:table-cell office:value-type="float" office:value="0.642702">
                <text:p>0.64270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788605">
                <text:p>-0.788605</text:p>
              </table:table-cell>
              <table:table-cell office:value-type="float" office:value="0.461808">
                <text:p>0.46180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786882">
                <text:p>-0.786882</text:p>
              </table:table-cell>
              <table:table-cell office:value-type="float" office:value="0.297873">
                <text:p>0.29787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621394">
                <text:p>-0.621394</text:p>
              </table:table-cell>
              <table:table-cell office:value-type="float" office:value="0.173248">
                <text:p>0.17324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127275">
                <text:p>0.12727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081747">
                <text:p>0.0817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0.020852">
                <text:p>-0.02085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167464">
                <text:p>-0.1674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0.286577">
                <text:p>-0.2865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-0.041302">
                <text:p>-0.04130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.010428">
                <text:p>2.010428</text:p>
              </table:table-cell>
              <table:table-cell office:value-type="float" office:value="0.288174">
                <text:p>0.28817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1.23082">
                <text:p>-1.23082</text:p>
              </table:table-cell>
              <table:table-cell office:value-type="float" office:value="0.244174">
                <text:p>0.24417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3.122598">
                <text:p>-3.122598</text:p>
              </table:table-cell>
              <table:table-cell office:value-type="float" office:value="0.010191">
                <text:p>0.01019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2.281285">
                <text:p>-2.281285</text:p>
              </table:table-cell>
              <table:table-cell office:value-type="float" office:value="-0.155985">
                <text:p>-0.15598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1.033649">
                <text:p>-1.033649</text:p>
              </table:table-cell>
              <table:table-cell office:value-type="float" office:value="-0.259887">
                <text:p>-0.25988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36375">
                <text:p>-0.36375</text:p>
              </table:table-cell>
              <table:table-cell office:value-type="float" office:value="-0.29611">
                <text:p>-0.2961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754019">
                <text:p>-0.754019</text:p>
              </table:table-cell>
              <table:table-cell office:value-type="float" office:value="-0.371419">
                <text:p>-0.37141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473145">
                <text:p>-0.473145</text:p>
              </table:table-cell>
              <table:table-cell office:value-type="float" office:value="-0.418682">
                <text:p>-0.41868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85439">
                <text:p>-0.85439</text:p>
              </table:table-cell>
              <table:table-cell office:value-type="float" office:value="-0.504146">
                <text:p>-0.50414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.158962">
                <text:p>-1.158962</text:p>
              </table:table-cell>
              <table:table-cell office:value-type="float" office:value="-0.92794">
                <text:p>-0.9279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590392">
                <text:p>-0.590392</text:p>
              </table:table-cell>
              <table:table-cell office:value-type="float" office:value="-1.186845">
                <text:p>-1.18684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248449">
                <text:p>-0.248449</text:p>
              </table:table-cell>
              <table:table-cell office:value-type="float" office:value="-1.088904">
                <text:p>-1.08890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329413">
                <text:p>-0.329413</text:p>
              </table:table-cell>
              <table:table-cell office:value-type="float" office:value="-0.809211">
                <text:p>-0.8092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164736">
                <text:p>-0.164736</text:p>
              </table:table-cell>
              <table:table-cell office:value-type="float" office:value="-0.597457">
                <text:p>-0.59745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640751">
                <text:p>-0.640751</text:p>
              </table:table-cell>
              <table:table-cell office:value-type="float" office:value="-0.55757">
                <text:p>-0.5575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867719">
                <text:p>-0.867719</text:p>
              </table:table-cell>
              <table:table-cell office:value-type="float" office:value="-0.608129">
                <text:p>-0.60812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865153">
                <text:p>-0.865153</text:p>
              </table:table-cell>
              <table:table-cell office:value-type="float" office:value="-0.619189">
                <text:p>-0.61918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58914">
                <text:p>-0.58914</text:p>
              </table:table-cell>
              <table:table-cell office:value-type="float" office:value="-0.631079">
                <text:p>-0.631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474076">
                <text:p>-0.474076</text:p>
              </table:table-cell>
              <table:table-cell office:value-type="float" office:value="-0.592878">
                <text:p>-0.59287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753819">
                <text:p>-0.753819</text:p>
              </table:table-cell>
              <table:table-cell office:value-type="float" office:value="-0.552375">
                <text:p>-0.55237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810394">
                <text:p>-0.810394</text:p>
              </table:table-cell>
              <table:table-cell office:value-type="float" office:value="-0.574783">
                <text:p>-0.57478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698177">
                <text:p>-0.698177</text:p>
              </table:table-cell>
              <table:table-cell office:value-type="float" office:value="-0.619355">
                <text:p>-0.61935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585592">
                <text:p>-0.585592</text:p>
              </table:table-cell>
              <table:table-cell office:value-type="float" office:value="-0.645238">
                <text:p>-0.64523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642639">
                <text:p>-0.642639</text:p>
              </table:table-cell>
              <table:table-cell office:value-type="float" office:value="-0.693183">
                <text:p>-0.69318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531766">
                <text:p>-0.531766</text:p>
              </table:table-cell>
              <table:table-cell office:value-type="float" office:value="-0.682017">
                <text:p>-0.68201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64146">
                <text:p>-0.64146</text:p>
              </table:table-cell>
              <table:table-cell office:value-type="float" office:value="-0.659719">
                <text:p>-0.65971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643499">
                <text:p>-0.643499</text:p>
              </table:table-cell>
              <table:table-cell office:value-type="float" office:value="-0.637341">
                <text:p>-0.63734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810199">
                <text:p>-0.810199</text:p>
              </table:table-cell>
              <table:table-cell office:value-type="float" office:value="-0.659073">
                <text:p>-0.65907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643198">
                <text:p>-0.643198</text:p>
              </table:table-cell>
              <table:table-cell office:value-type="float" office:value="-0.676152">
                <text:p>-0.67615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524712">
                <text:p>-0.524712</text:p>
              </table:table-cell>
              <table:table-cell office:value-type="float" office:value="-0.653233">
                <text:p>-0.65323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532016">
                <text:p>-0.532016</text:p>
              </table:table-cell>
              <table:table-cell office:value-type="float" office:value="-0.625013">
                <text:p>-0.62501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642612">
                <text:p>-0.642612</text:p>
              </table:table-cell>
              <table:table-cell office:value-type="float" office:value="-0.619954">
                <text:p>-0.61995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585548">
                <text:p>-0.585548</text:p>
              </table:table-cell>
              <table:table-cell office:value-type="float" office:value="-0.619523">
                <text:p>-0.61952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75391">
                <text:p>-0.75391</text:p>
              </table:table-cell>
              <table:table-cell office:value-type="float" office:value="-0.630389">
                <text:p>-0.63038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70123">
                <text:p>-0.70123</text:p>
              </table:table-cell>
              <table:table-cell office:value-type="float" office:value="-0.647608">
                <text:p>-0.64760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807089">
                <text:p>-0.807089</text:p>
              </table:table-cell>
              <table:table-cell office:value-type="float" office:value="-0.66445">
                <text:p>-0.6644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532783">
                <text:p>-0.532783</text:p>
              </table:table-cell>
              <table:table-cell office:value-type="float" office:value="-0.653373">
                <text:p>-0.65337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6413">
                <text:p>-0.6413</text:p>
              </table:table-cell>
              <table:table-cell office:value-type="float" office:value="-0.636709">
                <text:p>-0.63670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75475">
                <text:p>-0.75475</text:p>
              </table:table-cell>
              <table:table-cell office:value-type="float" office:value="-0.647692">
                <text:p>-0.64769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3.810597">
                <text:p>-3.810597</text:p>
              </table:table-cell>
              <table:table-cell office:value-type="float" office:value="-0.976307">
                <text:p>-0.97630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3.22574">
                <text:p>-3.22574</text:p>
              </table:table-cell>
              <table:table-cell office:value-type="float" office:value="-1.24762">
                <text:p>-1.2476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2.13817">
                <text:p>-2.13817</text:p>
              </table:table-cell>
              <table:table-cell office:value-type="float" office:value="-1.397562">
                <text:p>-1.39756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1.295667">
                <text:p>-1.295667</text:p>
              </table:table-cell>
              <table:table-cell office:value-type="float" office:value="-1.468467">
                <text:p>-1.4684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225643">
                <text:p>-0.225643</text:p>
              </table:table-cell>
              <table:table-cell office:value-type="float" office:value="-1.415797">
                <text:p>-1.41579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-1.34573">
                <text:p>-1.3457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-1.264404">
                <text:p>-1.26440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-1.211488">
                <text:p>-1.21148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-1.147268">
                <text:p>-1.14726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-1.071943">
                <text:p>-1.07194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-0.690903">
                <text:p>-0.69090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-0.366313">
                <text:p>-0.36631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-0.151998">
                <text:p>-0.15199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-0.022549">
                <text:p>-0.02254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